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555in"/>
    </style:style>
    <style:style style:name="co3" style:family="table-column">
      <style:table-column-properties fo:break-before="auto" style:column-width="2.0209in"/>
    </style:style>
    <style:style style:name="co4" style:family="table-column">
      <style:table-column-properties fo:break-before="auto" style:column-width="1.3382in"/>
    </style:style>
    <style:style style:name="co5" style:family="table-column">
      <style:table-column-properties fo:break-before="auto" style:column-width="5.2547in"/>
    </style:style>
    <style:style style:name="co6" style:family="table-column">
      <style:table-column-properties fo:break-before="auto" style:column-width="1.8228in"/>
    </style:style>
    <style:style style:name="co7" style:family="table-column">
      <style:table-column-properties fo:break-before="auto" style:column-width="1.3925in"/>
    </style:style>
    <style:style style:name="co8" style:family="table-column">
      <style:table-column-properties fo:break-before="auto" style:column-width="1.3366in"/>
    </style:style>
    <style:style style:name="co9" style:family="table-column">
      <style:table-column-properties fo:break-before="auto" style:column-width="3.5173in"/>
    </style:style>
    <style:style style:name="co10" style:family="table-column">
      <style:table-column-properties fo:break-before="auto" style:column-width="2.3228in"/>
    </style:style>
    <style:style style:name="co11" style:family="table-column">
      <style:table-column-properties fo:break-before="auto" style:column-width="1.5335in"/>
    </style:style>
    <style:style style:name="co12" style:family="table-column">
      <style:table-column-properties fo:break-before="auto" style:column-width="1.1228in"/>
    </style:style>
    <style:style style:name="co13" style:family="table-column">
      <style:table-column-properties fo:break-before="auto" style:column-width="0.3508in"/>
    </style:style>
    <style:style style:name="co14" style:family="table-column">
      <style:table-column-properties fo:break-before="auto" style:column-width="1.5791in"/>
    </style:style>
    <style:style style:name="co15" style:family="table-column">
      <style:table-column-properties fo:break-before="auto" style:column-width="2.3146in"/>
    </style:style>
    <style:style style:name="co16" style:family="table-column">
      <style:table-column-properties fo:break-before="auto" style:column-width="1.2311in"/>
    </style:style>
    <style:style style:name="co17" style:family="table-column">
      <style:table-column-properties fo:break-before="auto" style:column-width="3.8937in"/>
    </style:style>
    <style:style style:name="co18" style:family="table-column">
      <style:table-column-properties fo:break-before="auto" style:column-width="1.5992in"/>
    </style:style>
    <style:style style:name="co19" style:family="table-column">
      <style:table-column-properties fo:break-before="auto" style:column-width="0.2335in"/>
    </style:style>
    <style:style style:name="co20" style:family="table-column">
      <style:table-column-properties fo:break-before="auto" style:column-width="1.4035in"/>
    </style:style>
    <style:style style:name="co21" style:family="table-column">
      <style:table-column-properties fo:break-before="auto" style:column-width="4.4783in"/>
    </style:style>
    <style:style style:name="co22" style:family="table-column">
      <style:table-column-properties fo:break-before="auto" style:column-width="1.8075in"/>
    </style:style>
    <style:style style:name="co23" style:family="table-column">
      <style:table-column-properties fo:break-before="auto" style:column-width="1.6043in"/>
    </style:style>
    <style:style style:name="co24" style:family="table-column">
      <style:table-column-properties fo:break-before="auto" style:column-width="2.1563in"/>
    </style:style>
    <style:style style:name="co25" style:family="table-column">
      <style:table-column-properties fo:break-before="auto" style:column-width="4.939in"/>
    </style:style>
    <style:style style:name="co26" style:family="table-column">
      <style:table-column-properties fo:break-before="auto" style:column-width="6.0992in"/>
    </style:style>
    <style:style style:name="co27" style:family="table-column">
      <style:table-column-properties fo:break-before="auto" style:column-width="2.1728in"/>
    </style:style>
    <style:style style:name="co28" style:family="table-column">
      <style:table-column-properties fo:break-before="auto" style:column-width="4.55in"/>
    </style:style>
    <style:style style:name="co29" style:family="table-column">
      <style:table-column-properties fo:break-before="auto" style:column-width="4.1783in"/>
    </style:style>
    <style:style style:name="co30" style:family="table-column">
      <style:table-column-properties fo:break-before="auto" style:column-width="4.9028in"/>
    </style:style>
    <style:style style:name="co31" style:family="table-column">
      <style:table-column-properties fo:break-before="auto" style:column-width="2.789in"/>
    </style:style>
    <style:style style:name="co32" style:family="table-column">
      <style:table-column-properties fo:break-before="auto" style:column-width="5.2134in"/>
    </style:style>
    <style:style style:name="co33" style:family="table-column">
      <style:table-column-properties fo:break-before="auto" style:column-width="2.1819in"/>
    </style:style>
    <style:style style:name="ro1" style:family="table-row">
      <style:table-row-properties style:row-height="0.178in" fo:break-before="auto" style:use-optimal-row-height="true"/>
    </style:style>
    <style:style style:name="ro2" style:family="table-row">
      <style:table-row-properties style:row-height="0.3201in" fo:break-before="auto" style:use-optimal-row-height="false"/>
    </style:style>
    <style:style style:name="ro3" style:family="table-row">
      <style:table-row-properties style:row-height="0.5299in" fo:break-before="auto" style:use-optimal-row-height="false"/>
    </style:style>
    <style:style style:name="ro4" style:family="table-row">
      <style:table-row-properties style:row-height="0.6508in" fo:break-before="auto" style:use-optimal-row-height="false"/>
    </style:style>
    <style:style style:name="ro5" style:family="table-row">
      <style:table-row-properties style:row-height="0.3161in" fo:break-before="auto" style:use-optimal-row-height="false"/>
    </style:style>
    <style:style style:name="ro6" style:family="table-row">
      <style:table-row-properties style:row-height="0.5472in" fo:break-before="auto" style:use-optimal-row-height="false"/>
    </style:style>
    <style:style style:name="ro7" style:family="table-row">
      <style:table-row-properties style:row-height="0.4256in" fo:break-before="auto" style:use-optimal-row-height="false"/>
    </style:style>
    <style:style style:name="ro8" style:family="table-row">
      <style:table-row-properties style:row-height="0.3953in" fo:break-before="auto" style:use-optimal-row-height="false"/>
    </style:style>
    <style:style style:name="ro9" style:family="table-row">
      <style:table-row-properties style:row-height="0.5165in" fo:break-before="auto" style:use-optimal-row-height="false"/>
    </style:style>
    <style:style style:name="ro10" style:family="table-row">
      <style:table-row-properties style:row-height="0.3339in" fo:break-before="auto" style:use-optimal-row-height="true"/>
    </style:style>
    <style:style style:name="ro11" style:family="table-row">
      <style:table-row-properties style:row-height="0.4346in" fo:break-before="auto" style:use-optimal-row-height="false"/>
    </style:style>
    <style:style style:name="ro12" style:family="table-row">
      <style:table-row-properties style:row-height="0.8028in" fo:break-before="auto" style:use-optimal-row-height="false"/>
    </style:style>
    <style:style style:name="ro13" style:family="table-row">
      <style:table-row-properties style:row-height="0.4264in" fo:break-before="auto" style:use-optimal-row-height="false"/>
    </style:style>
    <style:style style:name="ro14" style:family="table-row">
      <style:table-row-properties style:row-height="0.9283in" fo:break-before="auto" style:use-optimal-row-height="false"/>
    </style:style>
    <style:style style:name="ro15" style:family="table-row">
      <style:table-row-properties style:row-height="0.4846in" fo:break-before="auto" style:use-optimal-row-height="false"/>
    </style:style>
    <style:style style:name="ro16" style:family="table-row">
      <style:table-row-properties style:row-height="0.8445in" fo:break-before="auto" style:use-optimal-row-height="false"/>
    </style:style>
    <style:style style:name="ro17" style:family="table-row">
      <style:table-row-properties style:row-height="0.5602in" fo:break-before="auto" style:use-optimal-row-height="false"/>
    </style:style>
    <style:style style:name="ro18" style:family="table-row">
      <style:table-row-properties style:row-height="0.5937in" fo:break-before="auto" style:use-optimal-row-height="false"/>
    </style:style>
    <style:style style:name="ro19" style:family="table-row">
      <style:table-row-properties style:row-height="0.4598in" fo:break-before="auto" style:use-optimal-row-height="false"/>
    </style:style>
    <style:style style:name="ro20" style:family="table-row">
      <style:table-row-properties style:row-height="0.4764in" fo:break-before="auto" style:use-optimal-row-height="false"/>
    </style:style>
    <style:style style:name="ro21" style:family="table-row">
      <style:table-row-properties style:row-height="0.4181in" fo:break-before="auto" style:use-optimal-row-height="false"/>
    </style:style>
    <style:style style:name="ro22" style:family="table-row">
      <style:table-row-properties style:row-height="0.4681in" fo:break-before="auto" style:use-optimal-row-height="false"/>
    </style:style>
    <style:style style:name="ro23" style:family="table-row">
      <style:table-row-properties style:row-height="0.6945in" fo:break-before="auto" style:use-optimal-row-height="false"/>
    </style:style>
    <style:style style:name="ro24" style:family="table-row">
      <style:table-row-properties style:row-height="0.5272in" fo:break-before="auto" style:use-optimal-row-height="false"/>
    </style:style>
    <style:style style:name="ro25" style:family="table-row">
      <style:table-row-properties style:row-height="0.4929in" fo:break-before="auto" style:use-optimal-row-height="true"/>
    </style:style>
    <style:style style:name="ro26" style:family="table-row">
      <style:table-row-properties style:row-height="0.652in" fo:break-before="auto" style:use-optimal-row-height="true"/>
    </style:style>
    <style:style style:name="ro27" style:family="table-row">
      <style:table-row-properties style:row-height="0.4929in" fo:break-before="auto" style:use-optimal-row-height="false"/>
    </style:style>
    <style:style style:name="ro28" style:family="table-row">
      <style:table-row-properties style:row-height="0.4563in" fo:break-before="auto" style:use-optimal-row-height="false"/>
    </style:style>
    <style:style style:name="ro29" style:family="table-row">
      <style:table-row-properties style:row-height="0.7028in" fo:break-before="auto" style:use-optimal-row-height="false"/>
    </style:style>
    <style:style style:name="ro30" style:family="table-row">
      <style:table-row-properties style:row-height="0.6354in" fo:break-before="auto" style:use-optimal-row-height="false"/>
    </style:style>
    <style:style style:name="ro31" style:family="table-row">
      <style:table-row-properties style:row-height="1.0791in" fo:break-before="auto" style:use-optimal-row-height="false"/>
    </style:style>
    <style:style style:name="ro32" style:family="table-row">
      <style:table-row-properties style:row-height="1.0366in" fo:break-before="auto" style:use-optimal-row-height="false"/>
    </style:style>
    <style:style style:name="ro33" style:family="table-row">
      <style:table-row-properties style:row-height="1.3799in" fo:break-before="auto" style:use-optimal-row-height="false"/>
    </style:style>
    <style:style style:name="ro34" style:family="table-row">
      <style:table-row-properties style:row-height="2.1165in" fo:break-before="auto" style:use-optimal-row-height="false"/>
    </style:style>
    <style:style style:name="ro35" style:family="table-row">
      <style:table-row-properties style:row-height="0.761in" fo:break-before="auto" style:use-optimal-row-height="false"/>
    </style:style>
    <style:style style:name="ro36" style:family="table-row">
      <style:table-row-properties style:row-height="0.9201in" fo:break-before="auto" style:use-optimal-row-height="false"/>
    </style:style>
    <style:style style:name="ro37" style:family="table-row">
      <style:table-row-properties style:row-height="0.8701in" fo:break-before="auto" style:use-optimal-row-height="false"/>
    </style:style>
    <style:style style:name="ro38" style:family="table-row">
      <style:table-row-properties style:row-height="0.5437in" fo:break-before="auto" style:use-optimal-row-height="false"/>
    </style:style>
    <style:style style:name="ro39" style:family="table-row">
      <style:table-row-properties style:row-height="0.8866in" fo:break-before="auto" style:use-optimal-row-height="false"/>
    </style:style>
    <style:style style:name="ro40" style:family="table-row">
      <style:table-row-properties style:row-height="0.811in" fo:break-before="auto" style:use-optimal-row-height="true"/>
    </style:style>
    <style:style style:name="ro41" style:family="table-row">
      <style:table-row-properties style:row-height="0.6102in" fo:break-before="auto" style:use-optimal-row-height="false"/>
    </style:style>
    <style:style style:name="ro42" style:family="table-row">
      <style:table-row-properties style:row-height="0.5016in" fo:break-before="auto" style:use-optimal-row-height="false"/>
    </style:style>
    <style:style style:name="ro43" style:family="table-row">
      <style:table-row-properties style:row-height="0.5689in" fo:break-before="auto" style:use-optimal-row-height="false"/>
    </style:style>
    <style:style style:name="ro44" style:family="table-row">
      <style:table-row-properties style:row-height="0.5181in" fo:break-before="auto" style:use-optimal-row-height="false"/>
    </style:style>
    <style:style style:name="ro45" style:family="table-row">
      <style:table-row-properties style:row-height="1.0118in" fo:break-before="auto" style:use-optimal-row-height="false"/>
    </style:style>
    <style:style style:name="ro46" style:family="table-row">
      <style:table-row-properties style:row-height="1.3634in" fo:break-before="auto" style:use-optimal-row-height="false"/>
    </style:style>
    <style:style style:name="ro47" style:family="table-row">
      <style:table-row-properties style:row-height="0.8528in" fo:break-before="auto" style:use-optimal-row-height="false"/>
    </style:style>
    <style:style style:name="ro48" style:family="table-row">
      <style:table-row-properties style:row-height="0.7193in" fo:break-before="auto" style:use-optimal-row-height="false"/>
    </style:style>
    <style:style style:name="ro49" style:family="table-row">
      <style:table-row-properties style:row-height="0.3929in" fo:break-before="auto" style:use-optimal-row-height="false"/>
    </style:style>
    <style:style style:name="ro50" style:family="table-row">
      <style:table-row-properties style:row-height="0.5772in" fo:break-before="auto" style:use-optimal-row-height="false"/>
    </style:style>
    <style:style style:name="ro51" style:family="table-row">
      <style:table-row-properties style:row-height="0.6772in" fo:break-before="auto" style:use-optimal-row-height="false"/>
    </style:style>
    <style:style style:name="ro52" style:family="table-row">
      <style:table-row-properties style:row-height="0.7445in" fo:break-before="auto" style:use-optimal-row-height="false"/>
    </style:style>
    <style:style style:name="ro53" style:family="table-row">
      <style:table-row-properties style:row-height="0.6689in" fo:break-before="auto" style:use-optimal-row-height="false"/>
    </style:style>
    <style:style style:name="ro54" style:family="table-row">
      <style:table-row-properties style:row-height="1.0283in" fo:break-before="auto" style:use-optimal-row-height="false"/>
    </style:style>
    <style:style style:name="ro55" style:family="table-row">
      <style:table-row-properties style:row-height="0.7862in" fo:break-before="auto" style:use-optimal-row-height="false"/>
    </style:style>
    <style:style style:name="ro56" style:family="table-row">
      <style:table-row-properties style:row-height="1.1291in" fo:break-before="auto" style:use-optimal-row-height="false"/>
    </style:style>
    <style:style style:name="ro57" style:family="table-row">
      <style:table-row-properties style:row-height="1.2717in" fo:break-before="auto" style:use-optimal-row-height="false"/>
    </style:style>
    <style:style style:name="ro58" style:family="table-row">
      <style:table-row-properties style:row-height="0.552in" fo:break-before="auto" style:use-optimal-row-height="false"/>
    </style:style>
    <style:style style:name="ro59" style:family="table-row">
      <style:table-row-properties style:row-height="0.4429in" fo:break-before="auto" style:use-optimal-row-height="false"/>
    </style:style>
    <style:style style:name="ro60" style:family="table-row">
      <style:table-row-properties style:row-height="1.4472in" fo:break-before="auto" style:use-optimal-row-height="true"/>
    </style:style>
    <style:style style:name="ro61" style:family="table-row">
      <style:table-row-properties style:row-height="0.4516in" fo:break-before="auto" style:use-optimal-row-height="false"/>
    </style:style>
    <style:style style:name="ro62" style:family="table-row">
      <style:table-row-properties style:row-height="0.5854in" fo:break-before="auto" style:use-optimal-row-height="false"/>
    </style:style>
    <style:style style:name="ro63" style:family="table-row">
      <style:table-row-properties style:row-height="0.3681in" fo:break-before="auto" style:use-optimal-row-height="false"/>
    </style:style>
    <style:style style:name="ro64" style:family="table-row">
      <style:table-row-properties style:row-height="0.6437in" fo:break-before="auto" style:use-optimal-row-height="false"/>
    </style:style>
    <style:style style:name="ro65" style:family="table-row">
      <style:table-row-properties style:row-height="0.828in" fo:break-before="auto" style:use-optimal-row-height="false"/>
    </style:style>
    <style:style style:name="ro66" style:family="table-row">
      <style:table-row-properties style:row-height="0.728in" fo:break-before="auto" style:use-optimal-row-height="false"/>
    </style:style>
    <style:style style:name="ro67" style:family="table-row">
      <style:table-row-properties style:row-height="0.778in" fo:break-before="auto" style:use-optimal-row-height="false"/>
    </style:style>
    <style:style style:name="ro68" style:family="table-row">
      <style:table-row-properties style:row-height="0.5354in" fo:break-before="auto" style:use-optimal-row-height="false"/>
    </style:style>
    <style:style style:name="ro69" style:family="table-row">
      <style:table-row-properties style:row-height="0.4098in" fo:break-before="auto" style:use-optimal-row-height="false"/>
    </style:style>
    <style:style style:name="ro70" style:family="table-row">
      <style:table-row-properties style:row-height="0.6272in" fo:break-before="auto" style:use-optimal-row-height="false"/>
    </style:style>
    <style:style style:name="ro71" style:family="table-row">
      <style:table-row-properties style:row-height="0.7528in" fo:break-before="auto" style:use-optimal-row-height="false"/>
    </style:style>
    <style:style style:name="ro72" style:family="table-row">
      <style:table-row-properties style:row-height="0.9783in" fo:break-before="auto" style:use-optimal-row-height="false"/>
    </style:style>
    <style:style style:name="ro73" style:family="table-row">
      <style:table-row-properties style:row-height="0.7693in" fo:break-before="auto" style:use-optimal-row-height="false"/>
    </style:style>
    <style:style style:name="ro74" style:family="table-row">
      <style:table-row-properties style:row-height="0.8193in" fo:break-before="auto" style:use-optimal-row-height="false"/>
    </style:style>
    <style:style style:name="ro75" style:family="table-row">
      <style:table-row-properties style:row-height="0.5098in" fo:break-before="auto" style:use-optimal-row-height="false"/>
    </style:style>
    <style:style style:name="ro76" style:family="table-row">
      <style:table-row-properties style:row-height="1.7146in" fo:break-before="auto" style:use-optimal-row-height="false"/>
    </style:style>
    <style:style style:name="ro77" style:family="table-row">
      <style:table-row-properties style:row-height="2.0181in" fo:break-before="auto" style:use-optimal-row-height="false"/>
    </style:style>
    <style:style style:name="ro78" style:family="table-row">
      <style:table-row-properties style:row-height="2.7398in" fo:break-before="auto" style:use-optimal-row-height="false"/>
    </style:style>
    <style:style style:name="ro79" style:family="table-row">
      <style:table-row-properties style:row-height="1.3465in" fo:break-before="auto" style:use-optimal-row-height="false"/>
    </style:style>
    <style:style style:name="ro80" style:family="table-row">
      <style:table-row-properties style:row-height="0.861in" fo:break-before="auto" style:use-optimal-row-height="false"/>
    </style:style>
    <style:style style:name="ro81" style:family="table-row">
      <style:table-row-properties style:row-height="0.6854in" fo:break-before="auto" style:use-optimal-row-height="false"/>
    </style:style>
    <style:style style:name="ro82" style:family="table-row">
      <style:table-row-properties style:row-height="0.602in" fo:break-before="auto" style:use-optimal-row-height="false"/>
    </style:style>
    <style:style style:name="ro83" style:family="table-row">
      <style:table-row-properties style:row-height="1.6063in" fo:break-before="auto" style:use-optimal-row-height="true"/>
    </style:style>
    <style:style style:name="ro84" style:family="table-row">
      <style:table-row-properties style:row-height="2.5929in" fo:break-before="auto" style:use-optimal-row-height="true"/>
    </style:style>
    <style:style style:name="ro85" style:family="table-row">
      <style:table-row-properties style:row-height="1.4098in" fo:break-before="auto" style:use-optimal-row-height="false"/>
    </style:style>
    <style:style style:name="ro86" style:family="table-row">
      <style:table-row-properties style:row-height="1.9366in" fo:break-before="auto" style:use-optimal-row-height="false"/>
    </style:style>
    <style:style style:name="ro87" style:family="table-row">
      <style:table-row-properties style:row-height="3.0717in" fo:break-before="auto" style:use-optimal-row-height="false"/>
    </style:style>
    <style:style style:name="ro88" style:family="table-row">
      <style:table-row-properties style:row-height="0.652in" fo:break-before="auto" style:use-optimal-row-height="false"/>
    </style:style>
    <style:style style:name="ro89" style:family="table-row">
      <style:table-row-properties style:row-height="2.9362in" fo:break-before="auto" style:use-optimal-row-height="true"/>
    </style:style>
    <style:style style:name="ro90" style:family="table-row">
      <style:table-row-properties style:row-height="2.0055in" fo:break-before="auto" style:use-optimal-row-height="false"/>
    </style:style>
    <style:style style:name="ro91" style:family="table-row">
      <style:table-row-properties style:row-height="1.1228in" fo:break-before="auto" style:use-optimal-row-height="false"/>
    </style:style>
    <style:style style:name="ro92" style:family="table-row">
      <style:table-row-properties style:row-height="1.1291in" fo:break-before="auto" style:use-optimal-row-height="true"/>
    </style:style>
    <style:style style:name="ro93" style:family="table-row">
      <style:table-row-properties style:row-height="0.2839in" fo:break-before="auto" style:use-optimal-row-height="false"/>
    </style:style>
    <style:style style:name="ro94" style:family="table-row">
      <style:table-row-properties style:row-height="0.8362in" fo:break-before="auto" style:use-optimal-row-height="false"/>
    </style:style>
    <style:style style:name="ro95" style:family="table-row">
      <style:table-row-properties style:row-height="0.6602in" fo:break-before="auto" style:use-optimal-row-height="false"/>
    </style:style>
    <style:style style:name="ro96" style:family="table-row">
      <style:table-row-properties style:row-height="2.4346in" fo:break-before="auto" style:use-optimal-row-height="false"/>
    </style:style>
    <style:style style:name="ro97" style:family="table-row">
      <style:table-row-properties style:row-height="1.5472in" fo:break-before="auto" style:use-optimal-row-height="false"/>
    </style:style>
    <style:style style:name="ro98" style:family="table-row">
      <style:table-row-properties style:row-height="2.1083in" fo:break-before="auto" style:use-optimal-row-height="false"/>
    </style:style>
    <style:style style:name="ro99" style:family="table-row">
      <style:table-row-properties style:row-height="1.3063in" fo:break-before="auto" style:use-optimal-row-height="false"/>
    </style:style>
    <style:style style:name="ro100" style:family="table-row">
      <style:table-row-properties style:row-height="0.3173in" fo:break-before="auto" style:use-optimal-row-height="false"/>
    </style:style>
    <style:style style:name="ro101" style:family="table-row">
      <style:table-row-properties style:row-height="0.9701in" fo:break-before="auto" style:use-optimal-row-height="true"/>
    </style:style>
    <style:style style:name="ro102" style:family="table-row">
      <style:table-row-properties style:row-height="1.2882in" fo:break-before="auto" style:use-optimal-row-height="true"/>
    </style:style>
    <style:style style:name="ro103" style:family="table-row">
      <style:table-row-properties style:row-height="0.811in" fo:break-before="auto" style:use-optimal-row-height="false"/>
    </style:style>
    <style:style style:name="ro104" style:family="table-row">
      <style:table-row-properties style:row-height="1.0311in" fo:break-before="auto" style:use-optimal-row-height="false"/>
    </style:style>
    <style:style style:name="ro105" style:family="table-row">
      <style:table-row-properties style:row-height="1.1799in" fo:break-before="auto" style:use-optimal-row-height="false"/>
    </style:style>
    <style:style style:name="ro106" style:family="table-row">
      <style:table-row-properties style:row-height="0.4016in" fo:break-before="auto" style:use-optimal-row-height="false"/>
    </style:style>
    <style:style style:name="ro107" style:family="table-row">
      <style:table-row-properties style:row-height="0.9453in" fo:break-before="auto" style:use-optimal-row-height="false"/>
    </style:style>
    <style:style style:name="ro108" style:family="table-row">
      <style:table-row-properties style:row-height="0.848in" fo:break-before="auto" style:use-optimal-row-height="false"/>
    </style:style>
    <style:style style:name="ro109" style:family="table-row">
      <style:table-row-properties style:row-height="0.6646in" fo:break-before="auto" style:use-optimal-row-height="false"/>
    </style:style>
    <style:style style:name="ro110" style:family="table-row">
      <style:table-row-properties style:row-height="1.0626in" fo:break-before="auto" style:use-optimal-row-height="false"/>
    </style:style>
    <style:style style:name="ro111" style:family="table-row">
      <style:table-row-properties style:row-height="1.2374in" fo:break-before="auto" style:use-optimal-row-height="false"/>
    </style:style>
    <style:style style:name="ro112" style:family="table-row">
      <style:table-row-properties style:row-height="0.9701in" fo:break-before="auto" style:use-optimal-row-height="false"/>
    </style:style>
    <style:style style:name="ro113" style:family="table-row">
      <style:table-row-properties style:row-height="1.2445in" fo:break-before="auto" style:use-optimal-row-height="false"/>
    </style:style>
    <style:style style:name="ro114" style:family="table-row">
      <style:table-row-properties style:row-height="1.4953in" fo:break-before="auto" style:use-optimal-row-height="false"/>
    </style:style>
    <style:style style:name="ro115" style:family="table-row">
      <style:table-row-properties style:row-height="2.0917in" fo:break-before="auto" style:use-optimal-row-height="true"/>
    </style:style>
    <style:style style:name="ro116" style:family="table-row">
      <style:table-row-properties style:row-height="1.7654in" fo:break-before="auto" style:use-optimal-row-height="true"/>
    </style:style>
    <style:style style:name="ro117" style:family="table-row">
      <style:table-row-properties style:row-height="3.9992in" fo:break-before="auto" style:use-optimal-row-height="true"/>
    </style:style>
    <style:style style:name="ro118" style:family="table-row">
      <style:table-row-properties style:row-height="0.9016in" fo:break-before="auto" style:use-optimal-row-height="false"/>
    </style:style>
    <style:style style:name="ro119" style:family="table-row">
      <style:table-row-properties style:row-height="0.6319in" fo:break-before="auto" style:use-optimal-row-height="false"/>
    </style:style>
    <style:style style:name="ro120" style:family="table-row">
      <style:table-row-properties style:row-height="0.8992in" fo:break-before="auto" style:use-optimal-row-height="false"/>
    </style:style>
    <style:style style:name="ro121" style:family="table-row">
      <style:table-row-properties style:row-height="1.0138in" fo:break-before="auto" style:use-optimal-row-height="false"/>
    </style:style>
    <style:style style:name="ro122" style:family="table-row">
      <style:table-row-properties style:row-height="0.4457in" fo:break-before="auto" style:use-optimal-row-height="false"/>
    </style:style>
    <style:style style:name="ro123" style:family="table-row">
      <style:table-row-properties style:row-height="1.9866in" fo:break-before="auto" style:use-optimal-row-height="false"/>
    </style:style>
    <style:style style:name="ro124" style:family="table-row">
      <style:table-row-properties style:row-height="1.1244in" fo:break-before="auto" style:use-optimal-row-height="false"/>
    </style:style>
    <style:style style:name="ro125" style:family="table-row">
      <style:table-row-properties style:row-height="0.6409in" fo:break-before="auto" style:use-optimal-row-height="false"/>
    </style:style>
    <style:style style:name="ro126" style:family="table-row">
      <style:table-row-properties style:row-height="1.4429in" fo:break-before="auto" style:use-optimal-row-height="false"/>
    </style:style>
    <style:style style:name="ro127" style:family="table-row">
      <style:table-row-properties style:row-height="1.8508in" fo:break-before="auto" style:use-optimal-row-height="false"/>
    </style:style>
    <style:style style:name="ro128" style:family="table-row">
      <style:table-row-properties style:row-height="1.8193in" fo:break-before="auto" style:use-optimal-row-height="false"/>
    </style:style>
    <style:style style:name="ro129" style:family="table-row">
      <style:table-row-properties style:row-height="1.8091in" fo:break-before="auto" style:use-optimal-row-height="false"/>
    </style:style>
    <style:style style:name="ro130" style:family="table-row">
      <style:table-row-properties style:row-height="2.039in" fo:break-before="auto" style:use-optimal-row-height="false"/>
    </style:style>
    <style:style style:name="ro131" style:family="table-row">
      <style:table-row-properties style:row-height="2.3008in" fo:break-before="auto" style:use-optimal-row-height="false"/>
    </style:style>
    <style:style style:name="ro132" style:family="table-row">
      <style:table-row-properties style:row-height="0.7618in" fo:break-before="auto" style:use-optimal-row-height="false"/>
    </style:style>
    <style:style style:name="ro133" style:family="table-row">
      <style:table-row-properties style:row-height="1.3102in" fo:break-before="auto" style:use-optimal-row-height="false"/>
    </style:style>
    <style:style style:name="ro134" style:family="table-row">
      <style:table-row-properties style:row-height="1.8402in" fo:break-before="auto" style:use-optimal-row-height="false"/>
    </style:style>
    <style:style style:name="ro135" style:family="table-row">
      <style:table-row-properties style:row-height="0.5665in" fo:break-before="auto" style:use-optimal-row-height="false"/>
    </style:style>
    <style:style style:name="ro136" style:family="table-row">
      <style:table-row-properties style:row-height="3.522in" fo:break-before="auto" style:use-optimal-row-height="true"/>
    </style:style>
    <style:style style:name="ro137" style:family="table-row">
      <style:table-row-properties style:row-height="1.9244in" fo:break-before="auto" style:use-optimal-row-height="true"/>
    </style:style>
    <style:style style:name="ro138" style:family="table-row">
      <style:table-row-properties style:row-height="2.7272in" fo:break-before="auto" style:use-optimal-row-height="true"/>
    </style:style>
    <style:style style:name="ro139" style:family="table-row">
      <style:table-row-properties style:row-height="1.7571in" fo:break-before="auto" style:use-optimal-row-height="false"/>
    </style:style>
    <style:style style:name="ro140" style:family="table-row">
      <style:table-row-properties style:row-height="0.2083in" fo:break-before="auto" style:use-optimal-row-height="true"/>
    </style:style>
    <style:style style:name="ro141" style:family="table-row">
      <style:table-row-properties style:row-height="2.4634in" fo:break-before="auto" style:use-optimal-row-height="false"/>
    </style:style>
    <style:style style:name="ro142" style:family="table-row">
      <style:table-row-properties style:row-height="1.0965in" fo:break-before="auto" style:use-optimal-row-height="false"/>
    </style:style>
    <style:style style:name="ro143" style:family="table-row">
      <style:table-row-properties style:row-height="1.4126in" fo:break-before="auto" style:use-optimal-row-height="false"/>
    </style:style>
    <style:style style:name="ro144" style:family="table-row">
      <style:table-row-properties style:row-height="1.1189in" fo:break-before="auto" style:use-optimal-row-height="false"/>
    </style:style>
    <style:style style:name="ro145" style:family="table-row">
      <style:table-row-properties style:row-height="1.1083in" fo:break-before="auto" style:use-optimal-row-height="false"/>
    </style:style>
    <style:style style:name="ro146" style:family="table-row">
      <style:table-row-properties style:row-height="0.8457in" fo:break-before="auto" style:use-optimal-row-height="false"/>
    </style:style>
    <style:style style:name="ro147" style:family="table-row">
      <style:table-row-properties style:row-height="1.861in" fo:break-before="auto" style:use-optimal-row-height="false"/>
    </style:style>
    <style:style style:name="ro148" style:family="table-row">
      <style:table-row-properties style:row-height="2.0409in" fo:break-before="auto" style:use-optimal-row-height="true"/>
    </style:style>
    <style:style style:name="ro149" style:family="table-row">
      <style:table-row-properties style:row-height="0.6874in" fo:break-before="auto" style:use-optimal-row-height="false"/>
    </style:style>
    <style:style style:name="ro150" style:family="table-row">
      <style:table-row-properties style:row-height="0.9945in" fo:break-before="auto" style:use-optimal-row-height="false"/>
    </style:style>
    <style:style style:name="ro151" style:family="table-row">
      <style:table-row-properties style:row-height="1.9028in" fo:break-before="auto" style:use-optimal-row-height="false"/>
    </style:style>
    <style:style style:name="ro152" style:family="table-row">
      <style:table-row-properties style:row-height="0.2508in" fo:break-before="auto" style:use-optimal-row-height="false"/>
    </style:style>
    <style:style style:name="ro153" style:family="table-row">
      <style:table-row-properties style:row-height="0.9102in" fo:break-before="auto" style:use-optimal-row-height="false"/>
    </style:style>
    <style:style style:name="ro154" style:family="table-row">
      <style:table-row-properties style:row-height="0.5201in" fo:break-before="auto" style:use-optimal-row-height="false"/>
    </style:style>
    <style:style style:name="ro155" style:family="table-row">
      <style:table-row-properties style:row-height="1.2965in" fo:break-before="auto" style:use-optimal-row-height="false"/>
    </style:style>
    <style:style style:name="ro156" style:family="table-row">
      <style:table-row-properties style:row-height="1.5898in" fo:break-before="auto" style:use-optimal-row-height="false"/>
    </style:style>
    <style:style style:name="ro157" style:family="table-row">
      <style:table-row-properties style:row-height="1.0409in" fo:break-before="auto" style:use-optimal-row-height="false"/>
    </style:style>
    <style:style style:name="ro158" style:family="table-row">
      <style:table-row-properties style:row-height="0.3992in" fo:break-before="auto" style:use-optimal-row-height="false"/>
    </style:style>
    <style:style style:name="ro159" style:family="table-row">
      <style:table-row-properties style:row-height="0.9953in" fo:break-before="auto" style:use-optimal-row-height="true"/>
    </style:style>
    <style:style style:name="ro160" style:family="table-row">
      <style:table-row-properties style:row-height="0.8925in" fo:break-before="auto" style:use-optimal-row-height="false"/>
    </style:style>
    <style:style style:name="ro161" style:family="table-row">
      <style:table-row-properties style:row-height="0.3807in" fo:break-before="auto" style:use-optimal-row-height="false"/>
    </style:style>
    <style:style style:name="ro162" style:family="table-row">
      <style:table-row-properties style:row-height="2.4091in" fo:break-before="auto" style:use-optimal-row-height="true"/>
    </style:style>
    <style:style style:name="ro163" style:family="table-row">
      <style:table-row-properties style:row-height="0.4736in" fo:break-before="auto" style:use-optimal-row-height="false"/>
    </style:style>
    <style:style style:name="ro164" style:family="table-row">
      <style:table-row-properties style:row-height="1.3909in" fo:break-before="auto" style:use-optimal-row-height="false"/>
    </style:style>
    <style:style style:name="ro165" style:family="table-row">
      <style:table-row-properties style:row-height="0.4091in" fo:break-before="auto" style:use-optimal-row-height="false"/>
    </style:style>
    <style:style style:name="ro166" style:family="table-row">
      <style:table-row-properties style:row-height="0.9854in" fo:break-before="auto" style:use-optimal-row-height="false"/>
    </style:style>
    <style:style style:name="ro167" style:family="table-row">
      <style:table-row-properties style:row-height="0.5756in" fo:break-before="auto" style:use-optimal-row-height="false"/>
    </style:style>
    <style:style style:name="ro168" style:family="table-row">
      <style:table-row-properties style:row-height="0.4272in" fo:break-before="auto" style:use-optimal-row-height="false"/>
    </style:style>
    <style:style style:name="ro169" style:family="table-row">
      <style:table-row-properties style:row-height="0.7429in" fo:break-before="auto" style:use-optimal-row-height="false"/>
    </style:style>
    <style:style style:name="ro170" style:family="table-row">
      <style:table-row-properties style:row-height="0.6972in" fo:break-before="auto" style:use-optimal-row-height="false"/>
    </style:style>
    <style:style style:name="ro171" style:family="table-row">
      <style:table-row-properties style:row-height="1.1807in" fo:break-before="auto" style:use-optimal-row-height="false"/>
    </style:style>
    <style:style style:name="ro172" style:family="table-row">
      <style:table-row-properties style:row-height="0.7992in" fo:break-before="auto" style:use-optimal-row-height="false"/>
    </style:style>
    <style:style style:name="ro173" style:family="table-row">
      <style:table-row-properties style:row-height="0.8547in" fo:break-before="auto" style:use-optimal-row-height="false"/>
    </style:style>
    <style:style style:name="ta1" style:family="table" style:master-page-name="Default">
      <style:table-properties table:display="true" style:writing-mode="lr-tb" table:tab-color="#ffff38"/>
    </style:style>
    <style:style style:name="ta2" style:family="table" style:master-page-name="Default">
      <style:table-properties table:display="true" style:writing-mode="lr-tb" table:tab-color="#ff860d"/>
    </style:style>
    <style:style style:name="ce88" style:family="table-cell" style:parent-style-name="Default">
      <style:table-cell-properties fo:background-color="#cccccc" style:text-align-source="fix" style:repeat-content="false" fo:border="0.74pt solid #b2b2b2" style:vertical-align="middle"/>
      <style:paragraph-properties fo:text-align="start" fo:margin-left="0in"/>
      <style:text-properties fo:font-size="11pt" fo:font-weight="bold" style:font-size-asian="11pt" style:font-weight-asian="bold" style:font-size-complex="11pt" style:font-weight-complex="bold"/>
    </style:style>
    <style:style style:name="ce90" style:family="table-cell" style:parent-style-name="Default">
      <style:table-cell-properties style:text-align-source="fix" style:repeat-content="false" fo:border="0.74pt solid #b2b2b2" style:vertical-align="middle"/>
      <style:paragraph-properties fo:text-align="start" fo:margin-left="0in"/>
    </style:style>
    <style:style style:name="ce91" style:family="table-cell" style:parent-style-name="Default">
      <style:table-cell-properties style:text-align-source="fix" style:repeat-content="false" fo:wrap-option="wrap" fo:border="0.74pt solid #b2b2b2" style:vertical-align="middle"/>
      <style:paragraph-properties fo:text-align="start" fo:margin-left="0in"/>
    </style:style>
    <style:style style:name="ce92" style:family="table-cell" style:parent-style-name="Default">
      <style:text-properties style:font-name="Liberation Sans"/>
    </style:style>
    <style:style style:name="ce93"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ans" fo:font-size="11pt" fo:font-weight="bold" style:font-size-asian="11pt" style:font-weight-asian="bold" style:font-size-complex="11pt" style:font-weight-complex="bold"/>
    </style:style>
    <style:style style:name="ce94" style:family="table-cell" style:parent-style-name="Default">
      <style:table-cell-properties style:text-align-source="fix" style:repeat-content="false" fo:border="0.74pt solid #b2b2b2" style:vertical-align="middle"/>
      <style:paragraph-properties fo:text-align="start" fo:margin-left="0in"/>
      <style:text-properties style:font-name="Liberation Sans"/>
    </style:style>
    <style:style style:name="ce95"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style:text-align-source="fix" style:repeat-content="false" fo:border="0.74pt solid #ffffff" style:vertical-align="middle"/>
      <style:paragraph-properties fo:text-align="start" fo:margin-left="0in"/>
      <style:text-properties style:font-name="Liberation Sans"/>
    </style:style>
    <style:style style:name="ce97" style:family="table-cell" style:parent-style-name="Default">
      <style:table-cell-properties fo:border="0.74pt solid #b2b2b2" style:vertical-align="middle"/>
      <style:text-properties style:font-name="Liberation Sans"/>
    </style:style>
    <style:style style:name="ce98" style:family="table-cell" style:parent-style-name="Default">
      <style:table-cell-properties fo:border="0.74pt solid #b2b2b2"/>
      <style:text-properties style:font-name="Liberation Sans"/>
    </style:style>
    <style:style style:name="ce99"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ans"/>
    </style:style>
    <style:style style:name="ce100" style:family="table-cell" style:parent-style-name="Default">
      <style:table-cell-properties style:text-align-source="fix" style:repeat-content="false" fo:wrap-option="wrap" fo:border="0.74pt solid #ffffff" style:vertical-align="middle"/>
      <style:paragraph-properties fo:text-align="start" fo:margin-left="0in"/>
      <style:text-properties style:font-name="Liberation Sans"/>
    </style:style>
    <style:style style:name="ce10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style:text-align-source="value-type" style:repeat-content="false" fo:background-color="transparent" fo:wrap-option="wrap" fo:border="0.74pt solid #b2b2b2" style:direction="ltr" style:rotation-angle="0" style:rotation-align="none" style:shrink-to-fit="false" style:vertical-align="middle" loext:vertical-justify="auto"/>
      <style:paragraph-properties css3t:text-justify="auto" fo:margin-left="0.1035in" style:writing-mode="page"/>
      <style:text-properties fo:color="#2f2f2f" style:text-outline="false" style:text-line-through-style="none" style:text-line-through-type="none" style:font-name="Arial" fo:font-size="9.89999961853027pt" fo:font-style="normal" fo:text-shadow="none" style:text-underline-style="none" fo:font-weight="normal" style:font-size-asian="9.89999961853027pt" style:font-style-asian="normal" style:font-weight-asian="normal" style:font-name-complex="Arial" style:font-size-complex="9.89999961853027pt" style:font-style-complex="normal" style:font-weight-complex="normal"/>
    </style:style>
    <style:style style:name="ce103" style:family="table-cell" style:parent-style-name="Default">
      <style:table-cell-properties fo:border-bottom="0.74pt solid #000000" style:text-align-source="fix" style:repeat-content="false" fo:border-left="0.74pt solid #b2b2b2" fo:border-right="0.74pt solid #b2b2b2" fo:border-top="0.74pt solid #b2b2b2" style:vertical-align="middle"/>
      <style:paragraph-properties fo:text-align="start" fo:margin-left="0in"/>
      <style:text-properties style:font-name="Liberation Sans"/>
    </style:style>
    <style:style style:name="ce104" style:family="table-cell" style:parent-style-name="Default">
      <style:table-cell-properties fo:border-bottom="0.74pt solid #000000" style:text-align-source="fix" style:repeat-content="false" fo:wrap-option="wrap" fo:border-left="0.74pt solid #b2b2b2" fo:border-right="0.74pt solid #b2b2b2" fo:border-top="0.74pt solid #b2b2b2" style:vertical-align="middle"/>
      <style:paragraph-properties fo:text-align="start" fo:margin-left="0in"/>
      <style:text-properties style:font-name="Liberation Sans"/>
    </style:style>
    <style:style style:name="ce105" style:family="table-cell" style:parent-style-name="Default">
      <style:table-cell-properties style:text-align-source="fix" style:repeat-content="false" fo:border="0.74pt solid #b2b2b2" style:vertical-align="middle"/>
      <style:paragraph-properties fo:text-align="start" fo:margin-left="0in"/>
      <style:text-properties fo:color="#000000" style:font-name="Calibri" fo:font-size="11pt" style:font-size-asian="11pt" style:font-size-complex="11pt"/>
    </style:style>
    <style:style style:name="ce106" style:family="table-cell" style:parent-style-name="Default">
      <style:table-cell-properties fo:wrap-option="wrap"/>
    </style:style>
    <style:style style:name="ce107" style:family="table-cell" style:parent-style-name="Default">
      <style:table-cell-properties fo:wrap-option="wrap" fo:border="0.74pt solid #b2b2b2" style:vertical-align="middle"/>
    </style:style>
    <style:style style:name="ce108" style:family="table-cell" style:parent-style-name="Default">
      <style:table-cell-properties fo:wrap-option="wrap" fo:border="0.74pt solid #b2b2b2" style:vertical-align="middle"/>
      <style:text-properties style:font-name="Liberation Sans"/>
    </style:style>
    <style:style style:name="ce109" style:family="table-cell" style:parent-style-name="Default">
      <style:table-cell-properties fo:wrap-option="wrap" style:vertical-align="middle"/>
    </style:style>
    <style:style style:name="ce110" style:family="table-cell" style:parent-style-name="Default">
      <style:table-cell-properties fo:background-color="transparent" fo:wrap-option="wrap" fo:border="0.74pt solid #cccccc" style:rotation-align="none" style:vertical-align="middle"/>
      <style:text-properties style:font-name="Liberation Sans"/>
    </style:style>
    <style:style style:name="ce111"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style:text-align-source="fix" style:repeat-content="false" fo:border="none" style:vertical-align="middle"/>
      <style:paragraph-properties fo:text-align="start" fo:margin-left="0in"/>
      <style:text-properties style:font-name="Liberation Sans"/>
    </style:style>
    <style:style style:name="ce113"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Noto Sans Arabic"/>
    </style:style>
    <style:style style:name="ce114"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style>
    <style:style style:name="ce115" style:family="table-cell" style:parent-style-name="Default">
      <style:table-cell-properties fo:wrap-option="wrap" fo:border="0.74pt solid #cccccc" style:vertical-align="middle"/>
      <style:text-properties style:font-name="Liberation Sans" style:font-name-asian="DejaVu Sans" style:font-name-complex="Noto Sans Arabic"/>
    </style:style>
    <style:style style:name="ce116" style:family="table-cell" style:parent-style-name="Default">
      <style:table-cell-properties fo:wrap-option="wrap" fo:border="0.74pt solid #cccccc" style:vertical-align="middle"/>
      <style:text-properties style:font-name="Liberation Sans"/>
    </style:style>
    <style:style style:name="ce117" style:family="table-cell" style:parent-style-name="Default">
      <style:table-cell-properties fo:wrap-option="wrap" fo:border="0.74pt solid #cccccc"/>
      <style:text-properties style:font-name="Liberation Sans"/>
    </style:style>
    <style:style style:name="ce177" style:family="table-cell" style:parent-style-name="Default">
      <style:table-cell-properties fo:wrap-option="wrap" fo:border="0.74pt solid #cccccc" style:vertical-align="middle"/>
      <style:text-properties style:font-name="Liberation Sans" style:text-underline-style="none" style:font-name-asian="DejaVu Sans" style:font-name-complex="Noto Sans Arabic"/>
    </style:style>
    <style:style style:name="ce179" style:family="table-cell" style:parent-style-name="Default">
      <style:table-cell-properties fo:wrap-option="wrap" fo:border="0.74pt solid #cccccc"/>
      <style:text-properties style:font-name="Liberation Sans" style:font-name-asian="DejaVu Sans" style:font-name-complex="Noto Sans Arabic"/>
    </style:style>
    <style:style style:name="ce180" style:family="table-cell" style:parent-style-name="Default">
      <style:table-cell-properties fo:border="0.74pt solid #cccccc"/>
      <style:text-properties style:font-name="Liberation Sans"/>
    </style:style>
    <style:style style:name="ce181" style:family="table-cell" style:parent-style-name="Default">
      <style:table-cell-properties fo:border="none"/>
      <style:text-properties style:font-name="Liberation Sans"/>
    </style:style>
    <style:style style:name="ce182" style:family="table-cell" style:parent-style-name="Default">
      <style:table-cell-properties style:text-align-source="fix" style:repeat-content="false" fo:border="0.74pt solid #cccccc" style:vertical-align="middle"/>
      <style:paragraph-properties fo:text-align="start" fo:margin-left="0in"/>
      <style:text-properties style:font-name="Liberation Sans"/>
    </style:style>
    <style:style style:name="ce183" style:family="table-cell" style:parent-style-name="Default">
      <style:table-cell-properties style:text-align-source="fix" style:repeat-content="false" fo:wrap-option="wrap" fo:border="none" style:vertical-align="middle"/>
      <style:paragraph-properties fo:text-align="start" fo:margin-left="0in"/>
      <style:text-properties style:font-name="Liberation Sans"/>
    </style:style>
    <style:style style:name="ce184"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ackground-color="transparent" fo:border="0.74pt solid #cccccc" style:rotation-align="none" style:vertical-align="middle"/>
    </style:style>
    <style:style style:name="ce186" style:family="table-cell" style:parent-style-name="Default">
      <style:table-cell-properties fo:background-color="transparent" fo:border="0.74pt solid #cccccc" style:rotation-align="none"/>
    </style:style>
    <style:style style:name="ce187"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style:font-name-asian="DejaVu Sans" style:font-name-complex="Noto Sans Arabic"/>
    </style:style>
    <style:style style:name="ce188" style:family="table-cell" style:parent-style-name="Default">
      <style:table-cell-properties fo:wrap-option="wrap" fo:border="0.74pt solid #cccccc" style:vertical-align="middle"/>
      <style:text-properties style:font-name="Liberation Serif" style:font-name-asian="DejaVu Sans" style:font-name-complex="Noto Sans Arabic"/>
    </style:style>
    <style:style style:name="ce189"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erif" style:font-name-asian="DejaVu Sans" style:font-name-complex="Noto Sans Arabic"/>
    </style:style>
    <style:style style:name="ce190" style:family="table-cell" style:parent-style-name="Default">
      <style:table-cell-properties fo:wrap-option="wrap" style:vertical-align="middle"/>
      <style:text-properties style:font-name="Liberation Serif" style:font-name-asian="DejaVu Sans" style:font-name-complex="Noto Sans Arabic"/>
    </style:style>
    <style:style style:name="ce191"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able-cell-properties fo:border="0.74pt solid #cccccc" style:vertical-align="middle"/>
      <style:text-properties style:font-name="Liberation Sans"/>
    </style:style>
    <style:style style:name="ce193" style:family="table-cell" style:parent-style-name="Default">
      <style:table-cell-properties fo:wrap-option="wrap" fo:border="0.74pt solid #cccccc" style:vertical-align="middle"/>
      <style:text-properties style:font-name="Liberation Serif" style:text-underline-style="none" style:font-name-asian="DejaVu Sans" style:font-name-complex="Noto Sans Arabic"/>
    </style:style>
    <style:style style:name="ce194" style:family="table-cell" style:parent-style-name="Default">
      <style:table-cell-properties fo:border="0.74pt solid #cccccc" style:vertical-align="middle"/>
      <style:text-properties style:font-name="Liberation Serif" style:font-name-asian="DejaVu Sans" style:font-name-complex="Noto Sans Arabic"/>
    </style:style>
    <style:style style:name="ce195" style:family="table-cell" style:parent-style-name="Default">
      <style:table-cell-properties fo:wrap-option="wrap" fo:border="0.74pt solid #cccccc"/>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ackground-color="transparent" fo:wrap-option="wrap" fo:border="0.74pt solid #cccccc" style:rotation-align="none" style:vertical-align="middle"/>
    </style:style>
    <style:style style:name="ce166" style:family="table-cell" style:parent-style-name="Default">
      <style:table-cell-properties fo:border="0.74pt solid #cccccc"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order="0.74pt solid #cccccc"/>
      <style:text-properties style:font-name="Liberation Serif" style:font-name-asian="DejaVu Sans" style:font-name-complex="Noto Sans Arabic"/>
    </style:style>
    <style:style style:name="ce200" style:family="table-cell" style:parent-style-name="Default">
      <style:table-cell-properties style:vertical-align="middle"/>
    </style:style>
    <style:style style:name="ce170" style:family="table-cell" style:parent-style-name="Default">
      <style:table-cell-properties fo:border="0.74pt solid #cccccc" style:vertical-align="middle"/>
    </style:style>
    <style:style style:name="ce171" style:family="table-cell" style:parent-style-name="Default">
      <style:table-cell-properties fo:border="0.74pt solid #cccccc"/>
    </style:style>
    <style:style style:name="ce172"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weight="bold" style:font-name-asian="DejaVu Sans" style:font-weight-asian="bold" style:font-name-complex="Noto Sans Arabic" style:font-weight-complex="bold"/>
    </style:style>
    <style:style style:name="ce173" style:family="table-cell" style:parent-style-name="Default">
      <style:table-cell-properties style:text-align-source="fix" style:repeat-content="false" fo:background-color="transparent" fo:wrap-option="wrap" fo:border="0.74pt solid #cccccc" style:vertical-align="middle"/>
      <style:paragraph-properties fo:text-align="start" fo:margin-left="0in"/>
      <style:text-properties style:font-name="Liberation Serif" style:font-name-asian="DejaVu Sans" style:font-name-complex="Noto Sans Arabic"/>
    </style:style>
    <style:style style:name="ce205" style:family="table-cell" style:parent-style-name="Default">
      <style:table-cell-properties fo:wrap-option="wrap" fo:border="0.74pt solid #cccccc" style:vertical-align="middle"/>
    </style:style>
    <style:style style:name="ce175" style:family="table-cell" style:parent-style-name="Default">
      <style:table-cell-properties fo:wrap-option="wrap" fo:border="0.74pt solid #cccccc"/>
    </style:style>
    <style:style style:name="ce207" style:family="table-cell" style:parent-style-name="Default">
      <style:table-cell-properties fo:wrap-option="wrap" fo:border="0.74pt solid #cccccc"/>
      <style:text-properties style:font-name="Liberation Serif" style:font-name-asian="DejaVu Sans" style:font-name-complex="Noto Sans Arabic"/>
    </style:style>
    <style:style style:name="ce178"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DejaVu Sans"/>
    </style:style>
    <style:style style:name="ce209" style:family="table-cell" style:parent-style-name="Default">
      <style:table-cell-properties fo:background-color="transparent" fo:border="0.74pt solid #cccccc" style:vertical-align="middle"/>
    </style:style>
    <style:style style:name="ce210" style:family="table-cell" style:parent-style-name="Default">
      <style:table-cell-properties fo:background-color="transparent" fo:border="0.74pt solid #cccccc"/>
    </style:style>
    <style:style style:name="ce211" style:family="table-cell" style:parent-style-name="Default">
      <style:table-cell-properties fo:wrap-option="wrap" fo:border="0.74pt solid #cccccc" style:vertical-align="middle"/>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212" style:family="table-cell" style:parent-style-name="Default">
      <style:table-cell-properties fo:wrap-option="wrap" fo:border="0.74pt solid #cccccc" style:vertical-align="middl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213" style:family="table-cell" style:parent-style-name="Default">
      <style:table-cell-properties fo:background-color="#ffffff" style:rotation-align="none" style:vertical-align="middle">
        <loext:background-complex-color loext:theme-type="light1" loext:color-type="theme"/>
      </style:table-cell-properties>
    </style:style>
    <style:style style:name="ce214" style:family="table-cell" style:parent-style-name="Default">
      <style:text-properties style:font-name="Liberation Serif" fo:font-size="12pt" style:font-size-asian="12pt" style:font-size-complex="12pt"/>
    </style:style>
    <style:style style:name="ce215"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erif" fo:font-size="12pt" fo:font-weight="bold" style:font-size-asian="12pt" style:font-weight-asian="bold" style:font-size-complex="12pt" style:font-weight-complex="bold"/>
    </style:style>
    <style:style style:name="ce216" style:family="table-cell" style:parent-style-name="Default">
      <style:table-cell-properties fo:background-color="transparent" fo:border="0.74pt solid #cccccc" style:vertical-align="middle"/>
      <style:text-properties style:font-name="Liberation Serif" fo:font-size="12pt" style:font-size-asian="12pt" style:font-size-complex="12pt"/>
    </style:style>
    <style:style style:name="ce217" style:family="table-cell" style:parent-style-name="Default">
      <style:table-cell-properties fo:background-color="transparent" fo:border="0.74pt solid #cccccc" style:rotation-align="none" style:vertical-align="middle"/>
      <style:text-properties style:font-name="Liberation Serif" fo:font-size="12pt" style:font-size-asian="12pt" style:font-size-complex="12pt"/>
    </style:style>
    <style:style style:name="ce218" style:family="table-cell" style:parent-style-name="Default">
      <style:table-cell-properties fo:background-color="transparent" fo:wrap-option="wrap" fo:border="0.74pt solid #cccccc" style:vertical-align="middle"/>
      <style:text-properties style:font-name="Liberation Serif" fo:font-size="12pt" style:font-size-asian="12pt" style:font-size-complex="12pt"/>
    </style:style>
    <style:style style:name="ce219" style:family="table-cell" style:parent-style-name="Default">
      <style:table-cell-properties fo:background-color="transparent" fo:border="0.74pt solid #cccccc"/>
      <style:text-properties style:font-name="Liberation Serif" fo:font-size="12pt" style:font-size-asian="12pt" style:font-size-complex="12pt"/>
    </style:style>
    <style:style style:name="ce220" style:family="table-cell" style:parent-style-name="Default">
      <style:table-cell-properties style:text-align-source="value-type" style:repeat-content="false" fo:background-color="transparent" fo:wrap-option="no-wrap" fo:border="0.74pt solid #cccccc" style:direction="ltr" style:rotation-angle="0" style:rotation-align="none" style:shrink-to-fit="false" style:vertical-align="middle" loext:vertical-justify="auto"/>
      <style:paragraph-properties css3t:text-justify="auto" fo:margin-left="0in" style:writing-mode="page"/>
      <style:text-properties style:font-name="Liberation Serif" fo:font-size="12pt" style:font-size-asian="12pt" style:font-size-complex="12pt"/>
    </style:style>
    <style:style style:name="ce221" style:family="table-cell" style:parent-style-name="Default">
      <style:table-cell-properties fo:background-color="transparent" fo:border="0.74pt solid #cccccc" style:rotation-align="none" style:vertical-align="middle"/>
      <style:text-properties style:font-name="Liberation Serif" fo:font-size="12pt" style:font-name-asian="DejaVu Sans" style:font-size-asian="12pt" style:font-name-complex="Noto Sans Arabic" style:font-size-complex="12pt"/>
    </style:style>
    <style:style style:name="ce222"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23"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Noto Sans Arabic" style:font-size-complex="12pt"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name-asian="DejaVu Sans" style:font-size-asian="12pt" style:font-name-complex="Noto Sans Arabic" style:font-size-complex="12pt"/>
    </style:style>
    <style:style style:name="ce225" style:family="table-cell" style:parent-style-name="Default">
      <style:table-cell-properties fo:wrap-option="wrap" fo:border="0.74pt solid #cccccc" style:vertical-align="middle"/>
      <style:text-properties style:font-name="Liberation Serif" fo:font-size="10pt" style:font-name-asian="DejaVu Sans" style:font-size-asian="10pt" style:font-name-complex="Noto Sans Arabic" style:font-size-complex="10pt"/>
    </style:style>
    <style:style style:name="ce226" style:family="table-cell" style:parent-style-name="Default">
      <style:table-cell-properties fo:border="0.74pt solid #cccccc" style:vertical-align="middle"/>
      <style:text-properties style:font-name="Liberation Serif" fo:font-size="12pt" style:font-size-asian="12pt" style:font-size-complex="12pt"/>
    </style:style>
    <style:style style:name="ce227" style:family="table-cell" style:parent-style-name="Default">
      <style:table-cell-properties fo:wrap-option="wrap" fo:border="0.74pt solid #cccccc" style:vertical-align="middle"/>
      <style:text-properties style:font-name="Liberation Serif" fo:font-size="12pt" style:font-name-asian="DejaVu Sans" style:font-size-asian="12pt" style:font-name-complex="Noto Sans Arabic" style:font-size-complex="12pt"/>
    </style:style>
    <style:style style:name="ce228" style:family="table-cell" style:parent-style-name="Default">
      <style:table-cell-properties fo:border="0.74pt solid #cccccc"/>
      <style:text-properties style:font-name="Liberation Serif" fo:font-size="12pt" style:font-size-asian="12pt" style:font-size-complex="12pt"/>
    </style:style>
    <style:style style:name="ce229" style:family="table-cell" style:parent-style-name="Default">
      <style:table-cell-properties fo:border="0.74pt solid #cccccc" style:vertical-align="middle"/>
      <style:text-properties style:font-name="Liberation Serif" fo:font-size="10pt" style:font-name-asian="DejaVu Sans" style:font-size-asian="10pt" style:font-name-complex="Noto Sans Arabic" style:font-size-complex="10pt"/>
    </style:style>
    <style:style style:name="ce230" style:family="table-cell" style:parent-style-name="Default">
      <style:table-cell-properties fo:wrap-option="wrap" fo:border="0.74pt solid #cccccc" style:vertical-align="middle"/>
      <style:text-properties style:font-name="Liberation Serif" fo:font-size="12pt" style:text-underline-style="none" style:font-name-asian="DejaVu Sans" style:font-size-asian="12pt" style:font-name-complex="Noto Sans Arabic" style:font-size-complex="12pt"/>
    </style:style>
    <style:style style:name="ce231" style:family="table-cell" style:parent-style-name="Default">
      <style:table-cell-properties fo:wrap-option="wrap" fo:border="0.74pt solid #cccccc" style:vertical-align="middle"/>
      <style:text-properties style:font-name="Liberation Serif" fo:font-size="12pt" style:font-size-asian="12pt" style:font-size-complex="12pt"/>
    </style:style>
    <style:style style:name="ce232"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2pt" style:font-size-asian="12pt" style:font-size-complex="12pt"/>
    </style:style>
    <style:style style:name="ce233"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size-asian="12pt" style:font-size-complex="12pt"/>
    </style:style>
    <style:style style:name="ce234"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ce235" style:family="table-cell" style:parent-style-name="Default">
      <style:table-cell-properties fo:wrap-option="wrap" fo:border="0.74pt solid #cccccc"/>
      <style:text-properties style:font-name="Liberation Serif" fo:font-size="12pt" style:font-size-asian="12pt" style:font-size-complex="12pt"/>
    </style:style>
    <style:style style:name="ce236" style:family="table-cell" style:parent-style-name="Default">
      <style:table-cell-properties fo:border="0.74pt solid #cccccc" style:vertical-align="middle"/>
      <style:text-properties style:font-name="Liberation Serif" fo:font-size="12pt" style:font-name-asian="DejaVu Sans" style:font-size-asian="12pt" style:font-name-complex="Noto Sans Arabic" style:font-size-complex="12pt"/>
    </style:style>
    <style:style style:name="ce237" style:family="table-cell" style:parent-style-name="Default">
      <style:table-cell-properties fo:wrap-option="wrap" fo:border="0.74pt solid #cccccc"/>
      <style:text-properties style:font-name="Liberation Serif" fo:font-size="10pt" style:font-name-asian="DejaVu Sans" style:font-size-asian="10pt" style:font-name-complex="Noto Sans Arabic" style:font-size-complex="10pt"/>
    </style:style>
    <style:style style:name="ce238" style:family="table-cell" style:parent-style-name="Default">
      <style:table-cell-properties fo:border="0.74pt solid #cccccc"/>
      <style:text-properties style:font-name="Liberation Serif" fo:font-size="10pt" style:font-name-asian="DejaVu Sans" style:font-size-asian="10pt" style:font-name-complex="Noto Sans Arabic" style:font-size-complex="10pt"/>
    </style:style>
    <style:style style:name="ce239" style:family="table-cell" style:parent-style-name="Default">
      <style:table-cell-properties fo:wrap-option="wrap" style:vertical-align="middle"/>
      <style:text-properties style:font-name="Liberation Serif" fo:font-size="12pt" style:font-size-asian="12pt" style:font-size-complex="12pt"/>
    </style:style>
    <style:style style:name="ce240" style:family="table-cell" style:parent-style-name="Default">
      <style:table-cell-properties style:vertical-align="middle"/>
      <style:text-properties style:font-name="Liberation Serif" fo:font-size="12pt" style:font-size-asian="12pt" style:font-size-complex="12pt"/>
    </style:style>
    <style:style style:name="ce241"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T1" style:family="text">
      <style:text-properties fo:font-weight="bold" style:font-weight-asian="bold" style:font-weight-complex="bold"/>
    </style:style>
    <style:style style:name="T2" style:family="text">
      <style:text-properties fo:font-size="10pt" fo:font-weight="normal" style:font-size-asian="10pt" style:font-size-complex="10pt" style:font-weight-asian="normal" style:font-weight-complex="normal"/>
    </style:style>
    <style:style style:name="T3" style:family="text">
      <style:text-properties fo:font-weight="normal" style:font-weight-asian="normal" style:font-weight-complex="normal"/>
    </style:style>
    <style:style style:name="T4" style:family="text">
      <style:text-properties fo:color="#ff0000"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6" style:family="text">
      <style:text-properties fo:font-weight="bold" fo:font-style="italic" style:font-weight-asian="bold" style:font-weight-complex="bold" style:font-style-asian="italic" style:font-style-complex="italic"/>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2pt" fo:font-weight="bold" style:font-size-asian="12pt" style:font-size-complex="12pt" style:font-weight-asian="bold" style:font-weight-complex="bold"/>
    </style:style>
    <style:style style:name="T9" style:family="text">
      <style:text-properties fo:color="#ff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10" style:family="text">
      <style:text-properties style:text-underline-style="none" style:text-und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DejaVu Sans"/>
    </style:style>
    <style:style style:name="T14" style:family="text">
      <style:text-properties fo:font-size="10pt" style:font-size-asian="10pt" style:font-size-complex="10pt"/>
    </style:style>
    <style:style style:name="T15" style:family="text">
      <style:text-properties style:font-name="Liberation Serif1" style:font-name-asian="Liberation Serif1" style:font-name-complex="Liberation Serif1"/>
    </style:style>
    <style:style style:name="T16" style:family="text">
      <style:text-properties style:font-name="Liberation Serif1"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erif1" style:font-name-complex="Liberation Serif1"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beration Serif1"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erif1" style:font-name-complex="Liberation Serif1"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241020" table:style-name="ta1">
        <office:forms form:automatic-focus="false" form:apply-design-mode="false"/>
        <table:table-column table:style-name="co1" table:default-cell-style-name="Default"/>
        <table:table-column table:style-name="co2" table:default-cell-style-name="ce90"/>
        <table:table-column table:style-name="co3" table:default-cell-style-name="ce90"/>
        <table:table-column table:style-name="co4" table:default-cell-style-name="ce90"/>
        <table:table-column table:style-name="co5" table:default-cell-style-name="ce91"/>
        <table:table-column table:style-name="co6" table:default-cell-style-name="ce90"/>
        <table:table-column table:style-name="co7" table:default-cell-style-name="ce90"/>
        <table:table-column table:style-name="co8" table:default-cell-style-name="Default"/>
        <table:table-row table:style-name="ro1" table:number-rows-repeated="2">
          <table:table-cell/>
          <table:table-cell table:style-name="Default" table:number-columns-repeated="6"/>
          <table:table-cell/>
        </table:table-row>
        <table:table-row table:style-name="ro2">
          <table:table-cell/>
          <table:table-cell table:style-name="ce88" office:value-type="string" calcext:value-type="string">
            <text:p>Word</text:p>
          </table:table-cell>
          <table:table-cell table:style-name="ce88" office:value-type="string" calcext:value-type="string">
            <text:p>IPA</text:p>
          </table:table-cell>
          <table:table-cell table:style-name="ce88" office:value-type="string" calcext:value-type="string">
            <text:p>Parts of speech</text:p>
          </table:table-cell>
          <table:table-cell table:style-name="ce88" office:value-type="string" calcext:value-type="string">
            <text:p>English meaning</text:p>
          </table:table-cell>
          <table:table-cell table:style-name="ce88" office:value-type="string" calcext:value-type="string">
            <text:p>Vietnamese meaning</text:p>
          </table:table-cell>
          <table:table-cell table:style-name="ce88" office:value-type="string" calcext:value-type="string">
            <text:p>Original sentence</text:p>
          </table:table-cell>
          <table:table-cell table:style-name="ce88" office:value-type="string" calcext:value-type="string">
            <text:p>My Sentence</text:p>
          </table:table-cell>
        </table:table-row>
        <table:table-row table:style-name="ro3">
          <table:table-cell/>
          <table:table-cell office:value-type="string" calcext:value-type="string">
            <text:p>firm</text:p>
          </table:table-cell>
          <table:table-cell office:value-type="string" calcext:value-type="string">
            <text:p>/fɜːrm/ <text:s text:c="12"/></text:p>
          </table:table-cell>
          <table:table-cell office:value-type="string" calcext:value-type="string">
            <text:p>Noun</text:p>
          </table:table-cell>
          <table:table-cell office:value-type="string" calcext:value-type="string">
            <text:p>a business or company</text:p>
          </table:table-cell>
          <table:table-cell table:number-columns-repeated="3"/>
        </table:table-row>
        <table:table-row table:style-name="ro4">
          <table:table-cell/>
          <table:table-cell office:value-type="string" calcext:value-type="string">
            <text:p>salmon</text:p>
          </table:table-cell>
          <table:table-cell office:value-type="string" calcext:value-type="string">
            <text:p>/ˈsæmən/ <text:s text:c="11"/></text:p>
          </table:table-cell>
          <table:table-cell office:value-type="string" calcext:value-type="string">
            <text:p>Noun</text:p>
          </table:table-cell>
          <table:table-cell office:value-type="string" calcext:value-type="string">
            <text:p>a large fish that has silver skin and is pink inside and is used for food. Salmon live in the sea but swim up rivers to lay their eggs</text:p>
          </table:table-cell>
          <table:table-cell office:value-type="string" calcext:value-type="string">
            <text:p>cá hồi</text:p>
          </table:table-cell>
          <table:table-cell table:number-columns-repeated="2"/>
        </table:table-row>
        <table:table-row table:style-name="ro5">
          <table:table-cell/>
          <table:table-cell office:value-type="string" calcext:value-type="string">
            <text:p>representative</text:p>
          </table:table-cell>
          <table:table-cell office:value-type="string" calcext:value-type="string">
            <text:p>/ˌreprɪˈzentətɪv/ <text:s text:c="2"/></text:p>
          </table:table-cell>
          <table:table-cell office:value-type="string" calcext:value-type="string">
            <text:p>Noun</text:p>
          </table:table-cell>
          <table:table-cell office:value-type="string" calcext:value-type="string">
            <text:p>1. a person who has been chosen to speak or vote for somebody else or for a group of people, or to take the place of somebody else</text:p>
          </table:table-cell>
          <table:table-cell office:value-type="string" calcext:value-type="string">
            <text:p>1. người đại diện</text:p>
          </table:table-cell>
          <table:table-cell table:number-columns-repeated="2"/>
        </table:table-row>
        <table:table-row table:style-name="ro2">
          <table:table-cell/>
          <table:table-cell office:value-type="string" calcext:value-type="string">
            <text:p>Telstra</text:p>
          </table:table-cell>
          <table:table-cell table:number-columns-repeated="6"/>
        </table:table-row>
        <table:table-row table:style-name="ro2">
          <table:table-cell/>
          <table:table-cell office:value-type="string" calcext:value-type="string">
            <text:p>please</text:p>
          </table:table-cell>
          <table:table-cell office:value-type="string" calcext:value-type="string">
            <text:p>/pliːz/ <text:s text:c="12"/></text:p>
          </table:table-cell>
          <table:table-cell office:value-type="string" calcext:value-type="string">
            <text:p>exclamation</text:p>
          </table:table-cell>
          <table:table-cell office:value-type="string" calcext:value-type="string">
            <text:p>used as a polite way of asking for something or telling somebody to do something</text:p>
          </table:table-cell>
          <table:table-cell office:value-type="string" calcext:value-type="string">
            <text:p>làm ơn</text:p>
          </table:table-cell>
          <table:table-cell table:number-columns-repeated="2"/>
        </table:table-row>
        <table:table-row table:style-name="ro2">
          <table:table-cell/>
          <table:table-cell office:value-type="string" calcext:value-type="string">
            <text:p>Shipping rate</text:p>
          </table:table-cell>
          <table:table-cell office:value-type="string" calcext:value-type="string">
            <text:p>/ˈʃɪpɪŋ/ /reɪt/ <text:s text:c="4"/></text:p>
          </table:table-cell>
          <table:table-cell table:number-columns-repeated="2"/>
          <table:table-cell office:value-type="string" calcext:value-type="string">
            <text:p>giá vận chuyển</text:p>
          </table:table-cell>
          <table:table-cell table:number-columns-repeated="2"/>
        </table:table-row>
        <table:table-row table:style-name="ro2">
          <table:table-cell/>
          <table:table-cell office:value-type="string" calcext:value-type="string">
            <text:p>Package tracking</text:p>
          </table:table-cell>
          <table:table-cell office:value-type="string" calcext:value-type="string">
            <text:p>/ˈpækɪdʒ/ <text:s text:c="10"/></text:p>
          </table:table-cell>
          <table:table-cell table:number-columns-repeated="2"/>
          <table:table-cell office:value-type="string" calcext:value-type="string">
            <text:p>vận đơn</text:p>
          </table:table-cell>
          <table:table-cell table:number-columns-repeated="2"/>
        </table:table-row>
        <table:table-row table:style-name="ro2">
          <table:table-cell/>
          <table:table-cell office:value-type="string" calcext:value-type="string">
            <text:p>durable</text:p>
          </table:table-cell>
          <table:table-cell office:value-type="string" calcext:value-type="string">
            <text:p>/ˈdʊrəbl/ <text:s text:c="10"/></text:p>
          </table:table-cell>
          <table:table-cell office:value-type="string" calcext:value-type="string">
            <text:p>Adj</text:p>
          </table:table-cell>
          <table:table-cell office:value-type="string" calcext:value-type="string">
            <text:p>likely to last for a long time without breaking or getting weaker</text:p>
          </table:table-cell>
          <table:table-cell office:value-type="string" calcext:value-type="string">
            <text:p>bền, có tính chịu đựng</text:p>
          </table:table-cell>
          <table:table-cell table:number-columns-repeated="2"/>
        </table:table-row>
        <table:table-row table:style-name="ro2">
          <table:table-cell/>
          <table:table-cell office:value-type="string" calcext:value-type="string">
            <text:p>Variety (of)</text:p>
          </table:table-cell>
          <table:table-cell office:value-type="string" calcext:value-type="string">
            <text:p>/vəˈraɪəti/ <text:s text:c="8"/></text:p>
          </table:table-cell>
          <table:table-cell office:value-type="string" calcext:value-type="string">
            <text:p>Noun</text:p>
          </table:table-cell>
          <table:table-cell office:value-type="string" calcext:value-type="string">
            <text:p>1. variety (of something) several different sorts of the same thing</text:p>
          </table:table-cell>
          <table:table-cell office:value-type="string" calcext:value-type="string">
            <text:p>đa dạng</text:p>
          </table:table-cell>
          <table:table-cell table:number-columns-repeated="2"/>
        </table:table-row>
        <table:table-row table:style-name="ro6">
          <table:table-cell/>
          <table:table-cell office:value-type="string" calcext:value-type="string">
            <text:p>Switch on/ off</text:p>
          </table:table-cell>
          <table:table-cell office:value-type="string" calcext:value-type="string">
            <text:p>/swɪtʃ/ <text:s text:c="12"/></text:p>
          </table:table-cell>
          <table:table-cell office:value-type="string" calcext:value-type="string">
            <text:p>Verb</text:p>
          </table:table-cell>
          <table:table-cell office:value-type="string" calcext:value-type="string">
            <text:p>1. [intransitive, transitive] to change or make something change from one thing to another</text:p>
          </table:table-cell>
          <table:table-cell office:value-type="string" calcext:value-type="string">
            <text:p>1. chuyển đổi</text:p>
          </table:table-cell>
          <table:table-cell table:number-columns-repeated="2"/>
        </table:table-row>
        <table:table-row table:style-name="ro2">
          <table:table-cell/>
          <table:table-cell office:value-type="string" calcext:value-type="string">
            <text:p>career</text:p>
          </table:table-cell>
          <table:table-cell office:value-type="string" calcext:value-type="string">
            <text:p>/kəˈrɪr/ <text:s text:c="11"/></text:p>
          </table:table-cell>
          <table:table-cell office:value-type="string" calcext:value-type="string">
            <text:p>Noun</text:p>
          </table:table-cell>
          <table:table-cell office:value-type="string" calcext:value-type="string">
            <text:p>1. the series of jobs that a person has in a particular area of work, usually involving more responsibility as time passes</text:p>
          </table:table-cell>
          <table:table-cell office:value-type="string" calcext:value-type="string">
            <text:p>sự nghiệp</text:p>
          </table:table-cell>
          <table:table-cell table:number-columns-repeated="2"/>
        </table:table-row>
        <table:table-row table:style-name="ro2">
          <table:table-cell/>
          <table:table-cell office:value-type="string" calcext:value-type="string">
            <text:p>Resume (résumé)</text:p>
          </table:table-cell>
          <table:table-cell office:value-type="string" calcext:value-type="string">
            <text:p>/ˈrezəmeɪ/ <text:s text:c="9"/></text:p>
          </table:table-cell>
          <table:table-cell office:value-type="string" calcext:value-type="string">
            <text:p>Noun</text:p>
          </table:table-cell>
          <table:table-cell office:value-type="string" calcext:value-type="string">
            <text:p>1. résumé (of something) a short summary or account of something</text:p>
          </table:table-cell>
          <table:table-cell office:value-type="string" calcext:value-type="string">
            <text:p>1. bản tóm tắt</text:p>
          </table:table-cell>
          <table:table-cell table:number-columns-repeated="2"/>
        </table:table-row>
        <table:table-row table:style-name="ro2">
          <table:table-cell/>
          <table:table-cell office:value-type="string" calcext:value-type="string">
            <text:p>employee</text:p>
          </table:table-cell>
          <table:table-cell office:value-type="string" calcext:value-type="string">
            <text:p>/ɪmˈplɔɪiː/ <text:s text:c="8"/></text:p>
          </table:table-cell>
          <table:table-cell office:value-type="string" calcext:value-type="string">
            <text:p>Noun</text:p>
          </table:table-cell>
          <table:table-cell office:value-type="string" calcext:value-type="string">
            <text:p>a person who is paid to work for somebody</text:p>
          </table:table-cell>
          <table:table-cell office:value-type="string" calcext:value-type="string">
            <text:p>công nhân, nhân viên</text:p>
          </table:table-cell>
          <table:table-cell table:number-columns-repeated="2"/>
        </table:table-row>
        <table:table-row table:style-name="ro2">
          <table:table-cell/>
          <table:table-cell office:value-type="string" calcext:value-type="string">
            <text:p>employer</text:p>
          </table:table-cell>
          <table:table-cell office:value-type="string" calcext:value-type="string">
            <text:p>/ɪmˈplɔɪər/ <text:s text:c="8"/></text:p>
          </table:table-cell>
          <table:table-cell office:value-type="string" calcext:value-type="string">
            <text:p>Noun</text:p>
          </table:table-cell>
          <table:table-cell office:value-type="string" calcext:value-type="string">
            <text:p>a person or company that pays people to work for them</text:p>
          </table:table-cell>
          <table:table-cell office:value-type="string" calcext:value-type="string">
            <text:p>ông chủ</text:p>
          </table:table-cell>
          <table:table-cell table:number-columns-repeated="2"/>
        </table:table-row>
        <table:table-row table:style-name="ro2">
          <table:table-cell/>
          <table:table-cell office:value-type="string" calcext:value-type="string">
            <text:p>author</text:p>
          </table:table-cell>
          <table:table-cell office:value-type="string" calcext:value-type="string">
            <text:p>/ˈɔːθər/ <text:s text:c="11"/></text:p>
          </table:table-cell>
          <table:table-cell office:value-type="string" calcext:value-type="string">
            <text:p>Noun</text:p>
          </table:table-cell>
          <table:table-cell office:value-type="string" calcext:value-type="string">
            <text:p>1. a person who writes books or the person who wrote a particular book</text:p>
          </table:table-cell>
          <table:table-cell office:value-type="string" calcext:value-type="string">
            <text:p>1. tác giả</text:p>
          </table:table-cell>
          <table:table-cell table:number-columns-repeated="2"/>
        </table:table-row>
        <table:table-row table:style-name="ro2">
          <table:table-cell/>
          <table:table-cell office:value-type="string" calcext:value-type="string">
            <text:p>relieve</text:p>
          </table:table-cell>
          <table:table-cell office:value-type="string" calcext:value-type="string">
            <text:p>/rɪˈliːv/ <text:s text:c="10"/></text:p>
          </table:table-cell>
          <table:table-cell office:value-type="string" calcext:value-type="string">
            <text:p>Verb</text:p>
          </table:table-cell>
          <table:table-cell office:value-type="string" calcext:value-type="string">
            <text:p>1. elieve something to remove or reduce an unpleasant feeling or pain</text:p>
          </table:table-cell>
          <table:table-cell office:value-type="string" calcext:value-type="string">
            <text:p>1. giảm bớt</text:p>
          </table:table-cell>
          <table:table-cell table:number-columns-repeated="2"/>
        </table:table-row>
        <table:table-row table:style-name="ro2">
          <table:table-cell/>
          <table:table-cell office:value-type="string" calcext:value-type="string">
            <text:p>theater</text:p>
          </table:table-cell>
          <table:table-cell office:value-type="string" calcext:value-type="string">
            <text:p>/ˈθiːətər/ <text:s text:c="9"/></text:p>
          </table:table-cell>
          <table:table-cell office:value-type="string" calcext:value-type="string">
            <text:p>Noun</text:p>
          </table:table-cell>
          <table:table-cell office:value-type="string" calcext:value-type="string">
            <text:p>1. [countable] a building in which films are shown</text:p>
          </table:table-cell>
          <table:table-cell office:value-type="string" calcext:value-type="string">
            <text:p>1. rạp chiếu phim</text:p>
          </table:table-cell>
          <table:table-cell table:number-columns-repeated="2"/>
        </table:table-row>
        <table:table-row table:style-name="ro2">
          <table:table-cell/>
          <table:table-cell office:value-type="string" calcext:value-type="string">
            <text:p>Madison</text:p>
          </table:table-cell>
          <table:table-cell table:number-columns-repeated="6"/>
        </table:table-row>
        <table:table-row table:style-name="ro2">
          <table:table-cell/>
          <table:table-cell office:value-type="string" calcext:value-type="string">
            <text:p>Bristol</text:p>
          </table:table-cell>
          <table:table-cell table:number-columns-repeated="6"/>
        </table:table-row>
        <table:table-row table:style-name="ro2">
          <table:table-cell/>
          <table:table-cell office:value-type="string" calcext:value-type="string">
            <text:p>(in) advance (of something)</text:p>
          </table:table-cell>
          <table:table-cell office:value-type="string" calcext:value-type="string">
            <text:p>/ədˈvɑːns/ /ədˈvæns/</text:p>
          </table:table-cell>
          <table:table-cell office:value-type="string" calcext:value-type="string">
            <text:p>Noun</text:p>
          </table:table-cell>
          <table:table-cell office:value-type="string" calcext:value-type="string">
            <text:p>before the time that is expected; before something happens</text:p>
          </table:table-cell>
          <table:table-cell office:value-type="string" calcext:value-type="string">
            <text:p>đặt trước</text:p>
          </table:table-cell>
          <table:table-cell table:number-columns-repeated="2"/>
        </table:table-row>
        <table:table-row table:style-name="ro2">
          <table:table-cell/>
          <table:table-cell office:value-type="string" calcext:value-type="string">
            <text:p>tonight</text:p>
          </table:table-cell>
          <table:table-cell office:value-type="string" calcext:value-type="string">
            <text:p>/təˈnaɪt/ <text:s text:c="10"/></text:p>
          </table:table-cell>
          <table:table-cell office:value-type="string" calcext:value-type="string">
            <text:p>Adverb</text:p>
          </table:table-cell>
          <table:table-cell office:value-type="string" calcext:value-type="string">
            <text:p>on or during the evening or night of today</text:p>
          </table:table-cell>
          <table:table-cell office:value-type="string" calcext:value-type="string">
            <text:p>tối nay, đêm nay</text:p>
          </table:table-cell>
          <table:table-cell table:number-columns-repeated="2"/>
        </table:table-row>
        <table:table-row table:style-name="ro2">
          <table:table-cell/>
          <table:table-cell office:value-type="string" calcext:value-type="string">
            <text:p>Tune into = stay tune</text:p>
          </table:table-cell>
          <table:table-cell table:number-columns-repeated="3"/>
          <table:table-cell office:value-type="string" calcext:value-type="string">
            <text:p>ngồi yên đó</text:p>
          </table:table-cell>
          <table:table-cell table:number-columns-repeated="2"/>
        </table:table-row>
        <table:table-row table:style-name="ro2">
          <table:table-cell/>
          <table:table-cell office:value-type="string" calcext:value-type="string">
            <text:p>broadcast</text:p>
          </table:table-cell>
          <table:table-cell office:value-type="string" calcext:value-type="string">
            <text:p>/ˈbrɔːdkɑːst/ <text:s/>/ˈbrɔːdkæst/</text:p>
          </table:table-cell>
          <table:table-cell office:value-type="string" calcext:value-type="string">
            <text:p>Adverb</text:p>
          </table:table-cell>
          <table:table-cell office:value-type="string" calcext:value-type="string">
            <text:p>1. [transitive, intransitive] broadcast (something) to send out programmes on television or radio</text:p>
          </table:table-cell>
          <table:table-cell office:value-type="string" calcext:value-type="string">
            <text:p>1. truyền hình, radio</text:p>
          </table:table-cell>
          <table:table-cell table:number-columns-repeated="2"/>
        </table:table-row>
        <table:table-row table:style-name="ro2">
          <table:table-cell/>
          <table:table-cell office:value-type="string" calcext:value-type="string">
            <text:p>event</text:p>
          </table:table-cell>
          <table:table-cell office:value-type="string" calcext:value-type="string">
            <text:p>/ɪˈvent/ <text:s text:c="11"/></text:p>
          </table:table-cell>
          <table:table-cell office:value-type="string" calcext:value-type="string">
            <text:p>Noun</text:p>
          </table:table-cell>
          <table:table-cell office:value-type="string" calcext:value-type="string">
            <text:p>1. a thing that happens, especially something important</text:p>
          </table:table-cell>
          <table:table-cell office:value-type="string" calcext:value-type="string">
            <text:p>1. sự kiện</text:p>
          </table:table-cell>
          <table:table-cell table:number-columns-repeated="2"/>
        </table:table-row>
        <table:table-row table:style-name="ro2">
          <table:table-cell/>
          <table:table-cell office:value-type="string" calcext:value-type="string">
            <text:p>dessert</text:p>
          </table:table-cell>
          <table:table-cell office:value-type="string" calcext:value-type="string">
            <text:p>/dɪˈzɜːt/ <text:s text:c="10"/></text:p>
          </table:table-cell>
          <table:table-cell office:value-type="string" calcext:value-type="string">
            <text:p>Noun</text:p>
          </table:table-cell>
          <table:table-cell office:value-type="string" calcext:value-type="string">
            <text:p>sweet food eaten at the end of a meal</text:p>
          </table:table-cell>
          <table:table-cell office:value-type="string" calcext:value-type="string">
            <text:p>đồ tráng miệng</text:p>
          </table:table-cell>
          <table:table-cell table:number-columns-repeated="2"/>
        </table:table-row>
        <table:table-row table:style-name="ro2">
          <table:table-cell/>
          <table:table-cell office:value-type="string" calcext:value-type="string">
            <text:p>brew</text:p>
          </table:table-cell>
          <table:table-cell office:value-type="string" calcext:value-type="string">
            <text:p>/bruː/ <text:s text:c="13"/></text:p>
          </table:table-cell>
          <table:table-cell office:value-type="string" calcext:value-type="string">
            <text:p>Verb</text:p>
          </table:table-cell>
          <table:table-cell office:value-type="string" calcext:value-type="string">
            <text:p>1. [transitive, intransitive] brew something to make beer</text:p>
          </table:table-cell>
          <table:table-cell office:value-type="string" calcext:value-type="string">
            <text:p>1. chế (rượu, bia)</text:p>
          </table:table-cell>
          <table:table-cell table:number-columns-repeated="2"/>
        </table:table-row>
        <table:table-row table:style-name="ro7">
          <table:table-cell/>
          <table:table-cell office:value-type="string" calcext:value-type="string">
            <text:p>exclusive</text:p>
          </table:table-cell>
          <table:table-cell office:value-type="string" calcext:value-type="string">
            <text:p>/ɪkˈskluːsɪv/ <text:s text:c="6"/></text:p>
          </table:table-cell>
          <table:table-cell office:value-type="string" calcext:value-type="string">
            <text:p>Adjective</text:p>
          </table:table-cell>
          <table:table-cell office:value-type="string" calcext:value-type="string">
            <text:p>1. only to be used by one particular person or group; only given to one particular person or group</text:p>
          </table:table-cell>
          <table:table-cell office:value-type="string" calcext:value-type="string">
            <text:p>1. riêng biệt, rành riêng</text:p>
          </table:table-cell>
          <table:table-cell table:number-columns-repeated="2"/>
        </table:table-row>
        <table:table-row table:style-name="ro2">
          <table:table-cell/>
          <table:table-cell office:value-type="string" calcext:value-type="string">
            <text:p>metropolitan</text:p>
          </table:table-cell>
          <table:table-cell office:value-type="string" calcext:value-type="string">
            <text:p>/ˌmetrəˈpɑːlɪtən/ <text:s text:c="2"/></text:p>
          </table:table-cell>
          <table:table-cell office:value-type="string" calcext:value-type="string">
            <text:p>Adjective</text:p>
          </table:table-cell>
          <table:table-cell office:value-type="string" calcext:value-type="string">
            <text:p>1. (also North American English, informal metro) connected with a major city</text:p>
          </table:table-cell>
          <table:table-cell office:value-type="string" calcext:value-type="string">
            <text:p>1. kết nối với thành phố</text:p>
          </table:table-cell>
          <table:table-cell table:number-columns-repeated="2"/>
        </table:table-row>
        <table:table-row table:style-name="ro2">
          <table:table-cell/>
          <table:table-cell office:value-type="string" calcext:value-type="string">
            <text:p>the Metropolitan Museum of Art</text:p>
          </table:table-cell>
          <table:table-cell table:number-columns-repeated="6"/>
        </table:table-row>
        <table:table-row table:style-name="ro8">
          <table:table-cell/>
          <table:table-cell office:value-type="string" calcext:value-type="string">
            <text:p>cafeteria</text:p>
          </table:table-cell>
          <table:table-cell office:value-type="string" calcext:value-type="string">
            <text:p>/ˌkæfəˈtɪəriə/ <text:s text:c="5"/></text:p>
          </table:table-cell>
          <table:table-cell office:value-type="string" calcext:value-type="string">
            <text:p>Noun</text:p>
          </table:table-cell>
          <table:table-cell office:value-type="string" calcext:value-type="string">
            <text:p>a restaurant where you choose and pay for your meal before you carry it to a table. Cafeterias are often found in factories, colleges, hospitals, etc.</text:p>
          </table:table-cell>
          <table:table-cell office:value-type="string" calcext:value-type="string">
            <text:p>căng tin</text:p>
          </table:table-cell>
          <table:table-cell table:number-columns-repeated="2"/>
        </table:table-row>
        <table:table-row table:style-name="ro9">
          <table:table-cell/>
          <table:table-cell office:value-type="string" calcext:value-type="string">
            <text:p>exhibit</text:p>
          </table:table-cell>
          <table:table-cell office:value-type="string" calcext:value-type="string">
            <text:p>/ɪɡˈzɪbɪt/ <text:s text:c="9"/></text:p>
          </table:table-cell>
          <table:table-cell office:value-type="string" calcext:value-type="string">
            <text:p>Verb</text:p>
          </table:table-cell>
          <table:table-cell office:value-type="string" calcext:value-type="string">
            <text:p>1. [transitive, intransitive] to show something in a public place for people to enjoy or to give them information</text:p>
          </table:table-cell>
          <table:table-cell office:value-type="string" calcext:value-type="string">
            <text:p>1. trưng bày, triển lãm</text:p>
          </table:table-cell>
          <table:table-cell table:number-columns-repeated="2"/>
        </table:table-row>
        <table:table-row table:style-name="ro2">
          <table:table-cell/>
          <table:table-cell office:value-type="string" calcext:value-type="string">
            <text:p>informative</text:p>
          </table:table-cell>
          <table:table-cell office:value-type="string" calcext:value-type="string">
            <text:p>/ɪnˈfɔːrmətɪv/ <text:s text:c="5"/></text:p>
          </table:table-cell>
          <table:table-cell office:value-type="string" calcext:value-type="string">
            <text:p>Adjective</text:p>
          </table:table-cell>
          <table:table-cell office:value-type="string" calcext:value-type="string">
            <text:p>giving useful information</text:p>
          </table:table-cell>
          <table:table-cell office:value-type="string" calcext:value-type="string">
            <text:p>cung cấp nhiều thông tin bôr ích</text:p>
          </table:table-cell>
          <table:table-cell table:number-columns-repeated="2"/>
        </table:table-row>
        <table:table-row table:style-name="ro2">
          <table:table-cell/>
          <table:table-cell office:value-type="string" calcext:value-type="string">
            <text:p>information</text:p>
          </table:table-cell>
          <table:table-cell office:value-type="string" calcext:value-type="string">
            <text:p>/ˌɪnfərˈmeɪʃn/ <text:s text:c="5"/></text:p>
          </table:table-cell>
          <table:table-cell office:value-type="string" calcext:value-type="string">
            <text:p>Noun</text:p>
          </table:table-cell>
          <table:table-cell office:value-type="string" calcext:value-type="string">
            <text:p>facts or details about somebody/something</text:p>
          </table:table-cell>
          <table:table-cell office:value-type="string" calcext:value-type="string">
            <text:p>thông tin</text:p>
          </table:table-cell>
          <table:table-cell table:number-columns-repeated="2"/>
        </table:table-row>
        <table:table-row table:style-name="ro2">
          <table:table-cell/>
          <table:table-cell office:value-type="string" calcext:value-type="string">
            <text:p>enjoyable</text:p>
          </table:table-cell>
          <table:table-cell office:value-type="string" calcext:value-type="string">
            <text:p>/ɪnˈdʒɔɪəbl/ <text:s text:c="7"/></text:p>
          </table:table-cell>
          <table:table-cell office:value-type="string" calcext:value-type="string">
            <text:p>Adjective</text:p>
          </table:table-cell>
          <table:table-cell office:value-type="string" calcext:value-type="string">
            <text:p>giving pleasure</text:p>
          </table:table-cell>
          <table:table-cell office:value-type="string" calcext:value-type="string">
            <text:p>thú vị, thích thú</text:p>
          </table:table-cell>
          <table:table-cell table:number-columns-repeated="2"/>
        </table:table-row>
        <table:table-row table:style-name="ro2">
          <table:table-cell/>
          <table:table-cell office:value-type="string" calcext:value-type="string">
            <text:p>passenger</text:p>
          </table:table-cell>
          <table:table-cell office:value-type="string" calcext:value-type="string">
            <text:p>/ˈpæsɪndʒər/ <text:s text:c="7"/></text:p>
          </table:table-cell>
          <table:table-cell office:value-type="string" calcext:value-type="string">
            <text:p>Noun</text:p>
          </table:table-cell>
          <table:table-cell office:value-type="string" calcext:value-type="string">
            <text:p>1. a person who is travelling in a car, bus, train, plane or ship and who is not driving it or working on it</text:p>
          </table:table-cell>
          <table:table-cell office:value-type="string" calcext:value-type="string">
            <text:p>1. Hành khách</text:p>
          </table:table-cell>
          <table:table-cell table:number-columns-repeated="2"/>
        </table:table-row>
        <table:table-row table:style-name="ro2">
          <table:table-cell/>
          <table:table-cell office:value-type="string" calcext:value-type="string">
            <text:p>reservation</text:p>
          </table:table-cell>
          <table:table-cell office:value-type="string" calcext:value-type="string">
            <text:p>/ˌrezərˈveɪʃn/ <text:s text:c="5"/></text:p>
          </table:table-cell>
          <table:table-cell office:value-type="string" calcext:value-type="string">
            <text:p>Noun</text:p>
          </table:table-cell>
          <table:table-cell office:value-type="string" calcext:value-type="string">
            <text:p>1. [countable] an arrangement for a seat on a plane or train, a room in a hotel, etc. to be kept for you</text:p>
          </table:table-cell>
          <table:table-cell office:value-type="string" calcext:value-type="string">
            <text:p>1. sự rành trước, sự giữ trước</text:p>
          </table:table-cell>
          <table:table-cell table:number-columns-repeated="2"/>
        </table:table-row>
        <table:table-row table:style-name="ro2">
          <table:table-cell/>
          <table:table-cell office:value-type="string" calcext:value-type="string">
            <text:p>system</text:p>
          </table:table-cell>
          <table:table-cell office:value-type="string" calcext:value-type="string">
            <text:p>/ˈsɪstəm/ <text:s text:c="10"/></text:p>
          </table:table-cell>
          <table:table-cell office:value-type="string" calcext:value-type="string">
            <text:p>Noun</text:p>
          </table:table-cell>
          <table:table-cell office:value-type="string" calcext:value-type="string">
            <text:p>1. [countable] an organized set of ideas or theories or a particular way of doing something</text:p>
          </table:table-cell>
          <table:table-cell office:value-type="string" calcext:value-type="string">
            <text:p>1. Hệ thống</text:p>
          </table:table-cell>
          <table:table-cell table:number-columns-repeated="2"/>
        </table:table-row>
        <table:table-row table:style-name="ro2">
          <table:table-cell/>
          <table:table-cell office:value-type="string" calcext:value-type="string">
            <text:p>sincerely</text:p>
          </table:table-cell>
          <table:table-cell office:value-type="string" calcext:value-type="string">
            <text:p>/sɪnˈsɪəli/ <text:s text:c="8"/></text:p>
          </table:table-cell>
          <table:table-cell office:value-type="string" calcext:value-type="string">
            <text:p>Adverb</text:p>
          </table:table-cell>
          <table:table-cell office:value-type="string" calcext:value-type="string">
            <text:p>in a way that shows what you really feel or think about somebody/something</text:p>
          </table:table-cell>
          <table:table-cell office:value-type="string" calcext:value-type="string">
            <text:p>chân thật, thành thật</text:p>
          </table:table-cell>
          <table:table-cell table:number-columns-repeated="2"/>
        </table:table-row>
        <table:table-row table:style-name="ro2">
          <table:table-cell/>
          <table:table-cell office:value-type="string" calcext:value-type="string">
            <text:p>inconvenience</text:p>
          </table:table-cell>
          <table:table-cell office:value-type="string" calcext:value-type="string">
            <text:p>/ˌɪnkənˈviːniəns/ <text:s text:c="2"/></text:p>
          </table:table-cell>
          <table:table-cell office:value-type="string" calcext:value-type="string">
            <text:p>Noun</text:p>
          </table:table-cell>
          <table:table-cell office:value-type="string" calcext:value-type="string">
            <text:p>1. [uncountable] trouble or problems, especially in connection with what you need or would like yourself</text:p>
          </table:table-cell>
          <table:table-cell office:value-type="string" calcext:value-type="string">
            <text:p>1. sự bất tiện</text:p>
          </table:table-cell>
          <table:table-cell table:number-columns-repeated="2"/>
        </table:table-row>
        <table:table-row table:style-name="ro2">
          <table:table-cell/>
          <table:table-cell office:value-type="string" calcext:value-type="string">
            <text:p>this</text:p>
          </table:table-cell>
          <table:table-cell office:value-type="string" calcext:value-type="string">
            <text:p>/ðɪs/ <text:s text:c="14"/></text:p>
          </table:table-cell>
          <table:table-cell office:value-type="string" calcext:value-type="string">
            <text:p>Determine, pronoun</text:p>
          </table:table-cell>
          <table:table-cell office:value-type="string" calcext:value-type="string">
            <text:p>1. used to refer to a particular person, thing or event that is close to you, especially compared with another</text:p>
          </table:table-cell>
          <table:table-cell table:number-columns-repeated="3"/>
        </table:table-row>
        <table:table-row table:style-name="ro2">
          <table:table-cell/>
          <table:table-cell office:value-type="string" calcext:value-type="string">
            <text:p>symphony</text:p>
          </table:table-cell>
          <table:table-cell office:value-type="string" calcext:value-type="string">
            <text:p>/ˈsɪmfəni/ <text:s text:c="9"/></text:p>
          </table:table-cell>
          <table:table-cell office:value-type="string" calcext:value-type="string">
            <text:p>Noun</text:p>
          </table:table-cell>
          <table:table-cell office:value-type="string" calcext:value-type="string">
            <text:p>a long, complicated piece of music for a large orchestra, in three or four main parts </text:p>
          </table:table-cell>
          <table:table-cell office:value-type="string" calcext:value-type="string">
            <text:p>khúc giao hưởng</text:p>
          </table:table-cell>
          <table:table-cell table:number-columns-repeated="2"/>
        </table:table-row>
        <table:table-row table:style-name="ro2">
          <table:table-cell/>
          <table:table-cell office:value-type="string" calcext:value-type="string">
            <text:p>London</text:p>
          </table:table-cell>
          <table:table-cell office:value-type="string" calcext:value-type="string">
            <text:p>/ˈlʌndən/ <text:s text:c="10"/></text:p>
          </table:table-cell>
          <table:table-cell table:number-columns-repeated="5"/>
        </table:table-row>
        <table:table-row table:style-name="ro2">
          <table:table-cell/>
          <table:table-cell office:value-type="string" calcext:value-type="string">
            <text:p>celebrate</text:p>
          </table:table-cell>
          <table:table-cell office:value-type="string" calcext:value-type="string">
            <text:p>/ˈselɪbreɪt/ <text:s text:c="7"/></text:p>
          </table:table-cell>
          <table:table-cell office:value-type="string" calcext:value-type="string">
            <text:p>Verb</text:p>
          </table:table-cell>
          <table:table-cell office:value-type="string" calcext:value-type="string">
            <text:p>1. [intransitive, transitive] to show that a day or an event is important by doing something special on it</text:p>
          </table:table-cell>
          <table:table-cell office:value-type="string" calcext:value-type="string">
            <text:p>1. làm lễ kỉ niệm</text:p>
          </table:table-cell>
          <table:table-cell table:number-columns-repeated="2"/>
        </table:table-row>
        <table:table-row table:style-name="ro2">
          <table:table-cell/>
          <table:table-cell office:value-type="string" calcext:value-type="string">
            <text:p>Sarah</text:p>
          </table:table-cell>
          <table:table-cell table:number-columns-repeated="6"/>
        </table:table-row>
        <table:table-row table:style-name="ro2">
          <table:table-cell/>
          <table:table-cell office:value-type="string" calcext:value-type="string">
            <text:p>honor</text:p>
          </table:table-cell>
          <table:table-cell office:value-type="string" calcext:value-type="string">
            <text:p>/ˈɑːnər/ <text:s text:c="11"/></text:p>
          </table:table-cell>
          <table:table-cell office:value-type="string" calcext:value-type="string">
            <text:p>Noun</text:p>
          </table:table-cell>
          <table:table-cell office:value-type="string" calcext:value-type="string">
            <text:p>1. [uncountable] great respect for somebody</text:p>
          </table:table-cell>
          <table:table-cell office:value-type="string" calcext:value-type="string">
            <text:p>1. tôn kính</text:p>
          </table:table-cell>
          <table:table-cell table:number-columns-repeated="2"/>
        </table:table-row>
        <table:table-row table:style-name="ro2">
          <table:table-cell/>
          <table:table-cell office:value-type="string" calcext:value-type="string">
            <text:p>guide</text:p>
          </table:table-cell>
          <table:table-cell office:value-type="string" calcext:value-type="string">
            <text:p>/ɡaɪd/ <text:s text:c="13"/></text:p>
          </table:table-cell>
          <table:table-cell office:value-type="string" calcext:value-type="string">
            <text:p>Noun</text:p>
          </table:table-cell>
          <table:table-cell office:value-type="string" calcext:value-type="string">
            <text:p>1. a person who shows other people the way to a place, especially somebody employed to show tourists around interesting places</text:p>
          </table:table-cell>
          <table:table-cell office:value-type="string" calcext:value-type="string">
            <text:p>1. người chỉ đường, đẫn đường</text:p>
          </table:table-cell>
          <table:table-cell table:number-columns-repeated="2"/>
        </table:table-row>
        <table:table-row table:style-name="ro2">
          <table:table-cell/>
          <table:table-cell office:value-type="string" calcext:value-type="string">
            <text:p>remain</text:p>
          </table:table-cell>
          <table:table-cell office:value-type="string" calcext:value-type="string">
            <text:p>/rɪˈmeɪn/ <text:s text:c="10"/></text:p>
          </table:table-cell>
          <table:table-cell office:value-type="string" calcext:value-type="string">
            <text:p>Verb</text:p>
          </table:table-cell>
          <table:table-cell office:value-type="string" calcext:value-type="string">
            <text:p>1. linking verb to continue to be something; to be still in the same state or condition</text:p>
          </table:table-cell>
          <table:table-cell table:number-columns-repeated="3"/>
        </table:table-row>
        <table:table-row table:style-name="ro2">
          <table:table-cell/>
          <table:table-cell office:value-type="string" calcext:value-type="string">
            <text:p>trail</text:p>
          </table:table-cell>
          <table:table-cell office:value-type="string" calcext:value-type="string">
            <text:p>/treɪl/ <text:s text:c="12"/></text:p>
          </table:table-cell>
          <table:table-cell office:value-type="string" calcext:value-type="string">
            <text:p>Noun</text:p>
          </table:table-cell>
          <table:table-cell office:value-type="string" calcext:value-type="string">
            <text:p>1. a long line or series of marks that is left by somebody/something</text:p>
          </table:table-cell>
          <table:table-cell office:value-type="string" calcext:value-type="string">
            <text:p>1. dấu vết</text:p>
          </table:table-cell>
          <table:table-cell table:number-columns-repeated="2"/>
        </table:table-row>
        <table:table-row table:style-name="ro2">
          <table:table-cell/>
          <table:table-cell office:value-type="string" calcext:value-type="string">
            <text:p>brochure</text:p>
          </table:table-cell>
          <table:table-cell office:value-type="string" calcext:value-type="string">
            <text:p>/ˈbrəʊʃə(r)/ <text:s text:c="7"/></text:p>
          </table:table-cell>
          <table:table-cell office:value-type="string" calcext:value-type="string">
            <text:p>Noun</text:p>
          </table:table-cell>
          <table:table-cell office:value-type="string" calcext:value-type="string">
            <text:p>a small magazine or online document containing pictures and information about something or advertising something</text:p>
          </table:table-cell>
          <table:table-cell office:value-type="string" calcext:value-type="string">
            <text:p>sách mỏng, sách bìa mỏng</text:p>
          </table:table-cell>
          <table:table-cell table:number-columns-repeated="2"/>
        </table:table-row>
        <table:table-row table:style-name="ro2">
          <table:table-cell/>
          <table:table-cell office:value-type="string" calcext:value-type="string">
            <text:p>ceremony</text:p>
          </table:table-cell>
          <table:table-cell office:value-type="string" calcext:value-type="string">
            <text:p>/ˈserəməʊni/ <text:s text:c="7"/></text:p>
          </table:table-cell>
          <table:table-cell office:value-type="string" calcext:value-type="string">
            <text:p>Noun</text:p>
          </table:table-cell>
          <table:table-cell office:value-type="string" calcext:value-type="string">
            <text:p>1. [countable] a public or religious occasion that includes a series of formal or traditional actions</text:p>
          </table:table-cell>
          <table:table-cell office:value-type="string" calcext:value-type="string">
            <text:p>1. lễ hội</text:p>
          </table:table-cell>
          <table:table-cell table:number-columns-repeated="2"/>
        </table:table-row>
        <table:table-row table:style-name="ro10">
          <table:table-cell/>
          <table:table-cell office:value-type="string" calcext:value-type="string">
            <text:p>publication</text:p>
          </table:table-cell>
          <table:table-cell office:value-type="string" calcext:value-type="string">
            <text:p>/ˌpʌblɪˈkeɪʃn/ <text:s text:c="5"/></text:p>
          </table:table-cell>
          <table:table-cell office:value-type="string" calcext:value-type="string">
            <text:p>Noun</text:p>
          </table:table-cell>
          <table:table-cell office:value-type="string" calcext:value-type="string">
            <text:p>1. [uncountable, countable] the act of printing a book, a magazine, etc. and making it available to the public; a book, a magazine, etc. that has been published</text:p>
          </table:table-cell>
          <table:table-cell office:value-type="string" calcext:value-type="string">
            <text:p>1. công bố</text:p>
          </table:table-cell>
          <table:table-cell table:number-columns-repeated="2"/>
        </table:table-row>
      </table:table>
      <table:table table:name="241021" table:style-name="ta1">
        <table:table-column table:style-name="co1" table:default-cell-style-name="Default"/>
        <table:table-column table:style-name="co2" table:default-cell-style-name="ce92"/>
        <table:table-column table:style-name="co3" table:default-cell-style-name="ce92"/>
        <table:table-column table:style-name="co4" table:default-cell-style-name="ce92"/>
        <table:table-column table:style-name="co9" table:default-cell-style-name="ce92"/>
        <table:table-column table:style-name="co10" table:default-cell-style-name="ce92"/>
        <table:table-column table:style-name="co11" table:default-cell-style-name="ce92"/>
        <table:table-column table:style-name="co12" table:default-cell-style-name="ce92"/>
        <table:table-column table:style-name="co8" table:default-cell-style-name="Default"/>
        <table:table-row table:style-name="ro1" table:number-rows-repeated="2">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11">
          <table:table-cell/>
          <table:table-cell table:style-name="ce94" office:value-type="string" calcext:value-type="string">
            <text:p>vulnerable</text:p>
          </table:table-cell>
          <table:table-cell table:style-name="ce94" office:value-type="string" calcext:value-type="string">
            <text:p>/ˈvʌlnərəbl/</text:p>
          </table:table-cell>
          <table:table-cell table:style-name="ce94" office:value-type="string" calcext:value-type="string">
            <text:p>Adjective</text:p>
          </table:table-cell>
          <table:table-cell table:style-name="ce95" office:value-type="string" calcext:value-type="string">
            <text:p>vulnerable (to somebody/something) weak and easily hurt physically or emotionally</text:p>
          </table:table-cell>
          <table:table-cell table:style-name="ce95" office:value-type="string" calcext:value-type="string">
            <text:p>dễ bị thương tổn, dễ bị tấn công, dễ bị công kích</text:p>
          </table:table-cell>
          <table:table-cell table:style-name="ce94" table:number-columns-repeated="2"/>
          <table:table-cell/>
        </table:table-row>
        <table:table-row table:style-name="ro12">
          <table:table-cell/>
          <table:table-cell table:style-name="ce94" office:value-type="string" calcext:value-type="string">
            <text:p>remedy</text:p>
          </table:table-cell>
          <table:table-cell table:style-name="ce94" office:value-type="string" calcext:value-type="string">
            <text:p>/ˈremədi/</text:p>
          </table:table-cell>
          <table:table-cell table:style-name="ce94" office:value-type="string" calcext:value-type="string">
            <text:p>Noun</text:p>
          </table:table-cell>
          <table:table-cell table:style-name="ce95" office:value-type="string" calcext:value-type="string">
            <text:p>1. a way of dealing with or improving an unpleasant or difficult situation</text:p>
            <text:p>2. a treatment or medicine to cure a disease or reduce pain that is not very serious</text:p>
          </table:table-cell>
          <table:table-cell table:style-name="ce95" office:value-type="string" calcext:value-type="string">
            <text:p>1. cách cữu chữa, làm </text:p>
            <text:p>2. thuốc, phương thuốc</text:p>
          </table:table-cell>
          <table:table-cell table:style-name="ce94" table:number-columns-repeated="2"/>
          <table:table-cell/>
        </table:table-row>
        <table:table-row table:style-name="ro13">
          <table:table-cell/>
          <table:table-cell table:style-name="ce94" office:value-type="string" calcext:value-type="string">
            <text:p>prey</text:p>
          </table:table-cell>
          <table:table-cell table:style-name="ce94" office:value-type="string" calcext:value-type="string">
            <text:p>/preɪ/</text:p>
          </table:table-cell>
          <table:table-cell table:style-name="ce94" office:value-type="string" calcext:value-type="string">
            <text:p>Noun</text:p>
          </table:table-cell>
          <table:table-cell table:style-name="ce99" office:value-type="string" calcext:value-type="string">
            <text:p>1. an animal, a bird, etc. that is hunted, killed and eaten by another</text:p>
          </table:table-cell>
          <table:table-cell table:style-name="ce99" office:value-type="string" calcext:value-type="string">
            <text:p>1. con mồi</text:p>
          </table:table-cell>
          <table:table-cell table:style-name="ce94" table:number-columns-repeated="2"/>
          <table:table-cell/>
        </table:table-row>
        <table:table-row table:style-name="ro2">
          <table:table-cell/>
          <table:table-cell table:style-name="ce94" office:value-type="string" calcext:value-type="string">
            <text:p>thought</text:p>
          </table:table-cell>
          <table:table-cell table:style-name="ce94" office:value-type="string" calcext:value-type="string">
            <text:p>/θɔːt/</text:p>
          </table:table-cell>
          <table:table-cell table:style-name="ce94" office:value-type="string" calcext:value-type="string">
            <text:p>Noun</text:p>
          </table:table-cell>
          <table:table-cell table:style-name="ce99" office:value-type="string" calcext:value-type="string">
            <text:p>1. [countable] something that you think of or remember</text:p>
          </table:table-cell>
          <table:table-cell table:style-name="ce99" office:value-type="string" calcext:value-type="string">
            <text:p>1. suy nghĩ</text:p>
          </table:table-cell>
          <table:table-cell table:style-name="ce94" table:number-columns-repeated="2"/>
          <table:table-cell/>
        </table:table-row>
        <table:table-row table:style-name="ro2">
          <table:table-cell/>
          <table:table-cell table:style-name="ce94" office:value-type="string" calcext:value-type="string">
            <text:p>irreplaceable</text:p>
          </table:table-cell>
          <table:table-cell table:style-name="ce94" office:value-type="string" calcext:value-type="string">
            <text:p>/ˌɪrɪˈpleɪsəbl/</text:p>
          </table:table-cell>
          <table:table-cell table:style-name="ce94" office:value-type="string" calcext:value-type="string">
            <text:p>Adjective</text:p>
          </table:table-cell>
          <table:table-cell table:style-name="ce99" office:value-type="string" calcext:value-type="string">
            <text:p>too valuable or special to be replaced</text:p>
          </table:table-cell>
          <table:table-cell table:style-name="ce99" office:value-type="string" calcext:value-type="string">
            <text:p>không thể thay thế</text:p>
          </table:table-cell>
          <table:table-cell table:style-name="ce94" table:number-columns-repeated="2"/>
          <table:table-cell/>
        </table:table-row>
        <table:table-row table:style-name="ro14">
          <table:table-cell/>
          <table:table-cell table:style-name="ce94" office:value-type="string" calcext:value-type="string">
            <text:p>asset</text:p>
          </table:table-cell>
          <table:table-cell table:style-name="ce94" office:value-type="string" calcext:value-type="string">
            <text:p>/ˈæset/</text:p>
          </table:table-cell>
          <table:table-cell table:style-name="ce94" office:value-type="string" calcext:value-type="string">
            <text:p>Noun</text:p>
          </table:table-cell>
          <table:table-cell table:style-name="ce99" office:value-type="string" calcext:value-type="string">
            <text:p>1. a person or thing that is valuable or useful to somebody/something</text:p>
            <text:p>2. [usually plural] a thing of value, especially property, that a person or company owns, which can be used or sold to pay debts</text:p>
          </table:table-cell>
          <table:table-cell table:style-name="ce99" office:value-type="string" calcext:value-type="string">
            <text:p>1. người hoặc vật mà giá trị với ai đó</text:p>
            <text:p>2. tài sản</text:p>
          </table:table-cell>
          <table:table-cell table:style-name="ce94" table:number-columns-repeated="2"/>
          <table:table-cell/>
        </table:table-row>
        <table:table-row table:style-name="ro2">
          <table:table-cell/>
          <table:table-cell table:style-name="ce94" office:value-type="string" calcext:value-type="string">
            <text:p>chase</text:p>
          </table:table-cell>
          <table:table-cell table:style-name="ce94" office:value-type="string" calcext:value-type="string">
            <text:p>/tʃeɪs/</text:p>
          </table:table-cell>
          <table:table-cell table:style-name="ce94" office:value-type="string" calcext:value-type="string">
            <text:p>Verb</text:p>
          </table:table-cell>
          <table:table-cell table:style-name="ce99" office:value-type="string" calcext:value-type="string">
            <text:p>1. [transitive, intransitive] to run, drive, etc. after somebody/something in order to catch them or it</text:p>
          </table:table-cell>
          <table:table-cell table:style-name="ce99" office:value-type="string" calcext:value-type="string">
            <text:p>1. theo đuổi</text:p>
          </table:table-cell>
          <table:table-cell table:style-name="ce94" table:number-columns-repeated="2"/>
          <table:table-cell/>
        </table:table-row>
        <table:table-row table:style-name="ro2">
          <table:table-cell/>
          <table:table-cell table:style-name="ce94" office:value-type="string" calcext:value-type="string">
            <text:p>fate</text:p>
          </table:table-cell>
          <table:table-cell table:style-name="ce94" office:value-type="string" calcext:value-type="string">
            <text:p>/feɪt/</text:p>
          </table:table-cell>
          <table:table-cell table:style-name="ce94" office:value-type="string" calcext:value-type="string">
            <text:p>Noun</text:p>
          </table:table-cell>
          <table:table-cell table:style-name="ce99" office:value-type="string" calcext:value-type="string">
            <text:p>1. [countable] the things, especially bad things, that will happen or have happened to somebody/something</text:p>
          </table:table-cell>
          <table:table-cell table:style-name="ce99" office:value-type="string" calcext:value-type="string">
            <text:p>1. định mệnh</text:p>
          </table:table-cell>
          <table:table-cell table:style-name="ce94" table:number-columns-repeated="2"/>
          <table:table-cell/>
        </table:table-row>
        <table:table-row table:style-name="ro2">
          <table:table-cell/>
          <table:table-cell table:style-name="ce94" office:value-type="string" calcext:value-type="string">
            <text:p>sail for</text:p>
          </table:table-cell>
          <table:table-cell table:style-name="ce94" office:value-type="string" calcext:value-type="string">
            <text:p>/seɪl/</text:p>
          </table:table-cell>
          <table:table-cell table:style-name="ce94"/>
          <table:table-cell table:style-name="ce99" table:number-columns-repeated="2"/>
          <table:table-cell table:style-name="ce94" table:number-columns-repeated="2"/>
          <table:table-cell/>
        </table:table-row>
        <table:table-row table:style-name="ro2">
          <table:table-cell/>
          <table:table-cell table:style-name="ce94" office:value-type="string" calcext:value-type="string">
            <text:p>destination</text:p>
          </table:table-cell>
          <table:table-cell table:style-name="ce94" office:value-type="string" calcext:value-type="string">
            <text:p>/ˌdestɪˈneɪʃn/</text:p>
          </table:table-cell>
          <table:table-cell table:style-name="ce94" office:value-type="string" calcext:value-type="string">
            <text:p>Noun</text:p>
          </table:table-cell>
          <table:table-cell table:style-name="ce99" office:value-type="string" calcext:value-type="string">
            <text:p>a place to which somebody/something is going or being sent</text:p>
          </table:table-cell>
          <table:table-cell table:style-name="ce99" office:value-type="string" calcext:value-type="string">
            <text:p>điểm đến</text:p>
          </table:table-cell>
          <table:table-cell table:style-name="ce94" table:number-columns-repeated="2"/>
          <table:table-cell/>
        </table:table-row>
        <table:table-row table:style-name="ro15">
          <table:table-cell/>
          <table:table-cell table:style-name="ce95" office:value-type="string" calcext:value-type="string">
            <text:p>befriend it</text:p>
          </table:table-cell>
          <table:table-cell table:style-name="ce97" office:value-type="string" calcext:value-type="string">
            <text:p>/bɪˈfrend/</text:p>
          </table:table-cell>
          <table:table-cell table:style-name="ce94" office:value-type="string" calcext:value-type="string">
            <text:p>Verb</text:p>
          </table:table-cell>
          <table:table-cell table:style-name="ce99" office:value-type="string" calcext:value-type="string">
            <text:p>befriend somebody to become a friend of somebody, especially somebody who needs your help</text:p>
          </table:table-cell>
          <table:table-cell table:style-name="ce99"/>
          <table:table-cell table:style-name="ce94" table:number-columns-repeated="2"/>
          <table:table-cell/>
        </table:table-row>
        <table:table-row table:style-name="ro16">
          <table:table-cell/>
          <table:table-cell table:style-name="ce95" office:value-type="string" calcext:value-type="string">
            <text:p>roundabout</text:p>
          </table:table-cell>
          <table:table-cell table:style-name="ce97" office:value-type="string" calcext:value-type="string">
            <text:p>/ˈraʊndəbaʊt/</text:p>
          </table:table-cell>
          <table:table-cell table:style-name="ce94" office:value-type="string" calcext:value-type="string">
            <text:p>Noun</text:p>
          </table:table-cell>
          <table:table-cell table:style-name="ce99" office:value-type="string" calcext:value-type="string">
            <text:p>1. (North American English traffic circle, rotary)</text:p>
            <text:p>a place where two or more roads meet, forming a circle that all traffic must go around in the same direction</text:p>
          </table:table-cell>
          <table:table-cell table:style-name="ce99" office:value-type="string" calcext:value-type="string">
            <text:p>1. vòng xuyến</text:p>
          </table:table-cell>
          <table:table-cell table:style-name="ce94" table:number-columns-repeated="2"/>
          <table:table-cell/>
        </table:table-row>
        <table:table-row table:style-name="ro17">
          <table:table-cell/>
          <table:table-cell table:style-name="ce95" office:value-type="string" calcext:value-type="string">
            <text:p>Intersection</text:p>
          </table:table-cell>
          <table:table-cell table:style-name="ce97" office:value-type="string" calcext:value-type="string">
            <text:p>/ˈɪntəsekʃn/</text:p>
          </table:table-cell>
          <table:table-cell table:style-name="ce94" office:value-type="string" calcext:value-type="string">
            <text:p>Noun</text:p>
          </table:table-cell>
          <table:table-cell table:style-name="ce99" office:value-type="string" calcext:value-type="string">
            <text:p>1. [countable] (North American English or formal, British English) a place where two or more roads, lines, etc. meet or cross each other</text:p>
          </table:table-cell>
          <table:table-cell table:style-name="ce99" office:value-type="string" calcext:value-type="string">
            <text:p>1. Ngã tư đường</text:p>
          </table:table-cell>
          <table:table-cell table:style-name="ce94" table:number-columns-repeated="2"/>
          <table:table-cell/>
        </table:table-row>
        <table:table-row table:style-name="ro2">
          <table:table-cell/>
          <table:table-cell table:style-name="ce95" office:value-type="string" calcext:value-type="string">
            <text:p>Mills</text:p>
          </table:table-cell>
          <table:table-cell table:style-name="ce97"/>
          <table:table-cell table:style-name="ce94"/>
          <table:table-cell table:style-name="ce99" table:number-columns-repeated="2"/>
          <table:table-cell table:style-name="ce94" table:number-columns-repeated="2"/>
          <table:table-cell/>
        </table:table-row>
        <table:table-row table:style-name="ro2">
          <table:table-cell/>
          <table:table-cell table:style-name="ce95" office:value-type="string" calcext:value-type="string">
            <text:p>congested</text:p>
          </table:table-cell>
          <table:table-cell table:style-name="ce97" office:value-type="string" calcext:value-type="string">
            <text:p>/kənˈdʒestɪd/</text:p>
          </table:table-cell>
          <table:table-cell table:style-name="ce94" office:value-type="string" calcext:value-type="string">
            <text:p>Adjective</text:p>
          </table:table-cell>
          <table:table-cell table:style-name="ce99" office:value-type="string" calcext:value-type="string">
            <text:p>1. congested (with something) crowded; full of traffic</text:p>
          </table:table-cell>
          <table:table-cell table:style-name="ce99"/>
          <table:table-cell table:style-name="ce94" table:number-columns-repeated="2"/>
          <table:table-cell/>
        </table:table-row>
        <table:table-row table:style-name="ro18">
          <table:table-cell/>
          <table:table-cell table:style-name="ce95" office:value-type="string" calcext:value-type="string">
            <text:p>jammed</text:p>
          </table:table-cell>
          <table:table-cell table:style-name="ce97" office:value-type="string" calcext:value-type="string">
            <text:p>/dʒæmd/</text:p>
          </table:table-cell>
          <table:table-cell table:style-name="ce94"/>
          <table:table-cell table:style-name="ce99" office:value-type="string" calcext:value-type="string">
            <text:p>1. [not before noun] not able to move</text:p>
            <text:p>2. (especially North American English) very full; crowded</text:p>
          </table:table-cell>
          <table:table-cell table:style-name="ce99" office:value-type="string" calcext:value-type="string">
            <text:p>1. không thể di chuyển</text:p>
            <text:p>2. rất đông đúc</text:p>
          </table:table-cell>
          <table:table-cell table:style-name="ce94" table:number-columns-repeated="2"/>
          <table:table-cell/>
        </table:table-row>
        <table:table-row table:style-name="ro19">
          <table:table-cell/>
          <table:table-cell table:style-name="ce95" office:value-type="string" calcext:value-type="string">
            <text:p>itinerary</text:p>
          </table:table-cell>
          <table:table-cell table:style-name="ce97" office:value-type="string" calcext:value-type="string">
            <text:p>/aɪˈtɪnərəri/</text:p>
          </table:table-cell>
          <table:table-cell table:style-name="ce94" office:value-type="string" calcext:value-type="string">
            <text:p>Noun</text:p>
          </table:table-cell>
          <table:table-cell table:style-name="ce99" office:value-type="string" calcext:value-type="string">
            <text:p>a plan of a journey, including the route and the places that you visit</text:p>
          </table:table-cell>
          <table:table-cell table:style-name="ce99"/>
          <table:table-cell table:style-name="ce94" table:number-columns-repeated="2"/>
          <table:table-cell/>
        </table:table-row>
        <table:table-row table:style-name="ro20">
          <table:table-cell/>
          <table:table-cell table:style-name="ce94" office:value-type="string" calcext:value-type="string">
            <text:p>doubt</text:p>
          </table:table-cell>
          <table:table-cell table:style-name="ce97" office:value-type="string" calcext:value-type="string">
            <text:p>/daʊt/</text:p>
          </table:table-cell>
          <table:table-cell table:style-name="ce94" office:value-type="string" calcext:value-type="string">
            <text:p>Noun</text:p>
          </table:table-cell>
          <table:table-cell table:style-name="ce99" office:value-type="string" calcext:value-type="string">
            <text:p>a feeling of being uncertain about something or not believing something</text:p>
          </table:table-cell>
          <table:table-cell table:style-name="ce99" office:value-type="string" calcext:value-type="string">
            <text:p>nghi ngờ</text:p>
          </table:table-cell>
          <table:table-cell table:style-name="ce94" table:number-columns-repeated="2"/>
          <table:table-cell/>
        </table:table-row>
        <table:table-row table:style-name="ro2">
          <table:table-cell/>
          <table:table-cell table:style-name="ce94" office:value-type="string" calcext:value-type="string">
            <text:p>children</text:p>
          </table:table-cell>
          <table:table-cell table:style-name="ce97" office:value-type="string" calcext:value-type="string">
            <text:p>/ˈtʃɪldrən/</text:p>
            <text:p/>
          </table:table-cell>
          <table:table-cell table:style-name="ce94" office:value-type="string" calcext:value-type="string">
            <text:p>Noun</text:p>
          </table:table-cell>
          <table:table-cell table:style-name="ce99" office:value-type="string" calcext:value-type="string">
            <text:p>1. a son or daughter of any age</text:p>
            <text:p/>
          </table:table-cell>
          <table:table-cell table:style-name="ce99"/>
          <table:table-cell table:style-name="ce94" table:number-columns-repeated="2"/>
          <table:table-cell/>
        </table:table-row>
        <table:table-row table:style-name="ro2">
          <table:table-cell/>
          <table:table-cell table:style-name="ce95" office:value-type="string" calcext:value-type="string">
            <text:p>boulevard</text:p>
          </table:table-cell>
          <table:table-cell table:style-name="ce97" office:value-type="string" calcext:value-type="string">
            <text:p>/ˈbuːləvɑːd/</text:p>
          </table:table-cell>
          <table:table-cell table:style-name="ce94" office:value-type="string" calcext:value-type="string">
            <text:p>Noun</text:p>
          </table:table-cell>
          <table:table-cell table:style-name="ce99" office:value-type="string" calcext:value-type="string">
            <text:p>1. a wide city street, often with trees on either side</text:p>
          </table:table-cell>
          <table:table-cell table:style-name="ce99"/>
          <table:table-cell table:style-name="ce94" table:number-columns-repeated="2"/>
          <table:table-cell/>
        </table:table-row>
        <table:table-row table:style-name="ro21">
          <table:table-cell/>
          <table:table-cell table:style-name="ce95" office:value-type="string" calcext:value-type="string">
            <text:p>themed</text:p>
          </table:table-cell>
          <table:table-cell table:style-name="ce97" office:value-type="string" calcext:value-type="string">
            <text:p>/θiːmd/</text:p>
          </table:table-cell>
          <table:table-cell table:style-name="ce94" office:value-type="string" calcext:value-type="string">
            <text:p>Adjective</text:p>
          </table:table-cell>
          <table:table-cell table:style-name="ce99" office:value-type="string" calcext:value-type="string">
            <text:p>(of an event or a place of entertainment) designed to reflect a particular subject or period of history</text:p>
          </table:table-cell>
          <table:table-cell table:style-name="ce99"/>
          <table:table-cell table:style-name="ce94" table:number-columns-repeated="2"/>
          <table:table-cell/>
        </table:table-row>
        <table:table-row table:style-name="ro2">
          <table:table-cell/>
          <table:table-cell table:style-name="ce95" office:value-type="string" calcext:value-type="string">
            <text:p>latest</text:p>
          </table:table-cell>
          <table:table-cell table:style-name="ce97" office:value-type="string" calcext:value-type="string">
            <text:p>/ˈleɪtɪst/</text:p>
          </table:table-cell>
          <table:table-cell table:style-name="ce94" office:value-type="string" calcext:value-type="string">
            <text:p>Adjective</text:p>
          </table:table-cell>
          <table:table-cell table:style-name="ce99" office:value-type="string" calcext:value-type="string">
            <text:p>the most recent or newest</text:p>
          </table:table-cell>
          <table:table-cell table:style-name="ce99"/>
          <table:table-cell table:style-name="ce94" table:number-columns-repeated="2"/>
          <table:table-cell/>
        </table:table-row>
        <table:table-row table:style-name="ro2">
          <table:table-cell/>
          <table:table-cell table:style-name="ce95" office:value-type="string" calcext:value-type="string">
            <text:p>place</text:p>
          </table:table-cell>
          <table:table-cell table:style-name="ce97" office:value-type="string" calcext:value-type="string">
            <text:p>/pleɪs/</text:p>
          </table:table-cell>
          <table:table-cell table:style-name="ce94" office:value-type="string" calcext:value-type="string">
            <text:p>Noun</text:p>
          </table:table-cell>
          <table:table-cell table:style-name="ce99" office:value-type="string" calcext:value-type="string">
            <text:p>1. [countable] a particular position, point or area</text:p>
          </table:table-cell>
          <table:table-cell table:style-name="ce99" office:value-type="string" calcext:value-type="string">
            <text:p>1. nơi, chỗ </text:p>
          </table:table-cell>
          <table:table-cell table:style-name="ce94" table:number-columns-repeated="2"/>
          <table:table-cell/>
        </table:table-row>
        <table:table-row table:style-name="ro22">
          <table:table-cell/>
          <table:table-cell table:style-name="ce95" office:value-type="string" calcext:value-type="string">
            <text:p>breathtaking</text:p>
          </table:table-cell>
          <table:table-cell table:style-name="ce97" office:value-type="string" calcext:value-type="string">
            <text:p>/ˈbreθteɪkɪŋ/</text:p>
          </table:table-cell>
          <table:table-cell table:style-name="ce94" office:value-type="string" calcext:value-type="string">
            <text:p>Adjective</text:p>
          </table:table-cell>
          <table:table-cell table:style-name="ce99" office:value-type="string" calcext:value-type="string">
            <text:p>1. very exciting or impressive (usually in a pleasant way)</text:p>
          </table:table-cell>
          <table:table-cell table:style-name="ce99" office:value-type="string" calcext:value-type="string">
            <text:p>1. vô cùng ấn tượng</text:p>
          </table:table-cell>
          <table:table-cell table:style-name="ce94" table:number-columns-repeated="2"/>
          <table:table-cell/>
        </table:table-row>
        <table:table-row table:style-name="ro2">
          <table:table-cell/>
          <table:table-cell table:style-name="ce95" office:value-type="string" calcext:value-type="string">
            <text:p>Burton</text:p>
          </table:table-cell>
          <table:table-cell table:style-name="ce97"/>
          <table:table-cell table:style-name="ce94"/>
          <table:table-cell table:style-name="ce99" table:number-columns-repeated="2"/>
          <table:table-cell table:style-name="ce94" table:number-columns-repeated="2"/>
          <table:table-cell/>
        </table:table-row>
        <table:table-row table:style-name="ro2">
          <table:table-cell/>
          <table:table-cell table:style-name="ce95" office:value-type="string" calcext:value-type="string">
            <text:p>Franklin</text:p>
          </table:table-cell>
          <table:table-cell table:style-name="ce97"/>
          <table:table-cell table:style-name="ce94"/>
          <table:table-cell table:style-name="ce99" table:number-columns-repeated="2"/>
          <table:table-cell table:style-name="ce94" table:number-columns-repeated="2"/>
          <table:table-cell/>
        </table:table-row>
        <table:table-row table:style-name="ro23">
          <table:table-cell/>
          <table:table-cell table:style-name="ce95" office:value-type="string" calcext:value-type="string">
            <text:p>conductor</text:p>
          </table:table-cell>
          <table:table-cell table:style-name="ce97" office:value-type="string" calcext:value-type="string">
            <text:p>/kənˈdʌktə(r)/</text:p>
          </table:table-cell>
          <table:table-cell table:style-name="ce94" office:value-type="string" calcext:value-type="string">
            <text:p>Noun</text:p>
          </table:table-cell>
          <table:table-cell table:style-name="ce99" office:value-type="string" calcext:value-type="string">
            <text:p>1. a person who stands in front of an orchestra, a group of singers etc., and directs their performance, especially somebody who does this as a profession</text:p>
          </table:table-cell>
          <table:table-cell table:style-name="ce99" office:value-type="string" calcext:value-type="string">
            <text:p>1. người chỉ huy dàn nhạc</text:p>
          </table:table-cell>
          <table:table-cell table:style-name="ce94" table:number-columns-repeated="2"/>
          <table:table-cell/>
        </table:table-row>
        <table:table-row table:style-name="ro24">
          <table:table-cell/>
          <table:table-cell table:style-name="ce95" office:value-type="string" calcext:value-type="string">
            <text:p>momentarily</text:p>
          </table:table-cell>
          <table:table-cell table:style-name="ce97" office:value-type="string" calcext:value-type="string">
            <text:p>/ˈməʊməntrəli/</text:p>
          </table:table-cell>
          <table:table-cell table:style-name="ce94" office:value-type="string" calcext:value-type="string">
            <text:p>Adverb</text:p>
          </table:table-cell>
          <table:table-cell table:style-name="ce99" office:value-type="string" calcext:value-type="string">
            <text:p>1. for a very short time</text:p>
            <text:p>2. (North American English) very soon; in a moment</text:p>
          </table:table-cell>
          <table:table-cell table:style-name="ce99" office:value-type="string" calcext:value-type="string">
            <text:p>1. trong chốc lát</text:p>
          </table:table-cell>
          <table:table-cell table:style-name="ce94" table:number-columns-repeated="2"/>
          <table:table-cell/>
        </table:table-row>
        <table:table-row table:style-name="ro2">
          <table:table-cell/>
          <table:table-cell table:style-name="ce95" office:value-type="string" calcext:value-type="string">
            <text:p>sudden</text:p>
          </table:table-cell>
          <table:table-cell table:style-name="ce97" office:value-type="string" calcext:value-type="string">
            <text:p>/ˈsʌdn/ </text:p>
          </table:table-cell>
          <table:table-cell table:style-name="ce94" office:value-type="string" calcext:value-type="string">
            <text:p>Adjective</text:p>
          </table:table-cell>
          <table:table-cell table:style-name="ce99" office:value-type="string" calcext:value-type="string">
            <text:p>happening or done quickly and unexpectedly</text:p>
          </table:table-cell>
          <table:table-cell table:style-name="ce99" office:value-type="string" calcext:value-type="string">
            <text:p>đột ngột</text:p>
          </table:table-cell>
          <table:table-cell table:style-name="ce94" table:number-columns-repeated="2"/>
          <table:table-cell/>
        </table:table-row>
        <table:table-row table:style-name="ro25">
          <table:table-cell/>
          <table:table-cell table:style-name="ce95" office:value-type="string" calcext:value-type="string">
            <text:p>hail</text:p>
          </table:table-cell>
          <table:table-cell table:style-name="ce97" office:value-type="string" calcext:value-type="string">
            <text:p>/heɪl/</text:p>
          </table:table-cell>
          <table:table-cell table:style-name="ce94" office:value-type="string" calcext:value-type="string">
            <text:p>Verb</text:p>
          </table:table-cell>
          <table:table-cell table:style-name="ce99" office:value-type="string" calcext:value-type="string">
            <text:p>1. [transitive, usually passive] to describe somebody/something as being very good or special, especially in newspapers, etc.</text:p>
          </table:table-cell>
          <table:table-cell table:style-name="ce99"/>
          <table:table-cell table:style-name="ce94" table:number-columns-repeated="2"/>
          <table:table-cell/>
        </table:table-row>
        <table:table-row table:style-name="ro2">
          <table:table-cell/>
          <table:table-cell table:style-name="ce95" office:value-type="string" calcext:value-type="string">
            <text:p>error</text:p>
          </table:table-cell>
          <table:table-cell table:style-name="ce97" office:value-type="string" calcext:value-type="string">
            <text:p>/ˈerə(r)/</text:p>
          </table:table-cell>
          <table:table-cell table:style-name="ce94" office:value-type="string" calcext:value-type="string">
            <text:p>Noun</text:p>
          </table:table-cell>
          <table:table-cell table:style-name="ce99" office:value-type="string" calcext:value-type="string">
            <text:p>a mistake, especially one that causes problems or affects the result of something</text:p>
          </table:table-cell>
          <table:table-cell table:style-name="ce99" office:value-type="string" calcext:value-type="string">
            <text:p>lỗi</text:p>
          </table:table-cell>
          <table:table-cell table:style-name="ce94" table:number-columns-repeated="2"/>
          <table:table-cell/>
        </table:table-row>
        <table:table-row table:style-name="ro2">
          <table:table-cell/>
          <table:table-cell table:style-name="ce95" office:value-type="string" calcext:value-type="string">
            <text:p>assistance</text:p>
          </table:table-cell>
          <table:table-cell table:style-name="ce97" office:value-type="string" calcext:value-type="string">
            <text:p>/əˈsɪstəns/</text:p>
          </table:table-cell>
          <table:table-cell table:style-name="ce94" office:value-type="string" calcext:value-type="string">
            <text:p>Noun</text:p>
          </table:table-cell>
          <table:table-cell table:style-name="ce99" office:value-type="string" calcext:value-type="string">
            <text:p>help or support</text:p>
          </table:table-cell>
          <table:table-cell table:style-name="ce99" office:value-type="string" calcext:value-type="string">
            <text:p>giúp đỡ hoặc hỗ trợ</text:p>
          </table:table-cell>
          <table:table-cell table:style-name="ce94" table:number-columns-repeated="2"/>
          <table:table-cell/>
        </table:table-row>
        <table:table-row table:style-name="ro2">
          <table:table-cell/>
          <table:table-cell table:style-name="ce95" office:value-type="string" calcext:value-type="string">
            <text:p>diane</text:p>
          </table:table-cell>
          <table:table-cell table:style-name="ce97"/>
          <table:table-cell table:style-name="ce94"/>
          <table:table-cell table:style-name="ce99" table:number-columns-repeated="2"/>
          <table:table-cell table:style-name="ce94" table:number-columns-repeated="2"/>
          <table:table-cell/>
        </table:table-row>
        <table:table-row table:style-name="ro2">
          <table:table-cell/>
          <table:table-cell table:style-name="ce95" office:value-type="string" calcext:value-type="string">
            <text:p>barber</text:p>
          </table:table-cell>
          <table:table-cell table:style-name="ce97"/>
          <table:table-cell table:style-name="ce94"/>
          <table:table-cell table:style-name="ce99" table:number-columns-repeated="2"/>
          <table:table-cell table:style-name="ce94" table:number-columns-repeated="2"/>
          <table:table-cell/>
        </table:table-row>
        <table:table-row table:style-name="ro2">
          <table:table-cell/>
          <table:table-cell table:style-name="ce95" office:value-type="string" calcext:value-type="string">
            <text:p>humidity</text:p>
          </table:table-cell>
          <table:table-cell table:style-name="ce97" office:value-type="string" calcext:value-type="string">
            <text:p>/hjuːˈmɪdəti/</text:p>
          </table:table-cell>
          <table:table-cell table:style-name="ce94" office:value-type="string" calcext:value-type="string">
            <text:p>Noun</text:p>
          </table:table-cell>
          <table:table-cell table:style-name="ce99" office:value-type="string" calcext:value-type="string">
            <text:p>1. the amount of water in the air</text:p>
          </table:table-cell>
          <table:table-cell table:style-name="ce99" office:value-type="string" calcext:value-type="string">
            <text:p>1. đổ ẩm trong không khí</text:p>
          </table:table-cell>
          <table:table-cell table:style-name="ce94" table:number-columns-repeated="2"/>
          <table:table-cell/>
        </table:table-row>
        <table:table-row table:style-name="ro2">
          <table:table-cell/>
          <table:table-cell table:style-name="ce95" office:value-type="string" calcext:value-type="string">
            <text:p>couch</text:p>
          </table:table-cell>
          <table:table-cell table:style-name="ce97" office:value-type="string" calcext:value-type="string">
            <text:p>/kaʊtʃ/</text:p>
          </table:table-cell>
          <table:table-cell table:style-name="ce94" office:value-type="string" calcext:value-type="string">
            <text:p>Noun</text:p>
          </table:table-cell>
          <table:table-cell table:style-name="ce99" office:value-type="string" calcext:value-type="string">
            <text:p>1. a long comfortable seat for two or more people to sit on</text:p>
          </table:table-cell>
          <table:table-cell table:style-name="ce99" office:value-type="string" calcext:value-type="string">
            <text:p>1. ghế dài</text:p>
          </table:table-cell>
          <table:table-cell table:style-name="ce94" table:number-columns-repeated="2"/>
          <table:table-cell/>
        </table:table-row>
        <table:table-row table:style-name="ro2">
          <table:table-cell/>
          <table:table-cell table:style-name="ce95" office:value-type="string" calcext:value-type="string">
            <text:p>Lucy Clarke</text:p>
          </table:table-cell>
          <table:table-cell table:style-name="ce97"/>
          <table:table-cell table:style-name="ce94"/>
          <table:table-cell table:style-name="ce99" table:number-columns-repeated="2"/>
          <table:table-cell table:style-name="ce94" table:number-columns-repeated="2"/>
          <table:table-cell/>
        </table:table-row>
        <table:table-row table:style-name="ro26">
          <table:table-cell/>
          <table:table-cell table:style-name="ce95" office:value-type="string" calcext:value-type="string">
            <text:p>domestic</text:p>
          </table:table-cell>
          <table:table-cell table:style-name="ce97" office:value-type="string" calcext:value-type="string">
            <text:p>/dəˈmestɪk/</text:p>
          </table:table-cell>
          <table:table-cell table:style-name="ce94" office:value-type="string" calcext:value-type="string">
            <text:p>Adjective</text:p>
          </table:table-cell>
          <table:table-cell table:style-name="ce99" office:value-type="string" calcext:value-type="string">
            <text:p>1. [usually before noun] of or inside a particular country; not foreign or international</text:p>
            <text:p>2. [only before noun] used in the home; connected with the home or family</text:p>
          </table:table-cell>
          <table:table-cell table:style-name="ce99" office:value-type="string" calcext:value-type="string">
            <text:p>1. trong nước, quốc nội</text:p>
            <text:p>2. thuộc gia đình</text:p>
          </table:table-cell>
          <table:table-cell table:style-name="ce94" table:number-columns-repeated="2"/>
          <table:table-cell/>
        </table:table-row>
        <table:table-row table:style-name="ro2">
          <table:table-cell/>
          <table:table-cell table:style-name="ce95" office:value-type="string" calcext:value-type="string">
            <text:p>episode</text:p>
          </table:table-cell>
          <table:table-cell table:style-name="ce97" office:value-type="string" calcext:value-type="string">
            <text:p>/ˈepɪsəʊd/</text:p>
          </table:table-cell>
          <table:table-cell table:style-name="ce94" office:value-type="string" calcext:value-type="string">
            <text:p>Noun</text:p>
          </table:table-cell>
          <table:table-cell table:style-name="ce99" office:value-type="string" calcext:value-type="string">
            <text:p>1. one part of a story that is broadcast on television or radio in several parts</text:p>
          </table:table-cell>
          <table:table-cell table:style-name="ce99" office:value-type="string" calcext:value-type="string">
            <text:p>1. tập phim</text:p>
          </table:table-cell>
          <table:table-cell table:style-name="ce94" table:number-columns-repeated="2"/>
          <table:table-cell/>
        </table:table-row>
        <table:table-row table:style-name="ro2">
          <table:table-cell/>
          <table:table-cell table:style-name="ce95" office:value-type="string" calcext:value-type="string">
            <text:p>flannel</text:p>
          </table:table-cell>
          <table:table-cell table:style-name="ce97" office:value-type="string" calcext:value-type="string">
            <text:p>/ˈflænl/</text:p>
          </table:table-cell>
          <table:table-cell table:style-name="ce94" office:value-type="string" calcext:value-type="string">
            <text:p>Adjective</text:p>
          </table:table-cell>
          <table:table-cell table:style-name="ce99" office:value-type="string" calcext:value-type="string">
            <text:p>1. [uncountable] a type of soft light cloth, containing cotton or wool, used for making clothes</text:p>
          </table:table-cell>
          <table:table-cell table:style-name="ce99" office:value-type="string" calcext:value-type="string">
            <text:p>1. vải flannel</text:p>
          </table:table-cell>
          <table:table-cell table:style-name="ce94" table:number-columns-repeated="2"/>
          <table:table-cell/>
        </table:table-row>
        <table:table-row table:style-name="ro27">
          <table:table-cell/>
          <table:table-cell table:style-name="ce95" office:value-type="string" calcext:value-type="string">
            <text:p>grill</text:p>
          </table:table-cell>
          <table:table-cell table:style-name="ce98" office:value-type="string" calcext:value-type="string">
            <text:p>/ɡrɪl/</text:p>
          </table:table-cell>
          <table:table-cell table:style-name="ce94" office:value-type="string" calcext:value-type="string">
            <text:p>Noun</text:p>
          </table:table-cell>
          <table:table-cell table:style-name="ce99" office:value-type="string" calcext:value-type="string">
            <text:p>1. (British English) the part of a cooker that directs heat downwards to cook food that is placed under it</text:p>
          </table:table-cell>
          <table:table-cell table:style-name="ce99" office:value-type="string" calcext:value-type="string">
            <text:p>1. vỉ nướng</text:p>
          </table:table-cell>
          <table:table-cell table:style-name="ce94" table:number-columns-repeated="2"/>
          <table:table-cell/>
        </table:table-row>
        <table:table-row table:style-name="ro28">
          <table:table-cell/>
          <table:table-cell table:style-name="ce95" office:value-type="string" calcext:value-type="string">
            <text:p>household</text:p>
          </table:table-cell>
          <table:table-cell table:style-name="ce98" office:value-type="string" calcext:value-type="string">
            <text:p>/ˈhaʊshəʊld/</text:p>
          </table:table-cell>
          <table:table-cell table:style-name="ce94" office:value-type="string" calcext:value-type="string">
            <text:p>Noun</text:p>
          </table:table-cell>
          <table:table-cell table:style-name="ce99" office:value-type="string" calcext:value-type="string">
            <text:p>all the people living together in a house or flat</text:p>
          </table:table-cell>
          <table:table-cell table:style-name="ce99" office:value-type="string" calcext:value-type="string">
            <text:p>gia đình</text:p>
          </table:table-cell>
          <table:table-cell table:style-name="ce94" table:number-columns-repeated="2"/>
          <table:table-cell/>
        </table:table-row>
        <table:table-row table:style-name="ro2" table:number-rows-repeated="8">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3" table:style-name="ta1">
        <table:table-column table:style-name="co13" table:default-cell-style-name="Default"/>
        <table:table-column table:style-name="co14" table:default-cell-style-name="ce92"/>
        <table:table-column table:style-name="co15" table:default-cell-style-name="ce92"/>
        <table:table-column table:style-name="co16" table:default-cell-style-name="ce92"/>
        <table:table-column table:style-name="co17" table:default-cell-style-name="ce92"/>
        <table:table-column table:style-name="co18" table:default-cell-style-name="ce92"/>
        <table:table-column table:style-name="co11" table:default-cell-style-name="ce92"/>
        <table:table-column table:style-name="co12" table:default-cell-style-name="ce92"/>
        <table:table-column table:style-name="co8" table:default-cell-style-name="Default"/>
        <table:table-row table:style-name="ro1" table:number-rows-repeated="2">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11">
          <table:table-cell/>
          <table:table-cell table:style-name="ce102" office:value-type="string" calcext:value-type="string">
            <text:p>Agreement (n)</text:p>
          </table:table-cell>
          <table:table-cell table:style-name="ce94" office:value-type="string" calcext:value-type="string">
            <text:p>/əˈɡriːmənt/</text:p>
          </table:table-cell>
          <table:table-cell table:style-name="ce94" office:value-type="string" calcext:value-type="string">
            <text:p>Noun</text:p>
          </table:table-cell>
          <table:table-cell table:style-name="ce95" office:value-type="string" calcext:value-type="string">
            <text:p>1. [countable] an arrangement, a promise or a contract made with somebody</text:p>
          </table:table-cell>
          <table:table-cell table:style-name="ce95" office:value-type="string" calcext:value-type="string">
            <text:p>1. hợp đồng, thỏa ước, hiệp nghị</text:p>
          </table:table-cell>
          <table:table-cell table:style-name="ce94" table:number-columns-repeated="2"/>
          <table:table-cell/>
        </table:table-row>
        <table:table-row table:style-name="ro21">
          <table:table-cell/>
          <table:table-cell table:style-name="ce102" office:value-type="string" calcext:value-type="string">
            <text:p>Agree (v)</text:p>
          </table:table-cell>
          <table:table-cell table:style-name="ce94" office:value-type="string" calcext:value-type="string">
            <text:p>/əˈɡriː/</text:p>
          </table:table-cell>
          <table:table-cell table:style-name="ce94" office:value-type="string" calcext:value-type="string">
            <text:p>Verb</text:p>
          </table:table-cell>
          <table:table-cell table:style-name="ce95" office:value-type="string" calcext:value-type="string">
            <text:p>1. <text:s/>[intransitive, transitive] to have the same opinion as somebody; to say that you have the same opinion</text:p>
          </table:table-cell>
          <table:table-cell table:style-name="ce95" office:value-type="string" calcext:value-type="string">
            <text:p>1. đồng ý, thỏa thuận</text:p>
          </table:table-cell>
          <table:table-cell table:style-name="ce94" table:number-columns-repeated="2"/>
          <table:table-cell/>
        </table:table-row>
        <table:table-row table:style-name="ro29">
          <table:table-cell/>
          <table:table-cell table:style-name="ce102" office:value-type="string" calcext:value-type="string">
            <text:p>Assurance (n)</text:p>
          </table:table-cell>
          <table:table-cell table:style-name="ce94" office:value-type="string" calcext:value-type="string">
            <text:p>UK /əˈʃʊərəns/ /əˈʃɔːrəns/</text:p>
            <text:p>US /əˈʃʊrəns/</text:p>
          </table:table-cell>
          <table:table-cell table:style-name="ce94" office:value-type="string" calcext:value-type="string">
            <text:p>Noun</text:p>
          </table:table-cell>
          <table:table-cell table:style-name="ce99" office:value-type="string" calcext:value-type="string">
            <text:p>1. [countable] a statement that something will certainly be true or will certainly happen, particularly when there has been doubt about it</text:p>
          </table:table-cell>
          <table:table-cell table:style-name="ce99" office:value-type="string" calcext:value-type="string">
            <text:p>1. sự chắc chắn</text:p>
          </table:table-cell>
          <table:table-cell table:style-name="ce94" table:number-columns-repeated="2"/>
          <table:table-cell/>
        </table:table-row>
        <table:table-row table:style-name="ro30">
          <table:table-cell/>
          <table:table-cell table:style-name="ce102" office:value-type="string" calcext:value-type="string">
            <text:p>Cancellation (n)</text:p>
          </table:table-cell>
          <table:table-cell table:style-name="ce94" office:value-type="string" calcext:value-type="string">
            <text:p>/ˌkænsəˈleɪʃn/</text:p>
          </table:table-cell>
          <table:table-cell table:style-name="ce94" office:value-type="string" calcext:value-type="string">
            <text:p>Noun</text:p>
          </table:table-cell>
          <table:table-cell table:style-name="ce99" office:value-type="string" calcext:value-type="string">
            <text:p>1. [uncountable, countable] a decision to stop something that has already been arranged from happening; a statement that something will not happen</text:p>
          </table:table-cell>
          <table:table-cell table:style-name="ce99" office:value-type="string" calcext:value-type="string">
            <text:p>1. sự hủy bỏ, sự hủy</text:p>
          </table:table-cell>
          <table:table-cell table:style-name="ce94" table:number-columns-repeated="2"/>
          <table:table-cell/>
        </table:table-row>
        <table:table-row table:style-name="ro31">
          <table:table-cell/>
          <table:table-cell table:style-name="ce102" office:value-type="string" calcext:value-type="string">
            <text:p>Determine (v)</text:p>
          </table:table-cell>
          <table:table-cell table:style-name="ce94" office:value-type="string" calcext:value-type="string">
            <text:p>/dɪˈtɜːmɪn/</text:p>
          </table:table-cell>
          <table:table-cell table:style-name="ce94" office:value-type="string" calcext:value-type="string">
            <text:p>Verb</text:p>
          </table:table-cell>
          <table:table-cell table:style-name="ce99" office:value-type="string" calcext:value-type="string">
            <text:p>1. [transitive] to discover the facts about something; to calculate something exactly</text:p>
            <text:p>2. [transitive] to make something happen in a particular way or be of a particular type</text:p>
            <text:p>3. [transitive] to officially decide and/or arrange something</text:p>
          </table:table-cell>
          <table:table-cell table:style-name="ce99" office:value-type="string" calcext:value-type="string">
            <text:p>1. xác định rõ, tính toán chính xác</text:p>
            <text:p>2.</text:p>
            <text:p>3. quyết định</text:p>
          </table:table-cell>
          <table:table-cell table:style-name="ce94" table:number-columns-repeated="2"/>
          <table:table-cell/>
        </table:table-row>
        <table:table-row table:style-name="ro32">
          <table:table-cell/>
          <table:table-cell table:style-name="ce102" office:value-type="string" calcext:value-type="string">
            <text:p>Engage (v)</text:p>
          </table:table-cell>
          <table:table-cell table:style-name="ce94" office:value-type="string" calcext:value-type="string">
            <text:p>/ɪnˈɡeɪdʒ/</text:p>
          </table:table-cell>
          <table:table-cell table:style-name="ce94" office:value-type="string" calcext:value-type="string">
            <text:p>Verb</text:p>
          </table:table-cell>
          <table:table-cell table:style-name="ce99"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99" office:value-type="string" calcext:value-type="string">
            <text:p>1. thu hút sự chú ý</text:p>
            <text:p>2. thuê một người làm một việc cụ thể, tham gia</text:p>
          </table:table-cell>
          <table:table-cell table:style-name="ce94" table:number-columns-repeated="2"/>
          <table:table-cell/>
        </table:table-row>
        <table:table-row table:style-name="ro22">
          <table:table-cell/>
          <table:table-cell table:style-name="ce102" office:value-type="string" calcext:value-type="string">
            <text:p>Establish (v)</text:p>
          </table:table-cell>
          <table:table-cell table:style-name="ce94" office:value-type="string" calcext:value-type="string">
            <text:p>/ɪˈstæblɪʃ/</text:p>
          </table:table-cell>
          <table:table-cell table:style-name="ce94" office:value-type="string" calcext:value-type="string">
            <text:p>Verb</text:p>
          </table:table-cell>
          <table:table-cell table:style-name="ce99" office:value-type="string" calcext:value-type="string">
            <text:p>1. establish something to start or create an organization, a system, etc. that is meant to last for a long time</text:p>
          </table:table-cell>
          <table:table-cell table:style-name="ce99" office:value-type="string" calcext:value-type="string">
            <text:p>1. thành lập một tổ chức</text:p>
          </table:table-cell>
          <table:table-cell table:style-name="ce94" table:number-columns-repeated="2"/>
          <table:table-cell/>
        </table:table-row>
        <table:table-row table:style-name="ro17">
          <table:table-cell/>
          <table:table-cell table:style-name="ce102" office:value-type="string" calcext:value-type="string">
            <text:p>Obligate</text:p>
          </table:table-cell>
          <table:table-cell table:style-name="ce94" office:value-type="string" calcext:value-type="string">
            <text:p>/ˈɒblɪɡeɪt/</text:p>
          </table:table-cell>
          <table:table-cell table:style-name="ce94" office:value-type="string" calcext:value-type="string">
            <text:p>Verb</text:p>
          </table:table-cell>
          <table:table-cell table:style-name="ce99" office:value-type="string" calcext:value-type="string">
            <text:p>to force someone to do something, or to make it necessary for someone to do something</text:p>
          </table:table-cell>
          <table:table-cell table:style-name="ce99" office:value-type="string" calcext:value-type="string">
            <text:p>bắt buộc; buộc</text:p>
          </table:table-cell>
          <table:table-cell table:style-name="ce94" table:number-columns-repeated="2"/>
          <table:table-cell/>
        </table:table-row>
        <table:table-row table:style-name="ro17">
          <table:table-cell/>
          <table:table-cell table:style-name="ce102" office:value-type="string" calcext:value-type="string">
            <text:p>Obligated</text:p>
          </table:table-cell>
          <table:table-cell table:style-name="ce94" office:value-type="string" calcext:value-type="string">
            <text:p>/ˈɒblɪɡeɪtɪd/</text:p>
          </table:table-cell>
          <table:table-cell table:style-name="ce94" office:value-type="string" calcext:value-type="string">
            <text:p>Adjective</text:p>
          </table:table-cell>
          <table:table-cell table:style-name="ce99" office:value-type="string" calcext:value-type="string">
            <text:p><text:span text:style-name="T1">obligated (to do something)</text:span> having a moral or legal duty to do something</text:p>
          </table:table-cell>
          <table:table-cell table:style-name="ce99" office:value-type="string" calcext:value-type="string">
            <text:p>có trách nhiệm, nghĩa vụ làm gì đó</text:p>
          </table:table-cell>
          <table:table-cell table:style-name="ce94" table:number-columns-repeated="2"/>
          <table:table-cell/>
        </table:table-row>
        <table:table-row table:style-name="ro33">
          <table:table-cell/>
          <table:table-cell table:style-name="ce102" office:value-type="string" calcext:value-type="string">
            <text:p>Party (n)</text:p>
          </table:table-cell>
          <table:table-cell table:style-name="ce94" office:value-type="string" calcext:value-type="string">
            <text:p>/ˈpɑːti/</text:p>
          </table:table-cell>
          <table:table-cell table:style-name="ce94" office:value-type="string" calcext:value-type="string">
            <text:p>Noun</text:p>
          </table:table-cell>
          <table:table-cell table:style-name="ce99" office:value-type="string" calcext:value-type="string">
            <text:p>1. [countable] (especially in compounds) a social occasion, often in a person’s home, at which people eat, drink, talk, dance and enjoy themselves</text:p>
            <text:p>2. [countable + singular or plural verb] a political organization that you can vote for in elections and whose members have the same aims and ideas</text:p>
          </table:table-cell>
          <table:table-cell table:style-name="ce99" office:value-type="string" calcext:value-type="string">
            <text:p>1. tiệc, buổi liên hoan</text:p>
          </table:table-cell>
          <table:table-cell table:style-name="ce94" table:number-columns-repeated="2"/>
          <table:table-cell/>
        </table:table-row>
        <table:table-row table:style-name="ro34">
          <table:table-cell/>
          <table:table-cell table:style-name="ce102" office:value-type="string" calcext:value-type="string">
            <text:p>Provision (n)</text:p>
          </table:table-cell>
          <table:table-cell table:style-name="ce97" office:value-type="string" calcext:value-type="string">
            <text:p>/prəˈvɪʒn/</text:p>
          </table:table-cell>
          <table:table-cell table:style-name="ce94" office:value-type="string" calcext:value-type="string">
            <text:p>Noun</text:p>
          </table:table-cell>
          <table:table-cell table:style-name="ce99" office:value-type="string" calcext:value-type="string">
            <text:p>1. [uncountable, countable, usually singular] the act of supplying somebody with something that they need or want; something that is supplied</text:p>
            <text:p>2. [uncountable, countable] provision for somebody/something preparations that you make for something that might or will happen in the future</text:p>
            <text:p>3. provisions</text:p>
            <text:p>[plural] supplies of food and drink, especially for a long journey</text:p>
            <text:p>4. [countable] a condition or an arrangement in a legal document</text:p>
          </table:table-cell>
          <table:table-cell table:style-name="ce99" office:value-type="string" calcext:value-type="string">
            <text:p>1. sự cung cấp, sự chu cấp</text:p>
            <text:p>2.</text:p>
            <text:p>3.</text:p>
            <text:p>4. điều khoản trong tài liệu</text:p>
          </table:table-cell>
          <table:table-cell table:style-name="ce105" office:value-type="string" calcext:value-type="string">
            <text:p>provision of contract</text:p>
          </table:table-cell>
          <table:table-cell table:style-name="ce94"/>
          <table:table-cell/>
        </table:table-row>
        <table:table-row table:style-name="ro16">
          <table:table-cell/>
          <table:table-cell table:style-name="ce102" office:value-type="string" calcext:value-type="string">
            <text:p>Resolve (v)</text:p>
          </table:table-cell>
          <table:table-cell table:style-name="ce97" office:value-type="string" calcext:value-type="string">
            <text:p>/rɪˈzɒlv/</text:p>
          </table:table-cell>
          <table:table-cell table:style-name="ce94" office:value-type="string" calcext:value-type="string">
            <text:p>Verb</text:p>
          </table:table-cell>
          <table:table-cell table:style-name="ce99" office:value-type="string" calcext:value-type="string">
            <text:p>1. [transitive] to find an acceptable solution to a problem or difficulty</text:p>
          </table:table-cell>
          <table:table-cell table:style-name="ce99" office:value-type="string" calcext:value-type="string">
            <text:p>1. giải quyết</text:p>
          </table:table-cell>
          <table:table-cell table:style-name="ce94" table:number-columns-repeated="2"/>
          <table:table-cell/>
        </table:table-row>
        <table:table-row table:style-name="ro35">
          <table:table-cell/>
          <table:table-cell table:style-name="ce102" office:value-type="string" calcext:value-type="string">
            <text:p>Specific (adj)</text:p>
            <text:p>particular</text:p>
          </table:table-cell>
          <table:table-cell table:style-name="ce97" office:value-type="string" calcext:value-type="string">
            <text:p>/spəˈsɪfɪk/</text:p>
          </table:table-cell>
          <table:table-cell table:style-name="ce94" office:value-type="string" calcext:value-type="string">
            <text:p>Adjective</text:p>
          </table:table-cell>
          <table:table-cell table:style-name="ce99" office:value-type="string" calcext:value-type="string">
            <text:p>1. [usually before noun] connected with one particular thing only</text:p>
            <text:p>2. detailed and exact</text:p>
          </table:table-cell>
          <table:table-cell table:style-name="ce99" office:value-type="string" calcext:value-type="string">
            <text:p>2. chi tiết, chính xác</text:p>
          </table:table-cell>
          <table:table-cell table:style-name="ce94" table:number-columns-repeated="2"/>
          <table:table-cell/>
        </table:table-row>
        <table:table-row table:style-name="ro36">
          <table:table-cell/>
          <table:table-cell table:style-name="ce102" office:value-type="string" calcext:value-type="string">
            <text:p>Bargain (n)</text:p>
          </table:table-cell>
          <table:table-cell table:style-name="ce97" office:value-type="string" calcext:value-type="string">
            <text:p>/ˈbɑːɡən/</text:p>
          </table:table-cell>
          <table:table-cell table:style-name="ce94" office:value-type="string" calcext:value-type="string">
            <text:p>Noun</text:p>
          </table:table-cell>
          <table:table-cell table:style-name="ce99" office:value-type="string" calcext:value-type="string">
            <text:p>1. a thing bought for less than the usual price</text:p>
            <text:p>2. an agreement between two or more people or groups, to do something for each other</text:p>
          </table:table-cell>
          <table:table-cell table:style-name="ce99" office:value-type="string" calcext:value-type="string">
            <text:p>1. món hời</text:p>
          </table:table-cell>
          <table:table-cell table:style-name="ce94" table:number-columns-repeated="2"/>
          <table:table-cell/>
        </table:table-row>
        <table:table-row table:style-name="ro37">
          <table:table-cell/>
          <table:table-cell table:style-name="ce102" office:value-type="string" calcext:value-type="string">
            <text:p>Bear (v)</text:p>
          </table:table-cell>
          <table:table-cell table:style-name="ce97" office:value-type="string" calcext:value-type="string">
            <text:p>/beə(r)/</text:p>
          </table:table-cell>
          <table:table-cell table:style-name="ce94" office:value-type="string" calcext:value-type="string">
            <text:p>Verb</text:p>
          </table:table-cell>
          <table:table-cell table:style-name="ce99" office:value-type="string" calcext:value-type="string">
            <text:p>1. (used especially with can/could in negative sentences and questions) to be able to accept and deal with something unpleasant</text:p>
          </table:table-cell>
          <table:table-cell table:style-name="ce99" office:value-type="string" calcext:value-type="string">
            <text:p>1. chịu đựng</text:p>
          </table:table-cell>
          <table:table-cell table:style-name="ce94" table:number-columns-repeated="2"/>
          <table:table-cell/>
        </table:table-row>
        <table:table-row table:style-name="ro38">
          <table:table-cell/>
          <table:table-cell table:style-name="ce102" office:value-type="string" calcext:value-type="string">
            <text:p>Behaviour (n)</text:p>
          </table:table-cell>
          <table:table-cell table:style-name="ce97" office:value-type="string" calcext:value-type="string">
            <text:p>/bɪˈheɪvjə(r)/</text:p>
          </table:table-cell>
          <table:table-cell table:style-name="ce94" office:value-type="string" calcext:value-type="string">
            <text:p>Noun</text:p>
          </table:table-cell>
          <table:table-cell table:style-name="ce99" office:value-type="string" calcext:value-type="string">
            <text:p>1. [uncountable] the way that somebody behaves, especially towards other people</text:p>
          </table:table-cell>
          <table:table-cell table:style-name="ce99" office:value-type="string" calcext:value-type="string">
            <text:p>1. cách ứng xử</text:p>
          </table:table-cell>
          <table:table-cell table:style-name="ce94" table:number-columns-repeated="2"/>
          <table:table-cell/>
        </table:table-row>
        <table:table-row table:style-name="ro39">
          <table:table-cell/>
          <table:table-cell table:style-name="ce102" office:value-type="string" calcext:value-type="string">
            <text:p>Checkout (n)</text:p>
          </table:table-cell>
          <table:table-cell table:style-name="ce97" office:value-type="string" calcext:value-type="string">
            <text:p>/ˈtʃekaʊt/</text:p>
          </table:table-cell>
          <table:table-cell table:style-name="ce94" office:value-type="string" calcext:value-type="string">
            <text:p>Noun</text:p>
          </table:table-cell>
          <table:table-cell table:style-name="ce99" office:value-type="string" calcext:value-type="string">
            <text:p>1. [countable] the place where you pay for the things that you are buying in a supermarket</text:p>
            <text:p>2. [uncountable] the time when you leave a hotel at the end of your stay</text:p>
          </table:table-cell>
          <table:table-cell table:style-name="ce99" office:value-type="string" calcext:value-type="string">
            <text:p>2. thời gian mà bạn dời khách sạn</text:p>
          </table:table-cell>
          <table:table-cell table:style-name="ce94" table:number-columns-repeated="2"/>
          <table:table-cell/>
        </table:table-row>
        <table:table-row table:style-name="ro40">
          <table:table-cell/>
          <table:table-cell table:style-name="ce102" office:value-type="string" calcext:value-type="string">
            <text:p>Comfort (v,n)</text:p>
          </table:table-cell>
          <table:table-cell table:style-name="ce97" office:value-type="string" calcext:value-type="string">
            <text:p>UK /ˈkʌmfət/</text:p>
            <text:p>US /ˈkʌmfərt/</text:p>
          </table:table-cell>
          <table:table-cell table:style-name="ce94" office:value-type="string" calcext:value-type="string">
            <text:p>Noun</text:p>
          </table:table-cell>
          <table:table-cell table:style-name="ce99" office:value-type="string" calcext:value-type="string">
            <text:p>1. [uncountable] the state of being physically relaxed and free from pain; the state of having a pleasant life, with everything that you need</text:p>
            <text:p/>
            <text:p/>
          </table:table-cell>
          <table:table-cell table:style-name="ce99" office:value-type="string" calcext:value-type="string">
            <text:p>1. sự an nhàn, sung túc</text:p>
          </table:table-cell>
          <table:table-cell table:style-name="ce94" table:number-columns-repeated="2"/>
          <table:table-cell/>
        </table:table-row>
        <table:table-row table:style-name="ro41">
          <table:table-cell/>
          <table:table-cell table:style-name="ce102" office:value-type="string" calcext:value-type="string">
            <text:p>Expand (v)</text:p>
          </table:table-cell>
          <table:table-cell table:style-name="ce97" office:value-type="string" calcext:value-type="string">
            <text:p>UK /ɪkˈspænd/</text:p>
            <text:p>US /ɪkˈspænd/</text:p>
          </table:table-cell>
          <table:table-cell table:style-name="ce94" office:value-type="string" calcext:value-type="string">
            <text:p>Verb</text:p>
          </table:table-cell>
          <table:table-cell table:style-name="ce99" office:value-type="string" calcext:value-type="string">
            <text:p>1. [intransitive, transitive] to become greater in size, number or importance; to make something greater in size, number or importance</text:p>
          </table:table-cell>
          <table:table-cell table:style-name="ce99" office:value-type="string" calcext:value-type="string">
            <text:p>1. trải ra, mở rộng</text:p>
          </table:table-cell>
          <table:table-cell table:style-name="ce94" table:number-columns-repeated="2"/>
          <table:table-cell/>
        </table:table-row>
        <table:table-row table:style-name="ro40">
          <table:table-cell/>
          <table:table-cell table:style-name="ce102" office:value-type="string" calcext:value-type="string">
            <text:p>Explore (v)</text:p>
          </table:table-cell>
          <table:table-cell table:style-name="ce97" office:value-type="string" calcext:value-type="string">
            <text:p>UK /ɪkˈsplɔː(r)/</text:p>
            <text:p>US /ɪkˈsplɔːr/</text:p>
          </table:table-cell>
          <table:table-cell table:style-name="ce94" office:value-type="string" calcext:value-type="string">
            <text:p>Verb</text:p>
          </table:table-cell>
          <table:table-cell table:style-name="ce99" office:value-type="string" calcext:value-type="string">
            <text:p>1. [intransitive, transitive] to travel to or around an area or a country in order to learn about it</text:p>
            <text:p>2. [transitive] explore something to examine a subject or a possibility completely or carefully in order to find out more about it</text:p>
          </table:table-cell>
          <table:table-cell table:style-name="ce99" office:value-type="string" calcext:value-type="string">
            <text:p>1. thám hiểm</text:p>
            <text:p>2. khảo sát</text:p>
          </table:table-cell>
          <table:table-cell table:style-name="ce94" table:number-columns-repeated="2"/>
          <table:table-cell/>
        </table:table-row>
        <table:table-row table:style-name="ro42">
          <table:table-cell/>
          <table:table-cell table:style-name="ce102" office:value-type="string" calcext:value-type="string">
            <text:p>Item (n)</text:p>
          </table:table-cell>
          <table:table-cell table:style-name="ce97" office:value-type="string" calcext:value-type="string">
            <text:p>UK /ˈaɪtəm/</text:p>
            <text:p>US /ˈaɪtəm/</text:p>
          </table:table-cell>
          <table:table-cell table:style-name="ce94" office:value-type="string" calcext:value-type="string">
            <text:p>Noun</text:p>
          </table:table-cell>
          <table:table-cell table:style-name="ce99" office:value-type="string" calcext:value-type="string">
            <text:p>1. one thing on a list of things to buy, do, talk about, etc.</text:p>
          </table:table-cell>
          <table:table-cell table:style-name="ce99" office:value-type="string" calcext:value-type="string">
            <text:p>1. đồ vật</text:p>
          </table:table-cell>
          <table:table-cell table:style-name="ce94" table:number-columns-repeated="2"/>
          <table:table-cell/>
        </table:table-row>
        <table:table-row table:style-name="ro2">
          <table:table-cell/>
          <table:table-cell table:style-name="ce102" office:value-type="string" calcext:value-type="string">
            <text:p>Mandatory (adj)</text:p>
          </table:table-cell>
          <table:table-cell table:style-name="ce97" office:value-type="string" calcext:value-type="string">
            <text:p>UK /ˈmændətəri/ /mænˈdeɪtəri/</text:p>
            <text:p>US /ˈmændətɔːri/</text:p>
          </table:table-cell>
          <table:table-cell table:style-name="ce94" office:value-type="string" calcext:value-type="string">
            <text:p>Adjective</text:p>
          </table:table-cell>
          <table:table-cell table:style-name="ce99" office:value-type="string" calcext:value-type="string">
            <text:p>required by law</text:p>
          </table:table-cell>
          <table:table-cell table:style-name="ce99" office:value-type="string" calcext:value-type="string">
            <text:p>bắt buộc</text:p>
          </table:table-cell>
          <table:table-cell table:style-name="ce94" table:number-columns-repeated="2"/>
          <table:table-cell/>
        </table:table-row>
        <table:table-row table:style-name="ro43">
          <table:table-cell/>
          <table:table-cell table:style-name="ce102" office:value-type="string" calcext:value-type="string">
            <text:p>Merchandise (n)</text:p>
          </table:table-cell>
          <table:table-cell table:style-name="ce97" office:value-type="string" calcext:value-type="string">
            <text:p>UK /ˈmɜːtʃəndaɪs/, /ˈmɜːtʃəndaɪz/</text:p>
            <text:p>US /ˈmɜːrtʃəndaɪs/, /ˈmɜːrtʃəndaɪz/</text:p>
          </table:table-cell>
          <table:table-cell table:style-name="ce94" office:value-type="string" calcext:value-type="string">
            <text:p>Noun</text:p>
          </table:table-cell>
          <table:table-cell table:style-name="ce99" office:value-type="string" calcext:value-type="string">
            <text:p>1. (formal) goods that are bought or sold; goods that are for sale in a shop</text:p>
          </table:table-cell>
          <table:table-cell table:style-name="ce99" office:value-type="string" calcext:value-type="string">
            <text:p>1. hàng hóa</text:p>
          </table:table-cell>
          <table:table-cell table:style-name="ce94" table:number-columns-repeated="2"/>
          <table:table-cell/>
        </table:table-row>
        <table:table-row table:style-name="ro44">
          <table:table-cell/>
          <table:table-cell table:style-name="ce102" office:value-type="string" calcext:value-type="string">
            <text:p>Strictly (adv)</text:p>
          </table:table-cell>
          <table:table-cell table:style-name="ce97" office:value-type="string" calcext:value-type="string">
            <text:p>UK /ˈstrɪktli/</text:p>
            <text:p>US /ˈstrɪktli/</text:p>
          </table:table-cell>
          <table:table-cell table:style-name="ce94" office:value-type="string" calcext:value-type="string">
            <text:p>Adverb</text:p>
          </table:table-cell>
          <table:table-cell table:style-name="ce99" office:value-type="string" calcext:value-type="string">
            <text:p>1. with a lot of control and rules that must be obeyed</text:p>
          </table:table-cell>
          <table:table-cell table:style-name="ce99" office:value-type="string" calcext:value-type="string">
            <text:p>1. các luật lệ, nội quy cần tuân theo</text:p>
          </table:table-cell>
          <table:table-cell table:style-name="ce94" table:number-columns-repeated="2"/>
          <table:table-cell/>
        </table:table-row>
        <table:table-row table:style-name="ro18">
          <table:table-cell/>
          <table:table-cell table:style-name="ce102" office:value-type="string" calcext:value-type="string">
            <text:p>Trend (n)</text:p>
          </table:table-cell>
          <table:table-cell table:style-name="ce97" office:value-type="string" calcext:value-type="string">
            <text:p>UK /trend/</text:p>
          </table:table-cell>
          <table:table-cell table:style-name="ce94" office:value-type="string" calcext:value-type="string">
            <text:p>Noun</text:p>
          </table:table-cell>
          <table:table-cell table:style-name="ce99" office:value-type="string" calcext:value-type="string">
            <text:p>a general direction in which a situation is changing or developing</text:p>
          </table:table-cell>
          <table:table-cell table:style-name="ce99" office:value-type="string" calcext:value-type="string">
            <text:p>xu hướng</text:p>
          </table:table-cell>
          <table:table-cell table:style-name="ce94" table:number-columns-repeated="2"/>
          <table:table-cell/>
        </table:table-row>
        <table:table-row table:style-name="ro2" table:number-rows-repeated="12">
          <table:table-cell/>
          <table:table-cell table:style-name="ce95"/>
          <table:table-cell table:style-name="ce98"/>
          <table:table-cell table:style-name="ce94"/>
          <table:table-cell table:style-name="ce99" table:number-columns-repeated="2"/>
          <table:table-cell table:style-name="ce94" table:number-columns-repeated="2"/>
          <table:table-cell/>
        </table:table-row>
        <table:table-row table:style-name="ro28">
          <table:table-cell/>
          <table:table-cell table:style-name="ce95"/>
          <table:table-cell table:style-name="ce98"/>
          <table:table-cell table:style-name="ce103"/>
          <table:table-cell table:style-name="ce104" table:number-columns-repeated="2"/>
          <table:table-cell table:style-name="ce94" table:number-columns-repeated="2"/>
          <table:table-cell/>
        </table:table-row>
        <table:table-row table:style-name="ro2" table:number-rows-repeated="8">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025" table:style-name="ta1">
        <table:table-column table:style-name="co19" table:default-cell-style-name="Default"/>
        <table:table-column table:style-name="co2" table:default-cell-style-name="ce92"/>
        <table:table-column table:style-name="co20" table:default-cell-style-name="ce92"/>
        <table:table-column table:style-name="co16" table:default-cell-style-name="ce92"/>
        <table:table-column table:style-name="co21" table:default-cell-style-name="ce92"/>
        <table:table-column table:style-name="co18"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02" office:value-type="string" calcext:value-type="string">
            <text:p>facility</text:p>
          </table:table-cell>
          <table:table-cell table:style-name="ce94" office:value-type="string" calcext:value-type="string">
            <text:p>UK /fəˈsɪləti/</text:p>
            <text:p>US /fəˈsɪləti/</text:p>
          </table:table-cell>
          <table:table-cell table:style-name="ce94" office:value-type="string" calcext:value-type="string">
            <text:p>Noun</text:p>
          </table:table-cell>
          <table:table-cell table:style-name="ce95" office:value-type="string" calcext:value-type="string">
            <text:p>1. facilities</text:p>
            <text:p>[plural] buildings, services, equipment, etc. that are provided for a particular purpose</text:p>
            <text:p>2. [countable] a place, usually including buildings, used for a particular purpose or activity</text:p>
          </table:table-cell>
          <table:table-cell table:style-name="ce95" office:value-type="string" calcext:value-type="string">
            <text:p>1. trang thiết bị</text:p>
          </table:table-cell>
          <table:table-cell table:style-name="ce94" table:number-columns-repeated="2"/>
          <table:table-cell/>
        </table:table-row>
        <table:table-row table:style-name="ro18">
          <table:table-cell/>
          <table:table-cell table:style-name="ce102" office:value-type="string" calcext:value-type="string">
            <text:p>accessible</text:p>
          </table:table-cell>
          <table:table-cell table:style-name="ce94" office:value-type="string" calcext:value-type="string">
            <text:p>UK /əkˈsesəbl/</text:p>
            <text:p>US /əkˈsesəbl/</text:p>
          </table:table-cell>
          <table:table-cell table:style-name="ce94" office:value-type="string" calcext:value-type="string">
            <text:p>Adjective</text:p>
          </table:table-cell>
          <table:table-cell table:style-name="ce95" office:value-type="string" calcext:value-type="string">
            <text:p>1. that can be reached, entered, used, seen, etc.</text:p>
          </table:table-cell>
          <table:table-cell table:style-name="ce95" office:value-type="string" calcext:value-type="string">
            <text:p>1. có thể tới được</text:p>
          </table:table-cell>
          <table:table-cell table:style-name="ce94" table:number-columns-repeated="2"/>
          <table:table-cell/>
        </table:table-row>
        <table:table-row table:style-name="ro46">
          <table:table-cell/>
          <table:table-cell table:style-name="ce102" office:value-type="string" calcext:value-type="string">
            <text:p>accommodate</text:p>
          </table:table-cell>
          <table:table-cell table:style-name="ce94" office:value-type="string" calcext:value-type="string">
            <text:p>UK /əˈkɒmədeɪt/</text:p>
            <text:p>US /əˈkɑːmədeɪt/</text:p>
          </table:table-cell>
          <table:table-cell table:style-name="ce94" office:value-type="string" calcext:value-type="string">
            <text:p>Verb</text:p>
          </table:table-cell>
          <table:table-cell table:style-name="ce99" office:value-type="string" calcext:value-type="string">
            <text:p>1. [transitive] accommodate somebody to provide somebody with a room or place to sleep, live or sit</text:p>
            <text:p>2. [transitive] accommodate somebody/something to provide enough space for somebody/something</text:p>
            <text:p>3. [transitive] accommodate something (formal) to consider something such as somebody’s opinion or a fact and be influenced by it when you are deciding what to do or explaining something</text:p>
          </table:table-cell>
          <table:table-cell table:style-name="ce99" office:value-type="string" calcext:value-type="string">
            <text:p>1.</text:p>
            <text:p>2.</text:p>
            <text:p>3. điều tiết, điều chỉnh cho phù hợp</text:p>
          </table:table-cell>
          <table:table-cell table:style-name="ce94" table:number-columns-repeated="2"/>
          <table:table-cell/>
        </table:table-row>
        <table:table-row table:style-name="ro31">
          <table:table-cell/>
          <table:table-cell table:style-name="ce102" office:value-type="string" calcext:value-type="string">
            <text:p>accommodation</text:p>
          </table:table-cell>
          <table:table-cell table:style-name="ce94" office:value-type="string" calcext:value-type="string">
            <text:p>UK /əˈkɒmədeɪt/ </text:p>
          </table:table-cell>
          <table:table-cell table:style-name="ce94" office:value-type="string" calcext:value-type="string">
            <text:p>Noun</text:p>
          </table:table-cell>
          <table:table-cell table:style-name="ce106" office:value-type="string" calcext:value-type="string">
            <text:p>1. [uncountable] (British English) a place to live, work or stay in</text:p>
            <text:p>2. [plural] (North American English) somewhere to live or stay, often also providing food or other services</text:p>
            <text:p>3. [countable, uncountable] (formal) an agreement or arrangement between people or groups with different opinions that is acceptable to everyone; the process of reaching this agreement</text:p>
          </table:table-cell>
          <table:table-cell table:style-name="ce99" office:value-type="string" calcext:value-type="string">
            <text:p>1.</text:p>
            <text:p>2.</text:p>
            <text:p>3. sự phù hợp</text:p>
          </table:table-cell>
          <table:table-cell table:style-name="ce94" table:number-columns-repeated="2"/>
          <table:table-cell/>
        </table:table-row>
        <table:table-row table:style-name="ro47">
          <table:table-cell/>
          <table:table-cell table:style-name="ce102" office:value-type="string" calcext:value-type="string">
            <text:p>administration</text:p>
          </table:table-cell>
          <table:table-cell table:style-name="ce99" office:value-type="string" calcext:value-type="string">
            <text:p>UK /ədˌmɪnɪˈstreɪʃn/</text:p>
          </table:table-cell>
          <table:table-cell table:style-name="ce99" office:value-type="string" calcext:value-type="string">
            <text:p>Noun</text:p>
          </table:table-cell>
          <table:table-cell table:style-name="ce99" office:value-type="string" calcext:value-type="string">
            <text:p>1. [uncountable] the activities that are done in order to plan, organize and run a business, school or other institution</text:p>
            <text:p>2. [countable] the government of a country, especially the US</text:p>
          </table:table-cell>
          <table:table-cell table:style-name="ce99" office:value-type="string" calcext:value-type="string">
            <text:p>1. sự quản lí, sự điều chỉnh kế hoạch</text:p>
          </table:table-cell>
          <table:table-cell table:style-name="ce99" table:number-columns-repeated="2"/>
          <table:table-cell/>
        </table:table-row>
        <table:table-row table:style-name="ro14">
          <table:table-cell/>
          <table:table-cell table:style-name="ce102" office:value-type="string" calcext:value-type="string">
            <text:p>advantageous</text:p>
          </table:table-cell>
          <table:table-cell table:style-name="ce99" office:value-type="string" calcext:value-type="string">
            <text:p>UK /ˌædvənˈteɪdʒəs/</text:p>
          </table:table-cell>
          <table:table-cell table:style-name="ce99" office:value-type="string" calcext:value-type="string">
            <text:p>Adjective</text:p>
          </table:table-cell>
          <table:table-cell table:style-name="ce99" office:value-type="string" calcext:value-type="string">
            <text:p>advantageous (to somebody) good or useful in a particular situation</text:p>
          </table:table-cell>
          <table:table-cell table:style-name="ce99" office:value-type="string" calcext:value-type="string">
            <text:p>có lợi</text:p>
          </table:table-cell>
          <table:table-cell table:style-name="ce99" table:number-columns-repeated="2"/>
          <table:table-cell/>
        </table:table-row>
        <table:table-row table:style-name="ro22">
          <table:table-cell/>
          <table:table-cell table:style-name="ce102" office:value-type="string" calcext:value-type="string">
            <text:p>affordable</text:p>
          </table:table-cell>
          <table:table-cell table:style-name="ce99" office:value-type="string" calcext:value-type="string">
            <text:p>UK /əˈfɔːdəbl/</text:p>
            <text:p>US /əˈfɔːrdəbl/</text:p>
          </table:table-cell>
          <table:table-cell table:style-name="ce99" office:value-type="string" calcext:value-type="string">
            <text:p>Adjective</text:p>
          </table:table-cell>
          <table:table-cell table:style-name="ce99" office:value-type="string" calcext:value-type="string">
            <text:p>cheap enough that people can afford to pay it or buy it</text:p>
          </table:table-cell>
          <table:table-cell table:style-name="ce99" office:value-type="string" calcext:value-type="string">
            <text:p>có thể chi trả</text:p>
          </table:table-cell>
          <table:table-cell table:style-name="ce99" table:number-columns-repeated="2"/>
          <table:table-cell/>
        </table:table-row>
        <table:table-row table:style-name="ro17">
          <table:table-cell/>
          <table:table-cell table:style-name="ce102" office:value-type="string" calcext:value-type="string">
            <text:p>agricultural</text:p>
          </table:table-cell>
          <table:table-cell table:style-name="ce99" office:value-type="string" calcext:value-type="string">
            <text:p>UK /ˌæɡrɪˈkʌltʃərəl/</text:p>
          </table:table-cell>
          <table:table-cell table:style-name="ce99" office:value-type="string" calcext:value-type="string">
            <text:p>Adjective</text:p>
          </table:table-cell>
          <table:table-cell table:style-name="ce99" office:value-type="string" calcext:value-type="string">
            <text:p>connected with the science or practice of farming</text:p>
          </table:table-cell>
          <table:table-cell table:style-name="ce99" office:value-type="string" calcext:value-type="string">
            <text:p>liên quan đến khoa học nông nghiệp</text:p>
          </table:table-cell>
          <table:table-cell table:style-name="ce99" table:number-columns-repeated="2"/>
          <table:table-cell/>
        </table:table-row>
        <table:table-row table:style-name="ro17">
          <table:table-cell/>
          <table:table-cell table:style-name="ce102"/>
          <table:table-cell table:style-name="ce94" table:number-columns-repeated="2"/>
          <table:table-cell table:style-name="ce99" table:number-columns-repeated="2"/>
          <table:table-cell table:style-name="ce94" table:number-columns-repeated="2"/>
          <table:table-cell/>
        </table:table-row>
        <table:table-row table:style-name="ro48">
          <table:table-cell/>
          <table:table-cell table:style-name="ce102"/>
          <table:table-cell table:style-name="ce94" table:number-columns-repeated="2"/>
          <table:table-cell table:style-name="ce99" table:number-columns-repeated="2"/>
          <table:table-cell table:style-name="ce94" table:number-columns-repeated="2"/>
          <table:table-cell/>
        </table:table-row>
        <table:table-row table:style-name="ro41">
          <table:table-cell/>
          <table:table-cell table:style-name="ce102"/>
          <table:table-cell table:style-name="ce97"/>
          <table:table-cell table:style-name="ce94"/>
          <table:table-cell table:style-name="ce99" table:number-columns-repeated="2"/>
          <table:table-cell table:style-name="ce94" table:number-columns-repeated="2"/>
          <table:table-cell/>
        </table:table-row>
        <table:table-row table:style-name="ro16">
          <table:table-cell/>
          <table:table-cell table:style-name="ce102"/>
          <table:table-cell table:style-name="ce97"/>
          <table:table-cell table:style-name="ce94"/>
          <table:table-cell table:style-name="ce99" table:number-columns-repeated="2"/>
          <table:table-cell table:style-name="ce94" table:number-columns-repeated="2"/>
          <table:table-cell/>
        </table:table-row>
        <table:table-row table:style-name="ro49">
          <table:table-cell/>
          <table:table-cell table:style-name="ce102"/>
          <table:table-cell table:style-name="ce97"/>
          <table:table-cell table:style-name="ce94"/>
          <table:table-cell table:style-name="ce99" table:number-columns-repeated="2"/>
          <table:table-cell table:style-name="ce94" table:number-columns-repeated="2"/>
          <table:table-cell/>
        </table:table-row>
        <table:table-row table:style-name="ro2" table:number-rows-repeated="2">
          <table:table-cell/>
          <table:table-cell table:style-name="ce102"/>
          <table:table-cell table:style-name="ce97"/>
          <table:table-cell table:style-name="ce94"/>
          <table:table-cell table:style-name="ce99" table:number-columns-repeated="2"/>
          <table:table-cell table:style-name="ce94" table:number-columns-repeated="2"/>
          <table:table-cell/>
        </table:table-row>
        <table:table-row table:style-name="ro2" table:number-rows-repeated="10">
          <table:table-cell/>
          <table:table-cell table:style-name="ce102"/>
          <table:table-cell table:style-name="ce98"/>
          <table:table-cell table:style-name="ce94"/>
          <table:table-cell table:style-name="ce99" table:number-columns-repeated="2"/>
          <table:table-cell table:style-name="ce94" table:number-columns-repeated="2"/>
          <table:table-cell/>
        </table:table-row>
        <table:table-row table:style-name="ro2" table:number-rows-repeated="12">
          <table:table-cell/>
          <table:table-cell table:style-name="ce95"/>
          <table:table-cell table:style-name="ce98"/>
          <table:table-cell table:style-name="ce94"/>
          <table:table-cell table:style-name="ce99" table:number-columns-repeated="2"/>
          <table:table-cell table:style-name="ce94" table:number-columns-repeated="2"/>
          <table:table-cell/>
        </table:table-row>
        <table:table-row table:style-name="ro28">
          <table:table-cell/>
          <table:table-cell table:style-name="ce95"/>
          <table:table-cell table:style-name="ce98"/>
          <table:table-cell table:style-name="ce103"/>
          <table:table-cell table:style-name="ce104" table:number-columns-repeated="2"/>
          <table:table-cell table:style-name="ce94" table:number-columns-repeated="2"/>
          <table:table-cell/>
        </table:table-row>
        <table:table-row table:style-name="ro2" table:number-rows-repeated="8">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24">
          <table:table-cell table:number-columns-repeated="9"/>
        </table:table-row>
        <table:table-row table:style-name="ro1">
          <table:table-cell table:number-columns-repeated="9"/>
        </table:table-row>
      </table:table>
      <table:table table:name="241028" table:style-name="ta2">
        <table:table-column table:style-name="co19" table:default-cell-style-name="Default"/>
        <table:table-column table:style-name="co2" table:default-cell-style-name="ce92"/>
        <table:table-column table:style-name="co20" table:default-cell-style-name="ce92"/>
        <table:table-column table:style-name="co16" table:default-cell-style-name="ce92"/>
        <table:table-column table:style-name="co21" table:default-cell-style-name="ce92"/>
        <table:table-column table:style-name="co18"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02" office:value-type="string" calcext:value-type="string">
            <text:p>versatile</text:p>
          </table:table-cell>
          <table:table-cell table:style-name="ce94" office:value-type="string" calcext:value-type="string">
            <text:p>UK /ˈvɜːsətaɪl/</text:p>
            <text:p>US /ˈvɜːrsətl/</text:p>
          </table:table-cell>
          <table:table-cell table:style-name="ce94" office:value-type="string" calcext:value-type="string">
            <text:p>Adjective</text:p>
          </table:table-cell>
          <table:table-cell table:style-name="ce95" office:value-type="string" calcext:value-type="string">
            <text:p>1. (of a person) able to do many different things</text:p>
            <text:p>2. (of food, a building, etc.) having many different uses</text:p>
          </table:table-cell>
          <table:table-cell table:style-name="ce95"/>
          <table:table-cell table:style-name="ce94" table:number-columns-repeated="2"/>
          <table:table-cell/>
        </table:table-row>
        <table:table-row table:style-name="ro18">
          <table:table-cell/>
          <table:table-cell table:style-name="ce102" office:value-type="string" calcext:value-type="string">
            <text:p>venture</text:p>
          </table:table-cell>
          <table:table-cell table:style-name="ce94" office:value-type="string" calcext:value-type="string">
            <text:p>UK /ˈventʃə(r)/</text:p>
            <text:p>US /ˈventʃər/</text:p>
          </table:table-cell>
          <table:table-cell table:style-name="ce94" office:value-type="string" calcext:value-type="string">
            <text:p>Noun</text:p>
          </table:table-cell>
          <table:table-cell table:style-name="ce95" office:value-type="string" calcext:value-type="string">
            <text:p>a business project or activity, especially one that involves taking risks</text:p>
          </table:table-cell>
          <table:table-cell table:style-name="ce95"/>
          <table:table-cell table:style-name="ce94" table:number-columns-repeated="2"/>
          <table:table-cell/>
        </table:table-row>
        <table:table-row table:style-name="ro46">
          <table:table-cell/>
          <table:table-cell table:style-name="ce102" office:value-type="string" calcext:value-type="string">
            <text:p>Rodriguez</text:p>
          </table:table-cell>
          <table:table-cell table:style-name="ce94" office:value-type="string" calcext:value-type="string">
            <text:p>Roh-gree-gehz</text:p>
          </table:table-cell>
          <table:table-cell table:style-name="ce94"/>
          <table:table-cell table:style-name="ce99" table:number-columns-repeated="2"/>
          <table:table-cell table:style-name="ce94" table:number-columns-repeated="2"/>
          <table:table-cell/>
        </table:table-row>
        <table:table-row table:style-name="ro31">
          <table:table-cell/>
          <table:table-cell table:style-name="ce102" office:value-type="string" calcext:value-type="string">
            <text:p>Man-bun</text:p>
          </table:table-cell>
          <table:table-cell table:style-name="ce94" office:value-type="string" calcext:value-type="string">
            <text:p>UK  /ˈmæn ˌbʌn/</text:p>
            <text:p>US /ˈmæn ˌbʌn/</text:p>
          </table:table-cell>
          <table:table-cell table:style-name="ce94" office:value-type="string" calcext:value-type="string">
            <text:p>Noun</text:p>
          </table:table-cell>
          <table:table-cell table:style-name="ce109" office:value-type="string" calcext:value-type="string">
            <text:p>a hairstyle for men in which some or all of the hair is pulled together to form a round shape at the back or on top of the head</text:p>
          </table:table-cell>
          <table:table-cell table:style-name="ce99"/>
          <table:table-cell table:style-name="ce94" table:number-columns-repeated="2"/>
          <table:table-cell/>
        </table:table-row>
        <table:table-row table:style-name="ro47">
          <table:table-cell/>
          <table:table-cell table:style-name="ce102" office:value-type="string" calcext:value-type="string">
            <text:p>breezy</text:p>
          </table:table-cell>
          <table:table-cell table:style-name="ce99" office:value-type="string" calcext:value-type="string">
            <text:p>UK /ˈbriːzi/</text:p>
            <text:p>US /ˈbriːzi/</text:p>
          </table:table-cell>
          <table:table-cell table:style-name="ce99" office:value-type="string" calcext:value-type="string">
            <text:p>Adjective</text:p>
          </table:table-cell>
          <table:table-cell table:style-name="ce99" office:value-type="string" calcext:value-type="string">
            <text:p>1. with the wind blowing quite strongly</text:p>
          </table:table-cell>
          <table:table-cell table:style-name="ce99" table:number-columns-repeated="3"/>
          <table:table-cell/>
        </table:table-row>
        <table:table-row table:style-name="ro14">
          <table:table-cell/>
          <table:table-cell table:style-name="ce102" office:value-type="string" calcext:value-type="string">
            <text:p>event</text:p>
          </table:table-cell>
          <table:table-cell table:style-name="ce99" office:value-type="string" calcext:value-type="string">
            <text:p>UK /ɪˈvent/</text:p>
          </table:table-cell>
          <table:table-cell table:style-name="ce99" office:value-type="string" calcext:value-type="string">
            <text:p>Noun</text:p>
          </table:table-cell>
          <table:table-cell table:style-name="ce99" office:value-type="string" calcext:value-type="string">
            <text:p>1. a thing that happens, especially something important</text:p>
          </table:table-cell>
          <table:table-cell table:style-name="ce99" table:number-columns-repeated="3"/>
          <table:table-cell/>
        </table:table-row>
        <table:table-row table:style-name="ro22">
          <table:table-cell/>
          <table:table-cell table:style-name="ce102" office:value-type="string" calcext:value-type="string">
            <text:p>coordinator</text:p>
          </table:table-cell>
          <table:table-cell table:style-name="ce99" office:value-type="string" calcext:value-type="string">
            <text:p>UK /kəʊˈɔːdɪneɪtə(r)/</text:p>
            <text:p>US /kəʊˈɔːrdɪneɪtər/</text:p>
          </table:table-cell>
          <table:table-cell table:style-name="ce99" office:value-type="string" calcext:value-type="string">
            <text:p>Noun</text:p>
          </table:table-cell>
          <table:table-cell table:style-name="ce99" office:value-type="string" calcext:value-type="string">
            <text:p>a person who organizes the different parts of an activity and the people involved in it so that it works well</text:p>
          </table:table-cell>
          <table:table-cell table:style-name="ce99" table:number-columns-repeated="3"/>
          <table:table-cell/>
        </table:table-row>
        <table:table-row table:style-name="ro17">
          <table:table-cell/>
          <table:table-cell table:style-name="ce102" office:value-type="string" calcext:value-type="string">
            <text:p>budget</text:p>
          </table:table-cell>
          <table:table-cell table:style-name="ce99" office:value-type="string" calcext:value-type="string">
            <text:p>UK /ˈbʌdʒɪt/</text:p>
            <text:p>US /ˈbʌdʒɪt/</text:p>
          </table:table-cell>
          <table:table-cell table:style-name="ce99" office:value-type="string" calcext:value-type="string">
            <text:p>Noun</text:p>
          </table:table-cell>
          <table:table-cell table:style-name="ce99" office:value-type="string" calcext:value-type="string">
            <text:p>1. [countable, uncountable] the money that is available to a person or an organization and a plan of how it will be spent over a period of time</text:p>
          </table:table-cell>
          <table:table-cell table:style-name="ce99" table:number-columns-repeated="3"/>
          <table:table-cell/>
        </table:table-row>
        <table:table-row table:style-name="ro17">
          <table:table-cell/>
          <table:table-cell table:style-name="ce102" office:value-type="string" calcext:value-type="string">
            <text:p>situated</text:p>
          </table:table-cell>
          <table:table-cell table:style-name="ce94" office:value-type="string" calcext:value-type="string">
            <text:p>UK /ˈsɪtʃueɪtɪd/</text:p>
            <text:p>US /ˈsɪtʃueɪtɪd/</text:p>
          </table:table-cell>
          <table:table-cell table:style-name="ce94" office:value-type="string" calcext:value-type="string">
            <text:p>Adjective</text:p>
          </table:table-cell>
          <table:table-cell table:style-name="ce99" office:value-type="string" calcext:value-type="string">
            <text:p>1. in a particular place or position</text:p>
          </table:table-cell>
          <table:table-cell table:style-name="ce99"/>
          <table:table-cell table:style-name="ce94" table:number-columns-repeated="2"/>
          <table:table-cell/>
        </table:table-row>
        <table:table-row table:style-name="ro48">
          <table:table-cell/>
          <table:table-cell table:style-name="ce102" office:value-type="string" calcext:value-type="string">
            <text:p>oregon</text:p>
          </table:table-cell>
          <table:table-cell table:style-name="ce94" table:number-columns-repeated="2"/>
          <table:table-cell table:style-name="ce99" table:number-columns-repeated="2"/>
          <table:table-cell table:style-name="ce94" table:number-columns-repeated="2"/>
          <table:table-cell/>
        </table:table-row>
        <table:table-row table:style-name="ro41">
          <table:table-cell/>
          <table:table-cell table:style-name="ce102" office:value-type="string" calcext:value-type="string">
            <text:p>diverse</text:p>
          </table:table-cell>
          <table:table-cell table:style-name="ce97" office:value-type="string" calcext:value-type="string">
            <text:p>UK /daɪˈvɜːs/</text:p>
            <text:p>US /daɪˈvɜːrs/</text:p>
          </table:table-cell>
          <table:table-cell table:style-name="ce94" office:value-type="string" calcext:value-type="string">
            <text:p>Adjective</text:p>
          </table:table-cell>
          <table:table-cell table:style-name="ce99" office:value-type="string" calcext:value-type="string">
            <text:p>very different from each other and of various kinds</text:p>
          </table:table-cell>
          <table:table-cell table:style-name="ce99" office:value-type="string" calcext:value-type="string">
            <text:p>đa dạng</text:p>
          </table:table-cell>
          <table:table-cell table:style-name="ce94" table:number-columns-repeated="2"/>
          <table:table-cell/>
        </table:table-row>
        <table:table-row table:style-name="ro41">
          <table:table-cell/>
          <table:table-cell table:style-name="ce102" office:value-type="string" calcext:value-type="string">
            <text:p>diversity</text:p>
          </table:table-cell>
          <table:table-cell table:style-name="ce97" office:value-type="string" calcext:value-type="string">
            <text:p>UK /daɪˈvɜːsəti/</text:p>
            <text:p>US /daɪˈvɜːrsəti/</text:p>
          </table:table-cell>
          <table:table-cell table:style-name="ce94" office:value-type="string" calcext:value-type="string">
            <text:p>Noun</text:p>
          </table:table-cell>
          <table:table-cell table:style-name="ce99" office:value-type="string" calcext:value-type="string">
            <text:p>1. [uncountable, countable, usually singular] a range of many people or things that are very different from each other</text:p>
          </table:table-cell>
          <table:table-cell table:style-name="ce99"/>
          <table:table-cell table:style-name="ce94" table:number-columns-repeated="2"/>
          <table:table-cell/>
        </table:table-row>
        <table:table-row table:style-name="ro16">
          <table:table-cell/>
          <table:table-cell table:style-name="ce102" office:value-type="string" calcext:value-type="string">
            <text:p>conference</text:p>
          </table:table-cell>
          <table:table-cell table:style-name="ce107" office:value-type="string" calcext:value-type="string">
            <text:p>UK /ˈkɒnfərəns/</text:p>
            <text:p>US /ˈkɑːnfərəns/</text:p>
          </table:table-cell>
          <table:table-cell table:style-name="ce107" office:value-type="string" calcext:value-type="string">
            <text:p>Noun</text:p>
          </table:table-cell>
          <table:table-cell table:style-name="ce107" office:value-type="string" calcext:value-type="string">
            <text:p>1. a large official meeting, usually lasting for a few days, at which people with the same work or interests come together to discuss their views</text:p>
          </table:table-cell>
          <table:table-cell table:style-name="ce99" table:number-columns-repeated="3"/>
          <table:table-cell/>
        </table:table-row>
        <table:table-row table:style-name="ro49">
          <table:table-cell/>
          <table:table-cell table:style-name="ce102" office:value-type="string" calcext:value-type="string">
            <text:p>lamp</text:p>
          </table:table-cell>
          <table:table-cell table:style-name="ce108" office:value-type="string" calcext:value-type="string">
            <text:p>UK /læmp/</text:p>
            <text:p>US /læmp/</text:p>
          </table:table-cell>
          <table:table-cell table:style-name="ce99" office:value-type="string" calcext:value-type="string">
            <text:p>Noun</text:p>
          </table:table-cell>
          <table:table-cell table:style-name="ce99" office:value-type="string" calcext:value-type="string">
            <text:p>1. a device that uses electricity, oil or gas to produce light</text:p>
          </table:table-cell>
          <table:table-cell table:style-name="ce99" table:number-columns-repeated="3"/>
          <table:table-cell/>
        </table:table-row>
        <table:table-row table:style-name="ro2">
          <table:table-cell/>
          <table:table-cell table:style-name="ce102" office:value-type="string" calcext:value-type="string">
            <text:p>bench</text:p>
          </table:table-cell>
          <table:table-cell table:style-name="ce108" office:value-type="string" calcext:value-type="string">
            <text:p>UK /bentʃ/</text:p>
          </table:table-cell>
          <table:table-cell table:style-name="ce99" office:value-type="string" calcext:value-type="string">
            <text:p>Noun</text:p>
          </table:table-cell>
          <table:table-cell table:style-name="ce99" office:value-type="string" calcext:value-type="string">
            <text:p>1. [countable] a long seat for two or more people, usually made of wood</text:p>
          </table:table-cell>
          <table:table-cell table:style-name="ce99" table:number-columns-repeated="3"/>
          <table:table-cell/>
        </table:table-row>
        <table:table-row table:style-name="ro2">
          <table:table-cell/>
          <table:table-cell table:style-name="ce102" office:value-type="string" calcext:value-type="string">
            <text:p>swing by</text:p>
          </table:table-cell>
          <table:table-cell table:style-name="ce108"/>
          <table:table-cell table:style-name="ce99" office:value-type="string" calcext:value-type="string">
            <text:p>Phrasal verb</text:p>
          </table:table-cell>
          <table:table-cell table:style-name="ce99" office:value-type="string" calcext:value-type="string">
            <text:p>(North American English, informal) to visit a place or person for a short time</text:p>
          </table:table-cell>
          <table:table-cell table:style-name="ce99" table:number-columns-repeated="3"/>
          <table:table-cell/>
        </table:table-row>
        <table:table-row table:style-name="ro41">
          <table:table-cell/>
          <table:table-cell table:style-name="ce102" office:value-type="string" calcext:value-type="string">
            <text:p>complimentary</text:p>
          </table:table-cell>
          <table:table-cell table:style-name="ce108" office:value-type="string" calcext:value-type="string">
            <text:p>UK /ˌkɒmplɪˈmentri/</text:p>
            <text:p>US /ˌkɑːmplɪˈmentri/</text:p>
          </table:table-cell>
          <table:table-cell table:style-name="ce99" office:value-type="string" calcext:value-type="string">
            <text:p>Adjective</text:p>
          </table:table-cell>
          <table:table-cell table:style-name="ce99" office:value-type="string" calcext:value-type="string">
            <text:p>1. given free</text:p>
          </table:table-cell>
          <table:table-cell table:style-name="ce99" table:number-columns-repeated="3"/>
          <table:table-cell/>
        </table:table-row>
        <table:table-row table:style-name="ro20">
          <table:table-cell/>
          <table:table-cell table:style-name="ce102" office:value-type="string" calcext:value-type="string">
            <text:p>exceeding</text:p>
          </table:table-cell>
          <table:table-cell table:style-name="ce108" office:value-type="string" calcext:value-type="string">
            <text:p>UK /ɪkˈsiːd/</text:p>
            <text:p>US /ɪkˈsiːd/</text:p>
          </table:table-cell>
          <table:table-cell table:style-name="ce99" office:value-type="string" calcext:value-type="string">
            <text:p>Verb</text:p>
          </table:table-cell>
          <table:table-cell table:style-name="ce99" office:value-type="string" calcext:value-type="string">
            <text:p>1. exceed something to be greater than a particular number or amount</text:p>
          </table:table-cell>
          <table:table-cell table:style-name="ce99" table:number-columns-repeated="3"/>
          <table:table-cell/>
        </table:table-row>
        <table:table-row table:style-name="ro19">
          <table:table-cell/>
          <table:table-cell table:style-name="ce102" office:value-type="string" calcext:value-type="string">
            <text:p>blazer</text:p>
          </table:table-cell>
          <table:table-cell table:style-name="ce108" office:value-type="string" calcext:value-type="string">
            <text:p>UK /ˈbleɪzə(r)/</text:p>
            <text:p>US /ˈbleɪzər/</text:p>
          </table:table-cell>
          <table:table-cell table:style-name="ce99" office:value-type="string" calcext:value-type="string">
            <text:p>Noun</text:p>
          </table:table-cell>
          <table:table-cell table:style-name="ce99" office:value-type="string" calcext:value-type="string">
            <text:p>a jacket, not worn with matching trousers, often showing the colours or badge of a club, school, team, etc.</text:p>
          </table:table-cell>
          <table:table-cell table:style-name="ce99" table:number-columns-repeated="3"/>
          <table:table-cell/>
        </table:table-row>
        <table:table-row table:style-name="ro2">
          <table:table-cell/>
          <table:table-cell table:style-name="ce102" office:value-type="string" calcext:value-type="string">
            <text:p>reveal</text:p>
          </table:table-cell>
          <table:table-cell table:style-name="ce108" office:value-type="string" calcext:value-type="string">
            <text:p>UK /rɪˈviːl/</text:p>
            <text:p>US /rɪˈviːl/</text:p>
          </table:table-cell>
          <table:table-cell table:style-name="ce99" office:value-type="string" calcext:value-type="string">
            <text:p>Verb</text:p>
          </table:table-cell>
          <table:table-cell table:style-name="ce99" office:value-type="string" calcext:value-type="string">
            <text:p>1. <text:s/>to make something known to somebody</text:p>
          </table:table-cell>
          <table:table-cell table:style-name="ce99" table:number-columns-repeated="3"/>
          <table:table-cell/>
        </table:table-row>
        <table:table-row table:style-name="ro17">
          <table:table-cell/>
          <table:table-cell table:style-name="ce102" office:value-type="string" calcext:value-type="string">
            <text:p>stir</text:p>
          </table:table-cell>
          <table:table-cell table:style-name="ce108" office:value-type="string" calcext:value-type="string">
            <text:p>UK /stɜː(r)/</text:p>
            <text:p>US /stɜːr/</text:p>
          </table:table-cell>
          <table:table-cell table:style-name="ce99" office:value-type="string" calcext:value-type="string">
            <text:p>Verb</text:p>
          </table:table-cell>
          <table:table-cell table:style-name="ce99" office:value-type="string" calcext:value-type="string">
            <text:p>1. [transitive] to move a liquid or substance around, using a spoon or something similar, in order to mix it completely</text:p>
          </table:table-cell>
          <table:table-cell table:style-name="ce99" table:number-columns-repeated="3"/>
          <table:table-cell/>
        </table:table-row>
        <table:table-row table:style-name="ro2">
          <table:table-cell/>
          <table:table-cell table:style-name="ce102" office:value-type="string" calcext:value-type="string">
            <text:p>pepper blender</text:p>
          </table:table-cell>
          <table:table-cell table:style-name="ce108"/>
          <table:table-cell table:style-name="ce99" table:number-columns-repeated="5"/>
          <table:table-cell/>
        </table:table-row>
        <table:table-row table:style-name="ro2">
          <table:table-cell/>
          <table:table-cell table:style-name="ce102" office:value-type="string" calcext:value-type="string">
            <text:p>pepper grinder</text:p>
          </table:table-cell>
          <table:table-cell table:style-name="ce108"/>
          <table:table-cell table:style-name="ce99" table:number-columns-repeated="5"/>
          <table:table-cell/>
        </table:table-row>
        <table:table-row table:style-name="ro24">
          <table:table-cell/>
          <table:table-cell table:style-name="ce102" office:value-type="string" calcext:value-type="string">
            <text:p>grinder</text:p>
          </table:table-cell>
          <table:table-cell table:style-name="ce108" office:value-type="string" calcext:value-type="string">
            <text:p>UK /ˈɡraɪndə(r)/</text:p>
            <text:p>US /ˈɡraɪndər/</text:p>
          </table:table-cell>
          <table:table-cell table:style-name="ce99" office:value-type="string" calcext:value-type="string">
            <text:p>Noun</text:p>
          </table:table-cell>
          <table:table-cell table:style-name="ce99" office:value-type="string" calcext:value-type="string">
            <text:p>1. a machine or tool for grinding a solid substance into a powder</text:p>
          </table:table-cell>
          <table:table-cell table:style-name="ce99" table:number-columns-repeated="3"/>
          <table:table-cell/>
        </table:table-row>
        <table:table-row table:style-name="ro50">
          <table:table-cell/>
          <table:table-cell table:style-name="ce102" office:value-type="string" calcext:value-type="string">
            <text:p>red pepper</text:p>
          </table:table-cell>
          <table:table-cell table:style-name="ce108" office:value-type="string" calcext:value-type="string">
            <text:p>UK /ˌred ˈpepə(r)/</text:p>
            <text:p>US /ˌred ˈpepər/</text:p>
          </table:table-cell>
          <table:table-cell table:style-name="ce99" office:value-type="string" calcext:value-type="string">
            <text:p>Noun</text:p>
          </table:table-cell>
          <table:table-cell table:style-name="ce99" office:value-type="string" calcext:value-type="string">
            <text:p>1. [countable, uncountable] a hollow red fruit that is eaten, raw or cooked, as a vegetable</text:p>
          </table:table-cell>
          <table:table-cell table:style-name="ce99" table:number-columns-repeated="3"/>
          <table:table-cell/>
        </table:table-row>
        <table:table-row table:style-name="ro22">
          <table:table-cell/>
          <table:table-cell table:style-name="ce102" office:value-type="string" calcext:value-type="string">
            <text:p>chef</text:p>
          </table:table-cell>
          <table:table-cell table:style-name="ce108" office:value-type="string" calcext:value-type="string">
            <text:p>UK /ʃef/</text:p>
            <text:p>US /ʃef/</text:p>
          </table:table-cell>
          <table:table-cell table:style-name="ce99" office:value-type="string" calcext:value-type="string">
            <text:p>Noun</text:p>
          </table:table-cell>
          <table:table-cell table:style-name="ce99" office:value-type="string" calcext:value-type="string">
            <text:p>1. a person whose job is to cook, especially the most senior person in a restaurant, hotel, etc.</text:p>
          </table:table-cell>
          <table:table-cell table:style-name="ce99" table:number-columns-repeated="3"/>
          <table:table-cell/>
        </table:table-row>
        <table:table-row table:style-name="ro2">
          <table:table-cell/>
          <table:table-cell table:style-name="ce102" office:value-type="string" calcext:value-type="string">
            <text:p>bank teller</text:p>
          </table:table-cell>
          <table:table-cell table:style-name="ce108"/>
          <table:table-cell table:style-name="ce99"/>
          <table:table-cell table:style-name="ce99" office:value-type="string" calcext:value-type="string">
            <text:p>a person whose job is to pay out and take in money in a bank</text:p>
          </table:table-cell>
          <table:table-cell table:style-name="ce99" table:number-columns-repeated="3"/>
          <table:table-cell/>
        </table:table-row>
        <table:table-row table:style-name="ro2">
          <table:table-cell/>
          <table:table-cell table:style-name="ce102" office:value-type="string" calcext:value-type="string">
            <text:p>bank representative</text:p>
          </table:table-cell>
          <table:table-cell table:style-name="ce108"/>
          <table:table-cell table:style-name="ce99" table:number-columns-repeated="5"/>
          <table:table-cell/>
        </table:table-row>
        <table:table-row table:style-name="ro2">
          <table:table-cell/>
          <table:table-cell table:style-name="ce95" office:value-type="string" calcext:value-type="string">
            <text:p>Chicago</text:p>
          </table:table-cell>
          <table:table-cell table:style-name="ce108" office:value-type="string" calcext:value-type="string">
            <text:p>UK /ʃɪˈkɑːɡəʊ/</text:p>
          </table:table-cell>
          <table:table-cell table:style-name="ce99" office:value-type="string" calcext:value-type="string">
            <text:p>Noun</text:p>
          </table:table-cell>
          <table:table-cell table:style-name="ce99" office:value-type="string" calcext:value-type="string">
            <text:p>the third largest US city.</text:p>
          </table:table-cell>
          <table:table-cell table:style-name="ce99" table:number-columns-repeated="3"/>
          <table:table-cell/>
        </table:table-row>
        <table:table-row table:style-name="ro2">
          <table:table-cell/>
          <table:table-cell table:style-name="ce95" office:value-type="string" calcext:value-type="string">
            <text:p>cold and cloudy</text:p>
          </table:table-cell>
          <table:table-cell table:style-name="Default"/>
          <table:table-cell table:style-name="ce99" table:number-columns-repeated="5"/>
          <table:table-cell/>
        </table:table-row>
        <table:table-row table:style-name="ro44">
          <table:table-cell/>
          <table:table-cell table:style-name="ce95" office:value-type="string" calcext:value-type="string">
            <text:p>cold</text:p>
          </table:table-cell>
          <table:table-cell table:style-name="ce108" office:value-type="string" calcext:value-type="string">
            <text:p>UK /kəʊld/</text:p>
            <text:p>US /kəʊld/</text:p>
          </table:table-cell>
          <table:table-cell table:style-name="ce99" office:value-type="string" calcext:value-type="string">
            <text:p>Adjective</text:p>
          </table:table-cell>
          <table:table-cell table:style-name="ce99" office:value-type="string" calcext:value-type="string">
            <text:p>1. having a lower than usual temperature; having a temperature lower than the human body</text:p>
          </table:table-cell>
          <table:table-cell table:style-name="ce99" table:number-columns-repeated="3"/>
          <table:table-cell/>
        </table:table-row>
        <table:table-row table:style-name="ro44">
          <table:table-cell/>
          <table:table-cell table:style-name="ce95" office:value-type="string" calcext:value-type="string">
            <text:p>cloudy</text:p>
          </table:table-cell>
          <table:table-cell table:style-name="ce108" office:value-type="string" calcext:value-type="string">
            <text:p>UK /ˈklaʊdi/</text:p>
            <text:p>US /ˈklaʊdi/</text:p>
          </table:table-cell>
          <table:table-cell table:style-name="ce99" office:value-type="string" calcext:value-type="string">
            <text:p>Adjective</text:p>
          </table:table-cell>
          <table:table-cell table:style-name="ce99" office:value-type="string" calcext:value-type="string">
            <text:p>1. (of the sky or the weather) covered with clouds; with a lot of clouds</text:p>
          </table:table-cell>
          <table:table-cell table:style-name="ce99" table:number-columns-repeated="3"/>
          <table:table-cell/>
        </table:table-row>
        <table:table-row table:style-name="ro44">
          <table:table-cell/>
          <table:table-cell table:style-name="ce95" office:value-type="string" calcext:value-type="string">
            <text:p>punctual</text:p>
          </table:table-cell>
          <table:table-cell table:style-name="ce108" office:value-type="string" calcext:value-type="string">
            <text:p>UK /ˈpʌŋktʃuəl/</text:p>
            <text:p>US /ˈpʌŋktʃuəl/</text:p>
          </table:table-cell>
          <table:table-cell table:style-name="ce99" office:value-type="string" calcext:value-type="string">
            <text:p>Adjective</text:p>
          </table:table-cell>
          <table:table-cell table:style-name="ce99" office:value-type="string" calcext:value-type="string">
            <text:p>happening or doing something at the arranged or correct time; not late</text:p>
          </table:table-cell>
          <table:table-cell table:style-name="ce99" office:value-type="string" calcext:value-type="string">
            <text:p>đúng giờ</text:p>
          </table:table-cell>
          <table:table-cell table:style-name="ce99" table:number-columns-repeated="2"/>
          <table:table-cell/>
        </table:table-row>
        <table:table-row table:style-name="ro22">
          <table:table-cell/>
          <table:table-cell table:style-name="ce95" office:value-type="string" calcext:value-type="string">
            <text:p>promptly</text:p>
          </table:table-cell>
          <table:table-cell table:style-name="ce108" office:value-type="string" calcext:value-type="string">
            <text:p>UK /ˈprɒmptli/</text:p>
            <text:p>US /ˈprɑːmptli/</text:p>
          </table:table-cell>
          <table:table-cell table:style-name="ce99" office:value-type="string" calcext:value-type="string">
            <text:p>Adverb</text:p>
          </table:table-cell>
          <table:table-cell table:style-name="ce99" office:value-type="string" calcext:value-type="string">
            <text:p>1. without delay</text:p>
            <text:p>2. exactly at the correct time or at the time mentioned</text:p>
          </table:table-cell>
          <table:table-cell table:style-name="ce99" office:value-type="string" calcext:value-type="string">
            <text:p>mau lẹ, nhanh chóng</text:p>
          </table:table-cell>
          <table:table-cell table:style-name="ce99" table:number-columns-repeated="2"/>
          <table:table-cell/>
        </table:table-row>
        <table:table-row table:style-name="ro17">
          <table:table-cell/>
          <table:table-cell table:style-name="ce95" office:value-type="string" calcext:value-type="string">
            <text:p>efficiently</text:p>
          </table:table-cell>
          <table:table-cell table:style-name="ce108" office:value-type="string" calcext:value-type="string">
            <text:p>UK /ɪˈfɪʃntli/</text:p>
            <text:p>US /ɪˈfɪʃntli/</text:p>
          </table:table-cell>
          <table:table-cell table:style-name="ce99" office:value-type="string" calcext:value-type="string">
            <text:p>Adverb</text:p>
          </table:table-cell>
          <table:table-cell table:style-name="ce99" office:value-type="string" calcext:value-type="string">
            <text:p>in a good and careful way, with no waste of time, money or energy</text:p>
          </table:table-cell>
          <table:table-cell table:style-name="ce99" table:number-columns-repeated="3"/>
          <table:table-cell/>
        </table:table-row>
        <table:table-row table:style-name="ro2" table:number-rows-repeated="7">
          <table:table-cell/>
          <table:table-cell table:style-name="ce95"/>
          <table:table-cell table:style-name="ce98"/>
          <table:table-cell table:style-name="ce94"/>
          <table:table-cell table:style-name="ce99" table:number-columns-repeated="2"/>
          <table:table-cell table:style-name="ce94" table:number-columns-repeated="2"/>
          <table:table-cell/>
        </table:table-row>
        <table:table-row table:style-name="ro28">
          <table:table-cell/>
          <table:table-cell table:style-name="ce95"/>
          <table:table-cell table:style-name="ce98"/>
          <table:table-cell table:style-name="ce103"/>
          <table:table-cell table:style-name="ce104" table:number-columns-repeated="2"/>
          <table:table-cell table:style-name="ce94" table:number-columns-repeated="2"/>
          <table:table-cell/>
        </table:table-row>
        <table:table-row table:style-name="ro2" table:number-rows-repeated="8">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9" table:style-name="ta2">
        <table:table-column table:style-name="co19" table:default-cell-style-name="Default"/>
        <table:table-column table:style-name="co2" table:default-cell-style-name="ce92"/>
        <table:table-column table:style-name="co22" table:default-cell-style-name="ce92"/>
        <table:table-column table:style-name="co16" table:default-cell-style-name="ce92"/>
        <table:table-column table:style-name="co21" table:default-cell-style-name="ce92"/>
        <table:table-column table:style-name="co18"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02" office:value-type="string" calcext:value-type="string">
            <text:p>wander</text:p>
          </table:table-cell>
          <table:table-cell table:style-name="ce94" office:value-type="string" calcext:value-type="string">
            <text:p>UK /ˈwɒndə(r)/</text:p>
            <text:p>US /ˈwɑːndər/</text:p>
          </table:table-cell>
          <table:table-cell table:style-name="ce94" office:value-type="string" calcext:value-type="string">
            <text:p>Verb</text:p>
          </table:table-cell>
          <table:table-cell table:style-name="ce95" office:value-type="string" calcext:value-type="string">
            <text:p>1. [intransitive, transitive] to walk slowly around or to a place, often without any particular sense of purpose or direction</text:p>
          </table:table-cell>
          <table:table-cell table:style-name="ce95" office:value-type="string" calcext:value-type="string">
            <text:p>1. lang thang, thơ thẩn</text:p>
          </table:table-cell>
          <table:table-cell table:style-name="ce94" table:number-columns-repeated="2"/>
          <table:table-cell/>
        </table:table-row>
        <table:table-row table:style-name="ro45">
          <table:table-cell/>
          <table:table-cell table:style-name="ce102" office:value-type="string" calcext:value-type="string">
            <text:p>wander off</text:p>
          </table:table-cell>
          <table:table-cell table:style-name="ce94" table:number-columns-repeated="2"/>
          <table:table-cell table:style-name="ce95"/>
          <table:table-cell table:style-name="ce95" office:value-type="string" calcext:value-type="string">
            <text:p>rời khỏi</text:p>
          </table:table-cell>
          <table:table-cell table:style-name="ce94" table:number-columns-repeated="2"/>
          <table:table-cell/>
        </table:table-row>
        <table:table-row table:style-name="ro18">
          <table:table-cell/>
          <table:table-cell table:style-name="ce102" office:value-type="string" calcext:value-type="string">
            <text:p>cap</text:p>
          </table:table-cell>
          <table:table-cell table:style-name="ce94" office:value-type="string" calcext:value-type="string">
            <text:p>UK /kæp/</text:p>
            <text:p>US /kæp/</text:p>
          </table:table-cell>
          <table:table-cell table:style-name="ce94" office:value-type="string" calcext:value-type="string">
            <text:p>Noun</text:p>
          </table:table-cell>
          <table:table-cell table:style-name="ce95" office:value-type="string" calcext:value-type="string">
            <text:p>1. a type of soft flat hat with a peak (= a hard curved part sticking out in front). Caps are worn especially by men and boys, often as part of a uniform</text:p>
          </table:table-cell>
          <table:table-cell table:style-name="ce95"/>
          <table:table-cell table:style-name="ce94" table:number-columns-repeated="2"/>
          <table:table-cell/>
        </table:table-row>
        <table:table-row table:style-name="ro46">
          <table:table-cell/>
          <table:table-cell table:style-name="ce102" office:value-type="string" calcext:value-type="string">
            <text:p>sweater</text:p>
          </table:table-cell>
          <table:table-cell table:style-name="ce94" office:value-type="string" calcext:value-type="string">
            <text:p>UK /ˈswetə(r)/</text:p>
            <text:p>US /ˈswetər/</text:p>
          </table:table-cell>
          <table:table-cell table:style-name="ce94" office:value-type="string" calcext:value-type="string">
            <text:p>Noun</text:p>
          </table:table-cell>
          <table:table-cell table:style-name="ce99" office:value-type="string" calcext:value-type="string">
            <text:p/>
            <text:p>a piece of clothing for the upper part of the body, made of wool or cotton, with long sleeves</text:p>
          </table:table-cell>
          <table:table-cell table:style-name="ce99" office:value-type="string" calcext:value-type="string">
            <text:p>áo len chui đầu</text:p>
          </table:table-cell>
          <table:table-cell table:style-name="ce94" table:number-columns-repeated="2"/>
          <table:table-cell/>
        </table:table-row>
        <table:table-row table:style-name="ro31">
          <table:table-cell/>
          <table:table-cell table:style-name="ce102" office:value-type="string" calcext:value-type="string">
            <text:p>notify</text:p>
          </table:table-cell>
          <table:table-cell table:style-name="ce94" office:value-type="string" calcext:value-type="string">
            <text:p>UK /ˈnəʊtɪfaɪ/</text:p>
            <text:p>US /ˈnəʊtɪfaɪ/</text:p>
          </table:table-cell>
          <table:table-cell table:style-name="ce94" office:value-type="string" calcext:value-type="string">
            <text:p>Verb</text:p>
          </table:table-cell>
          <table:table-cell table:style-name="ce109" office:value-type="string" calcext:value-type="string">
            <text:p>to formally or officially tell somebody about something</text:p>
          </table:table-cell>
          <table:table-cell table:style-name="ce99" office:value-type="string" calcext:value-type="string">
            <text:p>báo; khai báo</text:p>
          </table:table-cell>
          <table:table-cell table:style-name="ce94" table:number-columns-repeated="2"/>
          <table:table-cell/>
        </table:table-row>
        <table:table-row table:style-name="ro47">
          <table:table-cell/>
          <table:table-cell table:style-name="ce102" office:value-type="string" calcext:value-type="string">
            <text:p>minute</text:p>
          </table:table-cell>
          <table:table-cell table:style-name="ce99" office:value-type="string" calcext:value-type="string">
            <text:p>UK /ˈmɪnɪt/</text:p>
            <text:p>US /ˈmɪnɪt/</text:p>
          </table:table-cell>
          <table:table-cell table:style-name="ce99" office:value-type="string" calcext:value-type="string">
            <text:p>Noun</text:p>
          </table:table-cell>
          <table:table-cell table:style-name="ce99" office:value-type="string" calcext:value-type="string">
            <text:p>1. each of the 60 parts of an hour, that are equal to 60 seconds</text:p>
          </table:table-cell>
          <table:table-cell table:style-name="ce99" office:value-type="string" calcext:value-type="string">
            <text:p>1. phút</text:p>
          </table:table-cell>
          <table:table-cell table:style-name="ce99" table:number-columns-repeated="2"/>
          <table:table-cell/>
        </table:table-row>
        <table:table-row table:style-name="ro14">
          <table:table-cell/>
          <table:table-cell table:style-name="ce102" office:value-type="string" calcext:value-type="string">
            <text:p>snowstorm</text:p>
          </table:table-cell>
          <table:table-cell table:style-name="ce99" office:value-type="string" calcext:value-type="string">
            <text:p>UK /ˈsnəʊstɔːm/</text:p>
            <text:p>US /ˈsnəʊstɔːrm/</text:p>
          </table:table-cell>
          <table:table-cell table:style-name="ce99" office:value-type="string" calcext:value-type="string">
            <text:p>Noun</text:p>
          </table:table-cell>
          <table:table-cell table:style-name="ce99" office:value-type="string" calcext:value-type="string">
            <text:p>a very heavy fall of snow, usually with a strong wind</text:p>
          </table:table-cell>
          <table:table-cell table:style-name="ce99" office:value-type="string" calcext:value-type="string">
            <text:p>bão tuyết</text:p>
          </table:table-cell>
          <table:table-cell table:style-name="ce99" table:number-columns-repeated="2"/>
          <table:table-cell/>
        </table:table-row>
        <table:table-row table:style-name="ro51">
          <table:table-cell/>
          <table:table-cell table:style-name="ce102" office:value-type="string" calcext:value-type="string">
            <text:p>slightly</text:p>
          </table:table-cell>
          <table:table-cell table:style-name="ce99" office:value-type="string" calcext:value-type="string">
            <text:p>UK /ˈslaɪtli/</text:p>
            <text:p>US /ˈslaɪtli/</text:p>
          </table:table-cell>
          <table:table-cell table:style-name="ce99" office:value-type="string" calcext:value-type="string">
            <text:p>Adverb</text:p>
          </table:table-cell>
          <table:table-cell table:style-name="ce99" office:value-type="string" calcext:value-type="string">
            <text:p>1. a little</text:p>
            <text:p>2. a slightly built person is small and thin</text:p>
          </table:table-cell>
          <table:table-cell table:style-name="ce99" table:number-columns-repeated="3"/>
          <table:table-cell/>
        </table:table-row>
        <table:table-row table:style-name="ro17">
          <table:table-cell/>
          <table:table-cell table:style-name="ce102" office:value-type="string" calcext:value-type="string">
            <text:p>icy</text:p>
          </table:table-cell>
          <table:table-cell table:style-name="ce99" office:value-type="string" calcext:value-type="string">
            <text:p>UK /ˈaɪsi/</text:p>
            <text:p>US /ˈaɪsi/</text:p>
          </table:table-cell>
          <table:table-cell table:style-name="ce99" office:value-type="string" calcext:value-type="string">
            <text:p>Adjective</text:p>
          </table:table-cell>
          <table:table-cell table:style-name="ce99" office:value-type="string" calcext:value-type="string">
            <text:p>1. very cold</text:p>
          </table:table-cell>
          <table:table-cell table:style-name="ce99" table:number-columns-repeated="3"/>
          <table:table-cell/>
        </table:table-row>
        <table:table-row table:style-name="ro17">
          <table:table-cell/>
          <table:table-cell table:style-name="ce102" office:value-type="string" calcext:value-type="string">
            <text:p>subside</text:p>
          </table:table-cell>
          <table:table-cell table:style-name="ce94" office:value-type="string" calcext:value-type="string">
            <text:p>UK /səbˈsaɪd/</text:p>
            <text:p>US /səbˈsaɪd/</text:p>
          </table:table-cell>
          <table:table-cell table:style-name="ce94" office:value-type="string" calcext:value-type="string">
            <text:p>Verb</text:p>
          </table:table-cell>
          <table:table-cell table:style-name="ce99" office:value-type="string" calcext:value-type="string">
            <text:p>1. [intransitive] to become calmer, quieter or less intense</text:p>
          </table:table-cell>
          <table:table-cell table:style-name="ce99"/>
          <table:table-cell table:style-name="ce94" table:number-columns-repeated="2"/>
          <table:table-cell/>
        </table:table-row>
        <table:table-row table:style-name="ro48">
          <table:table-cell/>
          <table:table-cell table:style-name="ce102" office:value-type="string" calcext:value-type="string">
            <text:p>scarve</text:p>
          </table:table-cell>
          <table:table-cell table:style-name="ce94" table:number-columns-repeated="2"/>
          <table:table-cell table:style-name="ce99" table:number-columns-repeated="2"/>
          <table:table-cell table:style-name="ce94" table:number-columns-repeated="2"/>
          <table:table-cell/>
        </table:table-row>
        <table:table-row table:style-name="ro41">
          <table:table-cell/>
          <table:table-cell table:style-name="ce102" office:value-type="string" calcext:value-type="string">
            <text:p>glove</text:p>
          </table:table-cell>
          <table:table-cell table:style-name="ce97" office:value-type="string" calcext:value-type="string">
            <text:p>UK /ɡlʌv/</text:p>
            <text:p>US /ɡlʌv/</text:p>
          </table:table-cell>
          <table:table-cell table:style-name="ce94" office:value-type="string" calcext:value-type="string">
            <text:p>Noun</text:p>
          </table:table-cell>
          <table:table-cell table:style-name="ce99" office:value-type="string" calcext:value-type="string">
            <text:p>a piece of clothing for the hand, made of wool, leather, etc. with separate parts for each finger and the thumb</text:p>
          </table:table-cell>
          <table:table-cell table:style-name="ce99"/>
          <table:table-cell table:style-name="ce94" table:number-columns-repeated="2"/>
          <table:table-cell/>
        </table:table-row>
        <table:table-row table:style-name="ro16">
          <table:table-cell/>
          <table:table-cell table:style-name="ce102" office:value-type="string" calcext:value-type="string">
            <text:p>hat</text:p>
          </table:table-cell>
          <table:table-cell table:style-name="ce97" office:value-type="string" calcext:value-type="string">
            <text:p>UK /hæt/</text:p>
            <text:p>US /hæt/</text:p>
          </table:table-cell>
          <table:table-cell table:style-name="ce94" office:value-type="string" calcext:value-type="string">
            <text:p>Noun</text:p>
          </table:table-cell>
          <table:table-cell table:style-name="ce99" office:value-type="string" calcext:value-type="string">
            <text:p>1. a piece of clothing made to fit the head, often with a brim (= a flat edge that sticks out), usually worn out of doors</text:p>
          </table:table-cell>
          <table:table-cell table:style-name="ce99" office:value-type="string" calcext:value-type="string">
            <text:p>1. mũ</text:p>
          </table:table-cell>
          <table:table-cell table:style-name="ce94" table:number-columns-repeated="2"/>
          <table:table-cell/>
        </table:table-row>
        <table:table-row table:style-name="ro52">
          <table:table-cell/>
          <table:table-cell table:style-name="ce102" office:value-type="string" calcext:value-type="string">
            <text:p>temperature</text:p>
          </table:table-cell>
          <table:table-cell table:style-name="ce97" office:value-type="string" calcext:value-type="string">
            <text:p>UK /ˈtemprətʃə(r)/</text:p>
            <text:p>US /ˈtemprətʃər/</text:p>
          </table:table-cell>
          <table:table-cell table:style-name="ce94" office:value-type="string" calcext:value-type="string">
            <text:p>Noun</text:p>
          </table:table-cell>
          <table:table-cell table:style-name="ce99" office:value-type="string" calcext:value-type="string">
            <text:p>1. the measurement in degrees of how hot or cold a thing or place is</text:p>
          </table:table-cell>
          <table:table-cell table:style-name="ce99"/>
          <table:table-cell table:style-name="ce94" table:number-columns-repeated="2"/>
          <table:table-cell/>
        </table:table-row>
        <table:table-row table:style-name="ro53">
          <table:table-cell/>
          <table:table-cell table:style-name="ce102" office:value-type="string" calcext:value-type="string">
            <text:p>administrative</text:p>
          </table:table-cell>
          <table:table-cell table:style-name="ce97" office:value-type="string" calcext:value-type="string">
            <text:p>UK /ədˈmɪnɪstrətɪv/</text:p>
            <text:p>US /ədˈmɪnɪstreɪtɪv/</text:p>
          </table:table-cell>
          <table:table-cell table:style-name="ce94" office:value-type="string" calcext:value-type="string">
            <text:p>Adjective</text:p>
          </table:table-cell>
          <table:table-cell table:style-name="ce99" office:value-type="string" calcext:value-type="string">
            <text:p>connected with organizing the work of a business or an institution</text:p>
          </table:table-cell>
          <table:table-cell table:style-name="ce99" office:value-type="string" calcext:value-type="string">
            <text:p>hành chính</text:p>
          </table:table-cell>
          <table:table-cell table:style-name="ce94" table:number-columns-repeated="2"/>
          <table:table-cell/>
        </table:table-row>
        <table:table-row table:style-name="ro22">
          <table:table-cell/>
          <table:table-cell table:style-name="ce102" office:value-type="string" calcext:value-type="string">
            <text:p>service</text:p>
          </table:table-cell>
          <table:table-cell table:style-name="ce97" office:value-type="string" calcext:value-type="string">
            <text:p>UK /ˈsɜːvɪs/</text:p>
            <text:p>US /ˈsɜːvɪs/</text:p>
          </table:table-cell>
          <table:table-cell table:style-name="ce94"/>
          <table:table-cell table:style-name="ce99" table:number-columns-repeated="2"/>
          <table:table-cell table:style-name="ce94" table:number-columns-repeated="2"/>
          <table:table-cell/>
        </table:table-row>
        <table:table-row table:style-name="ro2">
          <table:table-cell/>
          <table:table-cell table:style-name="ce102" office:value-type="string" calcext:value-type="string">
            <text:p>Demford</text:p>
          </table:table-cell>
          <table:table-cell table:style-name="ce98"/>
          <table:table-cell table:style-name="ce94"/>
          <table:table-cell table:style-name="ce99" table:number-columns-repeated="2"/>
          <table:table-cell table:style-name="ce94" table:number-columns-repeated="2"/>
          <table:table-cell/>
        </table:table-row>
        <table:table-row table:style-name="ro11">
          <table:table-cell/>
          <table:table-cell table:style-name="ce102" office:value-type="string" calcext:value-type="string">
            <text:p>tuition</text:p>
          </table:table-cell>
          <table:table-cell table:style-name="ce97" office:value-type="string" calcext:value-type="string">
            <text:p>UK /tjuˈɪʃn/</text:p>
            <text:p>US /tuˈɪʃn/</text:p>
          </table:table-cell>
          <table:table-cell table:style-name="ce94"/>
          <table:table-cell table:style-name="ce99" table:number-columns-repeated="2"/>
          <table:table-cell table:style-name="ce94" table:number-columns-repeated="2"/>
          <table:table-cell/>
        </table:table-row>
        <table:table-row table:style-name="ro47">
          <table:table-cell/>
          <table:table-cell table:style-name="ce102" office:value-type="string" calcext:value-type="string">
            <text:p>fee</text:p>
          </table:table-cell>
          <table:table-cell table:style-name="ce97" office:value-type="string" calcext:value-type="string">
            <text:p>UK /fiː/</text:p>
            <text:p>US /fiː/</text:p>
          </table:table-cell>
          <table:table-cell table:style-name="ce94" office:value-type="string" calcext:value-type="string">
            <text:p>Noun</text:p>
          </table:table-cell>
          <table:table-cell table:style-name="ce99" office:value-type="string" calcext:value-type="string">
            <text:p>1. an amount of money that you pay for professional advice or services</text:p>
            <text:p>2. an amount of money that you pay to join an organization, or to do something</text:p>
          </table:table-cell>
          <table:table-cell table:style-name="ce99"/>
          <table:table-cell table:style-name="ce94" table:number-columns-repeated="2"/>
          <table:table-cell/>
        </table:table-row>
        <table:table-row table:style-name="ro41">
          <table:table-cell/>
          <table:table-cell table:style-name="ce102" office:value-type="string" calcext:value-type="string">
            <text:p>withdrawal</text:p>
          </table:table-cell>
          <table:table-cell table:style-name="ce97" office:value-type="string" calcext:value-type="string">
            <text:p>UK /wɪðˈdrɔːəl/ /wɪθˈdrɔːəl/</text:p>
            <text:p>US /wɪðˈdrɔːəl/ /wɪθˈdrɔːəl/</text:p>
          </table:table-cell>
          <table:table-cell table:style-name="ce94" office:value-type="string" calcext:value-type="string">
            <text:p>Noun</text:p>
          </table:table-cell>
          <table:table-cell table:style-name="ce99" office:value-type="string" calcext:value-type="string">
            <text:p>1. [countable] withdrawal (of something) (from something) the act of taking an amount of money out of your bank account</text:p>
          </table:table-cell>
          <table:table-cell table:style-name="ce99"/>
          <table:table-cell table:style-name="ce94" table:number-columns-repeated="2"/>
          <table:table-cell/>
        </table:table-row>
        <table:table-row table:style-name="ro41">
          <table:table-cell/>
          <table:table-cell table:style-name="ce102" office:value-type="string" calcext:value-type="string">
            <text:p>volume</text:p>
          </table:table-cell>
          <table:table-cell table:style-name="ce97" office:value-type="string" calcext:value-type="string">
            <text:p>UK /ˈvɒljuːm/</text:p>
            <text:p>US /ˈvɑːljəm/</text:p>
          </table:table-cell>
          <table:table-cell table:style-name="ce94" office:value-type="string" calcext:value-type="string">
            <text:p>Noun</text:p>
          </table:table-cell>
          <table:table-cell table:style-name="ce99" office:value-type="string" calcext:value-type="string">
            <text:p>1. [uncountable, countable] the amount of space that an object or a substance fills; the amount of space that a container has</text:p>
          </table:table-cell>
          <table:table-cell table:style-name="ce99"/>
          <table:table-cell table:style-name="ce94" table:number-columns-repeated="2"/>
          <table:table-cell/>
        </table:table-row>
        <table:table-row table:style-name="ro41">
          <table:table-cell/>
          <table:table-cell table:style-name="ce102" office:value-type="string" calcext:value-type="string">
            <text:p>appreciated</text:p>
          </table:table-cell>
          <table:table-cell table:style-name="ce97" office:value-type="string" calcext:value-type="string">
            <text:p>UK /əˈpriːʃieɪt/</text:p>
            <text:p>US /əˈpriːʃieɪt/</text:p>
          </table:table-cell>
          <table:table-cell table:style-name="ce94" office:value-type="string" calcext:value-type="string">
            <text:p>Verb</text:p>
          </table:table-cell>
          <table:table-cell table:style-name="ce99" office:value-type="string" calcext:value-type="string">
            <text:p>1. (not used in the progressive tenses) appreciate somebody/something to recognize the good qualities of somebody/something</text:p>
          </table:table-cell>
          <table:table-cell table:style-name="ce99"/>
          <table:table-cell table:style-name="ce94" table:number-columns-repeated="2"/>
          <table:table-cell/>
        </table:table-row>
        <table:table-row table:style-name="ro41">
          <table:table-cell/>
          <table:table-cell table:style-name="ce102" office:value-type="string" calcext:value-type="string">
            <text:p>patience</text:p>
          </table:table-cell>
          <table:table-cell table:style-name="ce97" office:value-type="string" calcext:value-type="string">
            <text:p>UK /ˈpeɪʃns/</text:p>
            <text:p>US /ˈpeɪʃns/</text:p>
          </table:table-cell>
          <table:table-cell table:style-name="ce94" office:value-type="string" calcext:value-type="string">
            <text:p>Noun</text:p>
          </table:table-cell>
          <table:table-cell table:style-name="ce99" office:value-type="string" calcext:value-type="string">
            <text:p>1. patience (with somebody/something) the ability to stay calm and accept a delay or something annoying without complaining</text:p>
          </table:table-cell>
          <table:table-cell table:style-name="ce99"/>
          <table:table-cell table:style-name="ce94" table:number-columns-repeated="2"/>
          <table:table-cell/>
        </table:table-row>
        <table:table-row table:style-name="ro2">
          <table:table-cell/>
          <table:table-cell table:style-name="ce102"/>
          <table:table-cell table:style-name="ce97"/>
          <table:table-cell table:style-name="ce94"/>
          <table:table-cell table:style-name="ce99" table:number-columns-repeated="2"/>
          <table:table-cell table:style-name="ce94" table:number-columns-repeated="2"/>
          <table:table-cell/>
        </table:table-row>
        <table:table-row table:style-name="ro2" table:number-rows-repeated="2">
          <table:table-cell/>
          <table:table-cell table:style-name="ce102"/>
          <table:table-cell table:style-name="ce98"/>
          <table:table-cell table:style-name="ce94"/>
          <table:table-cell table:style-name="ce99" table:number-columns-repeated="2"/>
          <table:table-cell table:style-name="ce94" table:number-columns-repeated="2"/>
          <table:table-cell/>
        </table:table-row>
        <table:table-row table:style-name="ro2" table:number-rows-repeated="12">
          <table:table-cell/>
          <table:table-cell table:style-name="ce95"/>
          <table:table-cell table:style-name="ce98"/>
          <table:table-cell table:style-name="ce94"/>
          <table:table-cell table:style-name="ce99" table:number-columns-repeated="2"/>
          <table:table-cell table:style-name="ce94" table:number-columns-repeated="2"/>
          <table:table-cell/>
        </table:table-row>
        <table:table-row table:style-name="ro28">
          <table:table-cell/>
          <table:table-cell table:style-name="ce95"/>
          <table:table-cell table:style-name="ce98"/>
          <table:table-cell table:style-name="ce103"/>
          <table:table-cell table:style-name="ce104" table:number-columns-repeated="2"/>
          <table:table-cell table:style-name="ce94" table:number-columns-repeated="2"/>
          <table:table-cell/>
        </table:table-row>
        <table:table-row table:style-name="ro2" table:number-rows-repeated="8">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04" table:style-name="ta2">
        <table:table-column table:style-name="co19" table:default-cell-style-name="Default"/>
        <table:table-column table:style-name="co2" table:default-cell-style-name="ce92"/>
        <table:table-column table:style-name="co22" table:default-cell-style-name="ce92"/>
        <table:table-column table:style-name="co16" table:default-cell-style-name="ce92"/>
        <table:table-column table:style-name="co21" table:default-cell-style-name="ce92"/>
        <table:table-column table:style-name="co18"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10" office:value-type="string" calcext:value-type="string">
            <text:p>messy</text:p>
          </table:table-cell>
          <table:table-cell table:style-name="ce110" office:value-type="string" calcext:value-type="string">
            <text:p>UK /ˈmesi/</text:p>
          </table:table-cell>
          <table:table-cell table:style-name="ce110" office:value-type="string" calcext:value-type="string">
            <text:p>Adjective</text:p>
          </table:table-cell>
          <table:table-cell table:style-name="ce110" office:value-type="string" calcext:value-type="string">
            <text:p>1. dirty and/or untidy</text:p>
          </table:table-cell>
          <table:table-cell table:style-name="ce184" office:value-type="string" calcext:value-type="string">
            <text:p>1. bừa bộn</text:p>
          </table:table-cell>
          <table:table-cell table:style-name="ce182" table:number-columns-repeated="2"/>
          <table:table-cell/>
        </table:table-row>
        <table:table-row table:style-name="ro45">
          <table:table-cell/>
          <table:table-cell table:style-name="ce110" office:value-type="string" calcext:value-type="string">
            <text:p>parade</text:p>
          </table:table-cell>
          <table:table-cell table:style-name="ce110" office:value-type="string" calcext:value-type="string">
            <text:p>UK /pəˈreɪd/</text:p>
            <text:p>US /pəˈreɪd/</text:p>
          </table:table-cell>
          <table:table-cell table:style-name="ce110" office:value-type="string" calcext:value-type="string">
            <text:p>Noun</text:p>
          </table:table-cell>
          <table:table-cell table:style-name="ce110" office:value-type="string" calcext:value-type="string">
            <text:p>1. [countable] a public celebration of a special day or event, usually with bands in the streets and decorated vehicles</text:p>
          </table:table-cell>
          <table:table-cell table:style-name="ce184" office:value-type="string" calcext:value-type="string">
            <text:p>1. những người cổ động, tuyên truyền</text:p>
          </table:table-cell>
          <table:table-cell table:style-name="ce182" table:number-columns-repeated="2"/>
          <table:table-cell/>
        </table:table-row>
        <table:table-row table:style-name="ro18">
          <table:table-cell/>
          <table:table-cell table:style-name="ce110" office:value-type="string" calcext:value-type="string">
            <text:p>discrimination</text:p>
          </table:table-cell>
          <table:table-cell table:style-name="ce110" office:value-type="string" calcext:value-type="string">
            <text:p>UK /dɪˌskrɪmɪˈneɪʃn/</text:p>
            <text:p>US /dɪˌskrɪmɪˈneɪʃn/</text:p>
          </table:table-cell>
          <table:table-cell table:style-name="ce110" office:value-type="string" calcext:value-type="string">
            <text:p>Noun</text:p>
          </table:table-cell>
          <table:table-cell table:style-name="ce110" office:value-type="string" calcext:value-type="string">
            <text:p>1. [uncountable] the practice of treating somebody or a particular group in society less fairly than others</text:p>
          </table:table-cell>
          <table:table-cell table:style-name="ce184" office:value-type="string" calcext:value-type="string">
            <text:p>1. phân biệt chủng tộc </text:p>
          </table:table-cell>
          <table:table-cell table:style-name="ce182" table:number-columns-repeated="2"/>
          <table:table-cell/>
        </table:table-row>
        <table:table-row table:style-name="ro54">
          <table:table-cell/>
          <table:table-cell table:style-name="ce110" office:value-type="string" calcext:value-type="string">
            <text:p>racist</text:p>
          </table:table-cell>
          <table:table-cell table:style-name="ce110" office:value-type="string" calcext:value-type="string">
            <text:p>UK /ˈreɪsɪst/</text:p>
            <text:p>US /ˈreɪsɪst/</text:p>
          </table:table-cell>
          <table:table-cell table:style-name="ce110" office:value-type="string" calcext:value-type="string">
            <text:p>Adjective</text:p>
          </table:table-cell>
          <table:table-cell table:style-name="ce110" office:value-type="string" calcext:value-type="string">
            <text:p>having the belief that some races of people are better than others or having general beliefs about other people based only on their race; showing this through violent or unfair treatment of people of other races</text:p>
          </table:table-cell>
          <table:table-cell table:style-name="ce184" office:value-type="string" calcext:value-type="string">
            <text:p>phân biệt chủng tộc </text:p>
          </table:table-cell>
          <table:table-cell table:style-name="ce182" table:number-columns-repeated="2"/>
          <table:table-cell/>
        </table:table-row>
        <table:table-row table:style-name="ro46">
          <table:table-cell/>
          <table:table-cell table:style-name="ce110" office:value-type="string" calcext:value-type="string">
            <text:p>a shoot </text:p>
          </table:table-cell>
          <table:table-cell table:style-name="ce110" office:value-type="string" calcext:value-type="string">
            <text:p>UK /ʃuːt/</text:p>
          </table:table-cell>
          <table:table-cell table:style-name="ce110"/>
          <table:table-cell table:style-name="ce110" office:value-type="string" calcext:value-type="string">
            <text:p>Weapon</text:p>
            <text:p>1. [intransitive, transitive] to fire a gun or other weapon; to fire something from a weapon</text:p>
            <text:p>2. [transitive] to kill or wound a person or an animal with a bullet, etc.</text:p>
          </table:table-cell>
          <table:table-cell table:style-name="ce114" office:value-type="string" calcext:value-type="string">
            <text:p>1. bắn súng, đấu súng</text:p>
            <text:p>buổi dã ngoại </text:p>
          </table:table-cell>
          <table:table-cell table:style-name="ce182" table:number-columns-repeated="2"/>
          <table:table-cell/>
        </table:table-row>
        <table:table-row table:style-name="ro31">
          <table:table-cell/>
          <table:table-cell table:style-name="ce110" office:value-type="string" calcext:value-type="string">
            <text:p>van</text:p>
          </table:table-cell>
          <table:table-cell table:style-name="ce113" office:value-type="string" calcext:value-type="string">
            <text:p>UK /væn/</text:p>
            <text:p>US /væn/</text:p>
          </table:table-cell>
          <table:table-cell table:style-name="ce114" office:value-type="string" calcext:value-type="string">
            <text:p>Noun</text:p>
          </table:table-cell>
          <table:table-cell table:style-name="ce115" office:value-type="string" calcext:value-type="string">
            <text:p>1. a covered vehicle with no side windows in its back half, usually smaller than a lorry, used for carrying goods or people</text:p>
            <text:p>2. (North American English) a covered vehicle with side windows, usually smaller than a lorry, that can carry about twelve passengers</text:p>
          </table:table-cell>
          <table:table-cell table:style-name="ce114" office:value-type="string" calcext:value-type="string">
            <text:p>1. xe hàng, xe tải</text:p>
            <text:p>2. xe chở người</text:p>
          </table:table-cell>
          <table:table-cell table:style-name="ce182" table:number-columns-repeated="2"/>
          <table:table-cell/>
        </table:table-row>
        <table:table-row table:style-name="ro47">
          <table:table-cell/>
          <table:table-cell table:style-name="ce110" office:value-type="string" calcext:value-type="string">
            <text:p>worship </text:p>
          </table:table-cell>
          <table:table-cell table:style-name="ce113" office:value-type="string" calcext:value-type="string">
            <text:p>UK /ˈwɜːʃɪp/</text:p>
            <text:p>US /ˈwɜːrʃɪp/</text:p>
          </table:table-cell>
          <table:table-cell table:style-name="ce114" office:value-type="string" calcext:value-type="string">
            <text:p>Noun</text:p>
          </table:table-cell>
          <table:table-cell table:style-name="ce113" office:value-type="string" calcext:value-type="string">
            <text:p>1. [uncountable] the practice of showing respect for God or a god, by saying prayers, singing with others, etc.; a ceremony for this</text:p>
            <text:p>2. [uncountable] a strong feeling of love and respect for somebody/something</text:p>
          </table:table-cell>
          <table:table-cell table:style-name="ce114" office:value-type="string" calcext:value-type="string">
            <text:p>1. sự thờ cúng</text:p>
            <text:p>2. sự tôn sùng</text:p>
          </table:table-cell>
          <table:table-cell table:style-name="ce114" table:number-columns-repeated="2"/>
          <table:table-cell/>
        </table:table-row>
        <table:table-row table:style-name="ro14">
          <table:table-cell/>
          <table:table-cell table:style-name="ce110" office:value-type="string" calcext:value-type="string">
            <text:p>hook up/ hook around</text:p>
          </table:table-cell>
          <table:table-cell table:style-name="ce114" table:number-columns-repeated="3"/>
          <table:table-cell table:style-name="ce114" office:value-type="string" calcext:value-type="string">
            <text:p>làm quen, kết thân, kiếm mối </text:p>
          </table:table-cell>
          <table:table-cell table:style-name="ce114" table:number-columns-repeated="2"/>
          <table:table-cell/>
        </table:table-row>
        <table:table-row table:style-name="ro55">
          <table:table-cell/>
          <table:table-cell table:style-name="ce110" office:value-type="string" calcext:value-type="string">
            <text:p>pretend</text:p>
          </table:table-cell>
          <table:table-cell table:style-name="ce113" office:value-type="string" calcext:value-type="string">
            <text:p>UK /prɪˈtend/</text:p>
            <text:p>US /prɪˈtend/</text:p>
          </table:table-cell>
          <table:table-cell table:style-name="ce114"/>
          <table:table-cell table:style-name="ce113" office:value-type="string" calcext:value-type="string">
            <text:p>1. [intransitive, transitive] to behave in a particular way, in order to make other people believe something that is not true</text:p>
            <text:p>2. [intransitive, transitive] (especially of children) to imagine that something is true as part of a game</text:p>
          </table:table-cell>
          <table:table-cell table:style-name="ce114" office:value-type="string" calcext:value-type="string">
            <text:p>1. vờ vịt</text:p>
          </table:table-cell>
          <table:table-cell table:style-name="ce114" table:number-columns-repeated="2"/>
          <table:table-cell/>
        </table:table-row>
        <table:table-row table:style-name="ro51">
          <table:table-cell/>
          <table:table-cell table:style-name="ce110" office:value-type="string" calcext:value-type="string">
            <text:p>this is not even the start of it being not over </text:p>
          </table:table-cell>
          <table:table-cell table:style-name="ce114" table:number-columns-repeated="6"/>
          <table:table-cell/>
        </table:table-row>
        <table:table-row table:style-name="ro56">
          <table:table-cell/>
          <table:table-cell table:style-name="ce110" office:value-type="string" calcext:value-type="string">
            <text:p>rentals</text:p>
          </table:table-cell>
          <table:table-cell table:style-name="ce113" office:value-type="string" calcext:value-type="string">
            <text:p>UK /ˈrentl/</text:p>
            <text:p>US /ˈrentl/</text:p>
          </table:table-cell>
          <table:table-cell table:style-name="ce114" office:value-type="string" calcext:value-type="string">
            <text:p>Noun</text:p>
          </table:table-cell>
          <table:table-cell table:style-name="ce113" office:value-type="string" calcext:value-type="string">
            <text:p>1. [uncountable, countable, usually singular] the amount of money that you pay to use something for a particular period of time</text:p>
            <text:p>2. [uncountable] the act of renting something or an arrangement to rent something</text:p>
          </table:table-cell>
          <table:table-cell table:style-name="ce114" office:value-type="string" calcext:value-type="string">
            <text:p>1. tiền thuê</text:p>
            <text:p>2. dịch vụ cho thuê</text:p>
          </table:table-cell>
          <table:table-cell table:style-name="ce182" table:number-columns-repeated="2"/>
          <table:table-cell/>
        </table:table-row>
        <table:table-row table:style-name="ro48">
          <table:table-cell/>
          <table:table-cell table:style-name="ce110" office:value-type="string" calcext:value-type="string">
            <text:p>treat</text:p>
          </table:table-cell>
          <table:table-cell table:style-name="ce113" office:value-type="string" calcext:value-type="string">
            <text:p>UK /triːt/</text:p>
          </table:table-cell>
          <table:table-cell table:style-name="ce114" office:value-type="string" calcext:value-type="string">
            <text:p>Verb</text:p>
          </table:table-cell>
          <table:table-cell table:style-name="ce113" office:value-type="string" calcext:value-type="string">
            <text:p>1. to behave in a particular way towards somebody/something</text:p>
            <text:p>2. treat something as something to consider something in a particular way</text:p>
          </table:table-cell>
          <table:table-cell table:style-name="ce114" office:value-type="string" calcext:value-type="string">
            <text:p>1. đối xử, đối đãi</text:p>
            <text:p>phần thưởng / đồ ngọt</text:p>
          </table:table-cell>
          <table:table-cell table:style-name="ce182" table:number-columns-repeated="2"/>
          <table:table-cell/>
        </table:table-row>
        <table:table-row table:style-name="ro41">
          <table:table-cell/>
          <table:table-cell table:style-name="ce110" office:value-type="string" calcext:value-type="string">
            <text:p>technically</text:p>
          </table:table-cell>
          <table:table-cell table:style-name="ce115" office:value-type="string" calcext:value-type="string">
            <text:p>UK /ˈteknɪkli/</text:p>
          </table:table-cell>
          <table:table-cell table:style-name="ce114" office:value-type="string" calcext:value-type="string">
            <text:p>Adverb</text:p>
          </table:table-cell>
          <table:table-cell table:style-name="ce113" office:value-type="string" calcext:value-type="string">
            <text:p>1. according to the exact meaning, facts etc.</text:p>
          </table:table-cell>
          <table:table-cell table:style-name="ce114" office:value-type="string" calcext:value-type="string">
            <text:p>1. về logic</text:p>
          </table:table-cell>
          <table:table-cell table:style-name="ce182" table:number-columns-repeated="2"/>
          <table:table-cell/>
        </table:table-row>
        <table:table-row table:style-name="ro16">
          <table:table-cell/>
          <table:table-cell table:style-name="ce110" office:value-type="string" calcext:value-type="string">
            <text:p>over-parented</text:p>
          </table:table-cell>
          <table:table-cell table:style-name="ce116"/>
          <table:table-cell table:style-name="ce114" table:number-columns-repeated="2"/>
          <table:table-cell table:style-name="ce114" office:value-type="string" calcext:value-type="string">
            <text:p>ba mẹ quá quan tâm</text:p>
          </table:table-cell>
          <table:table-cell table:style-name="ce182" table:number-columns-repeated="2"/>
          <table:table-cell/>
        </table:table-row>
        <table:table-row table:style-name="ro52">
          <table:table-cell/>
          <table:table-cell table:style-name="ce110" office:value-type="string" calcext:value-type="string">
            <text:p>strange call</text:p>
          </table:table-cell>
          <table:table-cell table:style-name="ce115" office:value-type="string" calcext:value-type="string">
            <text:p>UK /streɪndʒ/</text:p>
          </table:table-cell>
          <table:table-cell table:style-name="ce114" table:number-columns-repeated="2"/>
          <table:table-cell table:style-name="ce114" office:value-type="string" calcext:value-type="string">
            <text:p>cuộc gọi lạ/ k biết ai gọi</text:p>
          </table:table-cell>
          <table:table-cell table:style-name="ce182" table:number-columns-repeated="2"/>
          <table:table-cell/>
        </table:table-row>
        <table:table-row table:style-name="ro53">
          <table:table-cell/>
          <table:table-cell table:style-name="ce110" office:value-type="string" calcext:value-type="string">
            <text:p>ferret </text:p>
          </table:table-cell>
          <table:table-cell table:style-name="ce115" office:value-type="string" calcext:value-type="string">
            <text:p>UK /ˈferɪt/</text:p>
            <text:p>US /ˈferɪt/</text:p>
          </table:table-cell>
          <table:table-cell table:style-name="ce114" office:value-type="string" calcext:value-type="string">
            <text:p>Noun</text:p>
          </table:table-cell>
          <table:table-cell table:style-name="ce113" office:value-type="string" calcext:value-type="string">
            <text:p>a small aggressive animal with a long thin body, kept for catching <text:a xlink:href="https://www.oxfordlearnersdictionaries.com/definition/english/rabbit_1#rabbit_topg_1" xlink:type="simple">rabbits</text:a>, killing <text:a xlink:href="https://www.oxfordlearnersdictionaries.com/definition/english/rats" xlink:type="simple">rats</text:a>, etc.</text:p>
          </table:table-cell>
          <table:table-cell table:style-name="ce114" office:value-type="string" calcext:value-type="string">
            <text:p>chồn sương</text:p>
          </table:table-cell>
          <table:table-cell table:style-name="ce182" table:number-columns-repeated="2"/>
          <table:table-cell/>
        </table:table-row>
        <table:table-row table:style-name="ro12">
          <table:table-cell/>
          <table:table-cell table:style-name="ce110" office:value-type="string" calcext:value-type="string">
            <text:p>immigration</text:p>
          </table:table-cell>
          <table:table-cell table:style-name="ce115" office:value-type="string" calcext:value-type="string">
            <text:p>UK /ˌɪmɪˈɡreɪʃn/</text:p>
            <text:p>US /ˌɪmɪˈɡreɪʃn/</text:p>
          </table:table-cell>
          <table:table-cell table:style-name="ce114" office:value-type="string" calcext:value-type="string">
            <text:p>Noun</text:p>
          </table:table-cell>
          <table:table-cell table:style-name="ce113" office:value-type="string" calcext:value-type="string">
            <text:p>1. the process of coming to live permanently in a different country from the one you were born in; the number of people who do this</text:p>
            <text:p>2. the place at a port, an airport, etc. where the passports and other documents of people coming into a country are checked</text:p>
          </table:table-cell>
          <table:table-cell table:style-name="ce114" office:value-type="string" calcext:value-type="string">
            <text:p>1. dân nhập cư</text:p>
          </table:table-cell>
          <table:table-cell table:style-name="ce182" table:number-columns-repeated="2"/>
          <table:table-cell/>
        </table:table-row>
        <table:table-row table:style-name="ro51">
          <table:table-cell/>
          <table:table-cell table:style-name="ce110" office:value-type="string" calcext:value-type="string">
            <text:p>refugee</text:p>
          </table:table-cell>
          <table:table-cell table:style-name="ce115" office:value-type="string" calcext:value-type="string">
            <text:p>UK /ˌrefjuˈdʒiː/</text:p>
            <text:p>US /ˌrefjuˈdʒiː/</text:p>
          </table:table-cell>
          <table:table-cell table:style-name="ce114" office:value-type="string" calcext:value-type="string">
            <text:p>Noun</text:p>
          </table:table-cell>
          <table:table-cell table:style-name="ce113" office:value-type="string" calcext:value-type="string">
            <text:p>a person who has been forced to leave their country or home, because there is a war or for political, religious or social reasons</text:p>
          </table:table-cell>
          <table:table-cell table:style-name="ce114" office:value-type="string" calcext:value-type="string">
            <text:p>người tị nạn</text:p>
          </table:table-cell>
          <table:table-cell table:style-name="ce182" table:number-columns-repeated="2"/>
          <table:table-cell/>
        </table:table-row>
        <table:table-row table:style-name="ro11">
          <table:table-cell/>
          <table:table-cell table:style-name="ce110" office:value-type="string" calcext:value-type="string">
            <text:p>leap year</text:p>
          </table:table-cell>
          <table:table-cell table:style-name="ce115" office:value-type="string" calcext:value-type="string">
            <text:p>UK /ˈliːp jɪə(r)/ /ˈliːp jɜː(r)/</text:p>
            <text:p>US /ˈliːp jɪr/</text:p>
          </table:table-cell>
          <table:table-cell table:style-name="ce114" office:value-type="string" calcext:value-type="string">
            <text:p>Noun</text:p>
          </table:table-cell>
          <table:table-cell table:style-name="ce113" office:value-type="string" calcext:value-type="string">
            <text:p>one year in every four years when February has 29 days instead of 28</text:p>
          </table:table-cell>
          <table:table-cell table:style-name="ce114" office:value-type="string" calcext:value-type="string">
            <text:p>năm nhuận </text:p>
          </table:table-cell>
          <table:table-cell table:style-name="ce182" table:number-columns-repeated="2"/>
          <table:table-cell/>
        </table:table-row>
        <table:table-row table:style-name="ro47">
          <table:table-cell/>
          <table:table-cell table:style-name="ce110" office:value-type="string" calcext:value-type="string">
            <text:p>single ready to miggle</text:p>
          </table:table-cell>
          <table:table-cell table:style-name="ce116"/>
          <table:table-cell table:style-name="ce114" office:value-type="string" calcext:value-type="string">
            <text:p>idiom slang</text:p>
          </table:table-cell>
          <table:table-cell table:style-name="ce114"/>
          <table:table-cell table:style-name="ce114" office:value-type="string" calcext:value-type="string">
            <text:p>độc thân và sẵn sàng tìm hiểu người khác </text:p>
          </table:table-cell>
          <table:table-cell table:style-name="ce182" table:number-columns-repeated="2"/>
          <table:table-cell/>
        </table:table-row>
        <table:table-row table:style-name="ro57">
          <table:table-cell/>
          <table:table-cell table:style-name="ce110" office:value-type="string" calcext:value-type="string">
            <text:p>take over</text:p>
          </table:table-cell>
          <table:table-cell table:style-name="ce116"/>
          <table:table-cell table:style-name="ce114"/>
          <table:table-cell table:style-name="ce113" office:value-type="string" calcext:value-type="string">
            <text:p>take over (from something)</text:p>
            <text:p>to become bigger or more important than something else; to replace something</text:p>
            <text:p>take over (from somebody) | take something – over (from somebody)</text:p>
            <text:p>1. to begin to have control of or responsibility for something, especially in place of somebody else</text:p>
          </table:table-cell>
          <table:table-cell table:style-name="ce114" office:value-type="string" calcext:value-type="string">
            <text:p>kế thừa</text:p>
          </table:table-cell>
          <table:table-cell table:style-name="ce182" table:number-columns-repeated="2"/>
          <table:table-cell/>
        </table:table-row>
        <table:table-row table:style-name="ro21">
          <table:table-cell/>
          <table:table-cell table:style-name="ce110" office:value-type="string" calcext:value-type="string">
            <text:p>proof</text:p>
          </table:table-cell>
          <table:table-cell table:style-name="ce115" office:value-type="string" calcext:value-type="string">
            <text:p>UK /pruːf/</text:p>
            <text:p>US /pruːf/</text:p>
          </table:table-cell>
          <table:table-cell table:style-name="ce114" office:value-type="string" calcext:value-type="string">
            <text:p>Noun</text:p>
          </table:table-cell>
          <table:table-cell table:style-name="ce114"/>
          <table:table-cell table:style-name="ce114" office:value-type="string" calcext:value-type="string">
            <text:p>bằng chứng</text:p>
          </table:table-cell>
          <table:table-cell table:style-name="ce182" table:number-columns-repeated="2"/>
          <table:table-cell/>
        </table:table-row>
        <table:table-row table:style-name="ro58">
          <table:table-cell/>
          <table:table-cell table:style-name="ce110" office:value-type="string" calcext:value-type="string">
            <text:p>spectrum </text:p>
          </table:table-cell>
          <table:table-cell table:style-name="ce115" office:value-type="string" calcext:value-type="string">
            <text:p>UK /ˈspektrəm/</text:p>
            <text:p>US /ˈspektrəm/</text:p>
          </table:table-cell>
          <table:table-cell table:style-name="ce114" office:value-type="string" calcext:value-type="string">
            <text:p>Noun</text:p>
          </table:table-cell>
          <table:table-cell table:style-name="ce113" office:value-type="string" calcext:value-type="string">
            <text:p>1. a band of coloured lights in order of their <text:a xlink:href="https://www.oxfordlearnersdictionaries.com/definition/english/wavelength" xlink:type="simple">wavelengths</text:a>, as seen in a <text:a xlink:href="https://www.oxfordlearnersdictionaries.com/definition/english/rainbow" xlink:type="simple">rainbow</text:a> and into which light may be separated</text:p>
          </table:table-cell>
          <table:table-cell table:style-name="ce114"/>
          <table:table-cell table:style-name="ce182" table:number-columns-repeated="2"/>
          <table:table-cell/>
        </table:table-row>
        <table:table-row table:style-name="ro15">
          <table:table-cell/>
          <table:table-cell table:style-name="ce110" office:value-type="string" calcext:value-type="string">
            <text:p>crisis</text:p>
          </table:table-cell>
          <table:table-cell table:style-name="ce115" office:value-type="string" calcext:value-type="string">
            <text:p>UK /ˈkraɪsɪs/</text:p>
            <text:p>US /ˈkraɪsɪs/</text:p>
          </table:table-cell>
          <table:table-cell table:style-name="ce114" office:value-type="string" calcext:value-type="string">
            <text:p>Noun</text:p>
          </table:table-cell>
          <table:table-cell table:style-name="ce113" office:value-type="string" calcext:value-type="string">
            <text:p>1. a time of great danger, difficulty or doubt when problems must be solved or important decisions must be made</text:p>
          </table:table-cell>
          <table:table-cell table:style-name="ce114" office:value-type="string" calcext:value-type="string">
            <text:p>1. khủng hoảng</text:p>
          </table:table-cell>
          <table:table-cell table:style-name="ce182" table:number-columns-repeated="2"/>
          <table:table-cell/>
        </table:table-row>
        <table:table-row table:style-name="ro2">
          <table:table-cell/>
          <table:table-cell table:style-name="ce110" office:value-type="string" calcext:value-type="string">
            <text:p>you need to back off</text:p>
          </table:table-cell>
          <table:table-cell table:style-name="ce116"/>
          <table:table-cell table:style-name="ce114" table:number-columns-repeated="2"/>
          <table:table-cell table:style-name="ce114" office:value-type="string" calcext:value-type="string">
            <text:p>đừng liên quan/ rút lui </text:p>
          </table:table-cell>
          <table:table-cell table:style-name="ce182" table:number-columns-repeated="2"/>
          <table:table-cell/>
        </table:table-row>
        <table:table-row table:style-name="ro2">
          <table:table-cell/>
          <table:table-cell table:style-name="ce110" office:value-type="string" calcext:value-type="string">
            <text:p>can figure it out</text:p>
          </table:table-cell>
          <table:table-cell table:style-name="ce117"/>
          <table:table-cell table:style-name="ce114" table:number-columns-repeated="2"/>
          <table:table-cell table:style-name="ce114" office:value-type="string" calcext:value-type="string">
            <text:p>tự làm</text:p>
          </table:table-cell>
          <table:table-cell table:style-name="ce182" table:number-columns-repeated="2"/>
          <table:table-cell/>
        </table:table-row>
        <table:table-row table:style-name="ro59">
          <table:table-cell/>
          <table:table-cell table:style-name="ce110" office:value-type="string" calcext:value-type="string">
            <text:p>accuse</text:p>
          </table:table-cell>
          <table:table-cell table:style-name="ce115" office:value-type="string" calcext:value-type="string">
            <text:p>UK /əˈkjuːz/</text:p>
            <text:p>US /əˈkjuːz/</text:p>
          </table:table-cell>
          <table:table-cell table:style-name="ce114" office:value-type="string" calcext:value-type="string">
            <text:p>Verb</text:p>
          </table:table-cell>
          <table:table-cell table:style-name="ce113" office:value-type="string" calcext:value-type="string">
            <text:p>to say that somebody has done something wrong or is guilty of something</text:p>
          </table:table-cell>
          <table:table-cell table:style-name="ce114" office:value-type="string" calcext:value-type="string">
            <text:p>buộc tội</text:p>
          </table:table-cell>
          <table:table-cell table:style-name="ce182" table:number-columns-repeated="2"/>
          <table:table-cell/>
        </table:table-row>
        <table:table-row table:style-name="ro18">
          <table:table-cell/>
          <table:table-cell table:style-name="ce110" office:value-type="string" calcext:value-type="string">
            <text:p>Fill up</text:p>
          </table:table-cell>
          <table:table-cell table:style-name="ce117"/>
          <table:table-cell table:style-name="ce113" office:value-type="string" calcext:value-type="string">
            <text:p>phrasal verb</text:p>
          </table:table-cell>
          <table:table-cell table:style-name="ce113" office:value-type="string" calcext:value-type="string">
            <text:p>fill up (with something) | fill something up (with something)</text:p>
            <text:p>to become completely full; to make something completely full</text:p>
          </table:table-cell>
          <table:table-cell table:style-name="ce114" office:value-type="string" calcext:value-type="string">
            <text:p>làm đầy</text:p>
          </table:table-cell>
          <table:table-cell table:style-name="ce182" table:number-columns-repeated="2"/>
          <table:table-cell/>
        </table:table-row>
        <table:table-row table:style-name="ro60">
          <table:table-cell/>
          <table:table-cell table:style-name="ce110" office:value-type="string" calcext:value-type="string">
            <text:p>scratch</text:p>
          </table:table-cell>
          <table:table-cell table:style-name="ce110" office:value-type="string" calcext:value-type="string">
            <text:p>UK /skrætʃ/</text:p>
            <text:p>US /skrætʃ/</text:p>
          </table:table-cell>
          <table:table-cell table:style-name="ce114" office:value-type="string" calcext:value-type="string">
            <text:p>Verb</text:p>
          </table:table-cell>
          <table:table-cell table:style-name="ce114" office:value-type="string" calcext:value-type="string">
            <text:p><text:span text:style-name="T2">rub with your nails</text:span></text:p>
            <text:p/>
            <text:p><text:span text:style-name="T2">1. [transitive, intransitive] to rub your skin with your nails, usually because it is itching</text:span></text:p>
            <text:p/>
            <text:p><text:span text:style-name="T2">cut skin</text:span></text:p>
            <text:p><text:span text:style-name="T2">2. [transitive, intransitive] to cut or damage your skin slightly with something sharp</text:span></text:p>
            <text:p/>
          </table:table-cell>
          <table:table-cell table:style-name="ce114" office:value-type="string" calcext:value-type="string">
            <text:p>vết <text:s/>xước/ trầy</text:p>
          </table:table-cell>
          <table:table-cell table:style-name="ce182" table:number-columns-repeated="2"/>
          <table:table-cell/>
        </table:table-row>
        <table:table-row table:style-name="ro2">
          <table:table-cell/>
          <table:table-cell table:style-name="ce110" office:value-type="string" calcext:value-type="string">
            <text:p>put me on hold</text:p>
          </table:table-cell>
          <table:table-cell table:style-name="ce110"/>
          <table:table-cell table:style-name="ce114" table:number-columns-repeated="2"/>
          <table:table-cell table:style-name="ce114" office:value-type="string" calcext:value-type="string">
            <text:p>để máy chờ </text:p>
          </table:table-cell>
          <table:table-cell table:style-name="ce182" table:number-columns-repeated="2"/>
          <table:table-cell/>
        </table:table-row>
        <table:table-row table:style-name="ro61">
          <table:table-cell/>
          <table:table-cell table:style-name="ce110" office:value-type="string" calcext:value-type="string">
            <text:p>blurry</text:p>
          </table:table-cell>
          <table:table-cell table:style-name="ce110" office:value-type="string" calcext:value-type="string">
            <text:p>UK /ˈblɜːri/</text:p>
            <text:p>US /ˈblɜːri/</text:p>
          </table:table-cell>
          <table:table-cell table:style-name="ce114" office:value-type="string" calcext:value-type="string">
            <text:p>Adjective</text:p>
          </table:table-cell>
          <table:table-cell table:style-name="ce113" office:value-type="string" calcext:value-type="string">
            <text:p>without a clear outline; not clear</text:p>
          </table:table-cell>
          <table:table-cell table:style-name="ce114" office:value-type="string" calcext:value-type="string">
            <text:p>nhoè / k rõ ràng </text:p>
          </table:table-cell>
          <table:table-cell table:style-name="ce182" table:number-columns-repeated="2"/>
          <table:table-cell/>
        </table:table-row>
        <table:table-row table:style-name="ro26">
          <table:table-cell/>
          <table:table-cell table:style-name="ce110" office:value-type="string" calcext:value-type="string">
            <text:p>handle smth</text:p>
          </table:table-cell>
          <table:table-cell table:style-name="ce110" office:value-type="string" calcext:value-type="string">
            <text:p>UK /ˈhændl/</text:p>
            <text:p>US /ˈhændl/</text:p>
          </table:table-cell>
          <table:table-cell table:style-name="ce114" office:value-type="string" calcext:value-type="string">
            <text:p>Verb</text:p>
          </table:table-cell>
          <table:table-cell table:style-name="ce113" office:value-type="string" calcext:value-type="string">
            <text:p><text:span text:style-name="T2">deal with</text:span></text:p>
            <text:p/>
            <text:p>1. [transitive] to deal with a situation, a person, an area of work or a strong emotion</text:p>
          </table:table-cell>
          <table:table-cell table:style-name="ce114" office:value-type="string" calcext:value-type="string">
            <text:p>xử lý </text:p>
          </table:table-cell>
          <table:table-cell table:style-name="ce182" table:number-columns-repeated="2"/>
          <table:table-cell/>
        </table:table-row>
        <table:table-row table:style-name="ro62">
          <table:table-cell/>
          <table:table-cell table:style-name="ce110" office:value-type="string" calcext:value-type="string">
            <text:p>occasional </text:p>
          </table:table-cell>
          <table:table-cell table:style-name="ce177" office:value-type="string" calcext:value-type="string">
            <text:p>UK /əˈkeɪʒənl/</text:p>
            <text:p>US /əˈkeɪʒənl/</text:p>
          </table:table-cell>
          <table:table-cell table:style-name="ce114" office:value-type="string" calcext:value-type="string">
            <text:p>Adjective</text:p>
          </table:table-cell>
          <table:table-cell table:style-name="ce113" office:value-type="string" calcext:value-type="string">
            <text:p>happening or done sometimes but not often</text:p>
          </table:table-cell>
          <table:table-cell table:style-name="ce114" office:value-type="string" calcext:value-type="string">
            <text:p>ít khi, hiếm khi </text:p>
          </table:table-cell>
          <table:table-cell table:style-name="ce182" table:number-columns-repeated="2"/>
          <table:table-cell/>
        </table:table-row>
        <table:table-row table:style-name="ro43">
          <table:table-cell/>
          <table:table-cell table:style-name="ce110" office:value-type="string" calcext:value-type="string">
            <text:p>yearn for </text:p>
          </table:table-cell>
          <table:table-cell table:style-name="ce179" office:value-type="string" calcext:value-type="string">
            <text:p>UK /jɜːn/</text:p>
            <text:p>US /jɜːrn/</text:p>
          </table:table-cell>
          <table:table-cell table:style-name="ce114" office:value-type="string" calcext:value-type="string">
            <text:p>Verb</text:p>
          </table:table-cell>
          <table:table-cell table:style-name="ce113" office:value-type="string" calcext:value-type="string">
            <text:p>to want something very much, especially when it is very difficult to get</text:p>
          </table:table-cell>
          <table:table-cell table:style-name="ce114" office:value-type="string" calcext:value-type="string">
            <text:p>thèm khát/ mong muốn </text:p>
          </table:table-cell>
          <table:table-cell table:style-name="ce182" table:number-columns-repeated="2"/>
          <table:table-cell/>
        </table:table-row>
        <table:table-row table:style-name="ro2">
          <table:table-cell/>
          <table:table-cell table:style-name="ce110" office:value-type="string" calcext:value-type="string">
            <text:p>pick a restaurant </text:p>
          </table:table-cell>
          <table:table-cell table:style-name="ce117"/>
          <table:table-cell table:style-name="ce114" table:number-columns-repeated="2"/>
          <table:table-cell table:style-name="ce114" office:value-type="string" calcext:value-type="string">
            <text:p>đặt nhà hàng </text:p>
          </table:table-cell>
          <table:table-cell table:style-name="ce182" table:number-columns-repeated="2"/>
          <table:table-cell/>
        </table:table-row>
        <table:table-row table:style-name="ro2" table:number-rows-repeated="4">
          <table:table-cell/>
          <table:table-cell table:style-name="ce111"/>
          <table:table-cell table:style-name="ce180"/>
          <table:table-cell table:style-name="ce182"/>
          <table:table-cell table:style-name="ce114" table:number-columns-repeated="2"/>
          <table:table-cell table:style-name="ce182" table:number-columns-repeated="2"/>
          <table:table-cell/>
        </table:table-row>
        <table:table-row table:style-name="ro63">
          <table:table-cell/>
          <table:table-cell table:style-name="ce111"/>
          <table:table-cell table:style-name="ce180"/>
          <table:table-cell table:style-name="ce182"/>
          <table:table-cell table:style-name="ce114" table:number-columns-repeated="2"/>
          <table:table-cell table:style-name="ce182" table:number-columns-repeated="2"/>
          <table:table-cell/>
        </table:table-row>
        <table:table-row table:style-name="ro2">
          <table:table-cell/>
          <table:table-cell table:style-name="ce112"/>
          <table:table-cell table:style-name="ce181"/>
          <table:table-cell table:style-name="ce112"/>
          <table:table-cell table:style-name="ce183" table:number-columns-repeated="2"/>
          <table:table-cell table:style-name="ce112" table:number-columns-repeated="2"/>
          <table:table-cell/>
        </table:table-row>
        <table:table-row table:style-name="ro2" table:number-rows-repeated="7">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22">
          <table:table-cell table:number-columns-repeated="9"/>
        </table:table-row>
        <table:table-row table:style-name="ro1">
          <table:table-cell table:number-columns-repeated="9"/>
        </table:table-row>
      </table:table>
      <table:table table:name="241107" table:style-name="ta2">
        <table:table-column table:style-name="co19" table:default-cell-style-name="Default"/>
        <table:table-column table:style-name="co2" table:default-cell-style-name="ce92"/>
        <table:table-column table:style-name="co22" table:default-cell-style-name="ce92"/>
        <table:table-column table:style-name="co16" table:default-cell-style-name="ce92"/>
        <table:table-column table:style-name="co21" table:default-cell-style-name="ce92"/>
        <table:table-column table:style-name="co23"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85" office:value-type="string" calcext:value-type="string">
            <text:p>Chuck</text:p>
          </table:table-cell>
          <table:table-cell table:style-name="ce187" office:value-type="string" calcext:value-type="string">
            <text:p>UK /tʃʌk/</text:p>
            <text:p>US /tʃʌk/</text:p>
          </table:table-cell>
          <table:table-cell table:style-name="ce94"/>
          <table:table-cell table:style-name="ce95"/>
          <table:table-cell table:style-name="ce191"/>
          <table:table-cell table:style-name="ce94" table:number-columns-repeated="2"/>
          <table:table-cell/>
        </table:table-row>
        <table:table-row table:style-name="ro45">
          <table:table-cell/>
          <table:table-cell table:style-name="ce185" office:value-type="string" calcext:value-type="string">
            <text:p>Boykins</text:p>
          </table:table-cell>
          <table:table-cell table:style-name="Default"/>
          <table:table-cell table:style-name="ce94"/>
          <table:table-cell table:style-name="ce95"/>
          <table:table-cell table:style-name="ce191"/>
          <table:table-cell table:style-name="ce94" table:number-columns-repeated="2"/>
          <table:table-cell/>
        </table:table-row>
        <table:table-row table:style-name="ro18">
          <table:table-cell/>
          <table:table-cell table:style-name="ce185" office:value-type="string" calcext:value-type="string">
            <text:p>Diane</text:p>
          </table:table-cell>
          <table:table-cell table:style-name="ce187" office:value-type="string" calcext:value-type="string">
            <text:p>UK /daɪˈæn/</text:p>
            <text:p>US /daɪˈæn/</text:p>
          </table:table-cell>
          <table:table-cell table:style-name="ce94"/>
          <table:table-cell table:style-name="ce95"/>
          <table:table-cell table:style-name="ce191"/>
          <table:table-cell table:style-name="ce94" table:number-columns-repeated="2"/>
          <table:table-cell/>
        </table:table-row>
        <table:table-row table:style-name="ro46">
          <table:table-cell/>
          <table:table-cell table:style-name="ce185" office:value-type="string" calcext:value-type="string">
            <text:p>barber</text:p>
          </table:table-cell>
          <table:table-cell table:style-name="ce187" office:value-type="string" calcext:value-type="string">
            <text:p>UK /ˈbɑːbə(r)/</text:p>
            <text:p>US /ˈbɑːrbər/</text:p>
          </table:table-cell>
          <table:table-cell table:style-name="ce94" office:value-type="string" calcext:value-type="string">
            <text:p>Noun</text:p>
          </table:table-cell>
          <table:table-cell table:style-name="ce189" office:value-type="string" calcext:value-type="string">
            <text:p>1. a person whose job is to cut men’s hair and sometimes to <text:a xlink:href="https://www.oxfordlearnersdictionaries.com/definition/english/shave_1#shave_sng_1" xlink:type="simple">shave</text:a> them</text:p>
            <text:p>2. a shop where men can have their hair cut</text:p>
          </table:table-cell>
          <table:table-cell table:style-name="ce99" office:value-type="string" calcext:value-type="string">
            <text:p>1. thợ cắt tóc cho nam</text:p>
          </table:table-cell>
          <table:table-cell table:style-name="ce94" table:number-columns-repeated="2"/>
          <table:table-cell/>
        </table:table-row>
        <table:table-row table:style-name="ro31">
          <table:table-cell/>
          <table:table-cell table:style-name="ce185" office:value-type="string" calcext:value-type="string">
            <text:p>comfort</text:p>
          </table:table-cell>
          <table:table-cell table:style-name="ce187" office:value-type="string" calcext:value-type="string">
            <text:p>UK /ˈkʌmfət/</text:p>
            <text:p>US /ˈkʌmfərt/</text:p>
          </table:table-cell>
          <table:table-cell table:style-name="ce94" office:value-type="string" calcext:value-type="string">
            <text:p>Noun</text:p>
          </table:table-cell>
          <table:table-cell table:style-name="ce190" office:value-type="string" calcext:value-type="string">
            <text:p>1. [uncountable] the state of being physically relaxed and free from pain; the state of having a pleasant life, with everything that you need</text:p>
            <text:p>2. [uncountable] a feeling of not suffering or worrying so much; a feeling of being less unhappy</text:p>
          </table:table-cell>
          <table:table-cell table:style-name="ce99" office:value-type="string" calcext:value-type="string">
            <text:p>1. tiện nghi</text:p>
            <text:p>2. an nhàn, xung túc</text:p>
          </table:table-cell>
          <table:table-cell table:style-name="ce94" table:number-columns-repeated="2"/>
          <table:table-cell/>
        </table:table-row>
        <table:table-row table:style-name="ro47">
          <table:table-cell/>
          <table:table-cell table:style-name="ce185" office:value-type="string" calcext:value-type="string">
            <text:p>couch</text:p>
          </table:table-cell>
          <table:table-cell table:style-name="ce187" office:value-type="string" calcext:value-type="string">
            <text:p>UK <text:span text:style-name="T3">/kaʊtʃ/</text:span></text:p>
            <text:p><text:span text:style-name="T3">US /kaʊtʃ/</text:span></text:p>
          </table:table-cell>
          <table:table-cell table:style-name="ce99" office:value-type="string" calcext:value-type="string">
            <text:p>Noun</text:p>
          </table:table-cell>
          <table:table-cell table:style-name="ce189" office:value-type="string" calcext:value-type="string">
            <text:p>1. a long comfortable seat for two or more people to sit on</text:p>
            <text:p>2. a long piece of furniture like a bed, especially in a doctor’s office</text:p>
          </table:table-cell>
          <table:table-cell table:style-name="ce99" office:value-type="string" calcext:value-type="string">
            <text:p>1. ghế dài</text:p>
          </table:table-cell>
          <table:table-cell table:style-name="ce99" table:number-columns-repeated="2"/>
          <table:table-cell/>
        </table:table-row>
        <table:table-row table:style-name="ro14">
          <table:table-cell/>
          <table:table-cell table:style-name="ce185" office:value-type="string" calcext:value-type="string">
            <text:p>dometic</text:p>
          </table:table-cell>
          <table:table-cell table:style-name="ce187" office:value-type="string" calcext:value-type="string">
            <text:p>UK /dəˈmestɪk/</text:p>
            <text:p>US /dəˈmestɪk/</text:p>
          </table:table-cell>
          <table:table-cell table:style-name="ce99" office:value-type="string" calcext:value-type="string">
            <text:p>Adjective</text:p>
          </table:table-cell>
          <table:table-cell table:style-name="ce189" office:value-type="string" calcext:value-type="string">
            <text:p>1. [usually before noun] of or inside a particular country; not foreign or international</text:p>
            <text:p>2. [only before noun] used in the home; connected with the home or family</text:p>
          </table:table-cell>
          <table:table-cell table:style-name="ce99" office:value-type="string" calcext:value-type="string">
            <text:p>1. thuộc trong nước</text:p>
          </table:table-cell>
          <table:table-cell table:style-name="ce99" table:number-columns-repeated="2"/>
          <table:table-cell/>
        </table:table-row>
        <table:table-row table:style-name="ro51">
          <table:table-cell/>
          <table:table-cell table:style-name="ce185" office:value-type="string" calcext:value-type="string">
            <text:p>episode</text:p>
          </table:table-cell>
          <table:table-cell table:style-name="ce187" office:value-type="string" calcext:value-type="string">
            <text:p>UK /ˈepɪsəʊd/</text:p>
            <text:p>US /ˈepɪsəʊd/</text:p>
          </table:table-cell>
          <table:table-cell table:style-name="ce99" office:value-type="string" calcext:value-type="string">
            <text:p>Noun</text:p>
          </table:table-cell>
          <table:table-cell table:style-name="ce189" office:value-type="string" calcext:value-type="string">
            <text:p>1. one part of a story that is broadcast on television or radio in several parts</text:p>
            <text:p>2. an event, a situation, or a period of time in somebody’s life, a novel, etc. that is important or interesting in some way</text:p>
          </table:table-cell>
          <table:table-cell table:style-name="ce99" office:value-type="string" calcext:value-type="string">
            <text:p>1. đoạn, hồi</text:p>
          </table:table-cell>
          <table:table-cell table:style-name="ce99" table:number-columns-repeated="2"/>
          <table:table-cell/>
        </table:table-row>
        <table:table-row table:style-name="ro64">
          <table:table-cell/>
          <table:table-cell table:style-name="ce185" office:value-type="string" calcext:value-type="string">
            <text:p>gather</text:p>
          </table:table-cell>
          <table:table-cell table:style-name="ce187" office:value-type="string" calcext:value-type="string">
            <text:p>UK /ˈɡæðə(r)/</text:p>
            <text:p>US /ˈɡæðər/</text:p>
          </table:table-cell>
          <table:table-cell table:style-name="ce99" office:value-type="string" calcext:value-type="string">
            <text:p>Verb</text:p>
          </table:table-cell>
          <table:table-cell table:style-name="ce189" office:value-type="string" calcext:value-type="string">
            <text:p>1. [intransitive, transitive] to come together, or bring people together, in one place to form a group</text:p>
          </table:table-cell>
          <table:table-cell table:style-name="ce99" table:number-columns-repeated="3"/>
          <table:table-cell/>
        </table:table-row>
        <table:table-row table:style-name="ro65">
          <table:table-cell/>
          <table:table-cell table:style-name="ce185" office:value-type="string" calcext:value-type="string">
            <text:p>foundation</text:p>
          </table:table-cell>
          <table:table-cell table:style-name="ce187" office:value-type="string" calcext:value-type="string">
            <text:p>UK /faʊnˈdeɪʃn/</text:p>
            <text:p>US /faʊnˈdeɪʃn/</text:p>
          </table:table-cell>
          <table:table-cell table:style-name="ce94" office:value-type="string" calcext:value-type="string">
            <text:p>Noun</text:p>
          </table:table-cell>
          <table:table-cell table:style-name="ce189" office:value-type="string" calcext:value-type="string">
            <text:p>1. <text:a xlink:href="https://www.oxfordlearnersdictionaries.com/wordlists/oxford3000-5000?dataset=english&amp;list=ox5000&amp;level=b2" xlink:type="simple"> </text:a>[countable, uncountable] a principle, an idea or a fact that something is based on and that it grows from</text:p>
            <text:p>2. <text:a xlink:href="https://www.oxfordlearnersdictionaries.com/wordlists/oxford3000-5000?dataset=english&amp;list=ox5000&amp;level=b2" xlink:type="simple"> </text:a>[countable] an organization that is established to provide money for a particular purpose, for example for scientific research or charity</text:p>
          </table:table-cell>
          <table:table-cell table:style-name="ce99" office:value-type="string" calcext:value-type="string">
            <text:p>1. sự thành lập</text:p>
            <text:p>2. tổ chức tài trợ, quỹ tài trợ</text:p>
          </table:table-cell>
          <table:table-cell table:style-name="ce94" table:number-columns-repeated="2"/>
          <table:table-cell/>
        </table:table-row>
        <table:table-row table:style-name="ro48">
          <table:table-cell/>
          <table:table-cell table:style-name="ce185" office:value-type="string" calcext:value-type="string">
            <text:p>recipient</text:p>
          </table:table-cell>
          <table:table-cell table:style-name="ce187" office:value-type="string" calcext:value-type="string">
            <text:p>UK /rɪˈsɪpiənt/</text:p>
            <text:p>US /rɪˈsɪpiənt/</text:p>
          </table:table-cell>
          <table:table-cell table:style-name="ce94" office:value-type="string" calcext:value-type="string">
            <text:p>Noun</text:p>
          </table:table-cell>
          <table:table-cell table:style-name="ce189" office:value-type="string" calcext:value-type="string">
            <text:p>a person who receives something</text:p>
          </table:table-cell>
          <table:table-cell table:style-name="ce99" office:value-type="string" calcext:value-type="string">
            <text:p>người nhận</text:p>
          </table:table-cell>
          <table:table-cell table:style-name="ce94" table:number-columns-repeated="2"/>
          <table:table-cell/>
        </table:table-row>
        <table:table-row table:style-name="ro39">
          <table:table-cell/>
          <table:table-cell table:style-name="ce185" office:value-type="string" calcext:value-type="string">
            <text:p>recognition</text:p>
          </table:table-cell>
          <table:table-cell table:style-name="ce188" office:value-type="string" calcext:value-type="string">
            <text:p>UK /ˌrekəɡˈnɪʃn/</text:p>
            <text:p>US /ˌrekəɡˈnɪʃn/</text:p>
          </table:table-cell>
          <table:table-cell table:style-name="ce94" office:value-type="string" calcext:value-type="string">
            <text:p>Noun</text:p>
          </table:table-cell>
          <table:table-cell table:style-name="ce189" office:value-type="string" calcext:value-type="string">
            <text:p>1. <text:a xlink:href="https://www.oxfordlearnersdictionaries.com/wordlists/oxford3000-5000?dataset=english&amp;list=ox5000&amp;level=b2" xlink:type="simple"> </text:a>[uncountable] the act of remembering who somebody is when you see them, or of identifying what something is</text:p>
            <text:p>2. [singular, uncountable] the act of accepting that something exists, is true or is official</text:p>
          </table:table-cell>
          <table:table-cell table:style-name="ce99" office:value-type="string" calcext:value-type="string">
            <text:p>1.</text:p>
            <text:p>2. chấp nhận, công nhận</text:p>
          </table:table-cell>
          <table:table-cell table:style-name="ce94" table:number-columns-repeated="2"/>
          <table:table-cell/>
        </table:table-row>
        <table:table-row table:style-name="ro16">
          <table:table-cell/>
          <table:table-cell table:style-name="ce185" office:value-type="string" calcext:value-type="string">
            <text:p>tireless</text:p>
          </table:table-cell>
          <table:table-cell table:style-name="ce188" office:value-type="string" calcext:value-type="string">
            <text:p>UK /ˈtaɪələs/</text:p>
            <text:p>US /ˈtaɪərləs/</text:p>
          </table:table-cell>
          <table:table-cell table:style-name="ce94" office:value-type="string" calcext:value-type="string">
            <text:p>Adjective</text:p>
          </table:table-cell>
          <table:table-cell table:style-name="ce189" office:value-type="string" calcext:value-type="string">
            <text:p>putting a lot of hard work and energy into something over a long period of time</text:p>
          </table:table-cell>
          <table:table-cell table:style-name="ce99" office:value-type="string" calcext:value-type="string">
            <text:p>không mệt mỏi</text:p>
          </table:table-cell>
          <table:table-cell table:style-name="ce94" table:number-columns-repeated="2"/>
          <table:table-cell/>
        </table:table-row>
        <table:table-row table:style-name="ro52">
          <table:table-cell/>
          <table:table-cell table:style-name="ce185" office:value-type="string" calcext:value-type="string">
            <text:p>effort</text:p>
          </table:table-cell>
          <table:table-cell table:style-name="ce188" office:value-type="string" calcext:value-type="string">
            <text:p>UK /ˈefət/</text:p>
            <text:p>US /ˈefərt/</text:p>
          </table:table-cell>
          <table:table-cell table:style-name="ce94" office:value-type="string" calcext:value-type="string">
            <text:p>Noun</text:p>
          </table:table-cell>
          <table:table-cell table:style-name="ce189" office:value-type="string" calcext:value-type="string">
            <text:p>1. [countable] an attempt to do something especially when it is difficult to do</text:p>
          </table:table-cell>
          <table:table-cell table:style-name="ce99" office:value-type="string" calcext:value-type="string">
            <text:p>1. sự cố gắng, cố gắng</text:p>
          </table:table-cell>
          <table:table-cell table:style-name="ce94" table:number-columns-repeated="2"/>
          <table:table-cell/>
        </table:table-row>
        <table:table-row table:style-name="ro53">
          <table:table-cell/>
          <table:table-cell table:style-name="ce185" office:value-type="string" calcext:value-type="string">
            <text:p>homelessness</text:p>
          </table:table-cell>
          <table:table-cell table:style-name="ce188" office:value-type="string" calcext:value-type="string">
            <text:p>UK /ˈhəʊmləsnəs/</text:p>
            <text:p>US /ˈhəʊmləsnəs/</text:p>
          </table:table-cell>
          <table:table-cell table:style-name="ce94" office:value-type="string" calcext:value-type="string">
            <text:p>Noun</text:p>
          </table:table-cell>
          <table:table-cell table:style-name="ce189" office:value-type="string" calcext:value-type="string">
            <text:p>the state of having no home</text:p>
          </table:table-cell>
          <table:table-cell table:style-name="ce99" office:value-type="string" calcext:value-type="string">
            <text:p>vô gia cư</text:p>
          </table:table-cell>
          <table:table-cell table:style-name="ce94" table:number-columns-repeated="2"/>
          <table:table-cell/>
        </table:table-row>
        <table:table-row table:style-name="ro22">
          <table:table-cell/>
          <table:table-cell table:style-name="ce185" office:value-type="string" calcext:value-type="string">
            <text:p>maternity</text:p>
          </table:table-cell>
          <table:table-cell table:style-name="ce188" office:value-type="string" calcext:value-type="string">
            <text:p>UK /məˈtɜːnəti/</text:p>
            <text:p>US /məˈtɜːrnəti/</text:p>
          </table:table-cell>
          <table:table-cell table:style-name="ce94" office:value-type="string" calcext:value-type="string">
            <text:p>Noun</text:p>
          </table:table-cell>
          <table:table-cell table:style-name="ce189" office:value-type="string" calcext:value-type="string">
            <text:p>​the state of being or becoming a mother</text:p>
          </table:table-cell>
          <table:table-cell table:style-name="ce99" office:value-type="string" calcext:value-type="string">
            <text:p>trở thành mẹ</text:p>
          </table:table-cell>
          <table:table-cell table:style-name="ce94" table:number-columns-repeated="2"/>
          <table:table-cell/>
        </table:table-row>
        <table:table-row table:style-name="ro32">
          <table:table-cell/>
          <table:table-cell table:style-name="ce185" office:value-type="string" calcext:value-type="string">
            <text:p>polish</text:p>
          </table:table-cell>
          <table:table-cell table:style-name="ce188" office:value-type="string" calcext:value-type="string">
            <text:p>UK /ˈpɒlɪʃ/</text:p>
            <text:p>US /ˈpɑːlɪʃ/</text:p>
          </table:table-cell>
          <table:table-cell table:style-name="ce94" office:value-type="string" calcext:value-type="string">
            <text:p>Noun</text:p>
          </table:table-cell>
          <table:table-cell table:style-name="ce189" office:value-type="string" calcext:value-type="string">
            <text:p>1. [uncountable, countable] a substance used when rubbing a surface to make it smooth and shiny</text:p>
            <text:p>2. [singular] an act of polishing something</text:p>
          </table:table-cell>
          <table:table-cell table:style-name="ce99" office:value-type="string" calcext:value-type="string">
            <text:p>1. đánh bóng</text:p>
          </table:table-cell>
          <table:table-cell table:style-name="ce94" table:number-columns-repeated="2"/>
          <table:table-cell/>
        </table:table-row>
        <table:table-row table:style-name="ro11">
          <table:table-cell/>
          <table:table-cell table:style-name="ce185" office:value-type="string" calcext:value-type="string">
            <text:p>classy</text:p>
          </table:table-cell>
          <table:table-cell table:style-name="ce188" office:value-type="string" calcext:value-type="string">
            <text:p>UK /ˈklɑːsi/</text:p>
            <text:p>US /ˈklæsi/</text:p>
          </table:table-cell>
          <table:table-cell table:style-name="ce94" office:value-type="string" calcext:value-type="string">
            <text:p>Adjective</text:p>
          </table:table-cell>
          <table:table-cell table:style-name="ce189" office:value-type="string" calcext:value-type="string">
            <text:p>of high quality; expensive and/or fashionable</text:p>
          </table:table-cell>
          <table:table-cell table:style-name="ce99" office:value-type="string" calcext:value-type="string">
            <text:p>thượng hạng</text:p>
          </table:table-cell>
          <table:table-cell table:style-name="ce94" table:number-columns-repeated="2"/>
          <table:table-cell/>
        </table:table-row>
        <table:table-row table:style-name="ro47">
          <table:table-cell/>
          <table:table-cell table:style-name="ce185" office:value-type="string" calcext:value-type="string">
            <text:p>pregnancy</text:p>
          </table:table-cell>
          <table:table-cell table:style-name="ce188" office:value-type="string" calcext:value-type="string">
            <text:p>UK /ˈpreɡnənsi/</text:p>
            <text:p>US /ˈpreɡnənsi/</text:p>
          </table:table-cell>
          <table:table-cell table:style-name="ce94" office:value-type="string" calcext:value-type="string">
            <text:p>Noun</text:p>
          </table:table-cell>
          <table:table-cell table:style-name="ce189" office:value-type="string" calcext:value-type="string">
            <text:p>the state of being pregnant</text:p>
          </table:table-cell>
          <table:table-cell table:style-name="ce99" office:value-type="string" calcext:value-type="string">
            <text:p>sự có thai, thời kì mang thai</text:p>
          </table:table-cell>
          <table:table-cell table:style-name="ce94" table:number-columns-repeated="2"/>
          <table:table-cell/>
        </table:table-row>
        <table:table-row table:style-name="ro30">
          <table:table-cell/>
          <table:table-cell table:style-name="ce185" office:value-type="string" calcext:value-type="string">
            <text:p>brief</text:p>
          </table:table-cell>
          <table:table-cell table:style-name="ce188" office:value-type="string" calcext:value-type="string">
            <text:p>UK /briːf/</text:p>
            <text:p>US /briːf/</text:p>
          </table:table-cell>
          <table:table-cell table:style-name="ce94" office:value-type="string" calcext:value-type="string">
            <text:p>Adjective</text:p>
          </table:table-cell>
          <table:table-cell table:style-name="ce189" office:value-type="string" calcext:value-type="string">
            <text:p>1. lasting only a short time; short</text:p>
            <text:p>2. using few words</text:p>
          </table:table-cell>
          <table:table-cell table:style-name="ce99" office:value-type="string" calcext:value-type="string">
            <text:p>1. duy trì một thời gian ngắn</text:p>
            <text:p>2. ít từ ngữ</text:p>
          </table:table-cell>
          <table:table-cell table:style-name="ce94" table:number-columns-repeated="2"/>
          <table:table-cell/>
        </table:table-row>
        <table:table-row table:style-name="ro21">
          <table:table-cell/>
          <table:table-cell table:style-name="ce185" office:value-type="string" calcext:value-type="string">
            <text:p>familiar</text:p>
          </table:table-cell>
          <table:table-cell table:style-name="ce188" office:value-type="string" calcext:value-type="string">
            <text:p>UK /fəˈmɪliə(r)/</text:p>
            <text:p>US /fəˈmɪliər/</text:p>
          </table:table-cell>
          <table:table-cell table:style-name="ce94" office:value-type="string" calcext:value-type="string">
            <text:p>Adjective</text:p>
          </table:table-cell>
          <table:table-cell table:style-name="ce189" office:value-type="string" calcext:value-type="string">
            <text:p>1. well known to you; often seen or heard and therefore easy to recognize</text:p>
          </table:table-cell>
          <table:table-cell table:style-name="ce99" office:value-type="string" calcext:value-type="string">
            <text:p>1. quen thuộc</text:p>
          </table:table-cell>
          <table:table-cell table:style-name="ce94" table:number-columns-repeated="2"/>
          <table:table-cell/>
        </table:table-row>
        <table:table-row table:style-name="ro58">
          <table:table-cell/>
          <table:table-cell table:style-name="ce185" office:value-type="string" calcext:value-type="string">
            <text:p>statue</text:p>
          </table:table-cell>
          <table:table-cell table:style-name="ce188" office:value-type="string" calcext:value-type="string">
            <text:p>UK /ˈstætʃuː/</text:p>
            <text:p>US /ˈstætʃuː/</text:p>
          </table:table-cell>
          <table:table-cell table:style-name="ce94" office:value-type="string" calcext:value-type="string">
            <text:p>Noun</text:p>
          </table:table-cell>
          <table:table-cell table:style-name="ce189" office:value-type="string" calcext:value-type="string">
            <text:p>a figure of a person or an animal in stone, metal, etc., usually the same size as in real life or larger</text:p>
          </table:table-cell>
          <table:table-cell table:style-name="ce99" office:value-type="string" calcext:value-type="string">
            <text:p>búc tượng</text:p>
          </table:table-cell>
          <table:table-cell table:style-name="ce94" table:number-columns-repeated="2"/>
          <table:table-cell/>
        </table:table-row>
        <table:table-row table:style-name="ro15">
          <table:table-cell/>
          <table:table-cell table:style-name="ce185" office:value-type="string" calcext:value-type="string">
            <text:p>soldier</text:p>
          </table:table-cell>
          <table:table-cell table:style-name="ce188" office:value-type="string" calcext:value-type="string">
            <text:p>UK /ˈsəʊldʒə(r)/</text:p>
            <text:p>US /ˈsəʊldʒər/</text:p>
          </table:table-cell>
          <table:table-cell table:style-name="ce94" office:value-type="string" calcext:value-type="string">
            <text:p>Noun</text:p>
          </table:table-cell>
          <table:table-cell table:style-name="ce189" office:value-type="string" calcext:value-type="string">
            <text:p>a member of an army, especially one who is not an officer</text:p>
          </table:table-cell>
          <table:table-cell table:style-name="ce99" office:value-type="string" calcext:value-type="string">
            <text:p>lính, binh sĩ</text:p>
          </table:table-cell>
          <table:table-cell table:style-name="ce94" table:number-columns-repeated="2"/>
          <table:table-cell/>
        </table:table-row>
        <table:table-row table:style-name="ro38">
          <table:table-cell/>
          <table:table-cell table:style-name="ce185" office:value-type="string" calcext:value-type="string">
            <text:p>delectable</text:p>
          </table:table-cell>
          <table:table-cell table:style-name="ce188" office:value-type="string" calcext:value-type="string">
            <text:p>UK /dɪˈlektəbl/</text:p>
            <text:p>US /dɪˈlektəbl/</text:p>
          </table:table-cell>
          <table:table-cell table:style-name="ce94" office:value-type="string" calcext:value-type="string">
            <text:p>Adjective</text:p>
          </table:table-cell>
          <table:table-cell table:style-name="ce189" office:value-type="string" calcext:value-type="string">
            <text:p>1. (of food and drink) extremely pleasant to taste, smell or look at</text:p>
            <text:p>2. (humorous) (of a person) very attractive</text:p>
          </table:table-cell>
          <table:table-cell table:style-name="ce99" office:value-type="string" calcext:value-type="string">
            <text:p>1. (với đồ ăn) ngon</text:p>
            <text:p>2. (với người) vô cùng cuốn hút</text:p>
          </table:table-cell>
          <table:table-cell table:style-name="ce94" table:number-columns-repeated="2"/>
          <table:table-cell/>
        </table:table-row>
        <table:table-row table:style-name="ro2" table:number-rows-repeated="10">
          <table:table-cell/>
          <table:table-cell table:style-name="ce186"/>
          <table:table-cell table:style-name="ce180"/>
          <table:table-cell table:style-name="ce94"/>
          <table:table-cell table:style-name="ce99" table:number-columns-repeated="2"/>
          <table:table-cell table:style-name="ce94" table:number-columns-repeated="2"/>
          <table:table-cell/>
        </table:table-row>
        <table:table-row table:style-name="ro2" table:number-rows-repeated="4">
          <table:table-cell/>
          <table:table-cell table:style-name="ce111"/>
          <table:table-cell table:style-name="ce180"/>
          <table:table-cell table:style-name="ce94"/>
          <table:table-cell table:style-name="ce99" table:number-columns-repeated="2"/>
          <table:table-cell table:style-name="ce94" table:number-columns-repeated="2"/>
          <table:table-cell/>
        </table:table-row>
        <table:table-row table:style-name="ro19">
          <table:table-cell/>
          <table:table-cell table:style-name="ce111"/>
          <table:table-cell table:style-name="ce180"/>
          <table:table-cell table:style-name="ce103"/>
          <table:table-cell table:style-name="ce104" table:number-columns-repeated="2"/>
          <table:table-cell table:style-name="ce94" table:number-columns-repeated="2"/>
          <table:table-cell/>
        </table:table-row>
        <table:table-row table:style-name="ro2" table:number-rows-repeated="8">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11" table:style-name="ta2">
        <table:table-column table:style-name="co19" table:default-cell-style-name="Default"/>
        <table:table-column table:style-name="co2" table:default-cell-style-name="ce92"/>
        <table:table-column table:style-name="co22" table:default-cell-style-name="ce92"/>
        <table:table-column table:style-name="co16" table:default-cell-style-name="ce92"/>
        <table:table-column table:style-name="co21" table:default-cell-style-name="ce92"/>
        <table:table-column table:style-name="co18"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11" office:value-type="string" calcext:value-type="string">
            <text:p>potential</text:p>
          </table:table-cell>
          <table:table-cell table:style-name="ce111" office:value-type="string" calcext:value-type="string">
            <text:p>UK /pəˈtenʃl/</text:p>
            <text:p>US /pəˈtenʃl/</text:p>
          </table:table-cell>
          <table:table-cell table:style-name="ce111" office:value-type="string" calcext:value-type="string">
            <text:p>Adjective</text:p>
          </table:table-cell>
          <table:table-cell table:style-name="ce111" office:value-type="string" calcext:value-type="string">
            <text:p>that can develop into something or be developed in the future</text:p>
          </table:table-cell>
          <table:table-cell table:style-name="ce111" office:value-type="string" calcext:value-type="string">
            <text:p>tiềm năng</text:p>
          </table:table-cell>
          <table:table-cell table:style-name="ce182" table:number-columns-repeated="2"/>
          <table:table-cell/>
        </table:table-row>
        <table:table-row table:style-name="ro45">
          <table:table-cell/>
          <table:table-cell table:style-name="ce111" office:value-type="string" calcext:value-type="string">
            <text:p>criminal</text:p>
          </table:table-cell>
          <table:table-cell table:style-name="ce111" office:value-type="string" calcext:value-type="string">
            <text:p>UK /ˈkrɪmɪnl/</text:p>
            <text:p>US /ˈkrɪmɪnl/</text:p>
          </table:table-cell>
          <table:table-cell table:style-name="ce111" office:value-type="string" calcext:value-type="string">
            <text:p>Noun</text:p>
          </table:table-cell>
          <table:table-cell table:style-name="ce111" office:value-type="string" calcext:value-type="string">
            <text:p>a person who commits a crime</text:p>
          </table:table-cell>
          <table:table-cell table:style-name="ce111" office:value-type="string" calcext:value-type="string">
            <text:p>có tội, phạm tội</text:p>
          </table:table-cell>
          <table:table-cell table:style-name="ce182" table:number-columns-repeated="2"/>
          <table:table-cell/>
        </table:table-row>
        <table:table-row table:style-name="ro18">
          <table:table-cell/>
          <table:table-cell table:style-name="ce111" office:value-type="string" calcext:value-type="string">
            <text:p>nervous</text:p>
          </table:table-cell>
          <table:table-cell table:style-name="ce111" office:value-type="string" calcext:value-type="string">
            <text:p>UK /ˈnɜːvəs/</text:p>
            <text:p>US /ˈnɜːrvəs/</text:p>
          </table:table-cell>
          <table:table-cell table:style-name="ce111" office:value-type="string" calcext:value-type="string">
            <text:p>Adjective</text:p>
          </table:table-cell>
          <table:table-cell table:style-name="ce111" office:value-type="string" calcext:value-type="string">
            <text:p>1. anxious about something or afraid of something</text:p>
            <text:p>2. easily worried or frightened</text:p>
          </table:table-cell>
          <table:table-cell table:style-name="ce111" office:value-type="string" calcext:value-type="string">
            <text:p>1. lo lắng</text:p>
          </table:table-cell>
          <table:table-cell table:style-name="ce182" table:number-columns-repeated="2"/>
          <table:table-cell/>
        </table:table-row>
        <table:table-row table:style-name="ro46">
          <table:table-cell/>
          <table:table-cell table:style-name="ce185" office:value-type="string" calcext:value-type="string">
            <text:p>man of the house</text:p>
          </table:table-cell>
          <table:table-cell table:style-name="ce182" table:number-columns-repeated="2"/>
          <table:table-cell table:style-name="ce114"/>
          <table:table-cell table:style-name="ce114" office:value-type="string" calcext:value-type="string">
            <text:p>trụ cột gia đình</text:p>
          </table:table-cell>
          <table:table-cell table:style-name="ce182" table:number-columns-repeated="2"/>
          <table:table-cell/>
        </table:table-row>
        <table:table-row table:style-name="ro31">
          <table:table-cell/>
          <table:table-cell table:style-name="ce185" office:value-type="string" calcext:value-type="string">
            <text:p>affection</text:p>
          </table:table-cell>
          <table:table-cell table:style-name="ce187" office:value-type="string" calcext:value-type="string">
            <text:p>UK /əˈfekʃn/</text:p>
            <text:p>US /əˈfekʃn/</text:p>
          </table:table-cell>
          <table:table-cell table:style-name="ce182" office:value-type="string" calcext:value-type="string">
            <text:p>Noun</text:p>
          </table:table-cell>
          <table:table-cell table:style-name="ce188" office:value-type="string" calcext:value-type="string">
            <text:p>1. [uncountable, singular] the feeling of liking or loving somebody/something very much and caring about them</text:p>
            <text:p>2. affections [plural] (formal or literary) a person’s feelings of love</text:p>
          </table:table-cell>
          <table:table-cell table:style-name="ce114" office:value-type="string" calcext:value-type="string">
            <text:p>1. sự yêu mến, lòng thương yêu</text:p>
          </table:table-cell>
          <table:table-cell table:style-name="ce182" table:number-columns-repeated="2"/>
          <table:table-cell/>
        </table:table-row>
        <table:table-row table:style-name="ro47">
          <table:table-cell/>
          <table:table-cell table:style-name="ce185" office:value-type="string" calcext:value-type="string">
            <text:p>roof</text:p>
          </table:table-cell>
          <table:table-cell table:style-name="ce187" office:value-type="string" calcext:value-type="string">
            <text:p>UK /ruːf/</text:p>
            <text:p>US /ruːf/</text:p>
          </table:table-cell>
          <table:table-cell table:style-name="ce114" office:value-type="string" calcext:value-type="string">
            <text:p>Noun</text:p>
          </table:table-cell>
          <table:table-cell table:style-name="ce187" office:value-type="string" calcext:value-type="string">
            <text:p>1. the structure that covers or forms the top of a building or vehicle</text:p>
            <text:p>2. (in adjectives) having the type of roof mentioned</text:p>
            <text:p>3. the top of an underground space such as a tunnel or <text:a xlink:href="https://www.oxfordlearnersdictionaries.com/definition/english/cave_1" xlink:type="simple">cave</text:a></text:p>
            <text:p>4. roof of your mouth the top of the inside of your mouth</text:p>
          </table:table-cell>
          <table:table-cell table:style-name="ce114" office:value-type="string" calcext:value-type="string">
            <text:p>1. mái nhà, vòm</text:p>
          </table:table-cell>
          <table:table-cell table:style-name="ce114" table:number-columns-repeated="2"/>
          <table:table-cell/>
        </table:table-row>
        <table:table-row table:style-name="ro14">
          <table:table-cell/>
          <table:table-cell table:style-name="ce185" office:value-type="string" calcext:value-type="string">
            <text:p>in return</text:p>
          </table:table-cell>
          <table:table-cell table:style-name="ce187" office:value-type="string" calcext:value-type="string">
            <text:p>in return (for something)</text:p>
          </table:table-cell>
          <table:table-cell table:style-name="ce114"/>
          <table:table-cell table:style-name="ce187" office:value-type="string" calcext:value-type="string">
            <text:p>1. as a way of thanking somebody or paying them for something they have done</text:p>
            <text:p>2. as a response or reaction to something</text:p>
          </table:table-cell>
          <table:table-cell table:style-name="ce114" office:value-type="string" calcext:value-type="string">
            <text:p>cái gì đó được trả lại, hoàn trả</text:p>
          </table:table-cell>
          <table:table-cell table:style-name="ce114" table:number-columns-repeated="2"/>
          <table:table-cell/>
        </table:table-row>
        <table:table-row table:style-name="ro66">
          <table:table-cell/>
          <table:table-cell table:style-name="ce185" office:value-type="string" calcext:value-type="string">
            <text:p>threaten</text:p>
          </table:table-cell>
          <table:table-cell table:style-name="ce187" office:value-type="string" calcext:value-type="string">
            <text:p>UK /ˈθretn/</text:p>
            <text:p>US /ˈθretn/</text:p>
          </table:table-cell>
          <table:table-cell table:style-name="ce114" office:value-type="string" calcext:value-type="string">
            <text:p>Verb</text:p>
          </table:table-cell>
          <table:table-cell table:style-name="ce187" office:value-type="string" calcext:value-type="string">
            <text:p>1. [transitive] to say that you will cause trouble, hurt somebody, etc. if you do not get what you want</text:p>
            <text:p>2. [intransitive, transitive] to seem likely to happen or cause something unpleasant</text:p>
          </table:table-cell>
          <table:table-cell table:style-name="ce114" office:value-type="string" calcext:value-type="string">
            <text:p>1. dọa, đe dọa</text:p>
          </table:table-cell>
          <table:table-cell table:style-name="ce114" table:number-columns-repeated="2"/>
          <table:table-cell/>
        </table:table-row>
        <table:table-row table:style-name="ro17">
          <table:table-cell/>
          <table:table-cell table:style-name="ce185" office:value-type="string" calcext:value-type="string">
            <text:p>missing sb's point</text:p>
          </table:table-cell>
          <table:table-cell table:style-name="ce114" table:number-columns-repeated="2"/>
          <table:table-cell table:style-name="ce187" office:value-type="string" calcext:value-type="string">
            <text:p>not understanding something correctly or what is important about it</text:p>
          </table:table-cell>
          <table:table-cell table:style-name="ce114" table:number-columns-repeated="3"/>
          <table:table-cell/>
        </table:table-row>
        <table:table-row table:style-name="ro17">
          <table:table-cell/>
          <table:table-cell table:style-name="ce185" office:value-type="string" calcext:value-type="string">
            <text:p>ungrateful</text:p>
          </table:table-cell>
          <table:table-cell table:style-name="ce187" office:value-type="string" calcext:value-type="string">
            <text:p>UK /ʌnˈɡreɪtfl/</text:p>
            <text:p>US /ʌnˈɡreɪtfl/</text:p>
          </table:table-cell>
          <table:table-cell table:style-name="ce182" office:value-type="string" calcext:value-type="string">
            <text:p>Adjective</text:p>
          </table:table-cell>
          <table:table-cell table:style-name="ce187" office:value-type="string" calcext:value-type="string">
            <text:p>not showing or expressing thanks for something that somebody has done for you or given to you</text:p>
          </table:table-cell>
          <table:table-cell table:style-name="ce114" office:value-type="string" calcext:value-type="string">
            <text:p>vô ơn, bạc bẽo</text:p>
          </table:table-cell>
          <table:table-cell table:style-name="ce182" table:number-columns-repeated="2"/>
          <table:table-cell/>
        </table:table-row>
        <table:table-row table:style-name="ro48">
          <table:table-cell/>
          <table:table-cell table:style-name="ce185" office:value-type="string" calcext:value-type="string">
            <text:p>bribe</text:p>
          </table:table-cell>
          <table:table-cell table:style-name="ce187" office:value-type="string" calcext:value-type="string">
            <text:p>UK /braɪb/</text:p>
            <text:p>US /braɪb/</text:p>
          </table:table-cell>
          <table:table-cell table:style-name="ce182" office:value-type="string" calcext:value-type="string">
            <text:p>Noun</text:p>
          </table:table-cell>
          <table:table-cell table:style-name="ce187" office:value-type="string" calcext:value-type="string">
            <text:p>a sum of money or something valuable that you give or offer to somebody to persuade them to help you, especially by doing something dishonest</text:p>
          </table:table-cell>
          <table:table-cell table:style-name="ce114" office:value-type="string" calcext:value-type="string">
            <text:p>hối lộ</text:p>
          </table:table-cell>
          <table:table-cell table:style-name="ce182" table:number-columns-repeated="2"/>
          <table:table-cell/>
        </table:table-row>
        <table:table-row table:style-name="ro41">
          <table:table-cell/>
          <table:table-cell table:style-name="ce185" office:value-type="string" calcext:value-type="string">
            <text:p>piss</text:p>
          </table:table-cell>
          <table:table-cell table:style-name="ce188" office:value-type="string" calcext:value-type="string">
            <text:p>UK /pɪs/</text:p>
            <text:p>US /pɪs/</text:p>
          </table:table-cell>
          <table:table-cell table:style-name="ce182" office:value-type="string" calcext:value-type="string">
            <text:p>Verb</text:p>
          </table:table-cell>
          <table:table-cell table:style-name="ce187" office:value-type="string" calcext:value-type="string">
            <text:p>to <text:a xlink:href="https://www.oxfordlearnersdictionaries.com/definition/english/urinate" xlink:type="simple">urinate</text:a></text:p>
          </table:table-cell>
          <table:table-cell table:style-name="ce114"/>
          <table:table-cell table:style-name="ce182" table:number-columns-repeated="2"/>
          <table:table-cell/>
        </table:table-row>
        <table:table-row table:style-name="ro16">
          <table:table-cell/>
          <table:table-cell table:style-name="ce185" office:value-type="string" calcext:value-type="string">
            <text:p>jealous</text:p>
          </table:table-cell>
          <table:table-cell table:style-name="ce188" office:value-type="string" calcext:value-type="string">
            <text:p>UK /ˈdʒeləs/</text:p>
            <text:p>US /ˈdʒeləs/</text:p>
          </table:table-cell>
          <table:table-cell table:style-name="ce182" office:value-type="string" calcext:value-type="string">
            <text:p>Adjective</text:p>
          </table:table-cell>
          <table:table-cell table:style-name="ce187" office:value-type="string" calcext:value-type="string">
            <text:p>1. feeling angry or unhappy because somebody you like or love is showing interest in somebody else</text:p>
          </table:table-cell>
          <table:table-cell table:style-name="ce114" office:value-type="string" calcext:value-type="string">
            <text:p>1. ghen tị, đố kị</text:p>
          </table:table-cell>
          <table:table-cell table:style-name="ce182" table:number-columns-repeated="2"/>
          <table:table-cell/>
        </table:table-row>
        <table:table-row table:style-name="ro52">
          <table:table-cell/>
          <table:table-cell table:style-name="ce185" office:value-type="string" calcext:value-type="string">
            <text:p>can't stand it</text:p>
          </table:table-cell>
          <table:table-cell table:style-name="ce192"/>
          <table:table-cell table:style-name="ce182"/>
          <table:table-cell table:style-name="ce114"/>
          <table:table-cell table:style-name="ce114" office:value-type="string" calcext:value-type="string">
            <text:p>không thể chịu được</text:p>
          </table:table-cell>
          <table:table-cell table:style-name="ce182" table:number-columns-repeated="2"/>
          <table:table-cell/>
        </table:table-row>
        <table:table-row table:style-name="ro52">
          <table:table-cell/>
          <table:table-cell table:style-name="ce185" office:value-type="string" calcext:value-type="string">
            <text:p>rage</text:p>
          </table:table-cell>
          <table:table-cell table:style-name="ce188" office:value-type="string" calcext:value-type="string">
            <text:p>UK /reɪdʒ/</text:p>
            <text:p>US /reɪdʒ/</text:p>
          </table:table-cell>
          <table:table-cell table:style-name="ce182" office:value-type="string" calcext:value-type="string">
            <text:p>Noun</text:p>
          </table:table-cell>
          <table:table-cell table:style-name="ce187" office:value-type="string" calcext:value-type="string">
            <text:p>1. <text:a xlink:href="https://www.oxfordlearnersdictionaries.com/wordlists/oxford3000-5000?dataset=english&amp;list=ox5000&amp;level=c1" xlink:type="simple"> </text:a>[uncountable, countable] a feeling of violent anger that is difficult to control</text:p>
            <text:p>2. [uncountable] (in compounds) anger and violent behaviour caused by a particular situation</text:p>
          </table:table-cell>
          <table:table-cell table:style-name="ce114" office:value-type="string" calcext:value-type="string">
            <text:p>1. cơn thịnh nộ</text:p>
          </table:table-cell>
          <table:table-cell table:style-name="ce182" table:number-columns-repeated="2"/>
          <table:table-cell/>
        </table:table-row>
        <table:table-row table:style-name="ro53">
          <table:table-cell/>
          <table:table-cell table:style-name="ce185" office:value-type="string" calcext:value-type="string">
            <text:p>in a rage</text:p>
          </table:table-cell>
          <table:table-cell table:style-name="Default"/>
          <table:table-cell table:style-name="ce182"/>
          <table:table-cell table:style-name="ce114"/>
          <table:table-cell table:style-name="ce114" office:value-type="string" calcext:value-type="string">
            <text:p>trong cơn thịnh nộ</text:p>
          </table:table-cell>
          <table:table-cell table:style-name="ce182" table:number-columns-repeated="2"/>
          <table:table-cell/>
        </table:table-row>
        <table:table-row table:style-name="ro67">
          <table:table-cell/>
          <table:table-cell table:style-name="ce185" office:value-type="string" calcext:value-type="string">
            <text:p>revenge</text:p>
          </table:table-cell>
          <table:table-cell table:style-name="ce193" office:value-type="string" calcext:value-type="string">
            <text:p>UK /rɪˈvendʒ/</text:p>
            <text:p>US /rɪˈvendʒ/</text:p>
          </table:table-cell>
          <table:table-cell table:style-name="ce182" office:value-type="string" calcext:value-type="string">
            <text:p>Noun</text:p>
          </table:table-cell>
          <table:table-cell table:style-name="ce187" office:value-type="string" calcext:value-type="string">
            <text:p>1. something that you do in order to make somebody suffer because they have made you suffer</text:p>
          </table:table-cell>
          <table:table-cell table:style-name="ce114" office:value-type="string" calcext:value-type="string">
            <text:p>1. trả thù</text:p>
          </table:table-cell>
          <table:table-cell table:style-name="ce182" table:number-columns-repeated="2"/>
          <table:table-cell/>
        </table:table-row>
        <table:table-row table:style-name="ro64">
          <table:table-cell/>
          <table:table-cell table:style-name="ce185" office:value-type="string" calcext:value-type="string">
            <text:p>in a rage to get revenge</text:p>
          </table:table-cell>
          <table:table-cell table:style-name="ce180"/>
          <table:table-cell table:style-name="ce182"/>
          <table:table-cell table:style-name="ce187" office:value-type="string" calcext:value-type="string">
            <text:p>extremely angry and want to hurt someone in return for being hurt by them</text:p>
          </table:table-cell>
          <table:table-cell table:style-name="ce114"/>
          <table:table-cell table:style-name="ce182" table:number-columns-repeated="2"/>
          <table:table-cell/>
        </table:table-row>
        <table:table-row table:style-name="ro11">
          <table:table-cell/>
          <table:table-cell table:style-name="ce185" office:value-type="string" calcext:value-type="string">
            <text:p>slipper</text:p>
          </table:table-cell>
          <table:table-cell table:style-name="ce188" office:value-type="string" calcext:value-type="string">
            <text:p>UK /ˈslɪpə(r)/</text:p>
            <text:p>US /ˈslɪpər/</text:p>
          </table:table-cell>
          <table:table-cell table:style-name="ce182" office:value-type="string" calcext:value-type="string">
            <text:p>Noun</text:p>
          </table:table-cell>
          <table:table-cell table:style-name="ce187" office:value-type="string" calcext:value-type="string">
            <text:p>a loose, soft shoe that you wear in the house</text:p>
          </table:table-cell>
          <table:table-cell table:style-name="ce114" office:value-type="string" calcext:value-type="string">
            <text:p>dép đi trong nhà</text:p>
          </table:table-cell>
          <table:table-cell table:style-name="ce182" table:number-columns-repeated="2"/>
          <table:table-cell/>
        </table:table-row>
        <table:table-row table:style-name="ro47">
          <table:table-cell/>
          <table:table-cell table:style-name="ce185" office:value-type="string" calcext:value-type="string">
            <text:p>turn it down</text:p>
          </table:table-cell>
          <table:table-cell table:style-name="ce192"/>
          <table:table-cell table:style-name="ce182"/>
          <table:table-cell table:style-name="ce114"/>
          <table:table-cell table:style-name="ce114" office:value-type="string" calcext:value-type="string">
            <text:p>tắt nó đi</text:p>
          </table:table-cell>
          <table:table-cell table:style-name="ce182" table:number-columns-repeated="2"/>
          <table:table-cell/>
        </table:table-row>
        <table:table-row table:style-name="ro61">
          <table:table-cell/>
          <table:table-cell table:style-name="ce185" office:value-type="string" calcext:value-type="string">
            <text:p>offer sb to me</text:p>
          </table:table-cell>
          <table:table-cell table:style-name="ce192"/>
          <table:table-cell table:style-name="ce182"/>
          <table:table-cell table:style-name="ce187" office:value-type="string" calcext:value-type="string">
            <text:p>ask someone if they would like to have something or if you would like to do something for them</text:p>
          </table:table-cell>
          <table:table-cell table:style-name="ce114"/>
          <table:table-cell table:style-name="ce182" table:number-columns-repeated="2"/>
          <table:table-cell/>
        </table:table-row>
        <table:table-row table:style-name="ro61">
          <table:table-cell/>
          <table:table-cell table:style-name="ce185" office:value-type="string" calcext:value-type="string">
            <text:p>tank</text:p>
          </table:table-cell>
          <table:table-cell table:style-name="ce188" office:value-type="string" calcext:value-type="string">
            <text:p>UK /tæŋk/</text:p>
            <text:p>US /tæŋk/</text:p>
          </table:table-cell>
          <table:table-cell table:style-name="ce182" office:value-type="string" calcext:value-type="string">
            <text:p>Noun</text:p>
          </table:table-cell>
          <table:table-cell table:style-name="ce187" office:value-type="string" calcext:value-type="string">
            <text:p>1. a large container for holding liquid or gas</text:p>
          </table:table-cell>
          <table:table-cell table:style-name="ce187" office:value-type="string" calcext:value-type="string">
            <text:p>1. thùng két, bể (chứa nước, dầu xăng…)</text:p>
          </table:table-cell>
          <table:table-cell table:style-name="ce182" table:number-columns-repeated="2"/>
          <table:table-cell/>
        </table:table-row>
        <table:table-row table:style-name="ro21">
          <table:table-cell/>
          <table:table-cell table:style-name="ce185" office:value-type="string" calcext:value-type="string">
            <text:p>tanked it</text:p>
          </table:table-cell>
          <table:table-cell table:style-name="ce192"/>
          <table:table-cell table:style-name="ce182"/>
          <table:table-cell table:style-name="ce187" office:value-type="string" calcext:value-type="string">
            <text:p>quickly fail, decline, or become less successful</text:p>
          </table:table-cell>
          <table:table-cell table:style-name="ce114"/>
          <table:table-cell table:style-name="ce182" table:number-columns-repeated="2"/>
          <table:table-cell/>
        </table:table-row>
        <table:table-row table:style-name="ro58">
          <table:table-cell/>
          <table:table-cell table:style-name="ce185" office:value-type="string" calcext:value-type="string">
            <text:p>stare</text:p>
          </table:table-cell>
          <table:table-cell table:style-name="ce188" office:value-type="string" calcext:value-type="string">
            <text:p>UK /steə(r)/</text:p>
            <text:p>US /ster/</text:p>
          </table:table-cell>
          <table:table-cell table:style-name="ce182" office:value-type="string" calcext:value-type="string">
            <text:p>Verb</text:p>
          </table:table-cell>
          <table:table-cell table:style-name="ce187" office:value-type="string" calcext:value-type="string">
            <text:p>to look at somebody/something for a long time</text:p>
          </table:table-cell>
          <table:table-cell table:style-name="ce114" office:value-type="string" calcext:value-type="string">
            <text:p>nhìn chằm chằm</text:p>
          </table:table-cell>
          <table:table-cell table:style-name="ce182" table:number-columns-repeated="2"/>
          <table:table-cell/>
        </table:table-row>
        <table:table-row table:style-name="ro15">
          <table:table-cell/>
          <table:table-cell table:style-name="ce185" office:value-type="string" calcext:value-type="string">
            <text:p>regional manager</text:p>
          </table:table-cell>
          <table:table-cell table:style-name="ce192"/>
          <table:table-cell table:style-name="ce182"/>
          <table:table-cell table:style-name="ce187" office:value-type="string" calcext:value-type="string">
            <text:p>a mid-level employee who oversees the operations of multiple branches or locations of a company within a specific region</text:p>
          </table:table-cell>
          <table:table-cell table:style-name="ce114" office:value-type="string" calcext:value-type="string">
            <text:p>quản lý vùng</text:p>
          </table:table-cell>
          <table:table-cell table:style-name="ce182" table:number-columns-repeated="2"/>
          <table:table-cell/>
        </table:table-row>
        <table:table-row table:style-name="ro27">
          <table:table-cell/>
          <table:table-cell table:style-name="ce185" office:value-type="string" calcext:value-type="string">
            <text:p>tear</text:p>
          </table:table-cell>
          <table:table-cell table:style-name="ce188" office:value-type="string" calcext:value-type="string">
            <text:p>UK /teə(r)/</text:p>
            <text:p>US /ter/</text:p>
          </table:table-cell>
          <table:table-cell table:style-name="ce182" office:value-type="string" calcext:value-type="string">
            <text:p>Verb</text:p>
          </table:table-cell>
          <table:table-cell table:style-name="ce187" office:value-type="string" calcext:value-type="string">
            <text:p>1. [transitive, intransitive] to damage something by pulling it apart or into pieces or by cutting it on something sharp; to become damaged in this way </text:p>
          </table:table-cell>
          <table:table-cell table:style-name="ce114" office:value-type="string" calcext:value-type="string">
            <text:p>1. xé</text:p>
          </table:table-cell>
          <table:table-cell table:style-name="ce182" table:number-columns-repeated="2"/>
          <table:table-cell/>
        </table:table-row>
        <table:table-row table:style-name="ro66">
          <table:table-cell/>
          <table:table-cell table:style-name="ce185" office:value-type="string" calcext:value-type="string">
            <text:p>steak</text:p>
          </table:table-cell>
          <table:table-cell table:style-name="ce188" office:value-type="string" calcext:value-type="string">
            <text:p>UK /steɪk/</text:p>
            <text:p>US /steɪk/</text:p>
          </table:table-cell>
          <table:table-cell table:style-name="ce182" office:value-type="string" calcext:value-type="string">
            <text:p>Noun</text:p>
          </table:table-cell>
          <table:table-cell table:style-name="ce187" office:value-type="string" calcext:value-type="string">
            <text:p>1. (also less frequent beefsteak) [uncountable, countable] a thick slice of good quality beef</text:p>
          </table:table-cell>
          <table:table-cell table:style-name="ce114" office:value-type="string" calcext:value-type="string">
            <text:p>1. miếng thịt dày</text:p>
          </table:table-cell>
          <table:table-cell table:style-name="ce182" table:number-columns-repeated="2"/>
          <table:table-cell/>
        </table:table-row>
        <table:table-row table:style-name="ro62">
          <table:table-cell/>
          <table:table-cell table:style-name="ce185" office:value-type="string" calcext:value-type="string">
            <text:p>shooter</text:p>
          </table:table-cell>
          <table:table-cell table:style-name="ce188" office:value-type="string" calcext:value-type="string">
            <text:p>UK /ˈʃuːtə(r)/</text:p>
            <text:p>US /ˈʃuːtər/</text:p>
          </table:table-cell>
          <table:table-cell table:style-name="ce182" office:value-type="string" calcext:value-type="string">
            <text:p>Noun</text:p>
          </table:table-cell>
          <table:table-cell table:style-name="ce187" office:value-type="string" calcext:value-type="string">
            <text:p>1. (especially in compounds) a person or weapon that shoots</text:p>
            <text:p>2. ​(informal) a gun</text:p>
          </table:table-cell>
          <table:table-cell table:style-name="ce114" office:value-type="string" calcext:value-type="string">
            <text:p>1. người bắn súng</text:p>
            <text:p>2. </text:p>
            <text:p>3. từ lóng, uống rượu</text:p>
          </table:table-cell>
          <table:table-cell table:style-name="ce182" table:number-columns-repeated="2"/>
          <table:table-cell/>
        </table:table-row>
        <table:table-row table:style-name="ro68">
          <table:table-cell/>
          <table:table-cell table:style-name="ce185" office:value-type="string" calcext:value-type="string">
            <text:p>wing</text:p>
          </table:table-cell>
          <table:table-cell table:style-name="ce188" office:value-type="string" calcext:value-type="string">
            <text:p>UK /wɪŋ/</text:p>
            <text:p>US /wɪŋ/</text:p>
          </table:table-cell>
          <table:table-cell table:style-name="ce182" office:value-type="string" calcext:value-type="string">
            <text:p>Noun</text:p>
          </table:table-cell>
          <table:table-cell table:style-name="ce187" office:value-type="string" calcext:value-type="string">
            <text:p><text:span text:style-name="T2">of bird/insect</text:span></text:p>
            <text:p>1. [countable] one of the parts of the body of a bird, insect or <text:a xlink:href="https://www.oxfordlearnersdictionaries.com/definition/english/bat_1" xlink:type="simple">bat</text:a> that it uses for flying</text:p>
          </table:table-cell>
          <table:table-cell table:style-name="ce114" office:value-type="string" calcext:value-type="string">
            <text:p>1. cánh chim</text:p>
          </table:table-cell>
          <table:table-cell table:style-name="ce182" table:number-columns-repeated="2"/>
          <table:table-cell/>
        </table:table-row>
        <table:table-row table:style-name="ro22">
          <table:table-cell/>
          <table:table-cell table:style-name="ce185" office:value-type="string" calcext:value-type="string">
            <text:p>soak it up</text:p>
          </table:table-cell>
          <table:table-cell table:style-name="ce180"/>
          <table:table-cell table:style-name="ce182"/>
          <table:table-cell table:style-name="ce187" office:value-type="string" calcext:value-type="string">
            <text:p>1. To absorb or enjoy something</text:p>
            <text:p>2. To drink to excess</text:p>
          </table:table-cell>
          <table:table-cell table:style-name="ce114" office:value-type="string" calcext:value-type="string">
            <text:p>1. uống say</text:p>
          </table:table-cell>
          <table:table-cell table:style-name="ce182" table:number-columns-repeated="2"/>
          <table:table-cell/>
        </table:table-row>
        <table:table-row table:style-name="ro2">
          <table:table-cell/>
          <table:table-cell table:style-name="ce185" office:value-type="string" calcext:value-type="string">
            <text:p>screw it up</text:p>
          </table:table-cell>
          <table:table-cell table:style-name="ce180"/>
          <table:table-cell table:style-name="ce182"/>
          <table:table-cell table:style-name="ce187" office:value-type="string" calcext:value-type="string">
            <text:p>to make a mistake, spoil something, or cause something to fail</text:p>
          </table:table-cell>
          <table:table-cell table:style-name="ce114"/>
          <table:table-cell table:style-name="ce182" table:number-columns-repeated="2"/>
          <table:table-cell/>
        </table:table-row>
        <table:table-row table:style-name="ro69">
          <table:table-cell/>
          <table:table-cell table:style-name="ce185" office:value-type="string" calcext:value-type="string">
            <text:p>exclaiming</text:p>
          </table:table-cell>
          <table:table-cell table:style-name="ce194" office:value-type="string" calcext:value-type="string">
            <text:p>UK /ɪkˈskleɪm/</text:p>
          </table:table-cell>
          <table:table-cell table:style-name="ce182" office:value-type="string" calcext:value-type="string">
            <text:p>Verb</text:p>
          </table:table-cell>
          <table:table-cell table:style-name="ce187" office:value-type="string" calcext:value-type="string">
            <text:p>to say something suddenly and loudly, especially because of strong emotion or pain</text:p>
          </table:table-cell>
          <table:table-cell table:style-name="ce114" office:value-type="string" calcext:value-type="string">
            <text:p>thốt lên, kêu lên, gào thét</text:p>
          </table:table-cell>
          <table:table-cell table:style-name="ce182" table:number-columns-repeated="2"/>
          <table:table-cell/>
        </table:table-row>
        <table:table-row table:style-name="ro70">
          <table:table-cell/>
          <table:table-cell table:style-name="ce185" office:value-type="string" calcext:value-type="string">
            <text:p>a little light on cash</text:p>
          </table:table-cell>
          <table:table-cell table:style-name="ce180"/>
          <table:table-cell table:style-name="ce182"/>
          <table:table-cell table:style-name="ce187" office:value-type="string" calcext:value-type="string">
            <text:p>"A little light on cash" is an expression that means someone is short on money or hard up. The phrase "light on" means to have very little of something.</text:p>
          </table:table-cell>
          <table:table-cell table:style-name="ce114" office:value-type="string" calcext:value-type="string">
            <text:p>hết tiền mặt</text:p>
          </table:table-cell>
          <table:table-cell table:style-name="ce182" table:number-columns-repeated="2"/>
          <table:table-cell/>
        </table:table-row>
        <table:table-row table:style-name="ro71">
          <table:table-cell/>
          <table:table-cell table:style-name="ce185" office:value-type="string" calcext:value-type="string">
            <text:p>cupbroad</text:p>
          </table:table-cell>
          <table:table-cell table:style-name="ce188" office:value-type="string" calcext:value-type="string">
            <text:p>UK /ˈkʌbəd/</text:p>
            <text:p>US /ˈkʌbərd/</text:p>
          </table:table-cell>
          <table:table-cell table:style-name="ce182" office:value-type="string" calcext:value-type="string">
            <text:p>Noun</text:p>
          </table:table-cell>
          <table:table-cell table:style-name="ce187" office:value-type="string" calcext:value-type="string">
            <text:p>1. a piece of furniture with doors and shelves used for storing dishes, food, clothes, etc.</text:p>
            <text:p>2. (North American English closet) a space in a wall with a door that reaches the ground, used for storing things</text:p>
          </table:table-cell>
          <table:table-cell table:style-name="ce114" office:value-type="string" calcext:value-type="string">
            <text:p>tủ treo</text:p>
          </table:table-cell>
          <table:table-cell table:style-name="ce182" table:number-columns-repeated="2"/>
          <table:table-cell/>
        </table:table-row>
        <table:table-row table:style-name="ro61">
          <table:table-cell/>
          <table:table-cell table:style-name="ce185" office:value-type="string" calcext:value-type="string">
            <text:p>exhibit</text:p>
          </table:table-cell>
          <table:table-cell table:style-name="ce188" office:value-type="string" calcext:value-type="string">
            <text:p>UK /ɪɡˈzɪbɪt/</text:p>
            <text:p>US /ɪɡˈzɪbɪt/</text:p>
          </table:table-cell>
          <table:table-cell table:style-name="ce182" office:value-type="string" calcext:value-type="string">
            <text:p>Noun</text:p>
          </table:table-cell>
          <table:table-cell table:style-name="ce187" office:value-type="string" calcext:value-type="string">
            <text:p>1. [transitive, intransitive] to show something in a public place for people to enjoy or to give them information</text:p>
          </table:table-cell>
          <table:table-cell table:style-name="ce114" office:value-type="string" calcext:value-type="string">
            <text:p>1. triển lãm, bộ sưu tập</text:p>
          </table:table-cell>
          <table:table-cell table:style-name="ce182" table:number-columns-repeated="2"/>
          <table:table-cell/>
        </table:table-row>
        <table:table-row table:style-name="ro2">
          <table:table-cell/>
          <table:table-cell table:style-name="ce185" office:value-type="string" calcext:value-type="string">
            <text:p>Gerald</text:p>
          </table:table-cell>
          <table:table-cell table:style-name="ce180"/>
          <table:table-cell table:style-name="ce182"/>
          <table:table-cell table:style-name="ce114" table:number-columns-repeated="2"/>
          <table:table-cell table:style-name="ce182" table:number-columns-repeated="2"/>
          <table:table-cell/>
        </table:table-row>
        <table:table-row table:style-name="ro72">
          <table:table-cell/>
          <table:table-cell table:style-name="ce111" office:value-type="string" calcext:value-type="string">
            <text:p>commission</text:p>
          </table:table-cell>
          <table:table-cell table:style-name="ce188" office:value-type="string" calcext:value-type="string">
            <text:p>UK /kəˈmɪʃn/</text:p>
            <text:p>US /kəˈmɪʃn/</text:p>
          </table:table-cell>
          <table:table-cell table:style-name="ce182" office:value-type="string" calcext:value-type="string">
            <text:p>Noun</text:p>
          </table:table-cell>
          <table:table-cell table:style-name="ce187" office:value-type="string" calcext:value-type="string">
            <text:p>Offical group</text:p>
            <text:p>1. [countable] an official group of people who have been given responsibility to control something, or to find out about something, usually for the government</text:p>
          </table:table-cell>
          <table:table-cell table:style-name="ce114" office:value-type="string" calcext:value-type="string">
            <text:p>1. nhiệm vụ, phận sự</text:p>
          </table:table-cell>
          <table:table-cell table:style-name="ce182" table:number-columns-repeated="2"/>
          <table:table-cell/>
        </table:table-row>
        <table:table-row table:style-name="ro51">
          <table:table-cell/>
          <table:table-cell table:style-name="ce111" office:value-type="string" calcext:value-type="string">
            <text:p>anonymous</text:p>
          </table:table-cell>
          <table:table-cell table:style-name="ce188" office:value-type="string" calcext:value-type="string">
            <text:p>UK /əˈnɒnɪməs/</text:p>
            <text:p>US /əˈnɑːnɪməs/</text:p>
          </table:table-cell>
          <table:table-cell table:style-name="ce182" office:value-type="string" calcext:value-type="string">
            <text:p>Adjective</text:p>
          </table:table-cell>
          <table:table-cell table:style-name="ce187" office:value-type="string" calcext:value-type="string">
            <text:p>1. (of a person) with a name that is not known or that is not made public</text:p>
            <text:p>2. written, given, made, etc. by somebody who does not want their name to be known or made public</text:p>
          </table:table-cell>
          <table:table-cell table:style-name="ce114" office:value-type="string" calcext:value-type="string">
            <text:p>1. giấu tên</text:p>
            <text:p>2. nặc danh</text:p>
          </table:table-cell>
          <table:table-cell table:style-name="ce182" table:number-columns-repeated="2"/>
          <table:table-cell/>
        </table:table-row>
        <table:table-row table:style-name="ro15">
          <table:table-cell/>
          <table:table-cell table:style-name="ce111" office:value-type="string" calcext:value-type="string">
            <text:p>district manager</text:p>
          </table:table-cell>
          <table:table-cell table:style-name="ce180"/>
          <table:table-cell table:style-name="ce182"/>
          <table:table-cell table:style-name="ce187" office:value-type="string" calcext:value-type="string">
            <text:p>a manager who uses a distinct approach to guide and support their team</text:p>
          </table:table-cell>
          <table:table-cell table:style-name="ce114"/>
          <table:table-cell table:style-name="ce182" table:number-columns-repeated="2"/>
          <table:table-cell/>
        </table:table-row>
        <table:table-row table:style-name="ro43">
          <table:table-cell/>
          <table:table-cell table:style-name="ce111" office:value-type="string" calcext:value-type="string">
            <text:p>impressive</text:p>
          </table:table-cell>
          <table:table-cell table:style-name="ce188" office:value-type="string" calcext:value-type="string">
            <text:p>UK /ɪmˈpresɪv/</text:p>
            <text:p>US /ɪmˈpresɪv/</text:p>
          </table:table-cell>
          <table:table-cell table:style-name="ce182" office:value-type="string" calcext:value-type="string">
            <text:p>Adjective</text:p>
          </table:table-cell>
          <table:table-cell table:style-name="ce187" office:value-type="string" calcext:value-type="string">
            <text:p>(of things or people) making you admire them, because they are very large, good, <text:a xlink:href="https://www.oxfordlearnersdictionaries.com/definition/english/skilful#skilful_sng_1" xlink:type="simple">skilful</text:a>, etc.</text:p>
          </table:table-cell>
          <table:table-cell table:style-name="ce114" office:value-type="string" calcext:value-type="string">
            <text:p>gây ấn tượng mạnh mẽ</text:p>
          </table:table-cell>
          <table:table-cell table:style-name="ce182" table:number-columns-repeated="2"/>
          <table:table-cell/>
        </table:table-row>
        <table:table-row table:style-name="ro73">
          <table:table-cell/>
          <table:table-cell table:style-name="ce111" office:value-type="string" calcext:value-type="string">
            <text:p>vice president</text:p>
          </table:table-cell>
          <table:table-cell table:style-name="ce180"/>
          <table:table-cell table:style-name="ce182"/>
          <table:table-cell table:style-name="ce187" office:value-type="string" calcext:value-type="string">
            <text:p>the <text:a xlink:href="https://dictionary.cambridge.org/dictionary/english/person" xlink:type="simple">person</text:a> who has the <text:a xlink:href="https://dictionary.cambridge.org/dictionary/english/position" xlink:type="simple">position</text:a> <text:a xlink:href="https://dictionary.cambridge.org/dictionary/english/immediately" xlink:type="simple">immediately</text:a> below the <text:a xlink:href="https://dictionary.cambridge.org/dictionary/english/president" xlink:type="simple">president</text:a> in some <text:a xlink:href="https://dictionary.cambridge.org/dictionary/english/country" xlink:type="simple">countries</text:a>, and who is <text:a xlink:href="https://dictionary.cambridge.org/dictionary/english/responsible" xlink:type="simple">responsible</text:a> for the president's <text:a xlink:href="https://dictionary.cambridge.org/dictionary/english/duty" xlink:type="simple">duties</text:a> if he or she is <text:a xlink:href="https://dictionary.cambridge.org/dictionary/english/unable" xlink:type="simple">unable</text:a> to do them</text:p>
          </table:table-cell>
          <table:table-cell table:style-name="ce114" office:value-type="string" calcext:value-type="string">
            <text:p>phó tổng giám đốc</text:p>
          </table:table-cell>
          <table:table-cell table:style-name="ce182" table:number-columns-repeated="2"/>
          <table:table-cell/>
        </table:table-row>
        <table:table-row table:style-name="ro2">
          <table:table-cell/>
          <table:table-cell table:style-name="ce114" office:value-type="string" calcext:value-type="string">
            <text:p>hit me with one of them scratch and wins</text:p>
          </table:table-cell>
          <table:table-cell table:style-name="ce180"/>
          <table:table-cell table:style-name="ce182"/>
          <table:table-cell table:style-name="ce114"/>
          <table:table-cell table:style-name="ce114" office:value-type="string" calcext:value-type="string">
            <text:p>cào sổ xố</text:p>
          </table:table-cell>
          <table:table-cell table:style-name="ce182" table:number-columns-repeated="2"/>
          <table:table-cell/>
        </table:table-row>
        <table:table-row table:style-name="ro12">
          <table:table-cell/>
          <table:table-cell table:style-name="ce182" office:value-type="string" calcext:value-type="string">
            <text:p>guilty</text:p>
          </table:table-cell>
          <table:table-cell table:style-name="ce188" office:value-type="string" calcext:value-type="string">
            <text:p>UK /ˈɡɪlti/</text:p>
            <text:p>US /ˈɡɪlti/</text:p>
          </table:table-cell>
          <table:table-cell table:style-name="ce182" office:value-type="string" calcext:value-type="string">
            <text:p>Adjective</text:p>
          </table:table-cell>
          <table:table-cell table:style-name="ce187" office:value-type="string" calcext:value-type="string">
            <text:p>1. feeling ashamed because you have done something that you know is wrong or have not done something that you should have done</text:p>
            <text:p>2. having done something illegal; being responsible for something bad that has happened</text:p>
          </table:table-cell>
          <table:table-cell table:style-name="ce114" office:value-type="string" calcext:value-type="string">
            <text:p>1. có tội, tội lỗi</text:p>
          </table:table-cell>
          <table:table-cell table:style-name="ce182" table:number-columns-repeated="2"/>
          <table:table-cell/>
        </table:table-row>
        <table:table-row table:style-name="ro12">
          <table:table-cell/>
          <table:table-cell table:style-name="ce182" office:value-type="string" calcext:value-type="string">
            <text:p>association</text:p>
          </table:table-cell>
          <table:table-cell table:style-name="ce188" office:value-type="string" calcext:value-type="string">
            <text:p>UK /əˌsəʊsiˈeɪʃn/</text:p>
            <text:p>US /əˌsəʊsiˈeɪʃn/</text:p>
          </table:table-cell>
          <table:table-cell table:style-name="ce182" office:value-type="string" calcext:value-type="string">
            <text:p>Noun</text:p>
          </table:table-cell>
          <table:table-cell table:style-name="ce187" office:value-type="string" calcext:value-type="string">
            <text:p>1. an official group of people who have joined together for a particular purpose</text:p>
          </table:table-cell>
          <table:table-cell table:style-name="ce114" office:value-type="string" calcext:value-type="string">
            <text:p>1. hiệp hội</text:p>
          </table:table-cell>
          <table:table-cell table:style-name="ce182" table:number-columns-repeated="2"/>
          <table:table-cell/>
        </table:table-row>
        <table:table-row table:style-name="ro22">
          <table:table-cell/>
          <table:table-cell table:style-name="ce182" office:value-type="string" calcext:value-type="string">
            <text:p>associationship</text:p>
          </table:table-cell>
          <table:table-cell table:style-name="ce180"/>
          <table:table-cell table:style-name="ce182"/>
          <table:table-cell table:style-name="ce114"/>
          <table:table-cell table:style-name="ce114" office:value-type="string" calcext:value-type="string">
            <text:p>đồng minh</text:p>
          </table:table-cell>
          <table:table-cell table:style-name="ce182" table:number-columns-repeated="2"/>
          <table:table-cell/>
        </table:table-row>
        <table:table-row table:style-name="ro37">
          <table:table-cell/>
          <table:table-cell table:style-name="ce182" office:value-type="string" calcext:value-type="string">
            <text:p>rip off</text:p>
          </table:table-cell>
          <table:table-cell table:style-name="ce180"/>
          <table:table-cell table:style-name="ce182" office:value-type="string" calcext:value-type="string">
            <text:p>phrasal verb</text:p>
          </table:table-cell>
          <table:table-cell table:style-name="ce187" office:value-type="string" calcext:value-type="string">
            <text:p>rip somebody off</text:p>
            <text:p>[usually passive] (informal) to cheat somebody, by making them pay too much, by selling them something of poor quality, etc.</text:p>
          </table:table-cell>
          <table:table-cell table:style-name="ce114" office:value-type="string" calcext:value-type="string">
            <text:p>kiếm lời</text:p>
          </table:table-cell>
          <table:table-cell table:style-name="ce182" table:number-columns-repeated="2"/>
          <table:table-cell/>
        </table:table-row>
        <table:table-row table:style-name="ro42">
          <table:table-cell/>
          <table:table-cell table:style-name="ce182" office:value-type="string" calcext:value-type="string">
            <text:p>grumble</text:p>
          </table:table-cell>
          <table:table-cell table:style-name="ce188" office:value-type="string" calcext:value-type="string">
            <text:p>UK /ˈɡrʌmbl/</text:p>
            <text:p>US /ˈɡrʌmbl/</text:p>
          </table:table-cell>
          <table:table-cell table:style-name="ce182" office:value-type="string" calcext:value-type="string">
            <text:p>Verb</text:p>
          </table:table-cell>
          <table:table-cell table:style-name="ce187" office:value-type="string" calcext:value-type="string">
            <text:p>1. [intransitive, transitive] to complain about somebody/something, especially something that is not really very serious</text:p>
          </table:table-cell>
          <table:table-cell table:style-name="ce114" office:value-type="string" calcext:value-type="string">
            <text:p>1. càu nhàu</text:p>
          </table:table-cell>
          <table:table-cell table:style-name="ce182" table:number-columns-repeated="2"/>
          <table:table-cell/>
        </table:table-row>
        <table:table-row table:style-name="ro51">
          <table:table-cell/>
          <table:table-cell table:style-name="ce182" office:value-type="string" calcext:value-type="string">
            <text:p>sign</text:p>
          </table:table-cell>
          <table:table-cell table:style-name="ce188" office:value-type="string" calcext:value-type="string">
            <text:p>UK /saɪn/</text:p>
            <text:p>US /saɪn/</text:p>
          </table:table-cell>
          <table:table-cell table:style-name="ce182" office:value-type="string" calcext:value-type="string">
            <text:p>Noun</text:p>
          </table:table-cell>
          <table:table-cell table:style-name="ce114" office:value-type="string" calcext:value-type="string">
            <text:p>showing something</text:p>
            <text:p>1. [countable, uncountable] an event, an action, a fact, etc. that shows that something exists, is happening or may happen in the future</text:p>
          </table:table-cell>
          <table:table-cell table:style-name="ce114" office:value-type="string" calcext:value-type="string">
            <text:p>1. dấu hiệu, ký hiệu</text:p>
          </table:table-cell>
          <table:table-cell table:style-name="ce182" table:number-columns-repeated="2"/>
          <table:table-cell/>
        </table:table-row>
        <table:table-row table:style-name="ro19">
          <table:table-cell/>
          <table:table-cell table:style-name="ce182" office:value-type="string" calcext:value-type="string">
            <text:p>ask sb a favor</text:p>
          </table:table-cell>
          <table:table-cell table:style-name="ce180"/>
          <table:table-cell table:style-name="ce182"/>
          <table:table-cell table:style-name="ce187" office:value-type="string" calcext:value-type="string">
            <text:p>request that someone does something for you</text:p>
          </table:table-cell>
          <table:table-cell table:style-name="ce114"/>
          <table:table-cell table:style-name="ce182" table:number-columns-repeated="2"/>
          <table:table-cell/>
        </table:table-row>
        <table:table-row table:style-name="ro74">
          <table:table-cell/>
          <table:table-cell table:style-name="ce182" office:value-type="string" calcext:value-type="string">
            <text:p>assignment</text:p>
          </table:table-cell>
          <table:table-cell table:style-name="ce188" office:value-type="string" calcext:value-type="string">
            <text:p>UK /əˈsaɪnmənt/</text:p>
            <text:p>US /əˈsaɪnmənt/</text:p>
          </table:table-cell>
          <table:table-cell table:style-name="ce182" office:value-type="string" calcext:value-type="string">
            <text:p>Noun</text:p>
          </table:table-cell>
          <table:table-cell table:style-name="ce187" office:value-type="string" calcext:value-type="string">
            <text:p>1. [countable] a task or piece of work that somebody is given to do, usually as part of their job or studies</text:p>
            <text:p>2. [uncountable] assignment (of somebody) (to something) the act of giving something to somebody; the act of giving somebody a particular task</text:p>
          </table:table-cell>
          <table:table-cell table:style-name="ce114" office:value-type="string" calcext:value-type="string">
            <text:p>1. nhiệm vụ được giao</text:p>
          </table:table-cell>
          <table:table-cell table:style-name="ce182" table:number-columns-repeated="2"/>
          <table:table-cell/>
        </table:table-row>
        <table:table-row table:style-name="ro63">
          <table:table-cell/>
          <table:table-cell table:style-name="ce182" office:value-type="string" calcext:value-type="string">
            <text:p>neck up</text:p>
          </table:table-cell>
          <table:table-cell table:style-name="ce180"/>
          <table:table-cell table:style-name="ce182"/>
          <table:table-cell table:style-name="ce195"/>
          <table:table-cell table:style-name="ce111" office:value-type="string" calcext:value-type="string">
            <text:p>từ cổ trở lên</text:p>
          </table:table-cell>
          <table:table-cell table:style-name="ce182" table:number-columns-repeated="2"/>
          <table:table-cell/>
        </table:table-row>
        <table:table-row table:style-name="ro21">
          <table:table-cell/>
          <table:table-cell table:style-name="ce182" office:value-type="string" calcext:value-type="string">
            <text:p>panties</text:p>
          </table:table-cell>
          <table:table-cell table:style-name="ce188" office:value-type="string" calcext:value-type="string">
            <text:p>UK /ˈpæntiz/</text:p>
            <text:p>US /ˈpæntiz/</text:p>
          </table:table-cell>
          <table:table-cell table:style-name="ce182" office:value-type="string" calcext:value-type="string">
            <text:p>Noun</text:p>
          </table:table-cell>
          <table:table-cell table:style-name="ce187" office:value-type="string" calcext:value-type="string">
            <text:p>a piece of women’s underwear that covers the body from the middle part to the tops of the legs</text:p>
          </table:table-cell>
          <table:table-cell table:style-name="ce114"/>
          <table:table-cell table:style-name="ce182" table:number-columns-repeated="2"/>
          <table:table-cell/>
        </table:table-row>
        <table:table-row table:style-name="ro59">
          <table:table-cell/>
          <table:table-cell table:style-name="ce182" office:value-type="string" calcext:value-type="string">
            <text:p>gladly</text:p>
          </table:table-cell>
          <table:table-cell table:style-name="ce188" office:value-type="string" calcext:value-type="string">
            <text:p>US /ˈɡlædli/</text:p>
            <text:p>US /ˈɡlædli/</text:p>
          </table:table-cell>
          <table:table-cell table:style-name="ce182" office:value-type="string" calcext:value-type="string">
            <text:p>Adverb</text:p>
          </table:table-cell>
          <table:table-cell table:style-name="ce187" office:value-type="string" calcext:value-type="string">
            <text:p>1. willingly</text:p>
            <text:p>2. happily; with thanks</text:p>
          </table:table-cell>
          <table:table-cell table:style-name="ce114" office:value-type="string" calcext:value-type="string">
            <text:p>1. một cách sẵn lòng</text:p>
            <text:p>2. vui vẻ, sung sướng</text:p>
          </table:table-cell>
          <table:table-cell table:style-name="ce182" table:number-columns-repeated="2"/>
          <table:table-cell/>
        </table:table-row>
        <table:table-row table:style-name="ro63">
          <table:table-cell/>
          <table:table-cell table:style-name="ce192" office:value-type="string" calcext:value-type="string">
            <text:p>cut out early</text:p>
          </table:table-cell>
          <table:table-cell table:style-name="ce180" table:number-columns-repeated="2"/>
          <table:table-cell table:style-name="ce192" office:value-type="string" calcext:value-type="string">
            <text:p>stop working</text:p>
          </table:table-cell>
          <table:table-cell table:style-name="ce192" office:value-type="string" calcext:value-type="string">
            <text:p>về sớm</text:p>
          </table:table-cell>
          <table:table-cell table:style-name="ce180" table:number-columns-repeated="2"/>
          <table:table-cell/>
        </table:table-row>
        <table:table-row table:style-name="ro75">
          <table:table-cell/>
          <table:table-cell table:style-name="ce192" office:value-type="string" calcext:value-type="string">
            <text:p>practically</text:p>
          </table:table-cell>
          <table:table-cell table:style-name="ce188" office:value-type="string" calcext:value-type="string">
            <text:p>UK /ˈpræktɪkli/</text:p>
            <text:p>US /ˈpræktɪkli/</text:p>
          </table:table-cell>
          <table:table-cell table:style-name="ce180"/>
          <table:table-cell table:style-name="ce188" office:value-type="string" calcext:value-type="string">
            <text:p>1. almost; very nearly</text:p>
            <text:p>2. in a realistic or sensible way; in real situations</text:p>
          </table:table-cell>
          <table:table-cell table:style-name="ce116" office:value-type="string" calcext:value-type="string">
            <text:p>1. hầu như</text:p>
            <text:p>2. trên thực tế</text:p>
          </table:table-cell>
          <table:table-cell table:style-name="ce180" table:number-columns-repeated="2"/>
          <table:table-cell/>
        </table:table-row>
        <table:table-row table:style-name="ro1" table:number-rows-repeated="1048518">
          <table:table-cell table:number-columns-repeated="9"/>
        </table:table-row>
        <table:table-row table:style-name="ro1">
          <table:table-cell table:number-columns-repeated="9"/>
        </table:table-row>
      </table:table>
      <table:table table:name="241116" table:style-name="ta2">
        <office:forms form:automatic-focus="false" form:apply-design-mode="false"/>
        <table:table-column table:style-name="co19" table:default-cell-style-name="Default"/>
        <table:table-column table:style-name="co24" table:default-cell-style-name="ce92"/>
        <table:table-column table:style-name="co22" table:default-cell-style-name="ce92"/>
        <table:table-column table:style-name="co16" table:default-cell-style-name="ce92"/>
        <table:table-column table:style-name="co25" table:default-cell-style-name="ce92"/>
        <table:table-column table:style-name="co26" table:default-cell-style-name="ce92"/>
        <table:table-column table:style-name="co27"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11" office:value-type="string" calcext:value-type="string">
            <text:p>indistinct</text:p>
          </table:table-cell>
          <table:table-cell table:style-name="ce198" office:value-type="string" calcext:value-type="string">
            <text:p>UK /ˌɪndɪˈstɪŋkt/</text:p>
            <text:p>US /ˌɪndɪˈstɪŋkt/</text:p>
          </table:table-cell>
          <table:table-cell table:style-name="ce111" office:value-type="string" calcext:value-type="string">
            <text:p>Adjective</text:p>
          </table:table-cell>
          <table:table-cell table:style-name="ce198" office:value-type="string" calcext:value-type="string">
            <text:p>that cannot be seen, heard or remembered clearly</text:p>
          </table:table-cell>
          <table:table-cell table:style-name="ce111" office:value-type="string" calcext:value-type="string">
            <text:p>Từ "indistinct" trong tiếng Anh có nghĩa là không rõ ràng, mờ nhạt, hoặc khó nhận biết. </text:p>
          </table:table-cell>
          <table:table-cell table:style-name="ce182" table:number-columns-repeated="2"/>
          <table:table-cell/>
        </table:table-row>
        <table:table-row table:style-name="ro40">
          <table:table-cell/>
          <table:table-cell table:style-name="ce111" office:value-type="string" calcext:value-type="string">
            <text:p>disorder </text:p>
          </table:table-cell>
          <table:table-cell table:style-name="ce198" office:value-type="string" calcext:value-type="string">
            <text:p>UK /dɪsˈɔːdə(r)/</text:p>
            <text:p>US /dɪsˈɔːrdər/</text:p>
          </table:table-cell>
          <table:table-cell table:style-name="ce200" office:value-type="string" calcext:value-type="string">
            <text:p>Noun</text:p>
          </table:table-cell>
          <table:table-cell table:style-name="ce198" office:value-type="string" calcext:value-type="string">
            <text:p>1. [countable, uncountable] (medical) a condition or illness that causes problems with the way part of the body or brain works</text:p>
            <text:p>2. [uncountable] (formal) an untidy state; a lack of order or organization</text:p>
          </table:table-cell>
          <table:table-cell table:style-name="ce111" office:value-type="string" calcext:value-type="string">
            <text:p>1. sức khỏe tâm thần hoặc thể chất như dố loạn lo âu, rối loạn tâm thần</text:p>
            <text:p/>
            <text:p><text:span text:style-name="T7">"Disorder" là một từ tiếng Anh có nghĩa là sự rối loạn, sự lộn xộn hoặc tình trạng mất trật tự. Tùy vào ngữ cảnh, từ này có thể dùng để chỉ các rối loạn tâm thần, sự mất trật tự trong một hệ thống, hoặc tình trạng thiếu tổ chức.</text:span></text:p>
          </table:table-cell>
          <table:table-cell table:style-name="ce182" table:number-columns-repeated="2"/>
          <table:table-cell/>
        </table:table-row>
        <table:table-row table:style-name="ro76">
          <table:table-cell/>
          <table:table-cell table:style-name="ce111" office:value-type="string" calcext:value-type="string">
            <text:p>indistincted disorder</text:p>
          </table:table-cell>
          <table:table-cell table:style-name="ce111" table:number-columns-repeated="2"/>
          <table:table-cell table:style-name="Default"/>
          <table:table-cell table:style-name="ce198" office:value-type="string" calcext:value-type="string">
            <text:p>Cụm từ "indistincted disorder" không phải là một cụm từ phổ biến trong tiếng Anh. Có thể bạn muốn nói đến "indistinct disorder" hoặc "indistinct" và "disorder" riêng rẽ. "Indistinct" có nghĩa là không rõ ràng, mờ nhạt, hoặc khó nhận biết, trong khi "disorder" có nghĩa là sự rối loạn, sự lộn xộn hoặc tình trạng mất trật tự.</text:p>
          </table:table-cell>
          <table:table-cell table:style-name="ce182" table:number-columns-repeated="2"/>
          <table:table-cell/>
        </table:table-row>
        <table:table-row table:style-name="ro67">
          <table:table-cell/>
          <table:table-cell table:style-name="ce111" office:value-type="string" calcext:value-type="string">
            <text:p>dissociative indentity disorder</text:p>
          </table:table-cell>
          <table:table-cell table:style-name="ce111" table:number-columns-repeated="4"/>
          <table:table-cell table:style-name="ce182" table:number-columns-repeated="2"/>
          <table:table-cell/>
        </table:table-row>
        <table:table-row table:style-name="ro77">
          <table:table-cell/>
          <table:table-cell table:style-name="ce185" office:value-type="string" calcext:value-type="string">
            <text:p>magazine</text:p>
          </table:table-cell>
          <table:table-cell table:style-name="ce187" office:value-type="string" calcext:value-type="string">
            <text:p>UK /ˌmæɡəˈziːn/</text:p>
            <text:p>US /ˈmæɡəziːn/</text:p>
          </table:table-cell>
          <table:table-cell table:style-name="ce182" office:value-type="string" calcext:value-type="string">
            <text:p>Noun</text:p>
          </table:table-cell>
          <table:table-cell table:style-name="ce187" office:value-type="string" calcext:value-type="string">
            <text:p>1. a type of large thin book with a paper cover that you can buy every week or month, containing articles, photographs, etc., often on a particular topic; a similar collection of articles, etc. that appears regularly online</text:p>
            <text:p>2. a radio or television programme that is about a particular topic</text:p>
            <text:p>3. the part of a gun that holds the bullets before they are fired</text:p>
          </table:table-cell>
          <table:table-cell table:style-name="ce187" office:value-type="string" calcext:value-type="string">
            <text:p>Từ "magazine" có một số nghĩa khác nhau tùy vào ngữ cảnh sử dụng:</text:p>
            <text:p>Tạp chí: Một ấn phẩm xuất bản định kỳ chứa đựng các bài viết, hình ảnh, và thông tin về nhiều chủ đề khác nhau như thời trang, kinh doanh, công nghệ, sức khỏe, nghệ thuật, và giải trí.</text:p>
            <text:p>Kho đạn (quân sự): Một bộ phận của súng chứa đạn và cung cấp đạn cho súng khi bắn.</text:p>
            <text:p>Kho chứa (hàng hóa): Một nơi để lưu trữ hoặc cất giữ hàng hóa, vật liệu.</text:p>
            <text:p/>
          </table:table-cell>
          <table:table-cell table:style-name="ce182" table:number-columns-repeated="2"/>
          <table:table-cell/>
        </table:table-row>
        <table:table-row table:style-name="ro78">
          <table:table-cell/>
          <table:table-cell table:style-name="ce185" office:value-type="string" calcext:value-type="string">
            <text:p>propaganda</text:p>
          </table:table-cell>
          <table:table-cell table:style-name="ce187" office:value-type="string" calcext:value-type="string">
            <text:p>UK /ˌprɒpəˈɡændə/</text:p>
            <text:p>US /ˌprɑːpəˈɡændə/</text:p>
          </table:table-cell>
          <table:table-cell table:style-name="ce200" office:value-type="string" calcext:value-type="string">
            <text:p>Noun</text:p>
          </table:table-cell>
          <table:table-cell table:style-name="ce188" office:value-type="string" calcext:value-type="string">
            <text:p>ideas or statements that may be false or present only one side of an argument that are used in order to gain support for a political leader, party, etc.</text:p>
          </table:table-cell>
          <table:table-cell table:style-name="ce114" office:value-type="string" calcext:value-type="string">
            <text:p>"Propaganda" (tuyên truyền) là quá trình truyền tải thông tin, ý tưởng, hoặc niềm tin nhằm mục đích ảnh hưởng đến quan điểm hoặc hành vi của công chúng.</text:p>
            <text:p>Các phương tiện tuyên truyền có thể bao gồm bài viết, hình ảnh, video, và thậm chí cả âm nhạc, được sử dụng bởi các tổ chức chính trị, tôn giáo, hoặc thương mại để truyền tải thông điệp của họ. Tuyên truyền có thể được sử dụng cả trong các mục đích tích cực (như tuyên truyền y tế cộng đồng) lẫn tiêu cực (như tuyên truyền chính trị không trung thực).</text:p>
            <text:p/>
          </table:table-cell>
          <table:table-cell table:style-name="ce182" table:number-columns-repeated="2"/>
          <table:table-cell/>
        </table:table-row>
        <table:table-row table:style-name="ro47">
          <table:table-cell/>
          <table:table-cell table:style-name="ce185" office:value-type="string" calcext:value-type="string">
            <text:p>misleading</text:p>
          </table:table-cell>
          <table:table-cell table:style-name="ce187" office:value-type="string" calcext:value-type="string">
            <text:p>UK /ˌmɪsˈliːdɪŋ/</text:p>
            <text:p>US /ˌmɪsˈliːdɪŋ/</text:p>
          </table:table-cell>
          <table:table-cell table:style-name="ce114" office:value-type="string" calcext:value-type="string">
            <text:p>Adjective</text:p>
          </table:table-cell>
          <table:table-cell table:style-name="ce187" office:value-type="string" calcext:value-type="string">
            <text:p>giving the wrong idea or impression and making you believe something that is not true</text:p>
          </table:table-cell>
          <table:table-cell table:style-name="ce114" office:value-type="string" calcext:value-type="string">
            <text:p>"Misleading" (gây hiểu lầm) là tính từ dùng để mô tả một thông tin, tuyên bố hoặc hành động khiến người khác có nhận thức sai lệch hoặc nhầm lẫn về sự thật hoặc thực tế. Khi một thông tin được coi là "misleading," nó không phải hoàn toàn sai, nhưng nó có thể bị trình bày hoặc diễn giải một cách làm cho người nhận thông tin hiểu sai bản chất hoặc ý nghĩa thực sự của nó.</text:p>
            <text:p>Ví dụ:</text:p>
            <text:p>Một quảng cáo "misleading" có thể làm cho sản phẩm trông tốt hơn thực tế bằng cách sử dụng ngôn ngữ hoặc hình ảnh gợi ý không đúng.</text:p>
            <text:p>Một báo cáo "misleading" có thể trình bày dữ liệu hoặc số liệu thống kê một cách không chính xác hoặc không đầy đủ, khiến người đọc hiểu nhầm kết quả.</text:p>
            <text:p/>
          </table:table-cell>
          <table:table-cell table:style-name="ce114" table:number-columns-repeated="2"/>
          <table:table-cell/>
        </table:table-row>
        <table:table-row table:style-name="ro47">
          <table:table-cell/>
          <table:table-cell table:style-name="ce165" office:value-type="string" calcext:value-type="string">
            <text:p>misleading information</text:p>
            <text:p>/ misleading news</text:p>
          </table:table-cell>
          <table:table-cell table:style-name="ce187"/>
          <table:table-cell table:style-name="ce114"/>
          <table:table-cell table:style-name="ce187"/>
          <table:table-cell table:style-name="ce114" office:value-type="string" calcext:value-type="string">
            <text:p>thông tin không chuẩn xác </text:p>
          </table:table-cell>
          <table:table-cell table:style-name="ce114" table:number-columns-repeated="2"/>
          <table:table-cell/>
        </table:table-row>
        <table:table-row table:style-name="ro47">
          <table:table-cell/>
          <table:table-cell table:style-name="ce165" office:value-type="string" calcext:value-type="string">
            <text:p>wage</text:p>
          </table:table-cell>
          <table:table-cell table:style-name="ce187" office:value-type="string" calcext:value-type="string">
            <text:p>UK /weɪdʒ/</text:p>
            <text:p>US /weɪdʒ/</text:p>
          </table:table-cell>
          <table:table-cell table:style-name="ce114"/>
          <table:table-cell table:style-name="ce187" office:value-type="string" calcext:value-type="string">
            <text:p>a regular amount of money that you earn, usually every week or every month, for work or services</text:p>
          </table:table-cell>
          <table:table-cell table:style-name="ce114" office:value-type="string" calcext:value-type="string">
            <text:p>"Wage" (tiền lương) là khoản tiền mà người lao động nhận được từ công việc họ thực hiện, thường được trả theo giờ, ngày, tuần hoặc tháng. Tiền lương có thể được xem như phần thưởng cho sự nỗ lực và công sức của người lao động, và nó thường phụ thuộc vào loại công việc, kinh nghiệm, và năng lực cá nhân.</text:p>
            <text:p>Có hai loại chính của tiền lương:</text:p>
            <text:p>Hourly Wage (Tiền lương theo giờ): Người lao động được trả theo số giờ họ làm việc.</text:p>
            <text:p>Salary (Lương cố định): Người lao động được trả một khoản cố định hàng tháng hoặc hàng năm, bất kể số giờ làm việc.</text:p>
            <text:p>Tiền lương có thể thay đổi dựa trên các yếu tố như:</text:p>
            <text:p>Kinh nghiệm và kỹ năng của người lao động</text:p>
            <text:p>Loại công việc và mức độ phức tạp</text:p>
            <text:p>Địa điểm và ngành nghề làm việc</text:p>
            <text:p/>
          </table:table-cell>
          <table:table-cell table:style-name="ce114" table:number-columns-repeated="2"/>
          <table:table-cell/>
        </table:table-row>
        <table:table-row table:style-name="ro14">
          <table:table-cell/>
          <table:table-cell table:style-name="ce185" office:value-type="string" calcext:value-type="string">
            <text:p>minimum wage</text:p>
          </table:table-cell>
          <table:table-cell table:style-name="ce187"/>
          <table:table-cell table:style-name="ce114"/>
          <table:table-cell table:style-name="ce187"/>
          <table:table-cell table:style-name="ce114" office:value-type="string" calcext:value-type="string">
            <text:p>"Minimum wage" (mức lương tối thiểu) là mức lương thấp nhất mà người sử dụng lao động phải trả cho người lao động theo quy định của pháp luật. Mức lương tối thiểu được thiết lập nhằm đảm bảo rằng người lao động có thể đáp ứng các nhu cầu cơ bản của cuộc sống, chẳng hạn như ăn ở, y tế, và giáo dục.</text:p>
            <text:p>Mức lương tối thiểu có thể thay đổi tùy theo quốc gia, khu vực và ngành nghề. Cơ quan chính phủ thường xem xét các yếu tố như tình hình kinh tế, chi phí sinh hoạt và nhu cầu lao động để thiết lập hoặc điều chỉnh mức lương tối thiểu.</text:p>
            <text:p/>
          </table:table-cell>
          <table:table-cell table:style-name="ce114" table:number-columns-repeated="2"/>
          <table:table-cell/>
        </table:table-row>
        <table:table-row table:style-name="ro66">
          <table:table-cell/>
          <table:table-cell table:style-name="ce185" office:value-type="string" calcext:value-type="string">
            <text:p>maximum fun</text:p>
          </table:table-cell>
          <table:table-cell table:style-name="ce187"/>
          <table:table-cell table:style-name="ce114"/>
          <table:table-cell table:style-name="ce187"/>
          <table:table-cell table:style-name="ce114" office:value-type="string" calcext:value-type="string">
            <text:p>niềm vui tối đa </text:p>
          </table:table-cell>
          <table:table-cell table:style-name="ce114" table:number-columns-repeated="2"/>
          <table:table-cell/>
        </table:table-row>
        <table:table-row table:style-name="ro17">
          <table:table-cell/>
          <table:table-cell table:style-name="ce165" office:value-type="string" calcext:value-type="string">
            <text:p>minimum wage, maximum fun</text:p>
          </table:table-cell>
          <table:table-cell table:style-name="ce114" office:value-type="string" calcext:value-type="string">
            <text:p>idiom</text:p>
          </table:table-cell>
          <table:table-cell table:style-name="ce114"/>
          <table:table-cell table:style-name="ce187"/>
          <table:table-cell table:style-name="ce114" office:value-type="string" calcext:value-type="string">
            <text:p>lương càng thấp, chủ càng vui </text:p>
          </table:table-cell>
          <table:table-cell table:style-name="ce114" table:number-columns-repeated="2"/>
          <table:table-cell/>
        </table:table-row>
        <table:table-row table:style-name="ro17">
          <table:table-cell/>
          <table:table-cell table:style-name="ce185" office:value-type="string" calcext:value-type="string">
            <text:p>enter/ participate/ join/ attend</text:p>
          </table:table-cell>
          <table:table-cell table:style-name="ce187"/>
          <table:table-cell table:style-name="ce182"/>
          <table:table-cell table:style-name="ce187"/>
          <table:table-cell table:style-name="ce114" office:value-type="string" calcext:value-type="string">
            <text:p>tham gia</text:p>
          </table:table-cell>
          <table:table-cell table:style-name="ce182" table:number-columns-repeated="2"/>
          <table:table-cell/>
        </table:table-row>
        <table:table-row table:style-name="ro17">
          <table:table-cell/>
          <table:table-cell table:style-name="ce185" office:value-type="string" calcext:value-type="string">
            <text:p>enter</text:p>
          </table:table-cell>
          <table:table-cell table:style-name="ce187"/>
          <table:table-cell table:style-name="ce182"/>
          <table:table-cell table:style-name="ce187"/>
          <table:table-cell table:style-name="ce114"/>
          <table:table-cell table:style-name="ce182" table:number-columns-repeated="2"/>
          <table:table-cell/>
        </table:table-row>
        <table:table-row table:style-name="ro48">
          <table:table-cell/>
          <table:table-cell table:style-name="ce185" office:value-type="string" calcext:value-type="string">
            <text:p>show sb around: </text:p>
          </table:table-cell>
          <table:table-cell table:style-name="ce187"/>
          <table:table-cell table:style-name="ce182"/>
          <table:table-cell table:style-name="ce187" office:value-type="string" calcext:value-type="string">
            <text:p><text:span text:style-name="T6">show somebody around (something)</text:span></text:p>
            <text:p>to be a guide for somebody when they visit a place for the first time to show them what is interesting</text:p>
          </table:table-cell>
          <table:table-cell table:style-name="ce114" office:value-type="string" calcext:value-type="string">
            <text:p>"Show sb around" là một cụm động từ trong tiếng Anh, viết tắt của "show somebody around." Nó có nghĩa là dẫn ai đó đi tham quan hoặc giới thiệu về một nơi nào đó, chẳng hạn như một thành phố, một công ty, hoặc một ngôi nhà. Mục đích của việc này là giúp người đó làm quen với môi trường mới và biết được các địa điểm quan trọng hoặc thú vị trong khu vực đó.</text:p>
            <text:p>Ví dụ:</text:p>
            <text:p>"She showed me around the new office." (Cô ấy đã dẫn tôi đi tham quan văn phòng mới.)</text:p>
            <text:p>"Can you show our guests around the city?" (Bạn có thể dẫn khách của chúng ta đi tham quan thành phố không?)</text:p>
            <text:p/>
          </table:table-cell>
          <table:table-cell table:style-name="ce182" table:number-columns-repeated="2"/>
          <table:table-cell/>
        </table:table-row>
        <table:table-row table:style-name="ro41">
          <table:table-cell/>
          <table:table-cell table:style-name="ce185" office:value-type="string" calcext:value-type="string">
            <text:p>put a best foot forward </text:p>
          </table:table-cell>
          <table:table-cell table:style-name="ce188" office:value-type="string" calcext:value-type="string">
            <text:p>idiom</text:p>
          </table:table-cell>
          <table:table-cell table:style-name="ce182"/>
          <table:table-cell table:style-name="Default"/>
          <table:table-cell table:style-name="ce187" office:value-type="string" calcext:value-type="string">
            <text:p>"Put your best foot forward" là một thành ngữ trong tiếng Anh, có nghĩa là cố gắng hết sức, làm tốt nhất có thể để tạo ấn tượng tốt ban đầu. Cụm từ này thường được sử dụng khi bạn muốn khuyên ai đó làm thật tốt trong lần gặp đầu tiên, buổi phỏng vấn, hoặc bất kỳ tình huống quan trọng nào.</text:p>
            <text:p>Ví dụ:</text:p>
            <text:p>"It's important to put your best foot forward in a job interview." (Điều quan trọng là phải làm thật tốt trong buổi phỏng vấn xin việc.)</text:p>
            <text:p>"She always puts her best foot forward when meeting new clients." (Cô ấy luôn cố gắng tạo ấn tượng tốt nhất khi gặp khách hàng mới.)</text:p>
            <text:p/>
          </table:table-cell>
          <table:table-cell table:style-name="ce182" table:number-columns-repeated="2"/>
          <table:table-cell/>
        </table:table-row>
        <table:table-row table:style-name="ro16">
          <table:table-cell/>
          <table:table-cell table:style-name="ce185" office:value-type="string" calcext:value-type="string">
            <text:p>creepy</text:p>
          </table:table-cell>
          <table:table-cell table:style-name="ce188" office:value-type="string" calcext:value-type="string">
            <text:p>UK /ˈkriːpi/</text:p>
            <text:p>US /ˈkriːpi/</text:p>
          </table:table-cell>
          <table:table-cell table:style-name="ce182" office:value-type="string" calcext:value-type="string">
            <text:p>Adjective</text:p>
          </table:table-cell>
          <table:table-cell table:style-name="ce187" office:value-type="string" calcext:value-type="string">
            <text:p>1. causing an unpleasant feeling of fear or slight horror</text:p>
            <text:p>2. strange in a way that makes you feel nervous</text:p>
          </table:table-cell>
          <table:table-cell table:style-name="ce114" office:value-type="string" calcext:value-type="string">
            <text:p>"Creepy" là tính từ trong tiếng Anh, dùng để miêu tả một cái gì đó hoặc ai đó gây ra cảm giác sợ hãi, lo lắng hoặc bất an. Từ này thường được dùng khi nói về những điều kỳ lạ, không bình thường, hoặc có thể gây ra cảm giác rùng mình.</text:p>
            <text:p>Ví dụ:</text:p>
            <text:p>"The old abandoned house looked really creepy at night." (Ngôi nhà bỏ hoang cũ trông thật rùng rợn vào ban đêm.)</text:p>
            <text:p>"He told me a creepy story about ghosts." (Anh ấy kể cho tôi nghe một câu chuyện rùng rợn về ma.)</text:p>
            <text:p/>
          </table:table-cell>
          <table:table-cell table:style-name="ce182" table:number-columns-repeated="2"/>
          <table:table-cell/>
        </table:table-row>
        <table:table-row table:style-name="ro16">
          <table:table-cell/>
          <table:table-cell table:style-name="ce185" office:value-type="string" calcext:value-type="string">
            <text:p>creepiness</text:p>
          </table:table-cell>
          <table:table-cell table:style-name="ce188"/>
          <table:table-cell table:style-name="ce182" office:value-type="string" calcext:value-type="string">
            <text:p>Noun</text:p>
          </table:table-cell>
          <table:table-cell table:style-name="ce187" office:value-type="string" calcext:value-type="string">
            <text:p>the quality of being unpleasant or strange, and causing an uneasy feeling of fear or repulsion</text:p>
          </table:table-cell>
          <table:table-cell table:style-name="ce114" office:value-type="string" calcext:value-type="string">
            <text:p>"Creepiness" là danh từ trong tiếng Anh, chỉ trạng thái hoặc cảm giác sợ hãi, lo lắng hoặc bất an mà một người hoặc vật nào đó gây ra. Từ này thường được dùng để miêu tả sự kỳ lạ, không bình thường hoặc rùng rợn của một cái gì đó.</text:p>
            <text:p>Ví dụ:</text:p>
            <text:p>"The creepiness of the abandoned house made me shiver." (Sự rùng rợn của ngôi nhà bỏ hoang khiến tôi rùng mình.)</text:p>
            <text:p>"There was a certain creepiness about the way he looked at me." (Có một sự rùng rợn nhất định trong cách anh ta nhìn tôi.)</text:p>
            <text:p/>
          </table:table-cell>
          <table:table-cell table:style-name="ce182" table:number-columns-repeated="2"/>
          <table:table-cell/>
        </table:table-row>
        <table:table-row table:style-name="ro52">
          <table:table-cell/>
          <table:table-cell table:style-name="ce185" office:value-type="string" calcext:value-type="string">
            <text:p>come up with (idea)</text:p>
          </table:table-cell>
          <table:table-cell table:style-name="ce192"/>
          <table:table-cell table:style-name="ce182"/>
          <table:table-cell table:style-name="ce172" office:value-type="string" calcext:value-type="string">
            <text:p>come up with something</text:p>
            <text:p><text:span text:style-name="T3">[no passive] to find or produce an answer, a sum of money, etc.</text:span></text:p>
          </table:table-cell>
          <table:table-cell table:style-name="ce114" office:value-type="string" calcext:value-type="string">
            <text:p>"Come up with (an idea)" là một cụm động từ trong tiếng Anh, có nghĩa là nghĩ ra hoặc sáng tạo ra một ý tưởng mới. Cụm từ này thường được sử dụng khi ai đó nảy ra một ý tưởng, giải pháp hoặc kế hoạch nào đó trong đầu.</text:p>
            <text:p>Ví dụ:</text:p>
            <text:p>"She came up with a brilliant idea for the project." (Cô ấy đã nghĩ ra một ý tưởng tuyệt vời cho dự án.)</text:p>
            <text:p>"Can you come up with a solution to this problem?" (Bạn có thể nghĩ ra một giải pháp cho vấn đề này không?)</text:p>
            <text:p/>
          </table:table-cell>
          <table:table-cell table:style-name="ce182" table:number-columns-repeated="2"/>
          <table:table-cell/>
        </table:table-row>
        <table:table-row table:style-name="ro79">
          <table:table-cell/>
          <table:table-cell table:style-name="ce185" office:value-type="string" calcext:value-type="string">
            <text:p>insult</text:p>
          </table:table-cell>
          <table:table-cell table:style-name="ce188" office:value-type="string" calcext:value-type="string">
            <text:p>UK /ˈɪnsʌlt/</text:p>
            <text:p>US /ˈɪnsʌlt/</text:p>
          </table:table-cell>
          <table:table-cell table:style-name="ce182" office:value-type="string" calcext:value-type="string">
            <text:p>Verb</text:p>
          </table:table-cell>
          <table:table-cell table:style-name="ce187" office:value-type="string" calcext:value-type="string">
            <text:p>a remark or an action that is said or done in order to offend somebody</text:p>
          </table:table-cell>
          <table:table-cell table:style-name="ce114" office:value-type="string" calcext:value-type="string">
            <text:p>"Insult" (lăng mạ, xúc phạm) là một hành động hoặc lời nói có mục đích làm tổn thương cảm xúc của người khác, thường là bằng cách xúc phạm hoặc hạ thấp phẩm giá của họ. Insult có thể được thể hiện qua lời nói, cử chỉ, hoặc hành động mang tính xúc phạm, chê bai, hoặc thiếu tôn trọng.</text:p>
            <text:p>Ví dụ:</text:p>
            <text:p>"He insulted her by calling her names." (Anh ta đã xúc phạm cô ấy bằng cách gọi cô ấy bằng những từ ngữ xấu.)</text:p>
            <text:p>"That comment was a clear insult to his intelligence." (Bình luận đó rõ ràng là một sự xúc phạm đến trí tuệ của anh ấy.)</text:p>
            <text:p/>
          </table:table-cell>
          <table:table-cell table:style-name="ce165" office:value-type="string" calcext:value-type="string">
            <text:p>I'm feeling like everything he mentioned about insulting me</text:p>
            <text:p>tao cảm thấy tất cả những thứ nó nói đang có ý xúc phạm tao </text:p>
          </table:table-cell>
          <table:table-cell table:style-name="ce182"/>
          <table:table-cell/>
        </table:table-row>
        <table:table-row table:style-name="ro48">
          <table:table-cell/>
          <table:table-cell table:style-name="ce185" office:value-type="string" calcext:value-type="string">
            <text:p>get smth out = list out </text:p>
          </table:table-cell>
          <table:table-cell table:style-name="ce180"/>
          <table:table-cell table:style-name="ce182"/>
          <table:table-cell table:style-name="ce173" office:value-type="string" calcext:value-type="string">
            <text:p>get something out</text:p>
            <text:p>1. to produce or publish something</text:p>
            <text:p>2. to say something with difficulty</text:p>
          </table:table-cell>
          <table:table-cell table:style-name="ce114" office:value-type="string" calcext:value-type="string">
            <text:p>"Get something out" và "list out" là hai cụm từ có nghĩa khác nhau trong tiếng Anh:</text:p>
            <text:p>Get something out: Cụm từ này có nghĩa là lấy ra hoặc đưa ra một cái gì đó. Nó có thể được sử dụng trong nhiều ngữ cảnh, chẳng hạn như lấy đồ vật ra khỏi nơi cất giữ, hoặc đưa ra một thông báo hoặc một thông điệp.</text:p>
            <text:p>Ví dụ:</text:p>
            <text:p>"Can you get the book out of the drawer?" (Bạn có thể lấy cuốn sách ra khỏi ngăn kéo không?)</text:p>
            <text:p>"He got the news out to everyone in the office." (Anh ấy đã thông báo tin tức cho mọi người trong văn phòng.)</text:p>
            <text:p>List out: Cụm từ này có nghĩa là liệt kê hoặc lập danh sách. Nó được sử dụng khi bạn muốn nêu ra một loạt các mục hoặc yếu tố một cách có trật tự.</text:p>
            <text:p>Ví dụ:</text:p>
            <text:p>"She listed out all the items we need for the trip." (Cô ấy đã liệt kê tất cả các món đồ chúng ta cần cho chuyến đi.)</text:p>
            <text:p>"Can you list out the tasks we need to complete?" (Bạn có thể liệt kê các nhiệm vụ chúng ta cần hoàn thành không?)</text:p>
            <text:p/>
          </table:table-cell>
          <table:table-cell table:style-name="ce182" table:number-columns-repeated="2"/>
          <table:table-cell/>
        </table:table-row>
        <table:table-row table:style-name="ro11">
          <table:table-cell/>
          <table:table-cell table:style-name="ce185" office:value-type="string" calcext:value-type="string">
            <text:p>misidentify</text:p>
          </table:table-cell>
          <table:table-cell table:style-name="ce194" office:value-type="string" calcext:value-type="string">
            <text:p>/ˌmisīˈden(t)əˌfī/</text:p>
          </table:table-cell>
          <table:table-cell table:style-name="ce182" office:value-type="string" calcext:value-type="string">
            <text:p>Verb</text:p>
          </table:table-cell>
          <table:table-cell table:style-name="ce187" office:value-type="string" calcext:value-type="string">
            <text:p>identify (something or someone) <text:a xlink:href="https://www.google.com/search?client=ubuntu-sn&amp;hs=JfU&amp;sca_esv=3b250b35d6e425f0&amp;channel=fs&amp;q=incorrectly&amp;si=ACC90nwZrNcJVJVL0KSmGGq5Ka2YIfkHkbguvYOsMjSDHYZOZSuz73rIBi2JW0L01ter2MYkA6BCfcjVCiTnAzIKyuUZ4VM2Qtq0_C2e1skjqciBQdOBi9s%3D&amp;expnd=1&amp;sa=X&amp;ved=2ahUKEwizvv_SuISKAxVTia8BHQE7IFMQyecJegQIQBAO" xlink:type="simple">incorrectly</text:a>.</text:p>
          </table:table-cell>
          <table:table-cell table:style-name="ce114" office:value-type="string" calcext:value-type="string">
            <text:p>"Misidentify" là động từ trong tiếng Anh, có nghĩa là nhận diện sai hoặc xác định nhầm một người, vật hoặc sự việc. Khi một điều gì đó bị "misidentify," nó bị nhận diện không chính xác, thường dẫn đến hiểu lầm hoặc nhầm lẫn.</text:p>
            <text:p>Ví dụ:</text:p>
            <text:p>"He misidentified the suspect in the police lineup." (Anh ta đã nhận diện nhầm nghi phạm trong hàng nhận dạng của cảnh sát.)</text:p>
            <text:p>"The scientist misidentified the species of the plant." (Nhà khoa học đã xác định nhầm loài cây.)</text:p>
            <text:p/>
          </table:table-cell>
          <table:table-cell table:style-name="ce182" table:number-columns-repeated="2"/>
          <table:table-cell/>
        </table:table-row>
        <table:table-row table:style-name="ro15">
          <table:table-cell/>
          <table:table-cell table:style-name="ce185" office:value-type="string" calcext:value-type="string">
            <text:p>identify</text:p>
          </table:table-cell>
          <table:table-cell table:style-name="ce188" office:value-type="string" calcext:value-type="string">
            <text:p>UK /aɪˈdentɪfaɪ/</text:p>
            <text:p>US /aɪˈdentɪfaɪ/</text:p>
          </table:table-cell>
          <table:table-cell table:style-name="ce182" office:value-type="string" calcext:value-type="string">
            <text:p>Verb</text:p>
          </table:table-cell>
          <table:table-cell table:style-name="ce187" office:value-type="string" calcext:value-type="string">
            <text:p>1. to recognize somebody/something and be able to say who or what they are</text:p>
          </table:table-cell>
          <table:table-cell table:style-name="ce114" office:value-type="string" calcext:value-type="string">
            <text:p>“Identify” có nghĩa là nhận diện hoặc xác định. Nó thường được sử dụng để mô tả quá trình nhận ra hoặc xác minh danh tính của một người, đối tượng hoặc tình huống nào đó. Bạn có thể thấy từ này trong nhiều ngữ cảnh, chẳng hạn như:</text:p>
            <text:p>Xác định danh tính: Ví dụ, cảnh sát cần xác định danh tính của một nghi phạm.</text:p>
            <text:p>Nhận diện vấn đề: Trong công việc, bạn có thể cần xác định những vấn đề cụ thể trong một dự án để giải quyết.</text:p>
            <text:p>Xác định mục tiêu: Khi lập kế hoạch, việc xác định mục tiêu rõ ràng là rất quan trọng.</text:p>
            <text:p/>
          </table:table-cell>
          <table:table-cell table:style-name="ce182" table:number-columns-repeated="2"/>
          <table:table-cell/>
        </table:table-row>
        <table:table-row table:style-name="ro47">
          <table:table-cell/>
          <table:table-cell table:style-name="ce185" office:value-type="string" calcext:value-type="string">
            <text:p>scoliosis</text:p>
          </table:table-cell>
          <table:table-cell table:style-name="ce188" office:value-type="string" calcext:value-type="string">
            <text:p>UK /ˌskəʊliˈəʊsɪs/</text:p>
            <text:p>US /ˌskəʊliˈəʊsɪs/</text:p>
          </table:table-cell>
          <table:table-cell table:style-name="ce182" office:value-type="string" calcext:value-type="string">
            <text:p>Noun</text:p>
          </table:table-cell>
          <table:table-cell table:style-name="ce187" office:value-type="string" calcext:value-type="string">
            <text:p>a condition that somebody is born with or that is caused by disease or injury in which the <text:a xlink:href="https://www.oxfordlearnersdictionaries.com/definition/english/spine" xlink:type="simple">spine</text:a> curves from side to side</text:p>
          </table:table-cell>
          <table:table-cell table:style-name="ce114" office:value-type="string" calcext:value-type="string">
            <text:p>Scoliosis (vẹo cột sống) là tình trạng mà cột sống của một người bị cong sang một bên. Sự cong này có thể xuất hiện dưới dạng hình chữ "C" hoặc "S" và thường được phát hiện trong thời kỳ tuổi thiếu niên.</text:p>
            <text:p>Một số nguyên nhân và đặc điểm của scoliosis bao gồm:</text:p>
            <text:p>Nguyên nhân chưa rõ ràng: Phần lớn các trường hợp scoliosis không có nguyên nhân rõ ràng và được gọi là scoliosis vô căn.</text:p>
            <text:p>Các nguyên nhân khác: Một số trường hợp scoliosis có thể do các yếu tố di truyền, các bệnh lý thần kinh cơ (như bại liệt), hoặc dị tật bẩm sinh.</text:p>
            <text:p>Triệu chứng: Triệu chứng phổ biến bao gồm sự lệch lạc của cột sống, vai không đều, hông không cân xứng và trong những trường hợp nặng, có thể gây khó thở và đau lưng.</text:p>
            <text:p/>
          </table:table-cell>
          <table:table-cell table:style-name="ce182" table:number-columns-repeated="2"/>
          <table:table-cell/>
        </table:table-row>
        <table:table-row table:style-name="ro48">
          <table:table-cell/>
          <table:table-cell table:style-name="ce185" office:value-type="string" calcext:value-type="string">
            <text:p>spine</text:p>
          </table:table-cell>
          <table:table-cell table:style-name="ce116" office:value-type="string" calcext:value-type="string">
            <text:p>UK /spaɪn/</text:p>
            <text:p>US /spaɪn/</text:p>
          </table:table-cell>
          <table:table-cell table:style-name="ce182" office:value-type="string" calcext:value-type="string">
            <text:p>Noun</text:p>
          </table:table-cell>
          <table:table-cell table:style-name="ce187" office:value-type="string" calcext:value-type="string">
            <text:p>1. the row of small bones that are connected together down the middle of the back</text:p>
            <text:p>2. the central feature of something or the main source of its strength</text:p>
          </table:table-cell>
          <table:table-cell table:style-name="ce114" office:value-type="string" calcext:value-type="string">
            <text:p>"Spine" là từ tiếng Anh có nghĩa là cột sống. Cột sống là một cấu trúc xương dài, kéo dài từ đáy hộp sọ xuống tới xương chậu, và nó đóng vai trò rất quan trọng trong việc hỗ trợ cơ thể, bảo vệ tủy sống và cho phép cơ thể cử động linh hoạt.</text:p>
            <text:p>Cột sống được chia thành ba phần chính:</text:p>
            <text:p>Cột sống cổ (cervical spine): Bao gồm 7 đốt sống ở vùng cổ.</text:p>
            <text:p>Cột sống ngực (thoracic spine): Bao gồm 12 đốt sống ở vùng ngực, nơi gắn với xương sườn.</text:p>
            <text:p>Cột sống thắt lưng (lumbar spine): Bao gồm 5 đốt sống ở vùng thắt lưng, chịu trách nhiệm nâng đỡ phần trên của cơ thể.</text:p>
            <text:p>Phía dưới cột sống thắt lưng còn có xương cùng (sacrum) và xương cụt (coccyx), gồm các đốt sống hợp nhất.</text:p>
            <text:p>Cột sống có những đoạn cong tự nhiên giúp phân tán lực và duy trì sự cân bằng của cơ thể. Đôi khi, cột sống có thể gặp các vấn đề như vẹo cột sống (scoliosis) mà chúng ta đã nói trước đó.</text:p>
            <text:p/>
          </table:table-cell>
          <table:table-cell table:style-name="ce182" table:number-columns-repeated="2"/>
          <table:table-cell/>
        </table:table-row>
        <table:table-row table:style-name="ro80">
          <table:table-cell/>
          <table:table-cell table:style-name="ce185" office:value-type="string" calcext:value-type="string">
            <text:p>bench</text:p>
          </table:table-cell>
          <table:table-cell table:style-name="ce190" office:value-type="string" calcext:value-type="string">
            <text:p>UK /bentʃ/</text:p>
            <text:p>US /bentʃ/</text:p>
          </table:table-cell>
          <table:table-cell table:style-name="ce192" office:value-type="string" calcext:value-type="string">
            <text:p>Verb</text:p>
          </table:table-cell>
          <table:table-cell table:style-name="ce187" office:value-type="string" calcext:value-type="string">
            <text:p>1. bench somebody (North American English, sport) to remove a player from a team, or not include them in the team that starts a game</text:p>
            <text:p>2. bench somebody (informal) to be attracted to somebody and want to see them occasionally, but not regularly or as part of a serious relationship</text:p>
          </table:table-cell>
          <table:table-cell table:style-name="ce114" office:value-type="string" calcext:value-type="string">
            <text:p>"Bench" khi được sử dụng như một động từ có một vài nghĩa khác nhau tùy thuộc vào ngữ cảnh:</text:p>
            <text:p>Đưa ra khỏi đội hình: Trong thể thao, "bench" có nghĩa là ngồi trên ghế dự bị, tức là không tham gia thi đấu. Ví dụ: "The coach decided to bench the player for the next game" (Huấn luyện viên quyết định cho cầu thủ ngồi dự bị trận tới).</text:p>
            <text:p>Thực hiện bài tập tạ: Trong thể hình, "bench" có nghĩa là thực hiện bài tập đẩy tạ nằm trên ghế. Ví dụ: "He can bench 200 pounds" (Anh ấy có thể đẩy tạ 200 pounds).</text:p>
            <text:p/>
          </table:table-cell>
          <table:table-cell table:style-name="ce182" table:number-columns-repeated="2"/>
          <table:table-cell/>
        </table:table-row>
        <table:table-row table:style-name="ro2">
          <table:table-cell/>
          <table:table-cell table:style-name="ce185" office:value-type="string" calcext:value-type="string">
            <text:p>bench</text:p>
          </table:table-cell>
          <table:table-cell table:style-name="ce192"/>
          <table:table-cell table:style-name="ce182"/>
          <table:table-cell table:style-name="ce114"/>
          <table:table-cell table:style-name="ce114" office:value-type="string" calcext:value-type="string">
            <text:p>đẩy ngực trong gym</text:p>
          </table:table-cell>
          <table:table-cell table:style-name="ce182" table:number-columns-repeated="2"/>
          <table:table-cell/>
        </table:table-row>
        <table:table-row table:style-name="ro81">
          <table:table-cell/>
          <table:table-cell table:style-name="ce185" office:value-type="string" calcext:value-type="string">
            <text:p>squat</text:p>
          </table:table-cell>
          <table:table-cell table:style-name="ce188" office:value-type="string" calcext:value-type="string">
            <text:p>UK /skwɒt/</text:p>
            <text:p>US /skwɑːt/</text:p>
          </table:table-cell>
          <table:table-cell table:style-name="ce182" office:value-type="string" calcext:value-type="string">
            <text:p>Verb</text:p>
          </table:table-cell>
          <table:table-cell table:style-name="ce187" office:value-type="string" calcext:value-type="string">
            <text:p>1. [intransitive] squat (down) to sit on your heels with your knees bent up close to your body</text:p>
            <text:p>2. [intransitive, transitive] squat (something) to live in a building or on land which is not yours, without the owner’s permission</text:p>
          </table:table-cell>
          <table:table-cell table:style-name="ce114" office:value-type="string" calcext:value-type="string">
            <text:p>"Squat" là một động từ trong tiếng Anh, có nghĩa là ngồi xổm hoặc ngồi chồm hỗm. Đây cũng là tên của một bài tập thể hình phổ biến nhằm phát triển cơ bắp ở chân và mông.</text:p>
            <text:p><text:span text:style-name="T8">Các ngữ cảnh sử dụng từ "squat":</text:span></text:p>
            <text:p>Hoạt động hàng ngày:</text:p>
            <text:p>"He squatted down to tie his shoe" (Anh ấy ngồi xổm xuống để buộc dây giày).</text:p>
            <text:p>Trong thể hình:</text:p>
            <text:p>"Squat" là một bài tập gồm động tác đứng lên ngồi xuống với tạ hoặc không tạ. Đây là một trong những bài tập cơ bản và hiệu quả nhất cho phần dưới của cơ thể.</text:p>
            <text:p>Ví dụ: "She can squat 100 kilograms" (Cô ấy có thể ngồi xổm đẩy tạ 100 kilogram).</text:p>
            <text:p>Trong ngữ cảnh pháp lý:</text:p>
            <text:p>"Squat" cũng có thể mang nghĩa cư trú bất hợp pháp trên một khu đất hoặc trong một tòa nhà mà không có sự cho phép của chủ sở hữu.</text:p>
            <text:p>Ví dụ: "They were caught squatting in an abandoned building" (Họ bị bắt quả tang cư trú bất hợp pháp trong một tòa nhà bỏ hoang).</text:p>
            <text:p/>
          </table:table-cell>
          <table:table-cell table:style-name="ce182" table:number-columns-repeated="2"/>
          <table:table-cell/>
        </table:table-row>
        <table:table-row table:style-name="ro39">
          <table:table-cell/>
          <table:table-cell table:style-name="ce185" office:value-type="string" calcext:value-type="string">
            <text:p>deadlift</text:p>
          </table:table-cell>
          <table:table-cell table:style-name="ce180"/>
          <table:table-cell table:style-name="ce182"/>
          <table:table-cell table:style-name="ce187" office:value-type="string" calcext:value-type="string">
            <text:p>you lift weight from the ground to thigh level using primarily your leg and hip muscles, but with the assistance of most of the large muscle groups of your body</text:p>
          </table:table-cell>
          <table:table-cell table:style-name="ce114" office:value-type="string" calcext:value-type="string">
            <text:p>"Deadlift" là một động từ và danh từ trong tiếng Anh, và nó là một trong những bài tập cơ bản và quan trọng nhất trong luyện tập thể hình.</text:p>
            <text:p><text:span text:style-name="T8">Deadlift là gì?</text:span></text:p>
            <text:p>Bài tập thể hình: Deadlift là bài tập nhấc tạ từ mặt đất lên đến tầm hông với tư thế lưng thẳng. Đây là một trong những bài tập tốt nhất để phát triển cơ bắp toàn thân, đặc biệt là lưng dưới, cơ mông, và đùi sau.</text:p>
            <text:p><text:span text:style-name="T8">Lợi ích của Deadlift:</text:span></text:p>
            <text:p>Phát triển cơ bắp toàn thân: Deadlift kích thích nhiều nhóm cơ lớn trong cơ thể cùng một lúc.</text:p>
            <text:p>Tăng cường sức mạnh và sức bền: Giúp cải thiện sức mạnh tổng thể và sức bền.</text:p>
            <text:p>Cải thiện tư thế và kỹ năng nâng vác: Tăng cường cơ lưng dưới và giúp duy trì tư thế đúng khi nâng đồ.</text:p>
            <text:p><text:span text:style-name="T8">Cách thực hiện cơ bản:</text:span></text:p>
            <text:p>Bắt đầu với tư thế chuẩn bị: Đứng với chân rộng bằng vai, tay nắm chặt thanh tạ, lưng thẳng.</text:p>
            <text:p>Nâng tạ: Đẩy mông ra phía sau và nhấc tạ lên, giữ lưng thẳng và đôi chân tham gia phần lớn vào quá trình nâng tạ.</text:p>
            <text:p>Hạ tạ: Đưa tạ trở lại vị trí ban đầu một cách kiểm soát, không để tạ rơi tự do.</text:p>
            <text:p>Đảm bảo luôn tập luyện với kỹ thuật chính xác để tránh chấn thương.</text:p>
            <text:p/>
          </table:table-cell>
          <table:table-cell table:style-name="ce182" table:number-columns-repeated="2"/>
          <table:table-cell/>
        </table:table-row>
        <table:table-row table:style-name="ro2">
          <table:table-cell/>
          <table:table-cell table:style-name="ce185" office:value-type="string" calcext:value-type="string">
            <text:p>Pull-up</text:p>
          </table:table-cell>
          <table:table-cell table:style-name="ce168" office:value-type="string" calcext:value-type="string">
            <text:p>UK /ˈpʊl ʌp/</text:p>
          </table:table-cell>
          <table:table-cell table:style-name="ce182"/>
          <table:table-cell table:style-name="ce114"/>
          <table:table-cell table:style-name="ce114" office:value-type="string" calcext:value-type="string">
            <text:p>Pull-up là một bài tập thể hình nâng cao, giúp phát triển sức mạnh và cơ bắp ở phần trên của cơ thể, đặc biệt là lưng, vai và cánh tay.</text:p>
            <text:p><text:span text:style-name="T8">Pull-up là gì?</text:span></text:p>
            <text:p>Bài tập thể hình: Pull-up là bài tập mà người tập sử dụng thanh xà ngang và kéo cơ thể lên cho đến khi cằm vượt qua thanh xà.</text:p>
            <text:p>Cơ chính tham gia: Chủ yếu là cơ lưng (cơ xô), cơ vai, và cơ bắp tay trước (bicep).</text:p>
            <text:p><text:span text:style-name="T8">Cách thực hiện cơ bản:</text:span></text:p>
            <text:p>Chuẩn bị: Nắm thanh xà ngang với lòng bàn tay hướng ra ngoài, tay rộng hơn vai một chút.</text:p>
            <text:p>Kéo người lên: Sử dụng sức mạnh của cánh tay và lưng để kéo cơ thể lên cho đến khi cằm vượt qua thanh xà.</text:p>
            <text:p>Hạ xuống: Hạ cơ thể xuống một cách từ từ và kiểm soát, trở lại vị trí ban đầu với tay thẳng hoàn toàn.</text:p>
            <text:p><text:span text:style-name="T8">Lợi ích của Pull-up:</text:span></text:p>
            <text:p>Phát triển sức mạnh phần trên cơ thể: Giúp tăng cường cơ bắp lưng, vai, và cánh tay.</text:p>
            <text:p>Tăng sức bền: Cải thiện sức bền tổng thể và khả năng nâng trọng lượng cơ thể.</text:p>
            <text:p>Cải thiện thể lực tổng thể: Đây là một trong những bài tập hiệu quả nhất để đo lường và cải thiện sức mạnh phần trên.</text:p>
            <text:p/>
          </table:table-cell>
          <table:table-cell table:style-name="ce182" table:number-columns-repeated="2"/>
          <table:table-cell/>
        </table:table-row>
        <table:table-row table:style-name="ro42">
          <table:table-cell/>
          <table:table-cell table:style-name="ce185" office:value-type="string" calcext:value-type="string">
            <text:p>newsworthy day</text:p>
          </table:table-cell>
          <table:table-cell table:style-name="ce180"/>
          <table:table-cell table:style-name="ce182"/>
          <table:table-cell table:style-name="ce114"/>
          <table:table-cell table:style-name="ce114" office:value-type="string" calcext:value-type="string">
            <text:p>một ngày làm việc xứng đáng/ hiệu quả </text:p>
          </table:table-cell>
          <table:table-cell table:style-name="ce182" table:number-columns-repeated="2"/>
          <table:table-cell/>
        </table:table-row>
        <table:table-row table:style-name="ro42">
          <table:table-cell/>
          <table:table-cell table:style-name="ce185" office:value-type="string" calcext:value-type="string">
            <text:p>newsworthy</text:p>
          </table:table-cell>
          <table:table-cell table:style-name="ce180"/>
          <table:table-cell table:style-name="ce182"/>
          <table:table-cell table:style-name="ce114" table:number-columns-repeated="2"/>
          <table:table-cell table:style-name="ce182" table:number-columns-repeated="2"/>
          <table:table-cell/>
        </table:table-row>
        <table:table-row table:style-name="ro82">
          <table:table-cell/>
          <table:table-cell table:style-name="ce185" office:value-type="string" calcext:value-type="string">
            <text:p>người châu my quan tâm duy nhất 2 môn thể thao: baseball, football ( G-sport) </text:p>
          </table:table-cell>
          <table:table-cell table:style-name="ce180"/>
          <table:table-cell table:style-name="ce182"/>
          <table:table-cell table:style-name="ce114" table:number-columns-repeated="2"/>
          <table:table-cell table:style-name="ce182" table:number-columns-repeated="2"/>
          <table:table-cell/>
        </table:table-row>
        <table:table-row table:style-name="ro82">
          <table:table-cell/>
          <table:table-cell table:style-name="ce185" office:value-type="string" calcext:value-type="string">
            <text:p>Baseball</text:p>
          </table:table-cell>
          <table:table-cell table:style-name="ce180"/>
          <table:table-cell table:style-name="ce182"/>
          <table:table-cell table:style-name="ce114" table:number-columns-repeated="2"/>
          <table:table-cell table:style-name="ce182" table:number-columns-repeated="2"/>
          <table:table-cell/>
        </table:table-row>
        <table:table-row table:style-name="ro14">
          <table:table-cell/>
          <table:table-cell table:style-name="ce185" office:value-type="string" calcext:value-type="string">
            <text:p>Football (G-spot)</text:p>
          </table:table-cell>
          <table:table-cell table:style-name="ce180"/>
          <table:table-cell table:style-name="ce182"/>
          <table:table-cell table:style-name="ce114" table:number-columns-repeated="2"/>
          <table:table-cell table:style-name="ce182" table:number-columns-repeated="2"/>
          <table:table-cell/>
        </table:table-row>
        <table:table-row table:style-name="ro23">
          <table:table-cell/>
          <table:table-cell table:style-name="ce185" office:value-type="string" calcext:value-type="string">
            <text:p>do it for the old = old but gold</text:p>
          </table:table-cell>
          <table:table-cell table:style-name="ce180"/>
          <table:table-cell table:style-name="ce182"/>
          <table:table-cell table:style-name="ce114" table:number-columns-repeated="2"/>
          <table:table-cell table:style-name="ce182" table:number-columns-repeated="2"/>
          <table:table-cell/>
        </table:table-row>
        <table:table-row table:style-name="ro83">
          <table:table-cell/>
          <table:table-cell table:style-name="ce185" office:value-type="string" calcext:value-type="string">
            <text:p>show up</text:p>
          </table:table-cell>
          <table:table-cell table:style-name="ce180"/>
          <table:table-cell table:style-name="ce182"/>
          <table:table-cell table:style-name="ce114"/>
          <table:table-cell table:style-name="ce114" office:value-type="string" calcext:value-type="string">
            <text:p>"Show up" là một cụm động từ tiếng Anh có nhiều nghĩa khác nhau tùy thuộc vào ngữ cảnh:</text:p>
            <text:p>Xuất hiện, có mặt: Nghĩa phổ biến nhất của "show up" là xuất hiện hoặc có mặt tại một địa điểm hoặc sự kiện. Ví dụ: "She didn't show up at the meeting" (Cô ấy đã không có mặt tại cuộc họp).</text:p>
            <text:p>Gây ấn tượng hoặc nổi bật: "Show up" cũng có thể mang nghĩa làm cho ai đó hoặc cái gì đó trở nên nổi bật hơn. Ví dụ: "Her talent really showed up during the performance" (Tài năng của cô ấy thực sự nổi bật trong buổi biểu diễn).</text:p>
            <text:p>Chỉ ra sai sót hoặc lỗi lầm: "Show up" còn có thể có nghĩa là làm lộ ra hoặc chỉ ra một sai sót hoặc lỗi lầm của ai đó. Ví dụ: "The test showed up several weaknesses in the system" (Bài kiểm tra đã chỉ ra nhiều điểm yếu trong hệ thống).</text:p>
            <text:p/>
          </table:table-cell>
          <table:table-cell table:style-name="ce182" table:number-columns-repeated="2"/>
          <table:table-cell/>
        </table:table-row>
        <table:table-row table:style-name="ro44">
          <table:table-cell/>
          <table:table-cell table:style-name="ce165" office:value-type="string" calcext:value-type="string">
            <text:p>I don’t see him today, he did not show up </text:p>
          </table:table-cell>
          <table:table-cell table:style-name="ce180"/>
          <table:table-cell table:style-name="ce182"/>
          <table:table-cell table:style-name="ce114" table:number-columns-repeated="2"/>
          <table:table-cell table:style-name="ce182" table:number-columns-repeated="2"/>
          <table:table-cell/>
        </table:table-row>
        <table:table-row table:style-name="ro84">
          <table:table-cell/>
          <table:table-cell table:style-name="ce185" office:value-type="string" calcext:value-type="string">
            <text:p>reporter </text:p>
          </table:table-cell>
          <table:table-cell table:style-name="ce188" office:value-type="string" calcext:value-type="string">
            <text:p>UK /rɪˈpɔːtə(r)/</text:p>
            <text:p>US /rɪˈpɔːrtər/</text:p>
          </table:table-cell>
          <table:table-cell table:style-name="ce182" office:value-type="string" calcext:value-type="string">
            <text:p>Noun</text:p>
          </table:table-cell>
          <table:table-cell table:style-name="ce187" office:value-type="string" calcext:value-type="string">
            <text:p>a person who collects and reports news for newspapers, radio or television</text:p>
          </table:table-cell>
          <table:table-cell table:style-name="ce116" office:value-type="string" calcext:value-type="string">
            <text:p>"Reporter" là một từ tiếng Anh có nghĩa là phóng viên. Phóng viên là những người làm việc trong lĩnh vực báo chí hoặc truyền thông, chuyên thu thập, điều tra và báo cáo tin tức về các sự kiện, câu chuyện hoặc chủ đề khác nhau cho công chúng qua các phương tiện như báo in, truyền hình, radio, hoặc các trang web.</text:p>
            <text:p><text:span text:style-name="T8">Một số nhiệm vụ chính của phóng viên bao gồm:</text:span></text:p>
            <text:p>Thu thập thông tin: Đi đến hiện trường, phỏng vấn nhân chứng và chuyên gia để thu thập thông tin chi tiết về sự kiện.</text:p>
            <text:p>Viết bài và biên tập: Viết các bài báo, phóng sự hoặc bản tin dựa trên thông tin đã thu thập được, sau đó biên tập để đảm bảo tính chính xác và rõ ràng.</text:p>
            <text:p>Phát sóng và xuất bản: Đưa tin tức lên các phương tiện truyền thông khác nhau như báo in, trang web, truyền hình hoặc radio.</text:p>
            <text:p>Điều tra: Đôi khi phóng viên thực hiện các cuộc điều tra sâu rộng để phanh phui những vấn đề quan trọng hoặc bí mật.</text:p>
            <text:p>Phóng viên đóng một vai trò quan trọng trong xã hội vì họ giúp công chúng nhận thức rõ hơn về các sự kiện và vấn đề quan trọng đang diễn ra quanh họ.</text:p>
            <text:p/>
          </table:table-cell>
          <table:table-cell table:style-name="ce165" office:value-type="string" calcext:value-type="string">
            <text:p>the reporter puts him on the article (bài viết)/ cover</text:p>
          </table:table-cell>
          <table:table-cell table:style-name="ce182"/>
          <table:table-cell/>
        </table:table-row>
        <table:table-row table:style-name="ro85">
          <table:table-cell/>
          <table:table-cell table:style-name="ce111" office:value-type="string" calcext:value-type="string">
            <text:p>cocky</text:p>
          </table:table-cell>
          <table:table-cell table:style-name="ce188" office:value-type="string" calcext:value-type="string">
            <text:p>UK /ˈkɒki/</text:p>
            <text:p>US /ˈkɑːki/</text:p>
          </table:table-cell>
          <table:table-cell table:style-name="ce182" office:value-type="string" calcext:value-type="string">
            <text:p>Adjective</text:p>
          </table:table-cell>
          <table:table-cell table:style-name="ce187" office:value-type="string" calcext:value-type="string">
            <text:p>too confident about yourself in a way that annoys other people</text:p>
          </table:table-cell>
          <table:table-cell table:style-name="ce116" office:value-type="string" calcext:value-type="string">
            <text:p>"Cocky" là một tính từ tiếng Anh, có nghĩa là tự mãn, tự phụ, hoặc quá tự tin theo hướng tiêu cực. Nó được sử dụng để mô tả một người có thái độ tự tin quá mức, thường khiến người khác cảm thấy không thoải mái hoặc không ưa.</text:p>
            <text:p>Ví dụ:</text:p>
            <text:p>"He’s so cocky, always bragging about how great he is at everything" (Anh ta tự mãn quá, lúc nào cũng khoe khoang về việc anh ta giỏi mọi thứ như thế nào).</text:p>
            <text:p>"Her cocky attitude can be really off-putting" (Thái độ tự phụ của cô ấy có thể thực sự khó chịu).</text:p>
            <text:p/>
          </table:table-cell>
          <table:table-cell table:style-name="ce182" table:number-columns-repeated="2"/>
          <table:table-cell/>
        </table:table-row>
        <table:table-row table:style-name="ro86">
          <table:table-cell/>
          <table:table-cell table:style-name="ce111" office:value-type="string" calcext:value-type="string">
            <text:p>arrogant</text:p>
          </table:table-cell>
          <table:table-cell table:style-name="ce188" office:value-type="string" calcext:value-type="string">
            <text:p>UK /ˈærəɡənt/</text:p>
            <text:p>US /ˈærəɡənt/</text:p>
          </table:table-cell>
          <table:table-cell table:style-name="ce182" office:value-type="string" calcext:value-type="string">
            <text:p>Adjective</text:p>
          </table:table-cell>
          <table:table-cell table:style-name="ce187" office:value-type="string" calcext:value-type="string">
            <text:p>behaving in a proud, unpleasant way, showing little thought for other people</text:p>
          </table:table-cell>
          <table:table-cell table:style-name="ce114" office:value-type="string" calcext:value-type="string">
            <text:p>"Arrogant" là một tính từ tiếng Anh, có nghĩa là kiêu ngạo, ngạo mạn. Nó được sử dụng để miêu tả một người có thái độ tự đề cao mình, thường xem thường người khác và cho rằng mình vượt trội hơn mọi người.</text:p>
            <text:p>Ví dụ:</text:p>
            <text:p>"He’s very arrogant, always acting like he knows everything" (Anh ta rất kiêu ngạo, lúc nào cũng hành xử như thể biết mọi thứ).</text:p>
            <text:p>"Her arrogant behavior makes it hard for others to work with her" (Thái độ kiêu ngạo của cô ấy khiến người khác khó làm việc cùng cô).</text:p>
            <text:p/>
          </table:table-cell>
          <table:table-cell table:style-name="ce182" table:number-columns-repeated="2"/>
          <table:table-cell/>
        </table:table-row>
        <table:table-row table:style-name="ro87">
          <table:table-cell/>
          <table:table-cell table:style-name="ce111" office:value-type="string" calcext:value-type="string">
            <text:p>ego</text:p>
          </table:table-cell>
          <table:table-cell table:style-name="ce188" office:value-type="string" calcext:value-type="string">
            <text:p>UK /ˈiːɡəʊ/</text:p>
            <text:p>US /ˈiːɡəʊ/</text:p>
          </table:table-cell>
          <table:table-cell table:style-name="ce182" office:value-type="string" calcext:value-type="string">
            <text:p>Noun</text:p>
          </table:table-cell>
          <table:table-cell table:style-name="ce190" office:value-type="string" calcext:value-type="string">
            <text:p>1. your sense of your own value and importance</text:p>
            <text:p>2. (psychology) the part of the mind that is responsible for your sense of who you are (= your identity)</text:p>
          </table:table-cell>
          <table:table-cell table:style-name="ce178" office:value-type="string" calcext:value-type="string">
            <text:p>"Ego" là một thuật ngữ trong tiếng Anh có nguồn gốc từ tiếng Latin, mang ý nghĩa cái tôi hoặc bản ngã. Trong tâm lý học và triết học, "ego" thường được sử dụng để miêu tả ý thức của một người về bản thân và tính cách cá nhân của họ. Ego có nhiều ngữ cảnh sử dụng khác nhau, nhưng dưới đây là một số ý nghĩa phổ biến:</text:p>
            <text:p>Tâm lý học của Freud: Theo Sigmund Freud, ego là một trong ba thành phần chính của tâm lý con người, bên cạnh id và superego. Ego hoạt động như một bộ phận quản lý giữa các nhu cầu bản năng của id, các quy tắc đạo đức của superego, và thực tế của thế giới bên ngoài.</text:p>
            <text:p>Ý thức về bản thân: Ego cũng có thể được hiểu là sự nhận thức của một người về bản thân mình, bao gồm cách họ nhìn nhận về giá trị, năng lực và vai trò của mình trong xã hội.</text:p>
            <text:p>Tính tự mãn hoặc kiêu căng: Trong ngữ cảnh tiêu cực, "ego" có thể mang nghĩa tính tự mãn hoặc kiêu căng, ám chỉ một người có xu hướng xem mình quan trọng hơn người khác.</text:p>
            <text:p>Ví dụ:</text:p>
            <text:p>"He has a strong ego, which makes him very confident" (Anh ta có cái tôi mạnh mẽ, điều này khiến anh ta rất tự tin).</text:p>
            <text:p>"Her ego got in the way of her success" (Cái tôi của cô ấy đã cản trở sự thành công của cô).</text:p>
            <text:p/>
          </table:table-cell>
          <table:table-cell table:style-name="ce111" office:value-type="string" calcext:value-type="string">
            <text:p>I never cheat in the exam because my ego doesn't allow</text:p>
          </table:table-cell>
          <table:table-cell table:style-name="ce182"/>
          <table:table-cell/>
        </table:table-row>
        <table:table-row table:style-name="ro72">
          <table:table-cell/>
          <table:table-cell table:style-name="ce114" office:value-type="string" calcext:value-type="string">
            <text:p>narcrissim</text:p>
          </table:table-cell>
          <table:table-cell table:style-name="ce188" office:value-type="string" calcext:value-type="string">
            <text:p>UK /ˈnɑːsɪsɪzəm/</text:p>
            <text:p>US /ˈnɑːrsɪsɪzəm/</text:p>
          </table:table-cell>
          <table:table-cell table:style-name="ce182" office:value-type="string" calcext:value-type="string">
            <text:p>Noun</text:p>
          </table:table-cell>
          <table:table-cell table:style-name="ce187" office:value-type="string" calcext:value-type="string">
            <text:p>1. (formal, disapproving) the habit of admiring yourself too much, especially your appearance</text:p>
            <text:p>2. (psychology) a condition in which somebody is only interested in themselves and what they want, and has a strong need to be admired and a lack of understanding of other people's feelings</text:p>
          </table:table-cell>
          <table:table-cell table:style-name="ce187" office:value-type="string" calcext:value-type="string">
            <text:p>Narcissism là một thuật ngữ tiếng Anh, có nghĩa là kiêu ngạo, ngạo mạn hoặc tự mãn</text:p>
          </table:table-cell>
          <table:table-cell table:style-name="ce182" table:number-columns-repeated="2"/>
          <table:table-cell/>
        </table:table-row>
        <table:table-row table:style-name="ro29">
          <table:table-cell/>
          <table:table-cell table:style-name="ce114" office:value-type="string" calcext:value-type="string">
            <text:p>nacrissim disorder</text:p>
          </table:table-cell>
          <table:table-cell table:style-name="ce180"/>
          <table:table-cell table:style-name="ce182"/>
          <table:table-cell table:style-name="ce114" table:number-columns-repeated="2"/>
          <table:table-cell table:style-name="ce182" table:number-columns-repeated="2"/>
          <table:table-cell/>
        </table:table-row>
        <table:table-row table:style-name="ro12">
          <table:table-cell/>
          <table:table-cell table:style-name="ce111" office:value-type="string" calcext:value-type="string">
            <text:p>disability</text:p>
          </table:table-cell>
          <table:table-cell table:style-name="ce190" office:value-type="string" calcext:value-type="string">
            <text:p>UK /ˌdɪsəˈbɪləti/</text:p>
            <text:p>US /ˌdɪsəˈbɪləti/</text:p>
          </table:table-cell>
          <table:table-cell table:style-name="ce182" office:value-type="string" calcext:value-type="string">
            <text:p>Noun</text:p>
          </table:table-cell>
          <table:table-cell table:style-name="ce187" office:value-type="string" calcext:value-type="string">
            <text:p>1. [countable] a physical or mental condition that makes it difficult for somebody to do some things that most other people can do</text:p>
            <text:p>2. [uncountable] the state of having a physical or mental condition that makes it difficult to do some things that most other people can do</text:p>
          </table:table-cell>
          <table:table-cell table:style-name="ce192" office:value-type="string" calcext:value-type="string">
            <text:p>"Disability" là một từ tiếng Anh có nghĩa là khuyết tật hoặc sự suy giảm khả năng. Từ này được sử dụng để miêu tả tình trạng mà một người gặp khó khăn hoặc hạn chế trong việc thực hiện các hoạt động hàng ngày do các vấn đề về thể chất, tinh thần, hoặc phát triển.</text:p>
            <text:p><text:span text:style-name="T8">Các dạng khuyết tật phổ biến:</text:span></text:p>
            <text:p>Khuyết tật thể chất: Những vấn đề liên quan đến cơ thể và vận động, chẳng hạn như việc mất một chi, bại liệt hoặc các vấn đề về xương khớp.</text:p>
            <text:p>Khuyết tật tâm thần: Những vấn đề liên quan đến sức khỏe tinh thần, như trầm cảm, rối loạn lo âu hoặc tâm thần phân liệt.</text:p>
            <text:p>Khuyết tật phát triển: Những tình trạng ảnh hưởng đến sự phát triển trí tuệ hoặc hành vi, chẳng hạn như hội chứng Down, tự kỷ.</text:p>
            <text:p>Khuyết tật cảm giác: Những vấn đề liên quan đến các giác quan, như mù lòa hoặc điếc.</text:p>
            <text:p><text:span text:style-name="T8">Quan trọng về quyền và hỗ trợ:</text:span></text:p>
            <text:p>Người khuyết tật có quyền tiếp cận giáo dục, việc làm, y tế và các dịch vụ công cộng như bất kỳ ai khác.</text:p>
            <text:p>Nhiều quốc gia có luật và chính sách nhằm bảo vệ quyền lợi của người khuyết tật và đảm bảo họ được hỗ trợ đầy đủ để tham gia vào xã hội.</text:p>
            <text:p/>
          </table:table-cell>
          <table:table-cell table:style-name="ce182" table:number-columns-repeated="2"/>
          <table:table-cell/>
        </table:table-row>
        <table:table-row table:style-name="ro2">
          <table:table-cell/>
          <table:table-cell table:style-name="ce182" office:value-type="string" calcext:value-type="string">
            <text:p>come after me</text:p>
          </table:table-cell>
          <table:table-cell table:style-name="ce180"/>
          <table:table-cell table:style-name="ce182"/>
          <table:table-cell table:style-name="ce114"/>
          <table:table-cell table:style-name="ce114" office:value-type="string" calcext:value-type="string">
            <text:p>"Come after me" là một cụm từ tiếng Anh có nghĩa là theo đuổi tôi hoặc đến sau tôi. Cụm từ này có thể được hiểu theo nhiều cách tùy thuộc vào ngữ cảnh:</text:p>
            <text:p>Theo đuổi hoặc đuổi theo: Nghĩa này thường dùng trong các tình huống khi ai đó đang bị đuổi theo hoặc bị truy đuổi.</text:p>
            <text:p>Ví dụ: "The police are coming after me" (Cảnh sát đang đuổi theo tôi).</text:p>
            <text:p>Tiếp nối hoặc kế tục: Nghĩa này thường dùng khi nói về việc ai đó đến sau hoặc kế tục một ai đó.</text:p>
            <text:p>Ví dụ: "She will come after me as the next manager" (Cô ấy sẽ kế tục vị trí của tôi là quản lý tiếp theo).</text:p>
            <text:p>Tấn công: Đôi khi cụm từ này còn có nghĩa là tấn công hoặc chỉ trích ai đó.</text:p>
            <text:p>Ví dụ: "The critics are coming after me for my last article" (Các nhà phê bình đang chỉ trích tôi vì bài viết cuối cùng).</text:p>
            <text:p/>
          </table:table-cell>
          <table:table-cell table:style-name="ce182" table:number-columns-repeated="2"/>
          <table:table-cell/>
        </table:table-row>
        <table:table-row table:style-name="ro2">
          <table:table-cell/>
          <table:table-cell table:style-name="ce182" office:value-type="string" calcext:value-type="string">
            <text:p>I'll bet</text:p>
          </table:table-cell>
          <table:table-cell table:style-name="ce180"/>
          <table:table-cell table:style-name="ce182"/>
          <table:table-cell table:style-name="ce114"/>
          <table:table-cell table:style-name="ce114" office:value-type="string" calcext:value-type="string">
            <text:p>tôi cá là</text:p>
          </table:table-cell>
          <table:table-cell table:style-name="ce182" table:number-columns-repeated="2"/>
          <table:table-cell/>
        </table:table-row>
        <table:table-row table:style-name="ro11">
          <table:table-cell/>
          <table:table-cell table:style-name="ce182" office:value-type="string" calcext:value-type="string">
            <text:p>wheelchair</text:p>
          </table:table-cell>
          <table:table-cell table:style-name="ce188" office:value-type="string" calcext:value-type="string">
            <text:p>UK /ˈwiːltʃeə(r)/</text:p>
            <text:p>US /ˈwiːltʃer/</text:p>
          </table:table-cell>
          <table:table-cell table:style-name="ce170" office:value-type="string" calcext:value-type="string">
            <text:p>Noun</text:p>
          </table:table-cell>
          <table:table-cell table:style-name="ce187" office:value-type="string" calcext:value-type="string">
            <text:p>a special chair with wheels, used by people who cannot walk because of illness, an accident, etc.</text:p>
          </table:table-cell>
          <table:table-cell table:style-name="ce182" office:value-type="string" calcext:value-type="string">
            <text:p>"Wheelchair" là từ tiếng Anh có nghĩa là xe lăn. Xe lăn là một phương tiện di chuyển dành cho những người gặp khó khăn trong việc đi lại do các vấn đề sức khỏe, chấn thương, hoặc khuyết tật.</text:p>
            <text:p><text:span text:style-name="T8">Đặc điểm của xe lăn:</text:span></text:p>
            <text:p>Cấu trúc: Xe lăn thường có ghế ngồi, tựa lưng, hai bánh xe lớn ở phía sau và hai bánh xe nhỏ ở phía trước. Một số loại còn có tay vịn, chỗ để chân, và hệ thống phanh.</text:p>
            <text:p>Động cơ: Có hai loại chính: xe lăn cơ học (dùng tay để di chuyển bánh xe) và xe lăn điện (sử dụng động cơ điện để di chuyển).</text:p>
            <text:p>Sử dụng: Xe lăn giúp người sử dụng di chuyển một cách độc lập hoặc với sự hỗ trợ của người khác trong các hoạt động hàng ngày.</text:p>
            <text:p><text:span text:style-name="T8">Ứng dụng:</text:span></text:p>
            <text:p>Trong bệnh viện: Giúp bệnh nhân di chuyển giữa các khu vực khác nhau trong bệnh viện.</text:p>
            <text:p>Trong cuộc sống hàng ngày: Giúp người khuyết tật hoặc người già có khả năng di chuyển độc lập và tham gia vào các hoạt động xã hội.</text:p>
            <text:p/>
          </table:table-cell>
          <table:table-cell table:style-name="ce182" table:number-columns-repeated="2"/>
          <table:table-cell/>
        </table:table-row>
        <table:table-row table:style-name="ro18">
          <table:table-cell/>
          <table:table-cell table:style-name="ce182" office:value-type="string" calcext:value-type="string">
            <text:p>chairman</text:p>
          </table:table-cell>
          <table:table-cell table:style-name="ce188" office:value-type="string" calcext:value-type="string">
            <text:p>Uk /ˈtʃeəmən/</text:p>
            <text:p>US /ˈtʃermən/</text:p>
          </table:table-cell>
          <table:table-cell table:style-name="ce170" office:value-type="string" calcext:value-type="string">
            <text:p>Noun</text:p>
          </table:table-cell>
          <table:table-cell table:style-name="ce187" office:value-type="string" calcext:value-type="string">
            <text:p>1. the person in charge of a meeting, who tells people when they can speak, etc.</text:p>
            <text:p>2. the person in charge of a committee, a company, etc.</text:p>
          </table:table-cell>
          <table:table-cell table:style-name="ce182" office:value-type="string" calcext:value-type="string">
            <text:p>"Chairman" là từ tiếng Anh có nghĩa là chủ tịch. Chủ tịch thường là người đứng đầu hoặc lãnh đạo một tổ chức, một ủy ban, hoặc một cuộc họp. Vai trò của chủ tịch có thể khác nhau tùy thuộc vào ngữ cảnh, nhưng thường bao gồm:</text:p>
            <text:p>Lãnh đạo và quản lý: Chủ tịch chịu trách nhiệm điều hành và quản lý các hoạt động của tổ chức hoặc ủy ban.</text:p>
            <text:p>Chỉ đạo cuộc họp: Chủ tịch thường dẫn dắt các cuộc họp, đảm bảo rằng mọi vấn đề được thảo luận và giải quyết một cách hiệu quả.</text:p>
            <text:p>Đại diện: Chủ tịch thường là người đại diện cho tổ chức trước công chúng, truyền thông và các bên liên quan khác.</text:p>
            <text:p>Ví dụ:</text:p>
            <text:p>"The chairman of the board is responsible for overseeing the company's overall strategy" (Chủ tịch hội đồng quản trị chịu trách nhiệm giám sát chiến lược tổng thể của công ty).</text:p>
            <text:p>"She was elected as the chairman of the committee" (Cô ấy được bầu làm chủ tịch của ủy ban).</text:p>
            <text:p/>
          </table:table-cell>
          <table:table-cell table:style-name="ce182" table:number-columns-repeated="2"/>
          <table:table-cell/>
        </table:table-row>
        <table:table-row table:style-name="ro2">
          <table:table-cell/>
          <table:table-cell table:style-name="ce182" office:value-type="string" calcext:value-type="string">
            <text:p>holy grail</text:p>
          </table:table-cell>
          <table:table-cell table:style-name="ce180"/>
          <table:table-cell table:style-name="ce171"/>
          <table:table-cell table:style-name="ce114"/>
          <table:table-cell table:style-name="ce182" office:value-type="string" calcext:value-type="string">
            <text:p>lạy chúa</text:p>
          </table:table-cell>
          <table:table-cell table:style-name="ce182" table:number-columns-repeated="2"/>
          <table:table-cell/>
        </table:table-row>
        <table:table-row table:style-name="ro70">
          <table:table-cell/>
          <table:table-cell table:style-name="ce114" office:value-type="string" calcext:value-type="string">
            <text:p>I'm <text:span text:style-name="T4">messing up with</text:span><text:span text:style-name="T5"> you (slang) </text:span></text:p>
          </table:table-cell>
          <table:table-cell table:style-name="ce180"/>
          <table:table-cell table:style-name="ce182"/>
          <table:table-cell table:style-name="ce171"/>
          <table:table-cell table:style-name="ce114" office:value-type="string" calcext:value-type="string">
            <text:p>tao muốn kiếm chuyện với m r đấy </text:p>
          </table:table-cell>
          <table:table-cell table:style-name="ce182" table:number-columns-repeated="2"/>
          <table:table-cell/>
        </table:table-row>
        <table:table-row table:style-name="ro55">
          <table:table-cell/>
          <table:table-cell table:style-name="ce114" office:value-type="string" calcext:value-type="string">
            <text:p>Dude </text:p>
            <text:p>Sysnonym: bro, dog, fellow, buddy </text:p>
          </table:table-cell>
          <table:table-cell table:style-name="ce180"/>
          <table:table-cell table:style-name="ce182"/>
          <table:table-cell table:style-name="ce114"/>
          <table:table-cell table:style-name="ce114" office:value-type="string" calcext:value-type="string">
            <text:p>anh bạn</text:p>
          </table:table-cell>
          <table:table-cell table:style-name="ce182" table:number-columns-repeated="2"/>
          <table:table-cell/>
        </table:table-row>
        <table:table-row table:style-name="ro88">
          <table:table-cell/>
          <table:table-cell table:style-name="ce182" office:value-type="string" calcext:value-type="string">
            <text:p>Sup</text:p>
          </table:table-cell>
          <table:table-cell table:style-name="ce180"/>
          <table:table-cell table:style-name="ce182"/>
          <table:table-cell table:style-name="ce114" office:value-type="string" calcext:value-type="string">
            <text:p>what's up</text:p>
            <text:p>used to <text:a xlink:href="https://dictionary.cambridge.org/dictionary/english/ask" xlink:type="simple">ask</text:a> what is <text:a xlink:href="https://dictionary.cambridge.org/dictionary/english/wrong" xlink:type="simple">wrong</text:a></text:p>
            <text:p>used to <text:a xlink:href="https://dictionary.cambridge.org/dictionary/english/ask" xlink:type="simple">ask</text:a> what is <text:a xlink:href="https://dictionary.cambridge.org/dictionary/english/happening" xlink:type="simple">happening</text:a>, often as a way of <text:a xlink:href="https://dictionary.cambridge.org/dictionary/english/greeting" xlink:type="simple">greeting</text:a> someone</text:p>
          </table:table-cell>
          <table:table-cell table:style-name="ce114"/>
          <table:table-cell table:style-name="ce182" table:number-columns-repeated="2"/>
          <table:table-cell/>
        </table:table-row>
        <table:table-row table:style-name="ro89">
          <table:table-cell/>
          <table:table-cell table:style-name="ce182" office:value-type="string" calcext:value-type="string">
            <text:p>Undercover = cosplay</text:p>
          </table:table-cell>
          <table:table-cell table:style-name="ce188" office:value-type="string" calcext:value-type="string">
            <text:p>UK /ˌʌndəˈkʌvə(r)/</text:p>
            <text:p>US /ˌʌndərˈkʌvər/</text:p>
          </table:table-cell>
          <table:table-cell table:style-name="ce182"/>
          <table:table-cell table:style-name="ce198" office:value-type="string" calcext:value-type="string">
            <text:p>working or done secretly in order to find out information for the police, a government, etc.</text:p>
          </table:table-cell>
          <table:table-cell table:style-name="ce184" office:value-type="string" calcext:value-type="string">
            <text:p>Undercover và cosplay là hai khái niệm khác nhau với ý nghĩa và ngữ cảnh sử dụng riêng biệt.</text:p>
            <text:p><text:span text:style-name="T8">Undercover:</text:span></text:p>
            <text:p>Undercover: Đây là từ tiếng Anh có nghĩa là "bí mật" hoặc "ngụy trang". Nó thường được sử dụng để mô tả các hoạt động được thực hiện bí mật hoặc trong tình trạng ngụy trang, đặc biệt là trong lĩnh vực điều tra và thực thi pháp luật.</text:p>
            <text:p>Ví dụ: Cảnh sát thường thực hiện các nhiệm vụ undercover để thâm nhập vào các tổ chức tội phạm mà không bị phát hiện.</text:p>
            <text:p>Câu ví dụ: "The agent went undercover to gather intelligence on the criminal organization" (Điệp viên đã ngụy trang để thu thập thông tin về tổ chức tội phạm).</text:p>
            <text:p><text:span text:style-name="T8">Cosplay:</text:span></text:p>
            <text:p>Cosplay: Là sự kết hợp của hai từ "costume" (trang phục) và "play" (chơi), cosplay là một hoạt động mà người tham gia mặc trang phục và hoá trang thành các nhân vật từ truyện tranh, phim hoạt hình, trò chơi điện tử, hoặc các phương tiện truyền thông khác.</text:p>
            <text:p>Ví dụ: Bạn có thể thấy nhiều người tham gia cosplay tại các sự kiện truyện tranh và hội chợ pop culture.</text:p>
            <text:p>Câu ví dụ: "She dressed up as her favorite anime character for the cosplay event" (Cô ấy đã hóa trang thành nhân vật anime yêu thích của mình cho sự kiện cosplay).</text:p>
            <text:p/>
          </table:table-cell>
          <table:table-cell table:style-name="ce182" table:number-columns-repeated="2"/>
          <table:table-cell/>
        </table:table-row>
        <table:table-row table:style-name="ro2">
          <table:table-cell/>
          <table:table-cell table:style-name="ce182" office:value-type="string" calcext:value-type="string">
            <text:p>undercover cop</text:p>
          </table:table-cell>
          <table:table-cell table:style-name="ce180"/>
          <table:table-cell table:style-name="ce182"/>
          <table:table-cell table:style-name="ce114"/>
          <table:table-cell table:style-name="ce114" office:value-type="string" calcext:value-type="string">
            <text:p>cớm chìm </text:p>
          </table:table-cell>
          <table:table-cell table:style-name="ce182" table:number-columns-repeated="2"/>
          <table:table-cell/>
        </table:table-row>
        <table:table-row table:style-name="ro13">
          <table:table-cell/>
          <table:table-cell table:style-name="ce182" office:value-type="string" calcext:value-type="string">
            <text:p>jazz myself up: make up </text:p>
          </table:table-cell>
          <table:table-cell table:style-name="ce192"/>
          <table:table-cell table:style-name="ce182"/>
          <table:table-cell table:style-name="ce114"/>
          <table:table-cell table:style-name="ce114" office:value-type="string" calcext:value-type="string">
            <text:p>làm đẹp bản thân</text:p>
          </table:table-cell>
          <table:table-cell table:style-name="ce182" table:number-columns-repeated="2"/>
          <table:table-cell/>
        </table:table-row>
        <table:table-row table:style-name="ro90">
          <table:table-cell/>
          <table:table-cell table:style-name="ce192" office:value-type="string" calcext:value-type="string">
            <text:p>fool</text:p>
          </table:table-cell>
          <table:table-cell table:style-name="ce188" office:value-type="string" calcext:value-type="string">
            <text:p>UK /fuːl/</text:p>
            <text:p>US /fuːl/</text:p>
          </table:table-cell>
          <table:table-cell table:style-name="ce192" office:value-type="string" calcext:value-type="string">
            <text:p>Noun</text:p>
          </table:table-cell>
          <table:table-cell table:style-name="ce188" office:value-type="string" calcext:value-type="string">
            <text:p>1. [countable] a person who you think behaves or speaks in a way that lacks intelligence or good judgement</text:p>
            <text:p>2. [countable] (in the past) a man employed by a king or queen to entertain people by telling jokes, singing songs, etc.</text:p>
          </table:table-cell>
          <table:table-cell table:style-name="ce116" office:value-type="string" calcext:value-type="string">
            <text:p>"Fool" là một từ tiếng Anh có nghĩa là kẻ ngốc, kẻ dại dột hoặc kẻ ngớ ngẩn. Từ này được sử dụng để miêu tả một người hành động thiếu suy nghĩ hoặc không khôn ngoan.</text:p>
            <text:p><text:span text:style-name="T8">Các ngữ cảnh sử dụng từ "fool":</text:span></text:p>
            <text:p>Danh từ:</text:p>
            <text:p>Kẻ ngốc: "He felt like a fool after making that mistake" (Anh ấy cảm thấy mình như kẻ ngốc sau khi phạm sai lầm đó).</text:p>
            <text:p>Động từ:</text:p>
            <text:p>Lừa dối: Khi sử dụng như một động từ, "fool" có thể có nghĩa là lừa dối hoặc đánh lừa ai đó.</text:p>
            <text:p>Ví dụ: "You can't fool me with your lies" (Bạn không thể lừa tôi bằng những lời nói dối của bạn).</text:p>
            <text:p/>
          </table:table-cell>
          <table:table-cell table:style-name="ce192" table:number-columns-repeated="2"/>
          <table:table-cell/>
        </table:table-row>
        <table:table-row table:style-name="ro91">
          <table:table-cell/>
          <table:table-cell table:style-name="ce192" office:value-type="string" calcext:value-type="string">
            <text:p>rag</text:p>
          </table:table-cell>
          <table:table-cell table:style-name="ce190" office:value-type="string" calcext:value-type="string">
            <text:p>UK /ræɡ/</text:p>
            <text:p>US /ræɡ/</text:p>
          </table:table-cell>
          <table:table-cell table:style-name="ce192" office:value-type="string" calcext:value-type="string">
            <text:p>Noun</text:p>
          </table:table-cell>
          <table:table-cell table:style-name="ce188" office:value-type="string" calcext:value-type="string">
            <text:p>1. [countable, uncountable] a piece of old, often torn, cloth used especially for cleaning things</text:p>
            <text:p>2. [countable] (informal, usually disapproving) a newspaper that you believe to be of low quality</text:p>
          </table:table-cell>
          <table:table-cell table:style-name="ce192" office:value-type="string" calcext:value-type="string">
            <text:p>"Rag" có nhiều nghĩa khác nhau trong tiếng Anh, tùy thuộc vào ngữ cảnh:</text:p>
            <text:p>Mảnh vải cũ: Một mảnh vải cũ, rách, thường được dùng để lau chùi.</text:p>
            <text:p>Báo lá cải: Một tờ báo nhỏ, ít uy tín, thường đăng tin giật gân.</text:p>
            <text:p>Nhạc ragtime: Một thể loại nhạc jazz phổ biến vào cuối thế kỷ 19 và đầu thế kỷ 20.</text:p>
            <text:p/>
          </table:table-cell>
          <table:table-cell table:style-name="ce192" table:number-columns-repeated="2"/>
          <table:table-cell/>
        </table:table-row>
        <table:table-row table:style-name="ro42">
          <table:table-cell/>
          <table:table-cell table:style-name="ce192" office:value-type="string" calcext:value-type="string">
            <text:p>lock out of</text:p>
          </table:table-cell>
          <table:table-cell table:style-name="ce192"/>
          <table:table-cell table:style-name="Default"/>
          <table:table-cell table:style-name="ce192"/>
          <table:table-cell table:style-name="ce188" office:value-type="string" calcext:value-type="string">
            <text:p>"Lock out of" là một cụm từ trong tiếng Anh có nghĩa là bị khóa hoặc bị cấm truy cập vào một nơi nào đó. Ví dụ, bạn có thể nói "I was locked out of my house" khi bạn bị khóa ở ngoài nhà và không thể vào được.</text:p>
          </table:table-cell>
          <table:table-cell table:style-name="ce116" office:value-type="string" calcext:value-type="string">
            <text:p>I am locked out of my friends because of covid</text:p>
          </table:table-cell>
          <table:table-cell table:style-name="ce192"/>
          <table:table-cell/>
        </table:table-row>
        <table:table-row table:style-name="ro92">
          <table:table-cell/>
          <table:table-cell table:style-name="ce192" office:value-type="string" calcext:value-type="string">
            <text:p>makeover</text:p>
          </table:table-cell>
          <table:table-cell table:style-name="ce188" office:value-type="string" calcext:value-type="string">
            <text:p>UK /ˈmeɪkəʊvə(r)/</text:p>
            <text:p>US /ˈmeɪkəʊvər/</text:p>
          </table:table-cell>
          <table:table-cell table:style-name="ce192" office:value-type="string" calcext:value-type="string">
            <text:p>Noun</text:p>
          </table:table-cell>
          <table:table-cell table:style-name="ce190" office:value-type="string" calcext:value-type="string">
            <text:p>​the process of improving the appearance of a person or a place, or of changing the impression that something gives</text:p>
          </table:table-cell>
          <table:table-cell table:style-name="ce116" office:value-type="string" calcext:value-type="string">
            <text:p>"Makeover" là một từ tiếng Anh có nghĩa là sự thay đổi hoàn toàn hoặc cải thiện về diện mạo hoặc phong cách của một người, một vật hay một nơi nào đó. Ví dụ:</text:p>
            <text:p>Personal makeover: Thay đổi phong cách cá nhân, bao gồm việc trang điểm, làm tóc, thay đổi trang phục để tạo nên một diện mạo mới.</text:p>
            <text:p>Home makeover: Cải tạo và trang trí lại ngôi nhà để tạo nên một không gian sống mới mẻ, hấp dẫn hơn.</text:p>
            <text:p/>
          </table:table-cell>
          <table:table-cell table:style-name="ce192" table:number-columns-repeated="2"/>
          <table:table-cell/>
        </table:table-row>
        <table:table-row table:style-name="ro38">
          <table:table-cell/>
          <table:table-cell table:style-name="ce192" office:value-type="string" calcext:value-type="string">
            <text:p>moisturizer</text:p>
          </table:table-cell>
          <table:table-cell table:style-name="ce188" office:value-type="string" calcext:value-type="string">
            <text:p>UK /ˈmɔɪstʃəraɪzə(r)/</text:p>
            <text:p>US /ˈmɔɪstʃəraɪzər/</text:p>
          </table:table-cell>
          <table:table-cell table:style-name="ce170" office:value-type="string" calcext:value-type="string">
            <text:p>Noun</text:p>
          </table:table-cell>
          <table:table-cell table:style-name="ce194" office:value-type="string" calcext:value-type="string">
            <text:p>a cream that is used to make the skin less dry</text:p>
          </table:table-cell>
          <table:table-cell table:style-name="ce188" office:value-type="string" calcext:value-type="string">
            <text:p>"Moisturizer" là một sản phẩm chăm sóc da được sử dụng để cấp ẩm và duy trì độ ẩm cho da. Nó giúp giữ cho da mềm mại, mịn màng và ngăn ngừa tình trạng khô da. Moisturizers thường chứa các thành phần dưỡng ẩm như glycerin, hyaluronic acid, và các loại dầu thiên nhiên.</text:p>
          </table:table-cell>
          <table:table-cell table:style-name="ce192" table:number-columns-repeated="2"/>
          <table:table-cell/>
        </table:table-row>
        <table:table-row table:style-name="ro93">
          <table:table-cell/>
          <table:table-cell table:style-name="ce192" office:value-type="string" calcext:value-type="string">
            <text:p>everything works on him</text:p>
          </table:table-cell>
          <table:table-cell table:style-name="ce192" table:number-columns-repeated="6"/>
          <table:table-cell/>
        </table:table-row>
        <table:table-row table:style-name="ro93">
          <table:table-cell/>
          <table:table-cell table:style-name="ce192" office:value-type="string" calcext:value-type="string">
            <text:p>face with zero character</text:p>
          </table:table-cell>
          <table:table-cell table:style-name="ce192" table:number-columns-repeated="2"/>
          <table:table-cell table:style-name="ce171"/>
          <table:table-cell table:style-name="ce192" office:value-type="string" calcext:value-type="string">
            <text:p>mặt không cảm xúc</text:p>
          </table:table-cell>
          <table:table-cell table:style-name="ce192" table:number-columns-repeated="2"/>
          <table:table-cell/>
        </table:table-row>
        <table:table-row table:style-name="ro93">
          <table:table-cell/>
          <table:table-cell table:style-name="ce192" office:value-type="string" calcext:value-type="string">
            <text:p>maintain eye contact</text:p>
          </table:table-cell>
          <table:table-cell table:style-name="ce192" table:number-columns-repeated="2"/>
          <table:table-cell table:style-name="ce171"/>
          <table:table-cell table:style-name="ce192" office:value-type="string" calcext:value-type="string">
            <text:p>duy trì eye contact</text:p>
          </table:table-cell>
          <table:table-cell table:style-name="ce192" table:number-columns-repeated="2"/>
          <table:table-cell/>
        </table:table-row>
        <table:table-row table:style-name="ro93">
          <table:table-cell/>
          <table:table-cell table:style-name="ce192" office:value-type="string" calcext:value-type="string">
            <text:p>firm handshake</text:p>
          </table:table-cell>
          <table:table-cell table:style-name="ce192" table:number-columns-repeated="2"/>
          <table:table-cell table:style-name="ce171"/>
          <table:table-cell table:style-name="ce192" office:value-type="string" calcext:value-type="string">
            <text:p>bắt tay kiểu công việc</text:p>
          </table:table-cell>
          <table:table-cell table:style-name="ce192" table:number-columns-repeated="2"/>
          <table:table-cell/>
        </table:table-row>
        <table:table-row table:style-name="ro64">
          <table:table-cell/>
          <table:table-cell table:style-name="ce192" office:value-type="string" calcext:value-type="string">
            <text:p>compliment</text:p>
          </table:table-cell>
          <table:table-cell table:style-name="ce188" office:value-type="string" calcext:value-type="string">
            <text:p>UK /ˈkɒmplɪmənt/</text:p>
            <text:p>US /ˈkɑːmplɪmənt/</text:p>
          </table:table-cell>
          <table:table-cell table:style-name="ce192" office:value-type="string" calcext:value-type="string">
            <text:p>Noun</text:p>
          </table:table-cell>
          <table:table-cell table:style-name="ce188" office:value-type="string" calcext:value-type="string">
            <text:p>1. [countable] a comment that expresses praise or approval of somebody</text:p>
            <text:p>2. compliments [plural] (formal) polite words or good wishes, especially when used to express praise and approval</text:p>
          </table:table-cell>
          <table:table-cell table:style-name="ce188" office:value-type="string" calcext:value-type="string">
            <text:p>"Compliment" là một từ tiếng Anh có nghĩa là lời khen ngợi hoặc ca ngợi ai đó về một điều gì đó tích cực mà họ đã làm hoặc sở hữu. Ví dụ, khi ai đó nói với bạn rằng bạn có một bộ trang phục đẹp, đó là một lời "compliment".</text:p>
          </table:table-cell>
          <table:table-cell table:style-name="ce192" table:number-columns-repeated="2"/>
          <table:table-cell/>
        </table:table-row>
        <table:table-row table:style-name="ro94">
          <table:table-cell/>
          <table:table-cell table:style-name="ce192" office:value-type="string" calcext:value-type="string">
            <text:p>complain</text:p>
          </table:table-cell>
          <table:table-cell table:style-name="ce188" office:value-type="string" calcext:value-type="string">
            <text:p>UK /kəmˈpleɪn/</text:p>
            <text:p>US /kəmˈpleɪn/</text:p>
          </table:table-cell>
          <table:table-cell table:style-name="ce192" office:value-type="string" calcext:value-type="string">
            <text:p>Verb</text:p>
          </table:table-cell>
          <table:table-cell table:style-name="ce188" office:value-type="string" calcext:value-type="string">
            <text:p>to say that you are annoyed, unhappy or not satisfied about somebody/something</text:p>
          </table:table-cell>
          <table:table-cell table:style-name="ce188" office:value-type="string" calcext:value-type="string">
            <text:p>"Complain" là một từ tiếng Anh có nghĩa là phàn nàn hoặc than phiền về điều gì đó mà bạn không hài lòng hoặc cảm thấy không công bằng. Ví dụ, bạn có thể "complain" về dịch vụ kém chất lượng tại một nhà hàng, hoặc "complain" về thời tiết xấu.</text:p>
          </table:table-cell>
          <table:table-cell table:style-name="ce192" table:number-columns-repeated="2"/>
          <table:table-cell/>
        </table:table-row>
        <table:table-row table:style-name="ro27">
          <table:table-cell/>
          <table:table-cell table:style-name="ce192" office:value-type="string" calcext:value-type="string">
            <text:p>ko có complainment</text:p>
          </table:table-cell>
          <table:table-cell table:style-name="ce192" table:number-columns-repeated="6"/>
          <table:table-cell/>
        </table:table-row>
        <table:table-row table:style-name="ro20">
          <table:table-cell/>
          <table:table-cell table:style-name="ce192" office:value-type="string" calcext:value-type="string">
            <text:p>quote</text:p>
          </table:table-cell>
          <table:table-cell table:style-name="ce188" office:value-type="string" calcext:value-type="string">
            <text:p>UK /kwəʊt/</text:p>
            <text:p>US /kwəʊt/</text:p>
          </table:table-cell>
          <table:table-cell table:style-name="ce192" office:value-type="string" calcext:value-type="string">
            <text:p>Verb</text:p>
          </table:table-cell>
          <table:table-cell table:style-name="ce188" office:value-type="string" calcext:value-type="string">
            <text:p>1. [transitive, intransitive] to repeat the exact words that another person has said or written</text:p>
          </table:table-cell>
          <table:table-cell table:style-name="ce192" office:value-type="string" calcext:value-type="string">
            <text:p>"Quote" là một từ tiếng Anh có nhiều nghĩa khác nhau, tùy thuộc vào ngữ cảnh:</text:p>
            <text:p>Trích dẫn: Một đoạn văn, câu nói hoặc phát ngôn được trích ra từ một bài viết, sách, bài phát biểu hoặc nguồn khác. Ví dụ: "He quoted Shakespeare in his speech" (Anh ấy đã trích dẫn Shakespeare trong bài phát biểu của mình).</text:p>
            <text:p>Báo giá: Một mức giá ước tính hoặc chi phí cụ thể được cung cấp cho một sản phẩm hoặc dịch vụ. Ví dụ: "They gave me a quote for the car repair" (Họ đã đưa cho tôi báo giá sửa xe).</text:p>
            <text:p>Niêm yết giá: Giá niêm yết trên thị trường chứng khoán. Ví dụ: "The stock is quoted at $50 per share" (Cổ phiếu được niêm yết giá 50 đô la mỗi cổ phần).</text:p>
            <text:p/>
          </table:table-cell>
          <table:table-cell table:style-name="ce192" table:number-columns-repeated="2"/>
          <table:table-cell/>
        </table:table-row>
        <table:table-row table:style-name="ro20">
          <table:table-cell/>
          <table:table-cell table:style-name="ce192" office:value-type="string" calcext:value-type="string">
            <text:p>enthusiastic</text:p>
          </table:table-cell>
          <table:table-cell table:style-name="ce188" office:value-type="string" calcext:value-type="string">
            <text:p>UK /ɪnˌθjuːziˈæstɪk/</text:p>
            <text:p>US /ɪnˌθuːziˈæstɪk/</text:p>
          </table:table-cell>
          <table:table-cell table:style-name="ce192" office:value-type="string" calcext:value-type="string">
            <text:p>Adjective</text:p>
          </table:table-cell>
          <table:table-cell table:style-name="ce188" office:value-type="string" calcext:value-type="string">
            <text:p>feeling or showing a lot of excitement and interest about somebody/something</text:p>
          </table:table-cell>
          <table:table-cell table:style-name="ce188" office:value-type="string" calcext:value-type="string">
            <text:p>"Enthusiastic" là một từ tiếng Anh dùng để miêu tả tình trạng rất hào hứng, nhiệt tình và say mê về một điều gì đó. Ví dụ, khi ai đó nói "She is enthusiastic about the new project" nghĩa là cô ấy rất hào hứng về dự án mới.</text:p>
          </table:table-cell>
          <table:table-cell table:style-name="ce192" table:number-columns-repeated="2"/>
          <table:table-cell/>
        </table:table-row>
        <table:table-row table:style-name="ro22">
          <table:table-cell/>
          <table:table-cell table:style-name="ce192" office:value-type="string" calcext:value-type="string">
            <text:p>deportation</text:p>
          </table:table-cell>
          <table:table-cell table:style-name="ce188" office:value-type="string" calcext:value-type="string">
            <text:p>UK /ˌdiːpɔːˈteɪʃn/</text:p>
            <text:p>US /ˌdiːpɔːrˈteɪʃn/</text:p>
          </table:table-cell>
          <table:table-cell table:style-name="ce192" office:value-type="string" calcext:value-type="string">
            <text:p>Noun</text:p>
          </table:table-cell>
          <table:table-cell table:style-name="ce188" office:value-type="string" calcext:value-type="string">
            <text:p>the act of forcing somebody to leave a country, usually because they have broken the law or because they have no legal right to be there</text:p>
          </table:table-cell>
          <table:table-cell table:style-name="ce116" office:value-type="string" calcext:value-type="string">
            <text:p>"Deportation" là một từ tiếng Anh có nghĩa là trục xuất, tức là việc buộc một người phải rời khỏi quốc gia mà họ đang sống và trở về quốc gia gốc hoặc một quốc gia khác. Điều này thường xảy ra khi một người vi phạm luật nhập cư hoặc không có giấy tờ hợp pháp để ở lại quốc gia đó.</text:p>
            <text:p>Ví dụ: "The government issued a deportation order for the illegal immigrant" (Chính phủ đã ban hành lệnh trục xuất đối với người nhập cư bất hợp pháp).</text:p>
            <text:p/>
          </table:table-cell>
          <table:table-cell table:style-name="ce192" table:number-columns-repeated="2"/>
          <table:table-cell/>
        </table:table-row>
        <table:table-row table:style-name="ro95">
          <table:table-cell/>
          <table:table-cell table:style-name="ce192" office:value-type="string" calcext:value-type="string">
            <text:p>political</text:p>
          </table:table-cell>
          <table:table-cell table:style-name="ce188" office:value-type="string" calcext:value-type="string">
            <text:p>UK /pəˈlɪtɪkl/</text:p>
            <text:p>US /pəˈlɪtɪkl/</text:p>
          </table:table-cell>
          <table:table-cell table:style-name="ce192" office:value-type="string" calcext:value-type="string">
            <text:p>Adjective</text:p>
          </table:table-cell>
          <table:table-cell table:style-name="ce188" office:value-type="string" calcext:value-type="string">
            <text:p>1. connected with the state, government or public affairs</text:p>
            <text:p>2. connected with the different groups working in politics, especially their policies and the competition between them</text:p>
          </table:table-cell>
          <table:table-cell table:style-name="ce116" office:value-type="string" calcext:value-type="string">
            <text:p>"Political" là một từ tiếng Anh dùng để chỉ những điều liên quan đến chính trị, tức là hoạt động, sự kiện hoặc quyết định liên quan đến việc quản lý nhà nước hoặc cộng đồng. Từ này có thể dùng trong nhiều ngữ cảnh khác nhau:</text:p>
            <text:p>Political party: Đảng chính trị, là một nhóm người cùng chia sẻ các quan điểm chính trị và làm việc cùng nhau để đạt được mục tiêu chính trị chung.</text:p>
            <text:p>Political leader: Lãnh đạo chính trị, là người đứng đầu hoặc có tầm ảnh hưởng lớn trong chính trị.</text:p>
            <text:p>Political issues: Vấn đề chính trị, là các chủ đề hoặc tranh cãi liên quan đến chính trị.</text:p>
            <text:p/>
          </table:table-cell>
          <table:table-cell table:style-name="ce192" table:number-columns-repeated="2"/>
          <table:table-cell/>
        </table:table-row>
        <table:table-row table:style-name="ro95">
          <table:table-cell/>
          <table:table-cell table:style-name="ce192" office:value-type="string" calcext:value-type="string">
            <text:p>toning it down</text:p>
          </table:table-cell>
          <table:table-cell table:style-name="ce192" table:number-columns-repeated="2"/>
          <table:table-cell table:style-name="ce188" office:value-type="string" calcext:value-type="string">
            <text:p>tone something down</text:p>
            <text:p>1. to make a speech, an opinion, etc. less extreme or offensive</text:p>
            <text:p>2. to make a colour less bright</text:p>
          </table:table-cell>
          <table:table-cell table:style-name="ce192" office:value-type="string" calcext:value-type="string">
            <text:p>"Toning it down" là một cụm từ tiếng Anh có nghĩa là làm cho một điều gì đó trở nên nhẹ nhàng, bớt mạnh mẽ hoặc ít căng thẳng hơn. Cụm từ này thường được sử dụng khi bạn muốn giảm bớt mức độ hoặc cường độ của một hành động, cảm xúc hay tình huống nào đó. Ví dụ:</text:p>
            <text:p>Nếu ai đó nói quá to hoặc quá phấn khích, bạn có thể yêu cầu họ "tone it down" (nói nhẹ nhàng hơn).</text:p>
            <text:p>Khi bạn viết một email mà có thể hơi cứng nhắc hoặc gay gắt, bạn có thể chỉnh sửa lại để "tone it down" (giảm bớt tính căng thẳng của ngôn từ).</text:p>
            <text:p/>
          </table:table-cell>
          <table:table-cell table:style-name="ce192" table:number-columns-repeated="2"/>
          <table:table-cell/>
        </table:table-row>
        <table:table-row table:style-name="ro96">
          <table:table-cell/>
          <table:table-cell table:style-name="ce192" office:value-type="string" calcext:value-type="string">
            <text:p>selling out</text:p>
          </table:table-cell>
          <table:table-cell table:style-name="ce192" table:number-columns-repeated="2"/>
          <table:table-cell table:style-name="ce188" office:value-type="string" calcext:value-type="string">
            <text:p>To betray </text:p>
            <text:p>To compromise one's integrity, morality, or principles for personal gain, such as money or power. For example, "to betray one's cause or associates"</text:p>
            <text:p>To sell </text:p>
            <text:p>To get rid of something completely by selling it, especially to sell one's business. For example, "The company eventually sold out to a multinational media group".</text:p>
            <text:p>A financial term </text:p>
            <text:p>In business, "sell out" is a term that refers to a situation where investors are forced to sell their assets. This can happen due to non-economic factors.</text:p>
            <text:p>A marketing term "</text:p>
            <text:p>Sell out" can also be used as a marketing strategy or to improve supply chains.</text:p>
          </table:table-cell>
          <table:table-cell table:style-name="ce116" office:value-type="string" calcext:value-type="string">
            <text:p>"Selling out" là một cụm từ tiếng Anh có nghĩa là hành động làm mất đi sự trung thành hoặc tính chính trực của bản thân để đạt được lợi ích cá nhân, thường là tiền bạc hoặc danh tiếng. Cụm từ này thường được sử dụng khi một người hoặc một tổ chức thay đổi các giá trị hoặc nguyên tắc của họ để đạt được thành công hoặc lợi ích tài chính lớn hơn.</text:p>
            <text:p>Ví dụ:</text:p>
            <text:p>Một ban nhạc có thể bị coi là "selling out" khi họ thay đổi phong cách âm nhạc của mình để hợp với thị hiếu thương mại hơn và kiếm được nhiều tiền hơn.</text:p>
            <text:p>Một chính trị gia có thể bị coi là "selling out" nếu họ thay đổi quan điểm của mình để giành được sự ủng hộ từ các nhóm lợi ích.</text:p>
            <text:p/>
          </table:table-cell>
          <table:table-cell table:style-name="ce192" table:number-columns-repeated="2"/>
          <table:table-cell/>
        </table:table-row>
        <table:table-row table:style-name="ro97">
          <table:table-cell/>
          <table:table-cell table:style-name="ce192" office:value-type="string" calcext:value-type="string">
            <text:p>cashing in</text:p>
          </table:table-cell>
          <table:table-cell table:style-name="ce192" table:number-columns-repeated="2"/>
          <table:table-cell table:style-name="ce194" office:value-type="string" calcext:value-type="string">
            <text:p>To exchange something for money</text:p>
          </table:table-cell>
          <table:table-cell table:style-name="ce116" office:value-type="string" calcext:value-type="string">
            <text:p>"Cashing in" là một cụm từ tiếng Anh có nghĩa là tận dụng hoặc thu lợi từ một cơ hội, thường liên quan đến việc kiếm tiền. Cụm từ này được sử dụng trong nhiều ngữ cảnh khác nhau, ví dụ:</text:p>
            <text:p>Nếu một người bán cổ phiếu khi giá cao để kiếm lợi nhuận, họ đang "cashing in" cổ phiếu của mình.</text:p>
            <text:p>Nếu một người nổi tiếng tận dụng sự nổi tiếng của mình để kiếm tiền qua quảng cáo hoặc hợp đồng thương mại, họ cũng đang "cashing in" danh tiếng của mình.</text:p>
            <text:p/>
          </table:table-cell>
          <table:table-cell table:style-name="ce192" table:number-columns-repeated="2"/>
          <table:table-cell/>
        </table:table-row>
        <table:table-row table:style-name="ro98">
          <table:table-cell/>
          <table:table-cell table:style-name="ce192" office:value-type="string" calcext:value-type="string">
            <text:p>slump</text:p>
          </table:table-cell>
          <table:table-cell table:style-name="ce188" office:value-type="string" calcext:value-type="string">
            <text:p>UK /slʌmp/</text:p>
            <text:p>US /slʌmp/</text:p>
          </table:table-cell>
          <table:table-cell table:style-name="ce192" office:value-type="string" calcext:value-type="string">
            <text:p>Verb</text:p>
          </table:table-cell>
          <table:table-cell table:style-name="ce188" office:value-type="string" calcext:value-type="string">
            <text:p>1. [intransitive] to fall in price, value, number, etc., suddenly and by a large amount</text:p>
            <text:p>2. [intransitive] + adv./prep. to sit or fall down heavily</text:p>
          </table:table-cell>
          <table:table-cell table:style-name="ce116" office:value-type="string" calcext:value-type="string">
            <text:p>"Slump" là một từ tiếng Anh có thể được sử dụng trong nhiều ngữ cảnh khác nhau, nhưng chủ yếu để chỉ một sự giảm sút hoặc suy thoái. Dưới đây là một số nghĩa phổ biến:</text:p>
            <text:p>Suy thoái kinh tế: Một giai đoạn khi nền kinh tế bị suy giảm đáng kể. Ví dụ: "The country is experiencing an economic slump" (Đất nước đang trải qua một thời kỳ suy thoái kinh tế).</text:p>
            <text:p>Giảm phong độ: Khi một vận động viên hoặc đội thể thao không thi đấu tốt trong một khoảng thời gian. Ví dụ: "The team has been in a slump for the past few games" (Đội đã thi đấu kém trong vài trận gần đây).</text:p>
            <text:p>Trạng thái tinh thần hoặc sức khỏe kém: Khi một người cảm thấy mệt mỏi, thiếu năng lượng hoặc không đạt được thành tích tốt như trước. Ví dụ: "I've been in a bit of a slump lately" (Gần đây tôi cảm thấy mệt mỏi và không năng động).</text:p>
            <text:p/>
          </table:table-cell>
          <table:table-cell table:style-name="ce192" table:number-columns-repeated="2"/>
          <table:table-cell/>
        </table:table-row>
        <table:table-row table:style-name="ro51">
          <table:table-cell/>
          <table:table-cell table:style-name="ce192" office:value-type="string" calcext:value-type="string">
            <text:p>don’t slump</text:p>
          </table:table-cell>
          <table:table-cell table:style-name="ce192" table:number-columns-repeated="2"/>
          <table:table-cell table:style-name="ce171"/>
          <table:table-cell table:style-name="ce192" office:value-type="string" calcext:value-type="string">
            <text:p>đừng gù</text:p>
          </table:table-cell>
          <table:table-cell table:style-name="ce192" table:number-columns-repeated="2"/>
          <table:table-cell/>
        </table:table-row>
        <table:table-row table:style-name="ro92">
          <table:table-cell/>
          <table:table-cell table:style-name="ce192" office:value-type="string" calcext:value-type="string">
            <text:p>accentuate</text:p>
          </table:table-cell>
          <table:table-cell table:style-name="ce188" office:value-type="string" calcext:value-type="string">
            <text:p>UK /əkˈsentʃueɪt/</text:p>
            <text:p>US /əkˈsentʃueɪt/</text:p>
          </table:table-cell>
          <table:table-cell table:style-name="ce192" office:value-type="string" calcext:value-type="string">
            <text:p>Verb</text:p>
          </table:table-cell>
          <table:table-cell table:style-name="ce194" office:value-type="string" calcext:value-type="string">
            <text:p>accentuate something to emphasize something or make it easier to notice</text:p>
          </table:table-cell>
          <table:table-cell table:style-name="ce116" office:value-type="string" calcext:value-type="string">
            <text:p>"Accentuate" là một từ tiếng Anh có nghĩa là làm nổi bật hoặc nhấn mạnh điều gì đó. Ví dụ, khi bạn muốn làm nổi bật một đặc điểm tốt của mình, bạn có thể "accentuate" (nhấn mạnh) điểm đó. Cụ thể hơn:</text:p>
            <text:p>Trong thời trang: Bạn có thể "accentuate" vòng eo của mình bằng cách đeo thắt lưng.</text:p>
            <text:p>Trong văn bản: Bạn có thể "accentuate" những từ quan trọng bằng cách in đậm hoặc in nghiêng.</text:p>
            <text:p/>
          </table:table-cell>
          <table:table-cell table:style-name="ce192" table:number-columns-repeated="2"/>
          <table:table-cell/>
        </table:table-row>
        <table:table-row table:style-name="ro99">
          <table:table-cell/>
          <table:table-cell table:style-name="ce192" office:value-type="string" calcext:value-type="string">
            <text:p>silhouette</text:p>
          </table:table-cell>
          <table:table-cell table:style-name="ce188" office:value-type="string" calcext:value-type="string">
            <text:p>UK /ˌsɪluˈet/</text:p>
            <text:p>US /ˌsɪluˈet/</text:p>
          </table:table-cell>
          <table:table-cell table:style-name="ce192" office:value-type="string" calcext:value-type="string">
            <text:p>Noun</text:p>
          </table:table-cell>
          <table:table-cell table:style-name="ce205" office:value-type="string" calcext:value-type="string">
            <text:p>1. [countable, uncountable] the dark outline or shape of a person or an object that you see against a light background</text:p>
            <text:p>2. [countable] the shape of a person’s body or of an object</text:p>
          </table:table-cell>
          <table:table-cell table:style-name="ce116" office:value-type="string" calcext:value-type="string">
            <text:p>"Silhouette" là một từ tiếng Anh có nghĩa là hình bóng hoặc bóng dáng, thường là một hình ảnh được tạo ra khi đối tượng được chiếu sáng từ phía sau, làm nổi bật đường viền hoặc hình dạng của nó. Ví dụ, khi bạn nhìn thấy một người đứng trước hoàng hôn, bạn có thể chỉ thấy đường viền tối của họ, đó là "silhouette".</text:p>
            <text:p>Silhouettes thường được sử dụng trong nghệ thuật và nhiếp ảnh để tạo ra hiệu ứng thị giác độc đáo và ấn tượng.</text:p>
            <text:p/>
          </table:table-cell>
          <table:table-cell table:style-name="ce192" table:number-columns-repeated="2"/>
          <table:table-cell/>
        </table:table-row>
        <table:table-row table:style-name="ro99">
          <table:table-cell/>
          <table:table-cell table:style-name="ce192" office:value-type="string" calcext:value-type="string">
            <text:p>shoulder back</text:p>
          </table:table-cell>
          <table:table-cell table:style-name="ce192" table:number-columns-repeated="2"/>
          <table:table-cell table:style-name="ce171"/>
          <table:table-cell table:style-name="ce192" office:value-type="string" calcext:value-type="string">
            <text:p>ưỡn ngực lên</text:p>
          </table:table-cell>
          <table:table-cell table:style-name="ce192" table:number-columns-repeated="2"/>
          <table:table-cell/>
        </table:table-row>
        <table:table-row table:style-name="ro100">
          <table:table-cell/>
          <table:table-cell table:style-name="ce192" office:value-type="string" calcext:value-type="string">
            <text:p>hand on hip</text:p>
          </table:table-cell>
          <table:table-cell table:style-name="ce192" table:number-columns-repeated="2"/>
          <table:table-cell table:style-name="ce171"/>
          <table:table-cell table:style-name="ce192" office:value-type="string" calcext:value-type="string">
            <text:p>tay đặt lên eo</text:p>
          </table:table-cell>
          <table:table-cell table:style-name="ce192" table:number-columns-repeated="2"/>
          <table:table-cell/>
        </table:table-row>
        <table:table-row table:style-name="ro17">
          <table:table-cell/>
          <table:table-cell table:style-name="ce192" office:value-type="string" calcext:value-type="string">
            <text:p>aisle</text:p>
          </table:table-cell>
          <table:table-cell table:style-name="ce188" office:value-type="string" calcext:value-type="string">
            <text:p>UK /aɪl/</text:p>
            <text:p>US /aɪl/</text:p>
          </table:table-cell>
          <table:table-cell table:style-name="ce192" office:value-type="string" calcext:value-type="string">
            <text:p>Noun</text:p>
          </table:table-cell>
          <table:table-cell table:style-name="ce188" office:value-type="string" calcext:value-type="string">
            <text:p>a passage between rows of seats in a church, theatre, train, etc., or between rows of shelves in a supermarket</text:p>
          </table:table-cell>
          <table:table-cell table:style-name="ce192" office:value-type="string" calcext:value-type="string">
            <text:p>gian hàng</text:p>
          </table:table-cell>
          <table:table-cell table:style-name="ce192" table:number-columns-repeated="2"/>
          <table:table-cell/>
        </table:table-row>
        <table:table-row table:style-name="ro95">
          <table:table-cell/>
          <table:table-cell table:style-name="ce192" office:value-type="string" calcext:value-type="string">
            <text:p>fluorescent</text:p>
          </table:table-cell>
          <table:table-cell table:style-name="ce188" office:value-type="string" calcext:value-type="string">
            <text:p>UK /fləˈresnt/</text:p>
            <text:p>US /fləˈresnt/</text:p>
          </table:table-cell>
          <table:table-cell table:style-name="ce192" office:value-type="string" calcext:value-type="string">
            <text:p>Adjective</text:p>
          </table:table-cell>
          <table:table-cell table:style-name="ce188" office:value-type="string" calcext:value-type="string">
            <text:p>1. (of substances) producing bright light by using some forms of <text:a xlink:href="https://www.oxfordlearnersdictionaries.com/definition/english/radiation" xlink:type="simple">radiation</text:a></text:p>
            <text:p>2. (of a colour, material, etc.) appearing very bright when light shines on it; that can be seen in the dark</text:p>
          </table:table-cell>
          <table:table-cell table:style-name="ce192" office:value-type="string" calcext:value-type="string">
            <text:p>toả ra, phát sáng</text:p>
          </table:table-cell>
          <table:table-cell table:style-name="ce192" table:number-columns-repeated="2"/>
          <table:table-cell/>
        </table:table-row>
        <table:table-row table:style-name="ro40">
          <table:table-cell/>
          <table:table-cell table:style-name="ce192" office:value-type="string" calcext:value-type="string">
            <text:p>ceiling</text:p>
          </table:table-cell>
          <table:table-cell table:style-name="ce188" office:value-type="string" calcext:value-type="string">
            <text:p>UK /ˈsiːlɪŋ/</text:p>
            <text:p>US /ˈsiːlɪŋ/</text:p>
          </table:table-cell>
          <table:table-cell table:style-name="ce192" office:value-type="string" calcext:value-type="string">
            <text:p>Noun</text:p>
          </table:table-cell>
          <table:table-cell table:style-name="ce194" office:value-type="string" calcext:value-type="string">
            <text:p>1. the top inside surface of a room</text:p>
          </table:table-cell>
          <table:table-cell table:style-name="ce192" office:value-type="string" calcext:value-type="string">
            <text:p>"Ceiling" là một từ tiếng Anh có nghĩa là trần nhà, tức là bề mặt phía trên của một phòng hoặc không gian trong nhà. Nó thường được trang trí hoặc sơn để tạo vẻ đẹp cho căn phòng.</text:p>
            <text:p>Ngoài ra, "ceiling" cũng có nghĩa bóng trong một số ngữ cảnh khác:</text:p>
            <text:p>Mức trần: Giới hạn tối đa của một cái gì đó, ví dụ như "salary ceiling" nghĩa là mức lương tối đa mà một người có thể nhận được.</text:p>
            <text:p>Trần nợ công: Giới hạn tối đa của khoản nợ mà một chính phủ có thể vay.</text:p>
            <text:p/>
          </table:table-cell>
          <table:table-cell table:style-name="ce192" table:number-columns-repeated="2"/>
          <table:table-cell/>
        </table:table-row>
        <table:table-row table:style-name="ro101">
          <table:table-cell/>
          <table:table-cell table:style-name="ce192" office:value-type="string" calcext:value-type="string">
            <text:p>identical</text:p>
          </table:table-cell>
          <table:table-cell table:style-name="ce188" office:value-type="string" calcext:value-type="string">
            <text:p>Uk /aɪˈdentɪkl/</text:p>
            <text:p>US /aɪˈdentɪkl/</text:p>
          </table:table-cell>
          <table:table-cell table:style-name="ce192" office:value-type="string" calcext:value-type="string">
            <text:p>Adjective</text:p>
          </table:table-cell>
          <table:table-cell table:style-name="ce194" office:value-type="string" calcext:value-type="string">
            <text:p>1. similar in every detail</text:p>
          </table:table-cell>
          <table:table-cell table:style-name="ce116" office:value-type="string" calcext:value-type="string">
            <text:p>"Identical" là một từ tiếng Anh có nghĩa là hoàn toàn giống nhau, không có sự khác biệt nào. Nó thường được sử dụng để mô tả hai hoặc nhiều đối tượng, người, hoặc sự việc có cùng hình dạng, kích thước, màu sắc, hoặc tính chất. Ví dụ:</text:p>
            <text:p>"The twins are identical" (Cặp song sinh hoàn toàn giống nhau).</text:p>
            <text:p>"The two documents are identical" (Hai tài liệu này hoàn toàn giống nhau).</text:p>
            <text:p/>
          </table:table-cell>
          <table:table-cell table:style-name="ce192" table:number-columns-repeated="2"/>
          <table:table-cell/>
        </table:table-row>
        <table:table-row table:style-name="ro38">
          <table:table-cell/>
          <table:table-cell table:style-name="ce192" office:value-type="string" calcext:value-type="string">
            <text:p>revamp</text:p>
          </table:table-cell>
          <table:table-cell table:style-name="ce188" office:value-type="string" calcext:value-type="string">
            <text:p>UK /ˌriːˈvæmp/</text:p>
            <text:p>US /ˌriːˈvæmp/</text:p>
          </table:table-cell>
          <table:table-cell table:style-name="ce192" office:value-type="string" calcext:value-type="string">
            <text:p>Verb</text:p>
          </table:table-cell>
          <table:table-cell table:style-name="ce188" office:value-type="string" calcext:value-type="string">
            <text:p>revamp something to make changes to the form of something, usually to improve its appearance</text:p>
          </table:table-cell>
          <table:table-cell table:style-name="ce192" office:value-type="string" calcext:value-type="string">
            <text:p>"Revamp" là một từ tiếng Anh có nghĩa là cải tiến, làm mới hoặc tân trang lại điều gì đó để nó trở nên tốt hơn hoặc hiện đại hơn. Ví dụ, bạn có thể "revamp" một trang web để nó có giao diện mới và dễ sử dụng hơn, hoặc "revamp" một căn phòng bằng cách thay đổi nội thất và trang trí.</text:p>
            <text:p>Cụm từ này thường được sử dụng trong các ngữ cảnh liên quan đến cải thiện hoặc nâng cấp, dù là về mặt vật chất hay ý tưởng.</text:p>
            <text:p/>
          </table:table-cell>
          <table:table-cell table:style-name="ce192" table:number-columns-repeated="2"/>
          <table:table-cell/>
        </table:table-row>
        <table:table-row table:style-name="ro102">
          <table:table-cell/>
          <table:table-cell table:style-name="ce116" office:value-type="string" calcext:value-type="string">
            <text:p>piggyback on</text:p>
          </table:table-cell>
          <table:table-cell table:style-name="ce192" table:number-columns-repeated="2"/>
          <table:table-cell table:style-name="ce171"/>
          <table:table-cell table:style-name="ce116" office:value-type="string" calcext:value-type="string">
            <text:p>"Piggyback on" là một cụm từ tiếng Anh có nghĩa là tận dụng hoặc hưởng lợi từ điều gì đó mà người khác đã làm hoặc đã tạo ra. Cụm từ này thường được sử dụng khi bạn dùng thành quả hoặc công sức của người khác để tiến xa hơn hoặc đạt được mục tiêu của mình. Ví dụ:</text:p>
            <text:p>Kinh doanh: "The new app piggybacks on the success of the previous version" (Ứng dụng mới tận dụng sự thành công của phiên bản trước đó).</text:p>
            <text:p>Công nghệ: "Many startups piggyback on existing technologies to create innovative solutions" (Nhiều công ty khởi nghiệp tận dụng các công nghệ hiện có để tạo ra giải pháp sáng tạo).</text:p>
            <text:p/>
          </table:table-cell>
          <table:table-cell table:style-name="ce192" table:number-columns-repeated="2"/>
          <table:table-cell/>
        </table:table-row>
        <table:table-row table:style-name="ro100">
          <table:table-cell/>
          <table:table-cell table:style-name="ce192" office:value-type="string" calcext:value-type="string">
            <text:p>piggybacking off</text:p>
          </table:table-cell>
          <table:table-cell table:style-name="ce192" table:number-columns-repeated="2"/>
          <table:table-cell table:style-name="ce171"/>
          <table:table-cell table:style-name="ce192" office:value-type="string" calcext:value-type="string">
            <text:p><text:s/></text:p>
          </table:table-cell>
          <table:table-cell table:style-name="ce192" table:number-columns-repeated="2"/>
          <table:table-cell/>
        </table:table-row>
        <table:table-row table:style-name="ro40">
          <table:table-cell/>
          <table:table-cell table:style-name="ce192" office:value-type="string" calcext:value-type="string">
            <text:p>humble</text:p>
          </table:table-cell>
          <table:table-cell table:style-name="ce188" office:value-type="string" calcext:value-type="string">
            <text:p>Uk /ˈhʌmbl/</text:p>
            <text:p>US /ˈhʌmbl/</text:p>
          </table:table-cell>
          <table:table-cell table:style-name="ce192" office:value-type="string" calcext:value-type="string">
            <text:p>Adjective</text:p>
          </table:table-cell>
          <table:table-cell table:style-name="ce194" office:value-type="string" calcext:value-type="string">
            <text:p>1. showing you do not think that you are as important as other people</text:p>
          </table:table-cell>
          <table:table-cell table:style-name="ce192" office:value-type="string" calcext:value-type="string">
            <text:p>"Humble" là một từ tiếng Anh có nghĩa là khiêm tốn, tức là không tự cao, tự đại, và luôn đánh giá cao giá trị và đóng góp của người khác. Một người "humble" thường không khoe khoang về thành tích của mình và luôn thể hiện sự kính trọng, lịch sự với mọi người xung quanh.</text:p>
            <text:p>Ví dụ:</text:p>
            <text:p>"He is very humble despite his many achievements" (Anh ấy rất khiêm tốn mặc dù có nhiều thành tựu).</text:p>
            <text:p>"She gave a humble response to the compliment" (Cô ấy đã đáp lại lời khen một cách khiêm tốn).</text:p>
            <text:p/>
          </table:table-cell>
          <table:table-cell table:style-name="ce192" table:number-columns-repeated="2"/>
          <table:table-cell/>
        </table:table-row>
        <table:table-row table:style-name="ro61">
          <table:table-cell/>
          <table:table-cell table:style-name="ce192" office:value-type="string" calcext:value-type="string">
            <text:p>wild</text:p>
          </table:table-cell>
          <table:table-cell table:style-name="ce188" office:value-type="string" calcext:value-type="string">
            <text:p>UK /waɪld/</text:p>
            <text:p>US /waɪld/</text:p>
          </table:table-cell>
          <table:table-cell table:style-name="ce192" office:value-type="string" calcext:value-type="string">
            <text:p>Adjective</text:p>
          </table:table-cell>
          <table:table-cell table:style-name="ce194" office:value-type="string" calcext:value-type="string">
            <text:p>1. living or growing in natural conditions; not kept in a house or on a farm</text:p>
          </table:table-cell>
          <table:table-cell table:style-name="ce192" office:value-type="string" calcext:value-type="string">
            <text:p>hoang dã</text:p>
          </table:table-cell>
          <table:table-cell table:style-name="ce192" table:number-columns-repeated="2"/>
          <table:table-cell/>
        </table:table-row>
        <table:table-row table:style-name="ro13">
          <table:table-cell/>
          <table:table-cell table:style-name="ce192" office:value-type="string" calcext:value-type="string">
            <text:p>pepperoni</text:p>
          </table:table-cell>
          <table:table-cell table:style-name="ce188" office:value-type="string" calcext:value-type="string">
            <text:p>UK /ˌpepəˈrəʊni/</text:p>
            <text:p>US /ˌpepəˈrəʊni/</text:p>
          </table:table-cell>
          <table:table-cell table:style-name="ce192" office:value-type="string" calcext:value-type="string">
            <text:p>Noun</text:p>
          </table:table-cell>
          <table:table-cell table:style-name="ce168" office:value-type="string" calcext:value-type="string">
            <text:p>a type of spicy <text:a xlink:href="https://www.oxfordlearnersdictionaries.com/definition/english/sausage" xlink:type="simple">sausage</text:a></text:p>
          </table:table-cell>
          <table:table-cell table:style-name="ce192" table:number-columns-repeated="3"/>
          <table:table-cell/>
        </table:table-row>
        <table:table-row table:style-name="ro100">
          <table:table-cell/>
          <table:table-cell table:style-name="ce192" office:value-type="string" calcext:value-type="string">
            <text:p>hand her off to you</text:p>
          </table:table-cell>
          <table:table-cell table:style-name="ce192" table:number-columns-repeated="2"/>
          <table:table-cell table:style-name="ce171"/>
          <table:table-cell table:style-name="ce192" office:value-type="string" calcext:value-type="string">
            <text:p>trả lại cô ấy cho mày</text:p>
          </table:table-cell>
          <table:table-cell table:style-name="ce192" table:number-columns-repeated="2"/>
          <table:table-cell/>
        </table:table-row>
        <table:table-row table:style-name="ro100">
          <table:table-cell/>
          <table:table-cell table:style-name="ce192" office:value-type="string" calcext:value-type="string">
            <text:p>no use</text:p>
          </table:table-cell>
          <table:table-cell table:style-name="ce192" table:number-columns-repeated="2"/>
          <table:table-cell table:style-name="ce171"/>
          <table:table-cell table:style-name="ce192" office:value-type="string" calcext:value-type="string">
            <text:p>ko có tác dụng</text:p>
          </table:table-cell>
          <table:table-cell table:style-name="ce192" table:number-columns-repeated="2"/>
          <table:table-cell/>
        </table:table-row>
        <table:table-row table:style-name="ro103">
          <table:table-cell/>
          <table:table-cell table:style-name="ce192" office:value-type="string" calcext:value-type="string">
            <text:p>style</text:p>
          </table:table-cell>
          <table:table-cell table:style-name="ce188" office:value-type="string" calcext:value-type="string">
            <text:p>UK /staɪl/</text:p>
            <text:p>US /staɪl/</text:p>
          </table:table-cell>
          <table:table-cell table:style-name="ce192" office:value-type="string" calcext:value-type="string">
            <text:p>Noun</text:p>
          </table:table-cell>
          <table:table-cell table:style-name="ce188" office:value-type="string" calcext:value-type="string">
            <text:p><text:span text:style-name="T2">way something is done</text:span></text:p>
            <text:p>1. [countable, uncountable] the particular way in which something is done</text:p>
            <text:p>design of clothes/hair</text:p>
            <text:p>2. [countable] a particular design of something, especially clothes</text:p>
          </table:table-cell>
          <table:table-cell table:style-name="ce192" office:value-type="string" calcext:value-type="string">
            <text:p>"Style" là một từ tiếng Anh có nghĩa rất rộng và có thể được hiểu theo nhiều cách khác nhau tùy thuộc vào ngữ cảnh. Dưới đây là một số nghĩa phổ biến:</text:p>
            <text:p>Phong cách cá nhân: Cách một người ăn mặc, trang điểm, và thể hiện bản thân.</text:p>
            <text:p>Ví dụ: "She has a unique fashion style" (Cô ấy có phong cách thời trang độc đáo).</text:p>
            <text:p>Phong cách văn học hoặc nghệ thuật: Cách mà một tác phẩm văn học, âm nhạc, hoặc nghệ thuật được tạo ra và thể hiện.</text:p>
            <text:p>Ví dụ: "His writing style is very descriptive" (Phong cách viết của anh ấy rất chi tiết).</text:p>
            <text:p>Phong cách sống: Cách mà một người sống và tiếp cận cuộc sống hàng ngày.</text:p>
            <text:p>Ví dụ: "They live a simple, minimalist style" (Họ sống một cuộc sống đơn giản và tối giản).</text:p>
            <text:p/>
          </table:table-cell>
          <table:table-cell table:style-name="ce192" table:number-columns-repeated="2"/>
          <table:table-cell/>
        </table:table-row>
        <table:table-row table:style-name="ro61">
          <table:table-cell/>
          <table:table-cell table:style-name="ce192" office:value-type="string" calcext:value-type="string">
            <text:p>substance</text:p>
          </table:table-cell>
          <table:table-cell table:style-name="ce188" office:value-type="string" calcext:value-type="string">
            <text:p>UK /ˈsʌbstəns/</text:p>
            <text:p>US /ˈsʌbstəns/</text:p>
          </table:table-cell>
          <table:table-cell table:style-name="ce192" office:value-type="string" calcext:value-type="string">
            <text:p>Noun</text:p>
          </table:table-cell>
          <table:table-cell table:style-name="ce188" office:value-type="string" calcext:value-type="string">
            <text:p>1. [countable] a type of solid, liquid or gas that has particular qualities</text:p>
            <text:p>2. [countable] a drug, especially an illegal one</text:p>
          </table:table-cell>
          <table:table-cell table:style-name="ce192" office:value-type="string" calcext:value-type="string">
            <text:p>"Substance" là một từ tiếng Anh có nhiều nghĩa khác nhau, tùy thuộc vào ngữ cảnh. Dưới đây là một số nghĩa phổ biến:</text:p>
            <text:p>Vật chất: Chất liệu cụ thể mà vật thể được làm từ. Ví dụ: "Water is a substance essential for life" (Nước là một chất thiết yếu cho sự sống).</text:p>
            <text:p>Ý nghĩa cốt lõi: Phần cốt lõi, ý nghĩa hoặc bản chất của một điều gì đó. Ví dụ: "The substance of his argument was compelling" (Bản chất lập luận của anh ấy rất thuyết phục).</text:p>
            <text:p>Nội dung: Nội dung thực sự, chứ không phải hình thức bên ngoài. Ví dụ: "The report lacks substance" (Báo cáo thiếu nội dung thực sự).</text:p>
            <text:p>Chất gây nghiện: Các loại thuốc hoặc hóa chất có thể gây nghiện. Ví dụ: "He was arrested for possession of illegal substances" (Anh ấy bị bắt vì tàng trữ các chất cấm).</text:p>
            <text:p/>
          </table:table-cell>
          <table:table-cell table:style-name="ce192" table:number-columns-repeated="2"/>
          <table:table-cell/>
        </table:table-row>
        <table:table-row table:style-name="ro23">
          <table:table-cell/>
          <table:table-cell table:style-name="ce192" office:value-type="string" calcext:value-type="string">
            <text:p>compete</text:p>
          </table:table-cell>
          <table:table-cell table:style-name="ce188" office:value-type="string" calcext:value-type="string">
            <text:p>UK /kəmˈpiːt/</text:p>
            <text:p>US /kəmˈpiːt/</text:p>
          </table:table-cell>
          <table:table-cell table:style-name="ce192" office:value-type="string" calcext:value-type="string">
            <text:p>Verb</text:p>
          </table:table-cell>
          <table:table-cell table:style-name="ce188" office:value-type="string" calcext:value-type="string">
            <text:p>1. [intransitive] to take part in a contest or game</text:p>
            <text:p>2. [intransitive] to try to be more successful or better than somebody else who is trying to do the same as you</text:p>
          </table:table-cell>
          <table:table-cell table:style-name="ce192" office:value-type="string" calcext:value-type="string">
            <text:p>"Compete" là một từ tiếng Anh có nghĩa là thi đấu hoặc cạnh tranh với người khác để giành chiến thắng hoặc đạt được một mục tiêu nào đó. Ví dụ:</text:p>
            <text:p>Thể thao: "They will compete in the finals next week" (Họ sẽ thi đấu trong trận chung kết vào tuần tới).</text:p>
            <text:p>Kinh doanh: "Companies compete for market share" (Các công ty cạnh tranh để giành thị phần).</text:p>
            <text:p/>
          </table:table-cell>
          <table:table-cell table:style-name="ce192" table:number-columns-repeated="2"/>
          <table:table-cell/>
        </table:table-row>
        <table:table-row table:style-name="ro30">
          <table:table-cell/>
          <table:table-cell table:style-name="ce192" office:value-type="string" calcext:value-type="string">
            <text:p>attacted to </text:p>
          </table:table-cell>
          <table:table-cell table:style-name="ce188" office:value-type="string" calcext:value-type="string">
            <text:p>UK /əˈtrækt/</text:p>
            <text:p>US /əˈtrækt/</text:p>
          </table:table-cell>
          <table:table-cell table:style-name="ce192" office:value-type="string" calcext:value-type="string">
            <text:p>Verb</text:p>
          </table:table-cell>
          <table:table-cell table:style-name="ce188" office:value-type="string" calcext:value-type="string">
            <text:p>1. [usually passive] if you are attracted by something, it interests you and makes you want it; if you are attracted by somebody, you like or admire them</text:p>
          </table:table-cell>
          <table:table-cell table:style-name="ce192" office:value-type="string" calcext:value-type="string">
            <text:p>bị thu hút</text:p>
          </table:table-cell>
          <table:table-cell table:style-name="ce192" table:number-columns-repeated="2"/>
          <table:table-cell/>
        </table:table-row>
        <table:table-row table:style-name="ro104">
          <table:table-cell/>
          <table:table-cell table:style-name="ce192" office:value-type="string" calcext:value-type="string">
            <text:p>geisha</text:p>
          </table:table-cell>
          <table:table-cell table:style-name="ce188" office:value-type="string" calcext:value-type="string">
            <text:p>UK /ˈɡeɪʃə/</text:p>
            <text:p>US /ˈɡeɪʃə/</text:p>
          </table:table-cell>
          <table:table-cell table:style-name="ce192" office:value-type="string" calcext:value-type="string">
            <text:p>Noun</text:p>
          </table:table-cell>
          <table:table-cell table:style-name="ce188" office:value-type="string" calcext:value-type="string">
            <text:p>a Japanese woman who is trained to entertain men with conversation, dancing and singing</text:p>
          </table:table-cell>
          <table:table-cell table:style-name="ce188" office:value-type="string" calcext:value-type="string">
            <text:p>"Geisha" là từ chỉ những người nghệ sĩ truyền thống ở Nhật Bản, được đào tạo chuyên nghiệp trong các lĩnh vực như múa, hát, chơi nhạc cụ truyền thống, và nghệ thuật trò chuyện. Geisha không chỉ là biểu tượng của vẻ đẹp mà còn của văn hóa và nghệ thuật Nhật Bản. Họ thường mặc trang phục kimono truyền thống, trang điểm đặc biệt, và có kiến thức sâu rộng về văn hóa truyền thống và hiện đại của Nhật Bản.</text:p>
          </table:table-cell>
          <table:table-cell table:style-name="ce192" table:number-columns-repeated="2"/>
          <table:table-cell/>
        </table:table-row>
        <table:table-row table:style-name="ro105">
          <table:table-cell/>
          <table:table-cell table:style-name="ce192" office:value-type="string" calcext:value-type="string">
            <text:p>feature</text:p>
          </table:table-cell>
          <table:table-cell table:style-name="ce188" office:value-type="string" calcext:value-type="string">
            <text:p>UK /ˈfiːtʃə(r)/</text:p>
            <text:p>US /ˈfiːtʃər/</text:p>
          </table:table-cell>
          <table:table-cell table:style-name="ce192" office:value-type="string" calcext:value-type="string">
            <text:p>Noun</text:p>
          </table:table-cell>
          <table:table-cell table:style-name="ce188" office:value-type="string" calcext:value-type="string">
            <text:p>1. something important, interesting or typical of a place or thing</text:p>
            <text:p>2. [usually plural] a part of somebody’s face such as their nose, mouth and eyes</text:p>
          </table:table-cell>
          <table:table-cell table:style-name="ce192" office:value-type="string" calcext:value-type="string">
            <text:p>"Feature" là một từ tiếng Anh có nhiều nghĩa khác nhau, tùy thuộc vào ngữ cảnh. Dưới đây là một số nghĩa phổ biến của từ này:</text:p>
            <text:p>Đặc điểm: Một đặc điểm hoặc tính năng nổi bật của một vật, người hoặc địa điểm. Ví dụ: "The main feature of this phone is its high-resolution camera" (Đặc điểm chính của chiếc điện thoại này là camera có độ phân giải cao).</text:p>
            <text:p>Tính năng: Các chức năng hoặc khả năng cụ thể của một sản phẩm hoặc dịch vụ. Ví dụ: "The new software has several advanced features" (Phần mềm mới có nhiều tính năng tiên tiến).</text:p>
            <text:p>Bài báo đặc biệt: Một bài báo dài và chi tiết về một chủ đề cụ thể trong báo hoặc tạp chí. Ví dụ: "The magazine's feature article this month is about sustainable living" (Bài báo đặc biệt của tạp chí tháng này nói về cuộc sống bền vững).</text:p>
            <text:p/>
          </table:table-cell>
          <table:table-cell table:style-name="ce192" table:number-columns-repeated="2"/>
          <table:table-cell/>
        </table:table-row>
        <table:table-row table:style-name="ro44">
          <table:table-cell/>
          <table:table-cell table:style-name="ce192" office:value-type="string" calcext:value-type="string">
            <text:p>fink</text:p>
          </table:table-cell>
          <table:table-cell table:style-name="ce188" office:value-type="string" calcext:value-type="string">
            <text:p>UK /fɪŋk/</text:p>
            <text:p>US /fɪŋk/</text:p>
          </table:table-cell>
          <table:table-cell table:style-name="ce192" office:value-type="string" calcext:value-type="string">
            <text:p>Noun</text:p>
          </table:table-cell>
          <table:table-cell table:style-name="ce194" office:value-type="string" calcext:value-type="string">
            <text:p>an unpleasant person</text:p>
          </table:table-cell>
          <table:table-cell table:style-name="ce194" office:value-type="string" calcext:value-type="string">
            <text:p>"Fink" là một từ tiếng Anh có nghĩa là người mách lẻo hoặc kẻ phản bội, thường dùng để chỉ những người tiết lộ thông tin mật hoặc làm điều gì đó khiến người khác gặp rắc rối. Ví dụ, trong một nhóm bạn, nếu có ai đó nói với người khác về kế hoạch bí mật của nhóm mà không được phép, người đó có thể bị gọi là "fink".</text:p>
          </table:table-cell>
          <table:table-cell table:style-name="ce192" table:number-columns-repeated="2"/>
          <table:table-cell/>
        </table:table-row>
        <table:table-row table:style-name="ro58">
          <table:table-cell/>
          <table:table-cell table:style-name="ce192" office:value-type="string" calcext:value-type="string">
            <text:p>catchy</text:p>
          </table:table-cell>
          <table:table-cell table:style-name="ce188" office:value-type="string" calcext:value-type="string">
            <text:p>UK /ˈkætʃi/</text:p>
            <text:p>US /ˈkætʃi/</text:p>
          </table:table-cell>
          <table:table-cell table:style-name="ce192" office:value-type="string" calcext:value-type="string">
            <text:p>Adjective</text:p>
          </table:table-cell>
          <table:table-cell table:style-name="ce194" office:value-type="string" calcext:value-type="string">
            <text:p>(of music or the words of an advertisement) pleasant and easily remembered</text:p>
          </table:table-cell>
          <table:table-cell table:style-name="ce192" office:value-type="string" calcext:value-type="string">
            <text:p>bắt tai</text:p>
          </table:table-cell>
          <table:table-cell table:style-name="ce192" table:number-columns-repeated="2"/>
          <table:table-cell/>
        </table:table-row>
        <table:table-row table:style-name="ro27">
          <table:table-cell/>
          <table:table-cell table:style-name="ce192" office:value-type="string" calcext:value-type="string">
            <text:p>stink</text:p>
          </table:table-cell>
          <table:table-cell table:style-name="ce188" office:value-type="string" calcext:value-type="string">
            <text:p>UK /stɪŋk/</text:p>
            <text:p>US /stɪŋk/</text:p>
          </table:table-cell>
          <table:table-cell table:style-name="ce192" office:value-type="string" calcext:value-type="string">
            <text:p>Verb</text:p>
          </table:table-cell>
          <table:table-cell table:style-name="ce194" office:value-type="string" calcext:value-type="string">
            <text:p>1. [intransitive] stink (of something) to have a strong, unpleasant smell</text:p>
          </table:table-cell>
          <table:table-cell table:style-name="ce192" office:value-type="string" calcext:value-type="string">
            <text:p>"Stink" là một từ tiếng Anh có nghĩa là có mùi hôi thối hoặc rất khó chịu. Ví dụ, "The garbage stinks" (Rác có mùi hôi thối).</text:p>
            <text:p>Ngoài ra, "stink" còn có nghĩa bóng là gây ra sự không hài lòng hoặc phiền toái. Ví dụ, "The situation stinks" (Tình huống này thật khó chịu).</text:p>
            <text:p/>
          </table:table-cell>
          <table:table-cell table:style-name="ce192" table:number-columns-repeated="2"/>
          <table:table-cell/>
        </table:table-row>
        <table:table-row table:style-name="ro106">
          <table:table-cell/>
          <table:table-cell table:style-name="ce192" office:value-type="string" calcext:value-type="string">
            <text:p>maternity</text:p>
          </table:table-cell>
          <table:table-cell table:style-name="ce188" office:value-type="string" calcext:value-type="string">
            <text:p>UK /məˈtɜːnəti/</text:p>
            <text:p>US /məˈtɜːrnəti/</text:p>
          </table:table-cell>
          <table:table-cell table:style-name="ce192" office:value-type="string" calcext:value-type="string">
            <text:p>Noun</text:p>
          </table:table-cell>
          <table:table-cell table:style-name="ce194" office:value-type="string" calcext:value-type="string">
            <text:p>the state of being or becoming a mother</text:p>
          </table:table-cell>
          <table:table-cell table:style-name="ce192" office:value-type="string" calcext:value-type="string">
            <text:p>"Maternity" là một từ tiếng Anh có nghĩa là sự thai nghén và sinh đẻ, hoặc tất cả những điều liên quan đến việc mang thai và chăm sóc trẻ sơ sinh. Đây là một từ thường được sử dụng trong nhiều ngữ cảnh khác nhau, ví dụ:</text:p>
            <text:p>Kỳ nghỉ thai sản: "Maternity leave" là khoảng thời gian mà một phụ nữ được nghỉ việc để chăm sóc con mới sinh. Ví dụ: "She is on maternity leave for three months" (Cô ấy đang nghỉ thai sản ba tháng).</text:p>
            <text:p>Quần áo bà bầu: "Maternity clothes" là loại quần áo được thiết kế đặc biệt cho phụ nữ mang thai để đảm bảo sự thoải mái và hỗ trợ. Ví dụ: "She bought some new maternity clothes" (Cô ấy đã mua một số quần áo bà bầu mới).</text:p>
            <text:p/>
          </table:table-cell>
          <table:table-cell table:style-name="ce192" table:number-columns-repeated="2"/>
          <table:table-cell/>
        </table:table-row>
        <table:table-row table:style-name="ro60">
          <table:table-cell/>
          <table:table-cell table:style-name="ce192" office:value-type="string" calcext:value-type="string">
            <text:p>chug</text:p>
          </table:table-cell>
          <table:table-cell table:style-name="ce188" office:value-type="string" calcext:value-type="string">
            <text:p>UK /tʃʌɡ/</text:p>
            <text:p>US /tʃʌɡ/</text:p>
          </table:table-cell>
          <table:table-cell table:style-name="ce192" office:value-type="string" calcext:value-type="string">
            <text:p>Verb</text:p>
          </table:table-cell>
          <table:table-cell table:style-name="ce194" office:value-type="string" calcext:value-type="string">
            <text:p>1. [intransitive] (+ adv./prep.) to move making the sound of an engine running slowly</text:p>
          </table:table-cell>
          <table:table-cell table:style-name="ce116" office:value-type="string" calcext:value-type="string">
            <text:p>"Chug" là một từ tiếng Anh có nghĩa là uống một lượng lớn chất lỏng nhanh chóng, thường là trong một lần hoặc không ngừng nghỉ. Hành động này thường được thực hiện khi uống bia hoặc nước trong các cuộc thi uống hoặc khi ai đó đang khát và uống nước nhanh chóng.</text:p>
            <text:p>Ví dụ:</text:p>
            <text:p>"He chugged the whole bottle of water after his run" (Anh ấy uống hết cả chai nước sau khi chạy).</text:p>
            <text:p>"They had a beer chugging contest at the party" (Họ đã tổ chức một cuộc thi uống bia nhanh tại bữa tiệc).</text:p>
            <text:p/>
          </table:table-cell>
          <table:table-cell table:style-name="ce192" table:number-columns-repeated="2"/>
          <table:table-cell/>
        </table:table-row>
        <table:table-row table:style-name="ro27">
          <table:table-cell/>
          <table:table-cell table:style-name="ce192" office:value-type="string" calcext:value-type="string">
            <text:p>eggnog</text:p>
          </table:table-cell>
          <table:table-cell table:style-name="ce188" office:value-type="string" calcext:value-type="string">
            <text:p>UK /ˈeɡnɒɡ/</text:p>
            <text:p>US /ˈeɡnɑːɡ/</text:p>
          </table:table-cell>
          <table:table-cell table:style-name="ce192" office:value-type="string" calcext:value-type="string">
            <text:p>Noun</text:p>
          </table:table-cell>
          <table:table-cell table:style-name="ce188" office:value-type="string" calcext:value-type="string">
            <text:p>an alcoholic drink made by mixing eggs, milk and sugar with alcohol such as rum or <text:a xlink:href="https://www.oxfordlearnersdictionaries.com/definition/english/brandy" xlink:type="simple">brandy</text:a></text:p>
          </table:table-cell>
          <table:table-cell table:style-name="ce192" office:value-type="string" calcext:value-type="string">
            <text:p>trứng pha với sữa với cồn</text:p>
          </table:table-cell>
          <table:table-cell table:style-name="ce192" table:number-columns-repeated="2"/>
          <table:table-cell/>
        </table:table-row>
        <table:table-row table:style-name="ro27">
          <table:table-cell/>
          <table:table-cell table:style-name="ce192" office:value-type="string" calcext:value-type="string">
            <text:p>drow</text:p>
          </table:table-cell>
          <table:table-cell table:style-name="ce188" office:value-type="string" calcext:value-type="string">
            <text:p>UK /draʊn/</text:p>
            <text:p>US /draʊn/</text:p>
          </table:table-cell>
          <table:table-cell table:style-name="ce192" office:value-type="string" calcext:value-type="string">
            <text:p>Verb</text:p>
          </table:table-cell>
          <table:table-cell table:style-name="ce188" office:value-type="string" calcext:value-type="string">
            <text:p>1. [intransitive, transitive] to die because you have been <text:a xlink:href="https://www.oxfordlearnersdictionaries.com/definition/english/underwater_1" xlink:type="simple">underwater</text:a> too long and you cannot breathe; to kill somebody by holding them underwater</text:p>
          </table:table-cell>
          <table:table-cell table:style-name="ce192" office:value-type="string" calcext:value-type="string">
            <text:p>1. chết đuối</text:p>
          </table:table-cell>
          <table:table-cell table:style-name="ce192" table:number-columns-repeated="2"/>
          <table:table-cell/>
        </table:table-row>
        <table:table-row table:style-name="ro92">
          <table:table-cell/>
          <table:table-cell table:style-name="ce192" office:value-type="string" calcext:value-type="string">
            <text:p>halfway</text:p>
          </table:table-cell>
          <table:table-cell table:style-name="ce188" office:value-type="string" calcext:value-type="string">
            <text:p>UK /ˌhɑːfˈweɪ/</text:p>
            <text:p>US /ˌhæfˈweɪ/</text:p>
          </table:table-cell>
          <table:table-cell table:style-name="ce192" office:value-type="string" calcext:value-type="string">
            <text:p>Adjective</text:p>
          </table:table-cell>
          <table:table-cell table:style-name="ce188" office:value-type="string" calcext:value-type="string">
            <text:p>1. at an equal distance between two points; in the middle of a period of time</text:p>
            <text:p>2. part of the way towards doing or achieving something</text:p>
          </table:table-cell>
          <table:table-cell table:style-name="ce116" office:value-type="string" calcext:value-type="string">
            <text:p>"Halfway" là một từ tiếng Anh có nghĩa là ở giữa hai điểm hoặc ở giữa một quá trình nào đó. Ví dụ:</text:p>
            <text:p>Vị trí: Khi bạn đang di chuyển từ điểm A đến điểm B và bạn đã đến điểm giữa, bạn có thể nói "I am halfway there" (Tôi đã đi được nửa đường).</text:p>
            <text:p>Thời gian hoặc quá trình: Khi bạn hoàn thành một nửa của một nhiệm vụ hoặc một sự kiện, bạn có thể nói "We are halfway through the project" (Chúng ta đã hoàn thành nửa dự án).</text:p>
            <text:p/>
          </table:table-cell>
          <table:table-cell table:style-name="ce192" table:number-columns-repeated="2"/>
          <table:table-cell/>
        </table:table-row>
        <table:table-row table:style-name="ro107">
          <table:table-cell/>
          <table:table-cell table:style-name="ce192" office:value-type="string" calcext:value-type="string">
            <text:p>stuff</text:p>
          </table:table-cell>
          <table:table-cell table:style-name="ce188" office:value-type="string" calcext:value-type="string">
            <text:p>UK /stʌf/</text:p>
            <text:p>US /stʌf/</text:p>
          </table:table-cell>
          <table:table-cell table:style-name="ce192" office:value-type="string" calcext:value-type="string">
            <text:p>Noun</text:p>
          </table:table-cell>
          <table:table-cell table:style-name="ce188" office:value-type="string" calcext:value-type="string">
            <text:p>1. (informal) used to refer to a substance, material, group of objects, etc. when you do not know the name, when the name is not important or when it is obvious what you are talking about</text:p>
            <text:p>2. (informal) used to refer in a general way to things that people do, say, think, etc.</text:p>
          </table:table-cell>
          <table:table-cell table:style-name="ce192" office:value-type="string" calcext:value-type="string">
            <text:p>"Stuff" là một từ tiếng Anh không chính xác và có nghĩa rộng, thường được sử dụng để chỉ các vật phẩm, đồ đạc, hoặc vật dụng mà không cần phải định rõ chúng là gì. Dưới đây là một số cách sử dụng phổ biến của từ "stuff":</text:p>
            <text:p>Vật phẩm hoặc đồ đạc: "I need to pack my stuff for the trip" (Tôi cần đóng gói đồ đạc của mình cho chuyến đi).</text:p>
            <text:p>Nội dung hoặc chất liệu: "This book is filled with interesting stuff" (Cuốn sách này đầy những nội dung thú vị).</text:p>
            <text:p>Chỉ những thứ không cụ thể: "There's so much stuff to do today" (Có quá nhiều việc phải làm hôm nay).</text:p>
            <text:p>Từ "stuff" rất hữu ích khi bạn không muốn hoặc không cần phải chi tiết hóa những thứ bạn đang nói đến.</text:p>
            <text:p/>
          </table:table-cell>
          <table:table-cell table:style-name="ce192" table:number-columns-repeated="2"/>
          <table:table-cell/>
        </table:table-row>
        <table:table-row table:style-name="ro27">
          <table:table-cell/>
          <table:table-cell table:style-name="ce192" office:value-type="string" calcext:value-type="string">
            <text:p>awkward</text:p>
          </table:table-cell>
          <table:table-cell table:style-name="ce188" office:value-type="string" calcext:value-type="string">
            <text:p>UK /ˈɔːkwəd/</text:p>
            <text:p>US /ˈɔːkwərd/</text:p>
          </table:table-cell>
          <table:table-cell table:style-name="ce192" office:value-type="string" calcext:value-type="string">
            <text:p>Adjective</text:p>
          </table:table-cell>
          <table:table-cell table:style-name="ce188" office:value-type="string" calcext:value-type="string">
            <text:p>1. making you feel embarrassed</text:p>
            <text:p>2. difficult to deal with</text:p>
          </table:table-cell>
          <table:table-cell table:style-name="ce188" office:value-type="string" calcext:value-type="string">
            <text:p>"Awkward" là từ tiếng Anh, có nghĩa là tình huống hoặc hành vi gây khó xử hoặc không thoải mái. Ví dụ, khi bạn ở trong một tình huống mà bạn không biết phải làm gì hoặc nói gì, bạn có thể cảm thấy "awkward".</text:p>
          </table:table-cell>
          <table:table-cell table:style-name="ce192" table:number-columns-repeated="2"/>
          <table:table-cell/>
        </table:table-row>
        <table:table-row table:style-name="ro27">
          <table:table-cell/>
          <table:table-cell table:style-name="ce192" office:value-type="string" calcext:value-type="string">
            <text:p>water stain</text:p>
          </table:table-cell>
          <table:table-cell table:style-name="ce192" table:number-columns-repeated="2"/>
          <table:table-cell table:style-name="ce171"/>
          <table:table-cell table:style-name="ce194" office:value-type="string" calcext:value-type="string">
            <text:p>"Water stain" là vết bẩn do nước gây ra. Chúng thường xuất hiện trên các bề mặt như gỗ, tường, hoặc trần nhà khi nước bị rò rỉ hoặc ngấm vào, tạo ra những vết ố màu nâu hoặc ố vàng. Những vết này có thể làm hỏng vẻ đẹp của bề mặt và đôi khi cần được xử lý để ngăn ngừa hư hỏng thêm.</text:p>
          </table:table-cell>
          <table:table-cell table:style-name="ce192" table:number-columns-repeated="2"/>
          <table:table-cell/>
        </table:table-row>
        <table:table-row table:style-name="ro27">
          <table:table-cell/>
          <table:table-cell table:style-name="ce192" office:value-type="string" calcext:value-type="string">
            <text:p>stain</text:p>
          </table:table-cell>
          <table:table-cell table:style-name="ce188" office:value-type="string" calcext:value-type="string">
            <text:p>UK /steɪn/</text:p>
            <text:p>US /steɪn/</text:p>
          </table:table-cell>
          <table:table-cell table:style-name="ce192" office:value-type="string" calcext:value-type="string">
            <text:p>Noun</text:p>
          </table:table-cell>
          <table:table-cell table:style-name="ce188" office:value-type="string" calcext:value-type="string">
            <text:p>1. a dirty mark on something, that is difficult to remove</text:p>
            <text:p>2. [uncountable, countable] a liquid used for changing the colour of wood or cloth</text:p>
          </table:table-cell>
          <table:table-cell table:style-name="ce194" office:value-type="string" calcext:value-type="string">
            <text:p>"Stain" là từ tiếng Anh có nghĩa là vết bẩn hoặc vết ố trên bề mặt của một vật thể, thường là do một chất lỏng hoặc chất rắn nào đó gây ra. Vết bẩn có thể xuất hiện trên các bề mặt như quần áo, gỗ, tường, giấy, và nhiều loại vật liệu khác. Ví dụ, khi bạn đổ cà phê lên áo, nó sẽ để lại một vết bẩn màu nâu trên vải.</text:p>
          </table:table-cell>
          <table:table-cell table:style-name="ce192" table:number-columns-repeated="2"/>
          <table:table-cell/>
        </table:table-row>
        <table:table-row table:style-name="ro27">
          <table:table-cell/>
          <table:table-cell table:style-name="ce192" office:value-type="string" calcext:value-type="string">
            <text:p>crescent moon</text:p>
          </table:table-cell>
          <table:table-cell table:style-name="ce192" table:number-columns-repeated="2"/>
          <table:table-cell table:style-name="ce170"/>
          <table:table-cell table:style-name="ce194" office:value-type="string" calcext:value-type="string">
            <text:p>"Crescent moon" là từ tiếng Anh để chỉ "trăng lưỡi liềm," hình dạng của mặt trăng khi nó chỉ chiếu sáng một phần nhỏ, tạo thành hình cong giống như một lưỡi liềm. Trăng lưỡi liềm thường xuất hiện trong các pha đầu và cuối của chu kỳ mặt trăng.</text:p>
          </table:table-cell>
          <table:table-cell table:style-name="ce192" table:number-columns-repeated="2"/>
          <table:table-cell/>
        </table:table-row>
        <table:table-row table:style-name="ro27">
          <table:table-cell/>
          <table:table-cell table:style-name="ce192" office:value-type="string" calcext:value-type="string">
            <text:p>instagram</text:p>
          </table:table-cell>
          <table:table-cell table:style-name="ce188" office:value-type="string" calcext:value-type="string">
            <text:p>UK /ˈɪnstəɡræm/</text:p>
            <text:p>US /ˈɪnstəɡræm/</text:p>
          </table:table-cell>
          <table:table-cell table:style-name="ce192" office:value-type="string" calcext:value-type="string">
            <text:p>Noun</text:p>
          </table:table-cell>
          <table:table-cell table:style-name="ce194" office:value-type="string" calcext:value-type="string">
            <text:p>a <text:a xlink:href="https://www.oxfordlearnersdictionaries.com/definition/english/social-media" xlink:type="simple">social media</text:a> website where people can share photographs and short videos</text:p>
          </table:table-cell>
          <table:table-cell table:style-name="ce192" office:value-type="string" calcext:value-type="string">
            <text:p>chụp lại</text:p>
          </table:table-cell>
          <table:table-cell table:style-name="ce192" table:number-columns-repeated="2"/>
          <table:table-cell/>
        </table:table-row>
        <table:table-row table:style-name="ro108">
          <table:table-cell/>
          <table:table-cell table:style-name="ce192" office:value-type="string" calcext:value-type="string">
            <text:p>specific</text:p>
          </table:table-cell>
          <table:table-cell table:style-name="ce188" office:value-type="string" calcext:value-type="string">
            <text:p>UK /spəˈsɪfɪk/</text:p>
            <text:p>US /spəˈsɪfɪk/</text:p>
          </table:table-cell>
          <table:table-cell table:style-name="ce192" office:value-type="string" calcext:value-type="string">
            <text:p>Adjective</text:p>
          </table:table-cell>
          <table:table-cell table:style-name="ce188" office:value-type="string" calcext:value-type="string">
            <text:p>1. [usually before noun] connected with one particular thing only</text:p>
            <text:p>2. detailed and exact</text:p>
          </table:table-cell>
          <table:table-cell table:style-name="ce188" office:value-type="string" calcext:value-type="string">
            <text:p>"Specific" là từ tiếng Anh có nghĩa là "cụ thể" hoặc "rõ ràng." Nó được dùng để chỉ điều gì đó được mô tả hoặc xác định một cách chi tiết, không mơ hồ hay chung chung. Ví dụ, khi bạn yêu cầu ai đó cung cấp thông tin cụ thể về một chủ đề, bạn đang yêu cầu họ đưa ra những chi tiết rõ ràng và chính xác.</text:p>
          </table:table-cell>
          <table:table-cell table:style-name="ce192" table:number-columns-repeated="2"/>
          <table:table-cell/>
        </table:table-row>
        <table:table-row table:style-name="ro109">
          <table:table-cell/>
          <table:table-cell table:style-name="ce192" office:value-type="string" calcext:value-type="string">
            <text:p>pear</text:p>
          </table:table-cell>
          <table:table-cell table:style-name="ce188" office:value-type="string" calcext:value-type="string">
            <text:p>UK /peə(r)/</text:p>
            <text:p>US /per/</text:p>
          </table:table-cell>
          <table:table-cell table:style-name="ce192" office:value-type="string" calcext:value-type="string">
            <text:p>Noun</text:p>
          </table:table-cell>
          <table:table-cell table:style-name="ce194" office:value-type="string" calcext:value-type="string">
            <text:p>a yellow or green fruit that is narrow at the top and wide at the bottom</text:p>
          </table:table-cell>
          <table:table-cell table:style-name="ce188" office:value-type="string" calcext:value-type="string">
            <text:p>"Pear" là từ tiếng Anh để chỉ quả lê, một loại trái cây có hình dạng hơi giống hình chuông. Lê có vỏ mỏng, màu sắc có thể thay đổi từ xanh, vàng đến đỏ, và thịt quả thì ngọt, nhiều nước, rất thơm ngon. Quả lê thường được ăn tươi, làm món tráng miệng, hoặc sử dụng trong các món ăn, bánh ngọt và salad.</text:p>
          </table:table-cell>
          <table:table-cell table:style-name="ce192" table:number-columns-repeated="2"/>
          <table:table-cell/>
        </table:table-row>
        <table:table-row table:style-name="ro27">
          <table:table-cell/>
          <table:table-cell table:style-name="ce192" office:value-type="string" calcext:value-type="string">
            <text:p>thwack</text:p>
          </table:table-cell>
          <table:table-cell table:style-name="ce188" office:value-type="string" calcext:value-type="string">
            <text:p>UK /θwæk/</text:p>
            <text:p>US /θwæk/</text:p>
          </table:table-cell>
          <table:table-cell table:style-name="ce192" office:value-type="string" calcext:value-type="string">
            <text:p>Verb</text:p>
          </table:table-cell>
          <table:table-cell table:style-name="ce188" office:value-type="string" calcext:value-type="string">
            <text:p>thwack somebody/something to hit somebody/something hard, making a short, loud sound</text:p>
          </table:table-cell>
          <table:table-cell table:style-name="ce194" office:value-type="string" calcext:value-type="string">
            <text:p>"Thwack" là từ tiếng Anh dùng để mô tả âm thanh mạnh, sắc nét, như khi một vật gì đó đập mạnh vào một bề mặt cứng. Ví dụ, khi bạn đánh một quả bóng chày bằng gậy, âm thanh phát ra có thể được miêu tả là "thwack."</text:p>
          </table:table-cell>
          <table:table-cell table:style-name="ce192" table:number-columns-repeated="2"/>
          <table:table-cell/>
        </table:table-row>
        <table:table-row table:style-name="ro73">
          <table:table-cell/>
          <table:table-cell table:style-name="ce192" office:value-type="string" calcext:value-type="string">
            <text:p>gesture</text:p>
          </table:table-cell>
          <table:table-cell table:style-name="ce188" office:value-type="string" calcext:value-type="string">
            <text:p>Uk /ˈdʒestʃə(r)/</text:p>
            <text:p>US /ˈdʒestʃər/</text:p>
          </table:table-cell>
          <table:table-cell table:style-name="ce192" office:value-type="string" calcext:value-type="string">
            <text:p>Noun</text:p>
          </table:table-cell>
          <table:table-cell table:style-name="ce188" office:value-type="string" calcext:value-type="string">
            <text:p>1. [countable, uncountable] a movement that you make with your hands, your head or your face to show a particular meaning</text:p>
            <text:p>2. [countable] something that you do or say to show a particular feeling or intention</text:p>
          </table:table-cell>
          <table:table-cell table:style-name="ce194" office:value-type="string" calcext:value-type="string">
            <text:p>"Gesture" là từ tiếng Anh có nghĩa là "cử chỉ" hoặc "động tác". Nó được dùng để chỉ hành động hoặc chuyển động của tay, đầu, hoặc cơ thể để biểu đạt một ý nghĩa hoặc cảm xúc nào đó mà không cần dùng lời nói. Ví dụ, vẫy tay để chào, gật đầu để đồng ý, hoặc nhún vai để biểu thị sự không chắc chắn, tất cả đều là các cử chỉ.</text:p>
          </table:table-cell>
          <table:table-cell table:style-name="ce192" table:number-columns-repeated="2"/>
          <table:table-cell/>
        </table:table-row>
        <table:table-row table:style-name="ro27">
          <table:table-cell/>
          <table:table-cell table:style-name="ce192" office:value-type="string" calcext:value-type="string">
            <text:p>cool with it</text:p>
          </table:table-cell>
          <table:table-cell table:style-name="ce192" table:number-columns-repeated="2"/>
          <table:table-cell table:style-name="ce171"/>
          <table:table-cell table:style-name="ce192" office:value-type="string" calcext:value-type="string">
            <text:p>cảm thấy ổn</text:p>
          </table:table-cell>
          <table:table-cell table:style-name="ce192" table:number-columns-repeated="2"/>
          <table:table-cell/>
        </table:table-row>
        <table:table-row table:style-name="ro27">
          <table:table-cell/>
          <table:table-cell table:style-name="ce192" office:value-type="string" calcext:value-type="string">
            <text:p>teachable moment</text:p>
          </table:table-cell>
          <table:table-cell table:style-name="ce192" table:number-columns-repeated="2"/>
          <table:table-cell table:style-name="ce188" office:value-type="string" calcext:value-type="string">
            <text:p>an event or experience which presents a good opportunity for learning something about a particular aspect of life.</text:p>
          </table:table-cell>
          <table:table-cell table:style-name="ce192" office:value-type="string" calcext:value-type="string">
            <text:p>đến giờ hc rồi</text:p>
          </table:table-cell>
          <table:table-cell table:style-name="ce192" table:number-columns-repeated="2"/>
          <table:table-cell/>
        </table:table-row>
        <table:table-row table:style-name="ro26">
          <table:table-cell/>
          <table:table-cell table:style-name="ce192" office:value-type="string" calcext:value-type="string">
            <text:p>role</text:p>
          </table:table-cell>
          <table:table-cell table:style-name="ce188" office:value-type="string" calcext:value-type="string">
            <text:p>UK /rəʊl/</text:p>
            <text:p>US /rəʊl/</text:p>
          </table:table-cell>
          <table:table-cell table:style-name="ce192" office:value-type="string" calcext:value-type="string">
            <text:p>Noun</text:p>
          </table:table-cell>
          <table:table-cell table:style-name="ce188" office:value-type="string" calcext:value-type="string">
            <text:p>1. an actor’s part in a play, film, etc.</text:p>
            <text:p>2. the function or position that somebody has or is expected to have in an organization, in society or in a relationship</text:p>
          </table:table-cell>
          <table:table-cell table:style-name="ce188" office:value-type="string" calcext:value-type="string">
            <text:p>"Role" là từ tiếng Anh có nghĩa là "vai trò" hoặc "chức năng". Nó được sử dụng để chỉ một vị trí hoặc chức năng mà một người hoặc một vật được giao để thực hiện trong một ngữ cảnh cụ thể. Ví dụ, trong một công ty, mỗi nhân viên có một vai trò nhất định như giám đốc, nhân viên kế toán, hay quản lý dự án. Trong kịch hoặc phim, vai trò còn có thể ám chỉ nhân vật mà một diễn viên đang diễn.</text:p>
          </table:table-cell>
          <table:table-cell table:style-name="ce192" table:number-columns-repeated="2"/>
          <table:table-cell/>
        </table:table-row>
        <table:table-row table:style-name="ro26">
          <table:table-cell/>
          <table:table-cell table:style-name="ce192" office:value-type="string" calcext:value-type="string">
            <text:p>reverse</text:p>
          </table:table-cell>
          <table:table-cell table:style-name="ce188" office:value-type="string" calcext:value-type="string">
            <text:p>UK /rɪˈvɜːs/</text:p>
            <text:p>US /rɪˈvɜːrs/</text:p>
          </table:table-cell>
          <table:table-cell table:style-name="ce192" office:value-type="string" calcext:value-type="string">
            <text:p>Verb</text:p>
          </table:table-cell>
          <table:table-cell table:style-name="ce175" office:value-type="string" calcext:value-type="string">
            <text:p>change to opposite</text:p>
            <text:p>1. [transitive] reverse something to change something completely so that it is the opposite of what it was before</text:p>
          </table:table-cell>
          <table:table-cell table:style-name="ce188" office:value-type="string" calcext:value-type="string">
            <text:p>"Reverse" là từ tiếng Anh có nghĩa là "đảo ngược" hoặc "lùi lại". Nó được dùng để chỉ hành động hoặc quá trình thay đổi hướng, trình tự hoặc vị trí của một cái gì đó theo chiều ngược lại. Ví dụ, khi bạn muốn đưa ô tô lùi lại, bạn sẽ sử dụng số lùi (reverse gear). Cũng vậy, trong các bối cảnh khác như công nghệ, từ "reverse" có thể ám chỉ quá trình quay ngược lại các bước đã thực hiện.</text:p>
          </table:table-cell>
          <table:table-cell table:style-name="ce192" table:number-columns-repeated="2"/>
          <table:table-cell/>
        </table:table-row>
        <table:table-row table:style-name="ro102">
          <table:table-cell/>
          <table:table-cell table:style-name="ce192" office:value-type="string" calcext:value-type="string">
            <text:p>policy</text:p>
          </table:table-cell>
          <table:table-cell table:style-name="ce188" office:value-type="string" calcext:value-type="string">
            <text:p>UK /ˈpɒləsi/</text:p>
            <text:p>US /ˈpɑːləsi/</text:p>
          </table:table-cell>
          <table:table-cell table:style-name="ce192" office:value-type="string" calcext:value-type="string">
            <text:p>Noun</text:p>
          </table:table-cell>
          <table:table-cell table:style-name="ce188" office:value-type="string" calcext:value-type="string">
            <text:p>1. [countable, uncountable] a plan of action agreed or chosen by a political party, a business, etc.</text:p>
            <text:p>2. [countable, uncountable] (formal) a principle that you believe in that influences how you behave; a way in which you usually behave</text:p>
          </table:table-cell>
          <table:table-cell table:style-name="ce116" office:value-type="string" calcext:value-type="string">
            <text:p>"Policy" là từ tiếng Anh có nghĩa là "chính sách" hoặc "quy định". Nó dùng để chỉ các nguyên tắc, quy tắc hoặc hướng dẫn được thiết lập bởi một tổ chức, chính phủ hoặc cá nhân để quản lý hành vi và ra quyết định trong các tình huống cụ thể. Chính sách có thể liên quan đến nhiều lĩnh vực khác nhau như kinh doanh, giáo dục, y tế, và công nghệ.</text:p>
            <text:p>Ví dụ, một công ty có thể có chính sách làm việc từ xa, nghĩa là nhân viên có thể làm việc từ nhà một vài ngày trong tuần. Hoặc một quốc gia có thể có chính sách về thuế để quản lý cách thức và mức độ thu thuế từ công dân.</text:p>
            <text:p/>
          </table:table-cell>
          <table:table-cell table:style-name="ce192" table:number-columns-repeated="2"/>
          <table:table-cell/>
        </table:table-row>
        <table:table-row table:style-name="ro110">
          <table:table-cell/>
          <table:table-cell table:style-name="ce166" office:value-type="string" calcext:value-type="string">
            <text:p>inappropriate</text:p>
          </table:table-cell>
          <table:table-cell table:style-name="ce188" office:value-type="string" calcext:value-type="string">
            <text:p>UK /ˌɪnəˈprəʊpriət/</text:p>
            <text:p>US /ˌɪnəˈprəʊpriət/</text:p>
          </table:table-cell>
          <table:table-cell table:style-name="ce192" office:value-type="string" calcext:value-type="string">
            <text:p>Adjective</text:p>
          </table:table-cell>
          <table:table-cell table:style-name="ce188" office:value-type="string" calcext:value-type="string">
            <text:p>not suitable or appropriate in a particular situation</text:p>
          </table:table-cell>
          <table:table-cell table:style-name="ce188" office:value-type="string" calcext:value-type="string">
            <text:p>"Inappropriate" là từ tiếng Anh có nghĩa là "không phù hợp" hoặc "không thích hợp." Từ này được dùng để miêu tả hành vi, lời nói, hoặc tình huống không phù hợp với ngữ cảnh hoặc tiêu chuẩn đạo đức, xã hội, hoặc văn hóa. Ví dụ, nói chuyện ồn ào trong một cuộc họp trang trọng được coi là hành vi không phù hợp.</text:p>
          </table:table-cell>
          <table:table-cell table:style-name="ce192" table:number-columns-repeated="2"/>
          <table:table-cell/>
        </table:table-row>
        <table:table-row table:style-name="ro27">
          <table:table-cell/>
          <table:table-cell table:style-name="ce192" office:value-type="string" calcext:value-type="string">
            <text:p>inappropriate sexual behavior</text:p>
          </table:table-cell>
          <table:table-cell table:style-name="ce192" table:number-columns-repeated="2"/>
          <table:table-cell table:style-name="ce171"/>
          <table:table-cell table:style-name="ce192" office:value-type="string" calcext:value-type="string">
            <text:p>hành động mang tính tình dục không thích hợp</text:p>
          </table:table-cell>
          <table:table-cell table:style-name="ce192" table:number-columns-repeated="2"/>
          <table:table-cell/>
        </table:table-row>
        <table:table-row table:style-name="ro27">
          <table:table-cell/>
          <table:table-cell table:style-name="ce192" office:value-type="string" calcext:value-type="string">
            <text:p>workplace</text:p>
          </table:table-cell>
          <table:table-cell table:style-name="ce188" office:value-type="string" calcext:value-type="string">
            <text:p>UK /ˈwɜːkpleɪs/</text:p>
            <text:p>US /ˈwɜːrkpleɪs/</text:p>
          </table:table-cell>
          <table:table-cell table:style-name="ce192" office:value-type="string" calcext:value-type="string">
            <text:p>Noun</text:p>
          </table:table-cell>
          <table:table-cell table:style-name="ce194" office:value-type="string" calcext:value-type="string">
            <text:p>the office, factory, etc. where people work</text:p>
          </table:table-cell>
          <table:table-cell table:style-name="ce194" office:value-type="string" calcext:value-type="string">
            <text:p>"Workplace" là từ tiếng Anh dùng để chỉ nơi làm việc hoặc môi trường làm việc. Đây có thể là bất kỳ địa điểm nào mà bạn thực hiện công việc của mình, chẳng hạn như văn phòng, nhà máy, cửa hàng, hoặc thậm chí là tại nhà nếu bạn làm việc từ xa. Môi trường làm việc không chỉ bao gồm không gian vật lý mà còn bao gồm cả văn hóa làm việc, mối quan hệ với đồng nghiệp, và các quy định, chính sách của công ty.</text:p>
          </table:table-cell>
          <table:table-cell table:style-name="ce192" table:number-columns-repeated="2"/>
          <table:table-cell/>
        </table:table-row>
        <table:table-row table:style-name="ro23">
          <table:table-cell/>
          <table:table-cell table:style-name="ce192" office:value-type="string" calcext:value-type="string">
            <text:p>seminar</text:p>
          </table:table-cell>
          <table:table-cell table:style-name="ce188" office:value-type="string" calcext:value-type="string">
            <text:p>UK /ˈsemɪnɑː(r)/</text:p>
            <text:p>US /ˈsemɪnɑːr/</text:p>
          </table:table-cell>
          <table:table-cell table:style-name="ce192" office:value-type="string" calcext:value-type="string">
            <text:p>Noun</text:p>
          </table:table-cell>
          <table:table-cell table:style-name="ce188" office:value-type="string" calcext:value-type="string">
            <text:p>1. a class at a university or college when a small group of students and a teacher discuss or study a particular topic</text:p>
            <text:p>2. a meeting for discussion or training</text:p>
          </table:table-cell>
          <table:table-cell table:style-name="ce192" office:value-type="string" calcext:value-type="string">
            <text:p>buổi hội thảo</text:p>
          </table:table-cell>
          <table:table-cell table:style-name="ce192" table:number-columns-repeated="2"/>
          <table:table-cell/>
        </table:table-row>
        <table:table-row table:style-name="ro27">
          <table:table-cell/>
          <table:table-cell table:style-name="ce192" office:value-type="string" calcext:value-type="string">
            <text:p>self-esteem</text:p>
          </table:table-cell>
          <table:table-cell table:style-name="ce188" office:value-type="string" calcext:value-type="string">
            <text:p>UK /ˌself ɪˈstiːm/</text:p>
            <text:p>US /ˌself ɪˈstiːm/</text:p>
          </table:table-cell>
          <table:table-cell table:style-name="ce192"/>
          <table:table-cell table:style-name="ce194" office:value-type="string" calcext:value-type="string">
            <text:p>a feeling of being happy with your own character and abilities</text:p>
          </table:table-cell>
          <table:table-cell table:style-name="ce192" office:value-type="string" calcext:value-type="string">
            <text:p>"Self-esteem" là một từ tiếng Anh dùng để chỉ sự tự trọng hoặc lòng tự trọng. Đó là cách mỗi người nhìn nhận và đánh giá về bản thân mình, bao gồm cảm giác giá trị, sự tự tin vào khả năng của mình, và sự tôn trọng bản thân.</text:p>
            <text:p>Có lòng tự trọng cao thường giúp con người cảm thấy tự tin hơn, quyết đoán hơn, và có khả năng đối mặt với thử thách một cách tích cực. Ngược lại, lòng tự trọng thấp có thể khiến con người cảm thấy tự ti, lo lắng và dễ bị tổn thương bởi những lời phê bình hay khó khăn.</text:p>
            <text:p/>
          </table:table-cell>
          <table:table-cell table:style-name="ce192" table:number-columns-repeated="2"/>
          <table:table-cell/>
        </table:table-row>
        <table:table-row table:style-name="ro111">
          <table:table-cell/>
          <table:table-cell table:style-name="ce192" office:value-type="string" calcext:value-type="string">
            <text:p>punish</text:p>
          </table:table-cell>
          <table:table-cell table:style-name="ce188" office:value-type="string" calcext:value-type="string">
            <text:p>UK /ˈpʌnɪʃ/</text:p>
            <text:p>US /ˈpʌnɪʃ/</text:p>
          </table:table-cell>
          <table:table-cell table:style-name="ce192" office:value-type="string" calcext:value-type="string">
            <text:p>Verb</text:p>
          </table:table-cell>
          <table:table-cell table:style-name="ce188" office:value-type="string" calcext:value-type="string">
            <text:p>1. [intransitive, transitive] to make somebody suffer because they have broken the law or done something wrong</text:p>
          </table:table-cell>
          <table:table-cell table:style-name="ce192" office:value-type="string" calcext:value-type="string">
            <text:p>"Punish" trong tiếng Anh có nghĩa là "trừng phạt" trong tiếng Việt. Nó dùng để diễn tả hành động gây ra hình phạt đối với ai đó vì họ đã làm điều gì đó sai trái hoặc vi phạm quy định.</text:p>
            <text:p>Ví dụ:</text:p>
            <text:p>The teacher decided to punish the student for cheating on the exam. (Giáo viên quyết định trừng phạt học sinh vì gian lận trong kỳ thi.)</text:p>
            <text:p/>
          </table:table-cell>
          <table:table-cell table:style-name="ce192" table:number-columns-repeated="2"/>
          <table:table-cell/>
        </table:table-row>
        <table:table-row table:style-name="ro27">
          <table:table-cell/>
          <table:table-cell table:style-name="ce192" office:value-type="string" calcext:value-type="string">
            <text:p>messed up</text:p>
          </table:table-cell>
          <table:table-cell table:style-name="ce192" table:number-columns-repeated="2"/>
          <table:table-cell table:style-name="ce188" office:value-type="string" calcext:value-type="string">
            <text:p>mess up | mess something up</text:p>
            <text:p>to fail at something or do it badly</text:p>
          </table:table-cell>
          <table:table-cell table:style-name="ce192" office:value-type="string" calcext:value-type="string">
            <text:p>xáo trộn</text:p>
          </table:table-cell>
          <table:table-cell table:style-name="ce192" table:number-columns-repeated="2"/>
          <table:table-cell/>
        </table:table-row>
        <table:table-row table:style-name="ro27">
          <table:table-cell/>
          <table:table-cell table:style-name="ce192" office:value-type="string" calcext:value-type="string">
            <text:p>ado</text:p>
          </table:table-cell>
          <table:table-cell table:style-name="ce188" office:value-type="string" calcext:value-type="string">
            <text:p>UK /əˈduː/</text:p>
            <text:p>US /əˈduː/</text:p>
          </table:table-cell>
          <table:table-cell table:style-name="ce192"/>
          <table:table-cell table:style-name="ce188" office:value-type="string" calcext:value-type="string">
            <text:p>without further/more ado</text:p>
            <text:p>(old-fashioned) without delaying; immediately</text:p>
          </table:table-cell>
          <table:table-cell table:style-name="ce192" table:number-columns-repeated="3"/>
          <table:table-cell/>
        </table:table-row>
        <table:table-row table:style-name="ro27">
          <table:table-cell/>
          <table:table-cell table:style-name="ce192" office:value-type="string" calcext:value-type="string">
            <text:p>scoff</text:p>
          </table:table-cell>
          <table:table-cell table:style-name="ce188" office:value-type="string" calcext:value-type="string">
            <text:p>Uk /skɒf/</text:p>
            <text:p>US /skɑːf/</text:p>
          </table:table-cell>
          <table:table-cell table:style-name="ce192" office:value-type="string" calcext:value-type="string">
            <text:p>Verb</text:p>
          </table:table-cell>
          <table:table-cell table:style-name="ce188" office:value-type="string" calcext:value-type="string">
            <text:p>1. [intransitive, transitive] to talk about somebody/something in a way that makes it clear that you think they are stupid or silly</text:p>
          </table:table-cell>
          <table:table-cell table:style-name="ce192" office:value-type="string" calcext:value-type="string">
            <text:p>1. chế diễu, nhạo báng</text:p>
          </table:table-cell>
          <table:table-cell table:style-name="ce192" table:number-columns-repeated="2"/>
          <table:table-cell/>
        </table:table-row>
        <table:table-row table:style-name="ro27">
          <table:table-cell/>
          <table:table-cell table:style-name="ce192" office:value-type="string" calcext:value-type="string">
            <text:p>villain</text:p>
          </table:table-cell>
          <table:table-cell table:style-name="ce188" office:value-type="string" calcext:value-type="string">
            <text:p>UK /ˈvɪlən/</text:p>
            <text:p>US /ˈvɪlən/</text:p>
          </table:table-cell>
          <table:table-cell table:style-name="ce192" office:value-type="string" calcext:value-type="string">
            <text:p>Noun</text:p>
          </table:table-cell>
          <table:table-cell table:style-name="ce194" office:value-type="string" calcext:value-type="string">
            <text:p>the main bad character in a story, play, etc.</text:p>
          </table:table-cell>
          <table:table-cell table:style-name="ce192" office:value-type="string" calcext:value-type="string">
            <text:p>"Villain" là từ tiếng Anh được dùng để chỉ một nhân vật phản diện trong các câu chuyện, phim ảnh, trò chơi, hay kịch. Nhân vật này thường đóng vai trò làm đối thủ hay kẻ thù của nhân vật chính và thường có hành động xấu, gây hại hoặc gây ra các mâu thuẫn trong cốt truyện.</text:p>
            <text:p>Ví dụ, trong các bộ phim siêu anh hùng, "villain" thường là những kẻ phản diện đối đầu với các siêu anh hùng như Joker trong loạt phim Batman hay Thanos trong vũ trụ Marvel.</text:p>
            <text:p/>
          </table:table-cell>
          <table:table-cell table:style-name="ce192" table:number-columns-repeated="2"/>
          <table:table-cell/>
        </table:table-row>
        <table:table-row table:style-name="ro27">
          <table:table-cell/>
          <table:table-cell table:style-name="ce192" office:value-type="string" calcext:value-type="string">
            <text:p>brilliant</text:p>
          </table:table-cell>
          <table:table-cell table:style-name="ce188" office:value-type="string" calcext:value-type="string">
            <text:p>Uk /ˈbrɪliənt/</text:p>
            <text:p>US /ˈbrɪliənt/</text:p>
          </table:table-cell>
          <table:table-cell table:style-name="ce192" office:value-type="string" calcext:value-type="string">
            <text:p>Adjective</text:p>
          </table:table-cell>
          <table:table-cell table:style-name="ce194" office:value-type="string" calcext:value-type="string">
            <text:p>1. extremely clever or impressive</text:p>
          </table:table-cell>
          <table:table-cell table:style-name="ce192" office:value-type="string" calcext:value-type="string">
            <text:p>thông minh</text:p>
          </table:table-cell>
          <table:table-cell table:style-name="ce192" table:number-columns-repeated="2"/>
          <table:table-cell/>
        </table:table-row>
        <table:table-row table:style-name="ro27">
          <table:table-cell/>
          <table:table-cell table:style-name="ce192" office:value-type="string" calcext:value-type="string">
            <text:p>tongue</text:p>
          </table:table-cell>
          <table:table-cell table:style-name="ce188" office:value-type="string" calcext:value-type="string">
            <text:p>UK /tʌŋ/</text:p>
            <text:p>US /tʌŋ/</text:p>
          </table:table-cell>
          <table:table-cell table:style-name="ce192" office:value-type="string" calcext:value-type="string">
            <text:p>Noun</text:p>
          </table:table-cell>
          <table:table-cell table:style-name="ce188" office:value-type="string" calcext:value-type="string">
            <text:p>1. [countable] the soft part in the mouth that moves around, used for tasting, <text:a xlink:href="https://www.oxfordlearnersdictionaries.com/definition/english/swallow_2#swallow_topg_1" xlink:type="simple">swallowing</text:a>, speaking, etc.</text:p>
          </table:table-cell>
          <table:table-cell table:style-name="ce192" office:value-type="string" calcext:value-type="string">
            <text:p>lưỡi</text:p>
          </table:table-cell>
          <table:table-cell table:style-name="ce192" table:number-columns-repeated="2"/>
          <table:table-cell/>
        </table:table-row>
        <table:table-row table:style-name="ro27">
          <table:table-cell/>
          <table:table-cell table:style-name="ce192" office:value-type="string" calcext:value-type="string">
            <text:p>suck them out</text:p>
          </table:table-cell>
          <table:table-cell table:style-name="ce192" table:number-columns-repeated="2"/>
          <table:table-cell table:style-name="ce171"/>
          <table:table-cell table:style-name="ce192" office:value-type="string" calcext:value-type="string">
            <text:p>hút nó ra</text:p>
          </table:table-cell>
          <table:table-cell table:style-name="ce192" table:number-columns-repeated="2"/>
          <table:table-cell/>
        </table:table-row>
        <table:table-row table:style-name="ro27">
          <table:table-cell/>
          <table:table-cell table:style-name="ce192" office:value-type="string" calcext:value-type="string">
            <text:p>spread</text:p>
          </table:table-cell>
          <table:table-cell table:style-name="ce188" office:value-type="string" calcext:value-type="string">
            <text:p>UK /spred/</text:p>
            <text:p>US /spred/</text:p>
          </table:table-cell>
          <table:table-cell table:style-name="ce192" office:value-type="string" calcext:value-type="string">
            <text:p>Verb</text:p>
          </table:table-cell>
          <table:table-cell table:style-name="ce205" office:value-type="string" calcext:value-type="string">
            <text:p>among people</text:p>
            <text:p>1. [intransitive, transitive] to affect or make something affect, be known by, or be used by more and more people</text:p>
          </table:table-cell>
          <table:table-cell table:style-name="ce192" office:value-type="string" calcext:value-type="string">
            <text:p>lan tỏa</text:p>
          </table:table-cell>
          <table:table-cell table:style-name="ce192" table:number-columns-repeated="2"/>
          <table:table-cell/>
        </table:table-row>
        <table:table-row table:style-name="ro27">
          <table:table-cell/>
          <table:table-cell table:style-name="ce192" office:value-type="string" calcext:value-type="string">
            <text:p>50 store rules</text:p>
          </table:table-cell>
          <table:table-cell table:style-name="ce192" table:number-columns-repeated="2"/>
          <table:table-cell table:style-name="ce171"/>
          <table:table-cell table:style-name="ce192" table:number-columns-repeated="3"/>
          <table:table-cell/>
        </table:table-row>
        <table:table-row table:style-name="ro27">
          <table:table-cell/>
          <table:table-cell table:style-name="ce192" office:value-type="string" calcext:value-type="string">
            <text:p>tape</text:p>
          </table:table-cell>
          <table:table-cell table:style-name="ce188" office:value-type="string" calcext:value-type="string">
            <text:p>UK /teɪp/</text:p>
            <text:p>US /teɪp/</text:p>
          </table:table-cell>
          <table:table-cell table:style-name="ce192" office:value-type="string" calcext:value-type="string">
            <text:p>Noun</text:p>
          </table:table-cell>
          <table:table-cell table:style-name="ce188" office:value-type="string" calcext:value-type="string">
            <text:p>1. [uncountable] a long, narrow piece of material with a sticky substance on one side that is used for sticking things together</text:p>
          </table:table-cell>
          <table:table-cell table:style-name="ce192" office:value-type="string" calcext:value-type="string">
            <text:p>1. băng dính</text:p>
          </table:table-cell>
          <table:table-cell table:style-name="ce192" table:number-columns-repeated="2"/>
          <table:table-cell/>
        </table:table-row>
        <table:table-row table:style-name="ro27">
          <table:table-cell/>
          <table:table-cell table:style-name="ce192" office:value-type="string" calcext:value-type="string">
            <text:p>disgusting</text:p>
          </table:table-cell>
          <table:table-cell table:style-name="ce188" office:value-type="string" calcext:value-type="string">
            <text:p>UK /dɪsˈɡʌstɪŋ/</text:p>
            <text:p>US /dɪsˈɡʌstɪŋ/</text:p>
          </table:table-cell>
          <table:table-cell table:style-name="ce192" office:value-type="string" calcext:value-type="string">
            <text:p>Adjective</text:p>
          </table:table-cell>
          <table:table-cell table:style-name="ce188" office:value-type="string" calcext:value-type="string">
            <text:p>1. extremely unpleasant</text:p>
            <text:p>2. making you feel shocked, upset or angry</text:p>
          </table:table-cell>
          <table:table-cell table:style-name="ce192" office:value-type="string" calcext:value-type="string">
            <text:p>1. kinh tởm</text:p>
          </table:table-cell>
          <table:table-cell table:style-name="ce192" table:number-columns-repeated="2"/>
          <table:table-cell/>
        </table:table-row>
        <table:table-row table:style-name="ro27">
          <table:table-cell/>
          <table:table-cell table:style-name="ce192" office:value-type="string" calcext:value-type="string">
            <text:p>fit right in there</text:p>
          </table:table-cell>
          <table:table-cell table:style-name="ce192" table:number-columns-repeated="2"/>
          <table:table-cell table:style-name="ce171"/>
          <table:table-cell table:style-name="ce192" office:value-type="string" calcext:value-type="string">
            <text:p>hợp một cách hoàn hảo</text:p>
          </table:table-cell>
          <table:table-cell table:style-name="ce192" table:number-columns-repeated="2"/>
          <table:table-cell/>
        </table:table-row>
        <table:table-row table:style-name="ro27">
          <table:table-cell/>
          <table:table-cell table:style-name="ce192" office:value-type="string" calcext:value-type="string">
            <text:p>bring it in</text:p>
          </table:table-cell>
          <table:table-cell table:style-name="ce192" table:number-columns-repeated="2"/>
          <table:table-cell table:style-name="ce171"/>
          <table:table-cell table:style-name="ce192" office:value-type="string" calcext:value-type="string">
            <text:p>cứ nói ra đi</text:p>
          </table:table-cell>
          <table:table-cell table:style-name="ce192" table:number-columns-repeated="2"/>
          <table:table-cell/>
        </table:table-row>
        <table:table-row table:style-name="ro27">
          <table:table-cell/>
          <table:table-cell table:style-name="ce192" office:value-type="string" calcext:value-type="string">
            <text:p>assault</text:p>
          </table:table-cell>
          <table:table-cell table:style-name="ce188" office:value-type="string" calcext:value-type="string">
            <text:p>UK /əˈsɔːlt/</text:p>
            <text:p>US /əˈsɔːlt/</text:p>
          </table:table-cell>
          <table:table-cell table:style-name="ce192" office:value-type="string" calcext:value-type="string">
            <text:p>Verb</text:p>
          </table:table-cell>
          <table:table-cell table:style-name="ce188" office:value-type="string" calcext:value-type="string">
            <text:p>1. assault somebody to attack somebody violently, especially when this is a crime</text:p>
            <text:p>2. assault something (formal) to affect your senses in a way that is very unpleasant or uncomfortable</text:p>
          </table:table-cell>
          <table:table-cell table:style-name="ce192" office:value-type="string" calcext:value-type="string">
            <text:p>1. tấn công (vi phạm pháp luật)</text:p>
          </table:table-cell>
          <table:table-cell table:style-name="ce192" table:number-columns-repeated="2"/>
          <table:table-cell/>
        </table:table-row>
        <table:table-row table:style-name="ro27">
          <table:table-cell/>
          <table:table-cell table:style-name="ce192" office:value-type="string" calcext:value-type="string">
            <text:p>sexually assaulted</text:p>
          </table:table-cell>
          <table:table-cell table:style-name="ce192" table:number-columns-repeated="2"/>
          <table:table-cell table:style-name="ce171"/>
          <table:table-cell table:style-name="ce192" office:value-type="string" calcext:value-type="string">
            <text:p>quấy rối tình dục</text:p>
          </table:table-cell>
          <table:table-cell table:style-name="ce192" table:number-columns-repeated="2"/>
          <table:table-cell/>
        </table:table-row>
        <table:table-row table:style-name="ro56">
          <table:table-cell/>
          <table:table-cell table:style-name="ce192" office:value-type="string" calcext:value-type="string">
            <text:p>admit</text:p>
          </table:table-cell>
          <table:table-cell table:style-name="ce188" office:value-type="string" calcext:value-type="string">
            <text:p>UK /ədˈmɪt/</text:p>
            <text:p>US /ədˈmɪt/</text:p>
          </table:table-cell>
          <table:table-cell table:style-name="ce192" office:value-type="string" calcext:value-type="string">
            <text:p>Verb</text:p>
          </table:table-cell>
          <table:table-cell table:style-name="ce205" office:value-type="string" calcext:value-type="string">
            <text:p>accept truth</text:p>
            <text:p>1. [intransitive, transitive] to agree, often unwillingly, that something is true</text:p>
            <text:p>accept blame</text:p>
            <text:p>2. [intransitive, transitive] to say that you have done something wrong or illegal</text:p>
          </table:table-cell>
          <table:table-cell table:style-name="ce192" office:value-type="string" calcext:value-type="string">
            <text:p>thừa nhận</text:p>
          </table:table-cell>
          <table:table-cell table:style-name="ce192" table:number-columns-repeated="2"/>
          <table:table-cell/>
        </table:table-row>
        <table:table-row table:style-name="ro41">
          <table:table-cell/>
          <table:table-cell table:style-name="ce192" office:value-type="string" calcext:value-type="string">
            <text:p>obviously</text:p>
          </table:table-cell>
          <table:table-cell table:style-name="ce188" office:value-type="string" calcext:value-type="string">
            <text:p>UK /ˈɒbviəsli/</text:p>
            <text:p>US /ˈɑːbviəsli/</text:p>
          </table:table-cell>
          <table:table-cell table:style-name="ce192" office:value-type="string" calcext:value-type="string">
            <text:p>Adverb</text:p>
          </table:table-cell>
          <table:table-cell table:style-name="ce188" office:value-type="string" calcext:value-type="string">
            <text:p>1. used when giving information that you expect other people to know already or agree with</text:p>
            <text:p>2. used to say that a particular situation or fact is easy to see or understand</text:p>
          </table:table-cell>
          <table:table-cell table:style-name="ce192" office:value-type="string" calcext:value-type="string">
            <text:p>dĩ nhiên</text:p>
          </table:table-cell>
          <table:table-cell table:style-name="ce192" table:number-columns-repeated="2"/>
          <table:table-cell/>
        </table:table-row>
        <table:table-row table:style-name="ro112">
          <table:table-cell/>
          <table:table-cell table:style-name="ce192" office:value-type="string" calcext:value-type="string">
            <text:p>ashamed</text:p>
          </table:table-cell>
          <table:table-cell table:style-name="ce188" office:value-type="string" calcext:value-type="string">
            <text:p>UK /əˈʃeɪmd/</text:p>
            <text:p>US /əˈʃeɪmd/</text:p>
          </table:table-cell>
          <table:table-cell table:style-name="ce192" office:value-type="string" calcext:value-type="string">
            <text:p>Adjective</text:p>
          </table:table-cell>
          <table:table-cell table:style-name="ce188" office:value-type="string" calcext:value-type="string">
            <text:p>1. feeling shame or feeling embarrassed about somebody/something or because of something you have done</text:p>
            <text:p>2. ashamed to do something unwilling to do something because of shame or fear of feeling embarrassed</text:p>
          </table:table-cell>
          <table:table-cell table:style-name="ce192" office:value-type="string" calcext:value-type="string">
            <text:p>xấu hổ</text:p>
          </table:table-cell>
          <table:table-cell table:style-name="ce192" table:number-columns-repeated="2"/>
          <table:table-cell/>
        </table:table-row>
        <table:table-row table:style-name="ro112">
          <table:table-cell/>
          <table:table-cell table:style-name="ce192" office:value-type="string" calcext:value-type="string">
            <text:p>slut</text:p>
          </table:table-cell>
          <table:table-cell table:style-name="ce188" office:value-type="string" calcext:value-type="string">
            <text:p>UK /slʌt/</text:p>
            <text:p>US /slʌt/</text:p>
          </table:table-cell>
          <table:table-cell table:style-name="ce192" office:value-type="string" calcext:value-type="string">
            <text:p>Noun</text:p>
          </table:table-cell>
          <table:table-cell table:style-name="ce188" office:value-type="string" calcext:value-type="string">
            <text:p>1. an offensive word for a woman who is thought to have many sexual partners</text:p>
            <text:p>2. an offensive word for a woman who is thought to be very untidy or lazy</text:p>
          </table:table-cell>
          <table:table-cell table:style-name="ce192" table:number-columns-repeated="3"/>
          <table:table-cell/>
        </table:table-row>
        <table:table-row table:style-name="ro27">
          <table:table-cell/>
          <table:table-cell table:style-name="ce192" office:value-type="string" calcext:value-type="string">
            <text:p>slut-shaming</text:p>
          </table:table-cell>
          <table:table-cell table:style-name="ce192" table:number-columns-repeated="2"/>
          <table:table-cell table:style-name="ce171"/>
          <table:table-cell table:style-name="ce192" table:number-columns-repeated="3"/>
          <table:table-cell/>
        </table:table-row>
        <table:table-row table:style-name="ro18">
          <table:table-cell/>
          <table:table-cell table:style-name="ce192" office:value-type="string" calcext:value-type="string">
            <text:p>victim</text:p>
          </table:table-cell>
          <table:table-cell table:style-name="ce188" office:value-type="string" calcext:value-type="string">
            <text:p>UK /ˈvɪktɪm/</text:p>
            <text:p>US /ˈvɪktɪm/</text:p>
          </table:table-cell>
          <table:table-cell table:style-name="ce192" office:value-type="string" calcext:value-type="string">
            <text:p>Noun</text:p>
          </table:table-cell>
          <table:table-cell table:style-name="ce188" office:value-type="string" calcext:value-type="string">
            <text:p>1. a person who has been attacked, injured or killed as the result of a crime, a disease, an accident, etc.</text:p>
            <text:p>2. a person who has been tricked</text:p>
          </table:table-cell>
          <table:table-cell table:style-name="ce192" office:value-type="string" calcext:value-type="string">
            <text:p>nạn nhân</text:p>
          </table:table-cell>
          <table:table-cell table:style-name="ce192" table:number-columns-repeated="2"/>
          <table:table-cell/>
        </table:table-row>
        <table:table-row table:style-name="ro27">
          <table:table-cell/>
          <table:table-cell table:style-name="ce192" office:value-type="string" calcext:value-type="string">
            <text:p>do the voices of what they're thinking</text:p>
          </table:table-cell>
          <table:table-cell table:style-name="ce192" table:number-columns-repeated="2"/>
          <table:table-cell table:style-name="ce171"/>
          <table:table-cell table:style-name="ce192" office:value-type="string" calcext:value-type="string">
            <text:p>nói ra những điều mình nghĩ</text:p>
          </table:table-cell>
          <table:table-cell table:style-name="ce192" table:number-columns-repeated="2"/>
          <table:table-cell/>
        </table:table-row>
        <table:table-row table:style-name="ro27">
          <table:table-cell/>
          <table:table-cell table:style-name="ce192" office:value-type="string" calcext:value-type="string">
            <text:p>applause</text:p>
          </table:table-cell>
          <table:table-cell table:style-name="ce188" office:value-type="string" calcext:value-type="string">
            <text:p>UK /əˈplɔːz/</text:p>
            <text:p>US /əˈplɔːz/</text:p>
          </table:table-cell>
          <table:table-cell table:style-name="ce192" office:value-type="string" calcext:value-type="string">
            <text:p>Noun</text:p>
          </table:table-cell>
          <table:table-cell table:style-name="ce188" office:value-type="string" calcext:value-type="string">
            <text:p>the noise made by a group of people clapping their hands and sometimes shouting to show their approval or pleasure</text:p>
          </table:table-cell>
          <table:table-cell table:style-name="ce192" office:value-type="string" calcext:value-type="string">
            <text:p>vỗ tay</text:p>
          </table:table-cell>
          <table:table-cell table:style-name="ce192" table:number-columns-repeated="2"/>
          <table:table-cell/>
        </table:table-row>
        <table:table-row table:style-name="ro27">
          <table:table-cell/>
          <table:table-cell table:style-name="ce192" office:value-type="string" calcext:value-type="string">
            <text:p>drink it in</text:p>
          </table:table-cell>
          <table:table-cell table:style-name="ce192" table:number-columns-repeated="2"/>
          <table:table-cell table:style-name="ce171"/>
          <table:table-cell table:style-name="ce192" office:value-type="string" calcext:value-type="string">
            <text:p>tận hưởng</text:p>
          </table:table-cell>
          <table:table-cell table:style-name="ce192" table:number-columns-repeated="2"/>
          <table:table-cell/>
        </table:table-row>
        <table:table-row table:style-name="ro27">
          <table:table-cell/>
          <table:table-cell table:style-name="ce192" office:value-type="string" calcext:value-type="string">
            <text:p>rape</text:p>
          </table:table-cell>
          <table:table-cell table:style-name="ce188" office:value-type="string" calcext:value-type="string">
            <text:p>UK /reɪp/</text:p>
            <text:p>US /reɪp/</text:p>
          </table:table-cell>
          <table:table-cell table:style-name="ce192" office:value-type="string" calcext:value-type="string">
            <text:p>Noun</text:p>
          </table:table-cell>
          <table:table-cell table:style-name="ce188" office:value-type="string" calcext:value-type="string">
            <text:p>1. [uncountable, countable] the crime of forcing somebody to have sex when they do not want it or are not able to agree to it</text:p>
          </table:table-cell>
          <table:table-cell table:style-name="ce192" table:number-columns-repeated="3"/>
          <table:table-cell/>
        </table:table-row>
        <table:table-row table:style-name="ro27">
          <table:table-cell/>
          <table:table-cell table:style-name="ce192" office:value-type="string" calcext:value-type="string">
            <text:p>philosophy</text:p>
          </table:table-cell>
          <table:table-cell table:style-name="ce188" office:value-type="string" calcext:value-type="string">
            <text:p>UK /fəˈlɒsəfi/</text:p>
            <text:p>US /fəˈlɑːsəfi/</text:p>
          </table:table-cell>
          <table:table-cell table:style-name="ce192" office:value-type="string" calcext:value-type="string">
            <text:p>Noun</text:p>
          </table:table-cell>
          <table:table-cell table:style-name="ce188" office:value-type="string" calcext:value-type="string">
            <text:p>1. [uncountable] the study of the nature and meaning of the universe and of human life</text:p>
          </table:table-cell>
          <table:table-cell table:style-name="ce192" office:value-type="string" calcext:value-type="string">
            <text:p>1. triết học, triết lý</text:p>
          </table:table-cell>
          <table:table-cell table:style-name="ce192" table:number-columns-repeated="2"/>
          <table:table-cell/>
        </table:table-row>
        <table:table-row table:style-name="ro27">
          <table:table-cell/>
          <table:table-cell table:style-name="ce192" office:value-type="string" calcext:value-type="string">
            <text:p>stockroom</text:p>
          </table:table-cell>
          <table:table-cell table:style-name="ce188" office:value-type="string" calcext:value-type="string">
            <text:p>UK /ˈstɒkruːm/</text:p>
            <text:p>US /ˈstɑːkruːm/</text:p>
          </table:table-cell>
          <table:table-cell table:style-name="ce192" office:value-type="string" calcext:value-type="string">
            <text:p>Noun</text:p>
          </table:table-cell>
          <table:table-cell table:style-name="ce194" office:value-type="string" calcext:value-type="string">
            <text:p>a room for storing things in a shop, an office, etc.</text:p>
          </table:table-cell>
          <table:table-cell table:style-name="ce192" office:value-type="string" calcext:value-type="string">
            <text:p>phòng chứa đồ</text:p>
          </table:table-cell>
          <table:table-cell table:style-name="ce192" table:number-columns-repeated="2"/>
          <table:table-cell/>
        </table:table-row>
        <table:table-row table:style-name="ro27">
          <table:table-cell/>
          <table:table-cell table:style-name="ce192" office:value-type="string" calcext:value-type="string">
            <text:p>journalist</text:p>
          </table:table-cell>
          <table:table-cell table:style-name="ce188" office:value-type="string" calcext:value-type="string">
            <text:p>UK /ˈdʒɜːnəlɪst/</text:p>
            <text:p>US /ˈdʒɜːrnəlɪst/</text:p>
          </table:table-cell>
          <table:table-cell table:style-name="ce192" office:value-type="string" calcext:value-type="string">
            <text:p>Noun</text:p>
          </table:table-cell>
          <table:table-cell table:style-name="ce207" office:value-type="string" calcext:value-type="string">
            <text:p>a person whose job is to collect and write news stories for newspapers, magazines, radio, television or online news sites</text:p>
          </table:table-cell>
          <table:table-cell table:style-name="ce192" office:value-type="string" calcext:value-type="string">
            <text:p>nhà báo</text:p>
          </table:table-cell>
          <table:table-cell table:style-name="ce192" table:number-columns-repeated="2"/>
          <table:table-cell/>
        </table:table-row>
        <table:table-row table:style-name="ro27">
          <table:table-cell/>
          <table:table-cell table:style-name="ce192" office:value-type="string" calcext:value-type="string">
            <text:p>rapist</text:p>
          </table:table-cell>
          <table:table-cell table:style-name="ce188" office:value-type="string" calcext:value-type="string">
            <text:p>UK /ˈreɪpɪst/</text:p>
            <text:p>US /ˈreɪpɪst/</text:p>
          </table:table-cell>
          <table:table-cell table:style-name="ce192" office:value-type="string" calcext:value-type="string">
            <text:p>Noun</text:p>
          </table:table-cell>
          <table:table-cell table:style-name="ce168" office:value-type="string" calcext:value-type="string">
            <text:p>a person who forces somebody to have sex when they do not want to (= rapes them)</text:p>
          </table:table-cell>
          <table:table-cell table:style-name="ce192" office:value-type="string" calcext:value-type="string">
            <text:p>kẻ híp râm</text:p>
          </table:table-cell>
          <table:table-cell table:style-name="ce192" table:number-columns-repeated="2"/>
          <table:table-cell/>
        </table:table-row>
        <table:table-row table:style-name="ro27">
          <table:table-cell/>
          <table:table-cell table:style-name="ce192" office:value-type="string" calcext:value-type="string">
            <text:p>suck us back</text:p>
          </table:table-cell>
          <table:table-cell table:style-name="ce192" table:number-columns-repeated="2"/>
          <table:table-cell table:style-name="ce171"/>
          <table:table-cell table:style-name="ce192" office:value-type="string" calcext:value-type="string">
            <text:p>cãi lại</text:p>
          </table:table-cell>
          <table:table-cell table:style-name="ce192" table:number-columns-repeated="2"/>
          <table:table-cell/>
        </table:table-row>
        <table:table-row table:style-name="ro27">
          <table:table-cell/>
          <table:table-cell table:style-name="ce192" office:value-type="string" calcext:value-type="string">
            <text:p>contract</text:p>
          </table:table-cell>
          <table:table-cell table:style-name="ce188" office:value-type="string" calcext:value-type="string">
            <text:p>UK /ˈkɒntrækt/</text:p>
            <text:p>US /ˈkɑːntrækt/</text:p>
          </table:table-cell>
          <table:table-cell table:style-name="ce192" office:value-type="string" calcext:value-type="string">
            <text:p>Noun</text:p>
          </table:table-cell>
          <table:table-cell table:style-name="ce188" office:value-type="string" calcext:value-type="string">
            <text:p>1. an official written agreement</text:p>
            <text:p>2. contract (on somebody) (informal) an agreement to kill somebody for money</text:p>
          </table:table-cell>
          <table:table-cell table:style-name="ce192" office:value-type="string" calcext:value-type="string">
            <text:p>hợp đồng</text:p>
          </table:table-cell>
          <table:table-cell table:style-name="ce192" table:number-columns-repeated="2"/>
          <table:table-cell/>
        </table:table-row>
        <table:table-row table:style-name="ro27">
          <table:table-cell/>
          <table:table-cell table:style-name="ce192" office:value-type="string" calcext:value-type="string">
            <text:p>illuminati</text:p>
          </table:table-cell>
          <table:table-cell table:style-name="ce192" table:number-columns-repeated="2"/>
          <table:table-cell table:style-name="ce171"/>
          <table:table-cell table:style-name="ce192" office:value-type="string" calcext:value-type="string">
            <text:p>hội illuminati</text:p>
          </table:table-cell>
          <table:table-cell table:style-name="ce192" table:number-columns-repeated="2"/>
          <table:table-cell/>
        </table:table-row>
        <table:table-row table:style-name="ro27">
          <table:table-cell/>
          <table:table-cell table:style-name="ce192" office:value-type="string" calcext:value-type="string">
            <text:p>consent</text:p>
          </table:table-cell>
          <table:table-cell table:style-name="ce188" office:value-type="string" calcext:value-type="string">
            <text:p>UK /kənˈsent/</text:p>
            <text:p>US /kənˈsent/</text:p>
          </table:table-cell>
          <table:table-cell table:style-name="ce192" office:value-type="string" calcext:value-type="string">
            <text:p>Verb</text:p>
          </table:table-cell>
          <table:table-cell table:style-name="ce194" office:value-type="string" calcext:value-type="string">
            <text:p>to agree to something or give your permission for something</text:p>
          </table:table-cell>
          <table:table-cell table:style-name="ce192" office:value-type="string" calcext:value-type="string">
            <text:p>"Consent" là sự đồng ý hoặc chấp thuận từ một người đối với một hành động hoặc đề xuất nào đó. Nó có thể áp dụng trong nhiều ngữ cảnh, từ pháp lý, y tế, đến các mối quan hệ cá nhân. Trong tất cả các trường hợp, điều quan trọng là sự đồng ý phải được thực hiện một cách tự nguyện, rõ ràng và có nhận thức đầy đủ về tình huống.</text:p>
            <text:p>Trong ngữ cảnh pháp lý và y tế, sự đồng ý thường phải được ghi lại một cách cụ thể, và có thể yêu cầu chữ ký của người liên quan hoặc xác nhận bằng văn bản. Trong các mối quan hệ cá nhân, sự đồng ý là cơ sở quan trọng để đảm bảo mọi hành động đều được sự đồng thuận từ cả hai bên, đảm bảo tôn trọng và trách nhiệm đối với lẫn nhau.</text:p>
            <text:p/>
            <text:p/>
          </table:table-cell>
          <table:table-cell table:style-name="ce192" table:number-columns-repeated="2"/>
          <table:table-cell/>
        </table:table-row>
        <table:table-row table:style-name="ro41">
          <table:table-cell/>
          <table:table-cell table:style-name="ce192" office:value-type="string" calcext:value-type="string">
            <text:p>issue</text:p>
          </table:table-cell>
          <table:table-cell table:style-name="ce188" office:value-type="string" calcext:value-type="string">
            <text:p>UK /ˈɪʃuː/</text:p>
            <text:p>US /ˈɪʃuː/</text:p>
          </table:table-cell>
          <table:table-cell table:style-name="ce192" office:value-type="string" calcext:value-type="string">
            <text:p>Noun</text:p>
          </table:table-cell>
          <table:table-cell table:style-name="ce207" office:value-type="string" calcext:value-type="string">
            <text:p>1. [countable] an important topic that people are discussing or arguing about</text:p>
            <text:p>problem/worry</text:p>
            <text:p>2. [countable] a problem or worry that somebody has with something</text:p>
            <text:p/>
          </table:table-cell>
          <table:table-cell table:style-name="ce192" office:value-type="string" calcext:value-type="string">
            <text:p>xuất bản</text:p>
          </table:table-cell>
          <table:table-cell table:style-name="ce192" table:number-columns-repeated="2"/>
          <table:table-cell/>
        </table:table-row>
        <table:table-row table:style-name="ro27">
          <table:table-cell/>
          <table:table-cell table:style-name="ce192" office:value-type="string" calcext:value-type="string">
            <text:p>issue</text:p>
          </table:table-cell>
          <table:table-cell table:style-name="ce188" office:value-type="string" calcext:value-type="string">
            <text:p>UK /ˈɪʃuː/</text:p>
            <text:p>US /ˈɪʃuː/</text:p>
          </table:table-cell>
          <table:table-cell table:style-name="ce192" office:value-type="string" calcext:value-type="string">
            <text:p>Verb</text:p>
          </table:table-cell>
          <table:table-cell table:style-name="ce188" office:value-type="string" calcext:value-type="string">
            <text:p>make known</text:p>
            <text:p>1. to make something known formally</text:p>
          </table:table-cell>
          <table:table-cell table:style-name="ce192" office:value-type="string" calcext:value-type="string">
            <text:p>xuất bản</text:p>
          </table:table-cell>
          <table:table-cell table:style-name="ce192" table:number-columns-repeated="2"/>
          <table:table-cell/>
        </table:table-row>
        <table:table-row table:style-name="ro27">
          <table:table-cell/>
          <table:table-cell table:style-name="ce192" office:value-type="string" calcext:value-type="string">
            <text:p>hot off the press</text:p>
          </table:table-cell>
          <table:table-cell table:style-name="ce192" table:number-columns-repeated="2"/>
          <table:table-cell table:style-name="ce171"/>
          <table:table-cell table:style-name="ce192" office:value-type="string" calcext:value-type="string">
            <text:p>nóng hổi</text:p>
          </table:table-cell>
          <table:table-cell table:style-name="ce192" table:number-columns-repeated="2"/>
          <table:table-cell/>
        </table:table-row>
        <table:table-row table:style-name="ro1" table:number-rows-repeated="1048409">
          <table:table-cell table:number-columns-repeated="9"/>
        </table:table-row>
        <table:table-row table:style-name="ro1">
          <table:table-cell table:number-columns-repeated="9"/>
        </table:table-row>
      </table:table>
      <table:table table:name="241123" table:style-name="ta2">
        <table:table-column table:style-name="co19" table:default-cell-style-name="Default"/>
        <table:table-column table:style-name="co2" table:default-cell-style-name="ce92"/>
        <table:table-column table:style-name="co22" table:default-cell-style-name="ce92"/>
        <table:table-column table:style-name="co16" table:default-cell-style-name="ce92"/>
        <table:table-column table:style-name="co28" table:default-cell-style-name="ce92"/>
        <table:table-column table:style-name="co29"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26">
          <table:table-cell/>
          <table:table-cell table:style-name="ce209" office:value-type="string" calcext:value-type="string">
            <text:p>conspiracy</text:p>
          </table:table-cell>
          <table:table-cell table:style-name="ce198" office:value-type="string" calcext:value-type="string">
            <text:p>UK /kənˈspɪrəsi/</text:p>
            <text:p>US /kənˈspɪrəsi/</text:p>
          </table:table-cell>
          <table:table-cell table:style-name="ce111" office:value-type="string" calcext:value-type="string">
            <text:p>Noun</text:p>
          </table:table-cell>
          <table:table-cell table:style-name="ce198" office:value-type="string" calcext:value-type="string">
            <text:p>a secret plan by a group of people to do something harmful or illegal</text:p>
          </table:table-cell>
          <table:table-cell table:style-name="ce211" office:value-type="string" calcext:value-type="string">
            <text:p>Thuật ngữ "conspiracy" trong tiếng Anh nghĩa là âm mưu hoặc kế hoạch bí mật, thường nhằm mục đích bất chính hoặc gây hại. Những người tham gia vào một âm mưu thường hợp tác với nhau để đạt được mục tiêu mà không muốn người khác biết.</text:p>
          </table:table-cell>
          <table:table-cell table:style-name="ce182" table:number-columns-repeated="2"/>
          <table:table-cell/>
        </table:table-row>
        <table:table-row table:style-name="ro45">
          <table:table-cell/>
          <table:table-cell table:style-name="ce209" office:value-type="string" calcext:value-type="string">
            <text:p>common mark</text:p>
          </table:table-cell>
          <table:table-cell table:style-name="ce111" table:number-columns-repeated="3"/>
          <table:table-cell table:style-name="ce212" office:value-type="string" calcext:value-type="string">
            <text:p>điểm đánh dấu</text:p>
          </table:table-cell>
          <table:table-cell table:style-name="ce182" table:number-columns-repeated="2"/>
          <table:table-cell/>
        </table:table-row>
        <table:table-row table:style-name="ro18">
          <table:table-cell/>
          <table:table-cell table:style-name="ce209" office:value-type="string" calcext:value-type="string">
            <text:p>patent</text:p>
          </table:table-cell>
          <table:table-cell table:style-name="ce198" office:value-type="string" calcext:value-type="string">
            <text:p>UK /ˈpætnt/</text:p>
            <text:p>US/ˈpætnt/</text:p>
          </table:table-cell>
          <table:table-cell table:style-name="ce111" office:value-type="string" calcext:value-type="string">
            <text:p>Noun</text:p>
          </table:table-cell>
          <table:table-cell table:style-name="ce198" office:value-type="string" calcext:value-type="string">
            <text:p>an official right to be the only person to make, use or sell a product or an invention; a document that proves this</text:p>
          </table:table-cell>
          <table:table-cell table:style-name="ce212" office:value-type="string" calcext:value-type="string">
            <text:p>bằng sáng chế</text:p>
          </table:table-cell>
          <table:table-cell table:style-name="ce182" table:number-columns-repeated="2"/>
          <table:table-cell/>
        </table:table-row>
        <table:table-row table:style-name="ro18">
          <table:table-cell/>
          <table:table-cell table:style-name="ce209" office:value-type="string" calcext:value-type="string">
            <text:p>patent</text:p>
          </table:table-cell>
          <table:table-cell table:style-name="ce198" office:value-type="string" calcext:value-type="string">
            <text:p>UK /ˈpeɪtnt/</text:p>
            <text:p>US /ˈpeɪtnt/</text:p>
          </table:table-cell>
          <table:table-cell table:style-name="ce111" office:value-type="string" calcext:value-type="string">
            <text:p>Adjective</text:p>
          </table:table-cell>
          <table:table-cell table:style-name="ce198" office:value-type="string" calcext:value-type="string">
            <text:p>1. (of a product) made or sold by a particular company</text:p>
            <text:p>2. (formal) used to emphasize that something bad is very clear and obvious</text:p>
          </table:table-cell>
          <table:table-cell table:style-name="ce212"/>
          <table:table-cell table:style-name="ce182" table:number-columns-repeated="2"/>
          <table:table-cell/>
        </table:table-row>
        <table:table-row table:style-name="ro46">
          <table:table-cell/>
          <table:table-cell table:style-name="ce209" office:value-type="string" calcext:value-type="string">
            <text:p>patent in a phrase</text:p>
          </table:table-cell>
          <table:table-cell table:style-name="ce182" table:number-columns-repeated="2"/>
          <table:table-cell table:style-name="ce114" table:number-columns-repeated="2"/>
          <table:table-cell table:style-name="ce182" table:number-columns-repeated="2"/>
          <table:table-cell/>
        </table:table-row>
        <table:table-row table:style-name="ro31">
          <table:table-cell/>
          <table:table-cell table:style-name="ce209" office:value-type="string" calcext:value-type="string">
            <text:p>principal</text:p>
          </table:table-cell>
          <table:table-cell table:style-name="ce187" office:value-type="string" calcext:value-type="string">
            <text:p>UK /ˈprɪnsəpl/</text:p>
            <text:p>US /ˈprɪnsəpl/</text:p>
          </table:table-cell>
          <table:table-cell table:style-name="ce182" office:value-type="string" calcext:value-type="string">
            <text:p>Adjective</text:p>
          </table:table-cell>
          <table:table-cell table:style-name="ce188" office:value-type="string" calcext:value-type="string">
            <text:p>most important; main</text:p>
          </table:table-cell>
          <table:table-cell table:style-name="ce114" office:value-type="string" calcext:value-type="string">
            <text:p>"Principal" là một từ tiếng Anh với nhiều nghĩa khác nhau. Một vài nghĩa phổ biến bao gồm:</text:p>
            <text:p>Hiệu trưởng: Người đứng đầu một trường học.</text:p>
            <text:p>Chính yếu: Quan trọng nhất.</text:p>
            <text:p>Vốn gốc: Số tiền ban đầu cho vay hoặc đầu tư, chưa tính lãi.</text:p>
            <text:p/>
          </table:table-cell>
          <table:table-cell table:style-name="ce182" table:number-columns-repeated="2"/>
          <table:table-cell/>
        </table:table-row>
        <table:table-row table:style-name="ro47">
          <table:table-cell/>
          <table:table-cell table:style-name="ce185" office:value-type="string" calcext:value-type="string">
            <text:p>work at st</text:p>
          </table:table-cell>
          <table:table-cell table:style-name="ce187"/>
          <table:table-cell table:style-name="ce114"/>
          <table:table-cell table:style-name="ce187" office:value-type="string" calcext:value-type="string">
            <text:p>work at something</text:p>
            <text:p>to make great efforts to achieve something or do something well</text:p>
          </table:table-cell>
          <table:table-cell table:style-name="Default" office:value-type="string" calcext:value-type="string">
            <text:p>"Work at something" có nghĩa là nỗ lực, làm việc chăm chỉ để đạt được điều gì đó hoặc cải thiện kỹ năng nào đó. Ví dụ:</text:p>
            <text:p>"She has been working at her painting skills for years." (Cô ấy đã làm việc chăm chỉ để nâng cao kỹ năng vẽ của mình trong nhiều năm.)</text:p>
            <text:p>"We need to work at reducing our carbon footprint." (Chúng ta cần nỗ lực để giảm lượng khí thải carbon của mình.)</text:p>
            <text:p/>
          </table:table-cell>
          <table:table-cell table:style-name="ce114" table:number-columns-repeated="2"/>
          <table:table-cell/>
        </table:table-row>
        <table:table-row table:style-name="ro47">
          <table:table-cell/>
          <table:table-cell table:style-name="ce185" office:value-type="string" calcext:value-type="string">
            <text:p>work at sw</text:p>
          </table:table-cell>
          <table:table-cell table:style-name="ce187"/>
          <table:table-cell table:style-name="ce114"/>
          <table:table-cell table:style-name="ce187"/>
          <table:table-cell table:style-name="Default" office:value-type="string" calcext:value-type="string">
            <text:p>"Work at" là một cụm động từ trong tiếng Anh và thường được sử dụng để chỉ việc làm việc tại một nơi cụ thể. Ví dụ:</text:p>
            <text:p>"I work at a school." (Tôi làm việc tại một trường học.)</text:p>
            <text:p>"She works at a restaurant." (Cô ấy làm việc tại một nhà hàng.)</text:p>
            <text:p/>
          </table:table-cell>
          <table:table-cell table:style-name="ce114" table:number-columns-repeated="2"/>
          <table:table-cell/>
        </table:table-row>
        <table:table-row table:style-name="ro113">
          <table:table-cell/>
          <table:table-cell table:style-name="ce185" office:value-type="string" calcext:value-type="string">
            <text:p>work for st</text:p>
          </table:table-cell>
          <table:table-cell table:style-name="ce187"/>
          <table:table-cell table:style-name="ce114"/>
          <table:table-cell table:style-name="ce187"/>
          <table:table-cell table:style-name="ce114" office:value-type="string" calcext:value-type="string">
            <text:p>"Work for something" có nghĩa là làm việc, cống hiến để đạt được mục tiêu nào đó hoặc đạt được một điều gì cụ thể. Ví dụ:</text:p>
            <text:p>"They are working for a better future." (Họ đang làm việc vì một tương lai tốt đẹp hơn.)</text:p>
            <text:p>"He works for the recognition he deserves." (Anh ấy làm việc để được công nhận đúng mức.)</text:p>
            <text:p/>
          </table:table-cell>
          <table:table-cell table:style-name="ce114" table:number-columns-repeated="2"/>
          <table:table-cell/>
        </table:table-row>
        <table:table-row table:style-name="ro114">
          <table:table-cell/>
          <table:table-cell table:style-name="ce185" office:value-type="string" calcext:value-type="string">
            <text:p>work in sw</text:p>
          </table:table-cell>
          <table:table-cell table:style-name="ce187"/>
          <table:table-cell table:style-name="ce114"/>
          <table:table-cell table:style-name="ce187"/>
          <table:table-cell table:style-name="ce114" office:value-type="string" calcext:value-type="string">
            <text:p>"Work in somewhere" có nghĩa là làm việc trong một lĩnh vực, ngành nghề hoặc môi trường cụ thể. Ví dụ:</text:p>
            <text:p>"She works in healthcare." (Cô ấy làm việc trong ngành y tế.)</text:p>
            <text:p>"He works in an office." (Anh ấy làm việc trong một văn phòng.)</text:p>
            <text:p>Cụm từ này thường được sử dụng để chỉ nơi làm việc hoặc lĩnh vực mà ai đó đang làm việc.</text:p>
            <text:p/>
          </table:table-cell>
          <table:table-cell table:style-name="ce114" table:number-columns-repeated="2"/>
          <table:table-cell/>
        </table:table-row>
        <table:table-row table:style-name="ro115">
          <table:table-cell/>
          <table:table-cell table:style-name="ce185" office:value-type="string" calcext:value-type="string">
            <text:p>work on </text:p>
          </table:table-cell>
          <table:table-cell table:style-name="ce187"/>
          <table:table-cell table:style-name="ce114"/>
          <table:table-cell table:style-name="ce187" office:value-type="string" calcext:value-type="string">
            <text:p>work on somebody</text:p>
            <text:p>to try to persuade somebody to agree to something or to do something</text:p>
            <text:p>work on something</text:p>
            <text:p>to try hard to improve or achieve something</text:p>
          </table:table-cell>
          <table:table-cell table:style-name="ce114" office:value-type="string" calcext:value-type="string">
            <text:p>"Work on somebody" là một cụm từ tiếng Anh mang nhiều ý nghĩa tuỳ vào ngữ cảnh. Một số nghĩa phổ biến bao gồm:</text:p>
            <text:p>Cố gắng thuyết phục hoặc thay đổi quan điểm của ai đó: Khi bạn "work on somebody," bạn đang cố gắng làm cho họ thay đổi suy nghĩ hoặc hành động theo cách bạn mong muốn.</text:p>
            <text:p>Ví dụ: "He is working on his parents to let him go on the trip" nghĩa là "Anh ấy đang cố gắng thuyết phục bố mẹ để được đi du lịch."</text:p>
            <text:p>Cải thiện mối quan hệ: Khi bạn "work on somebody," bạn đang cố gắng cải thiện mối quan hệ với người đó.</text:p>
            <text:p>Ví dụ: "They are working on their marriage" nghĩa là "Họ đang cố gắng cải thiện cuộc hôn nhân của mình."</text:p>
            <text:p/>
          </table:table-cell>
          <table:table-cell table:style-name="ce114" table:number-columns-repeated="2"/>
          <table:table-cell/>
        </table:table-row>
        <table:table-row table:style-name="ro60">
          <table:table-cell/>
          <table:table-cell table:style-name="ce185" office:value-type="string" calcext:value-type="string">
            <text:p>launch</text:p>
          </table:table-cell>
          <table:table-cell table:style-name="ce187" office:value-type="string" calcext:value-type="string">
            <text:p>UK /lɔːntʃ/</text:p>
            <text:p>US /lɔːntʃ/</text:p>
          </table:table-cell>
          <table:table-cell table:style-name="ce114" office:value-type="string" calcext:value-type="string">
            <text:p>Verb</text:p>
          </table:table-cell>
          <table:table-cell table:style-name="ce187" office:value-type="string" calcext:value-type="string">
            <text:p>1. [transitive] launch something to start an activity, especially an organized one</text:p>
            <text:p>2. [transitive, intransitive] launch (something) to make a product or service available to the public for the first time; to become available for the first time</text:p>
          </table:table-cell>
          <table:table-cell table:style-name="ce114" office:value-type="string" calcext:value-type="string">
            <text:p>"Lauch" có thể là một từ gõ sai hoặc bị phiên âm không chính xác. Nếu bạn đang đề cập đến từ tiếng Anh "launch," nó có nghĩa là khởi động hoặc tung ra một cái gì đó, chẳng hạn như một sản phẩm mới, một chiến dịch, hoặc một sự kiện. Ví dụ:</text:p>
            <text:p>"The company will launch a new product next month" nghĩa là "Công ty sẽ ra mắt sản phẩm mới vào tháng sau."</text:p>
            <text:p>"They are planning to launch a marketing campaign" nghĩa là "Họ đang lên kế hoạch tung ra một chiến dịch tiếp thị."</text:p>
            <text:p/>
          </table:table-cell>
          <table:table-cell table:style-name="ce114" table:number-columns-repeated="2"/>
          <table:table-cell/>
        </table:table-row>
        <table:table-row table:style-name="ro116">
          <table:table-cell/>
          <table:table-cell table:style-name="ce185" office:value-type="string" calcext:value-type="string">
            <text:p>categorize</text:p>
          </table:table-cell>
          <table:table-cell table:style-name="ce187" office:value-type="string" calcext:value-type="string">
            <text:p>UK /ˈkætəɡəraɪz/</text:p>
            <text:p>US /ˈkætəɡəraɪz/</text:p>
          </table:table-cell>
          <table:table-cell table:style-name="ce182" office:value-type="string" calcext:value-type="string">
            <text:p>Verb</text:p>
          </table:table-cell>
          <table:table-cell table:style-name="ce187" office:value-type="string" calcext:value-type="string">
            <text:p>to put people or things into groups according to what type they are</text:p>
          </table:table-cell>
          <table:table-cell table:style-name="ce114" office:value-type="string" calcext:value-type="string">
            <text:p>"Categorize" trong tiếng Anh có nghĩa là phân loại hoặc sắp xếp các đối tượng vào các nhóm hoặc danh mục dựa trên các đặc điểm hoặc tiêu chí nhất định. Hành động này giúp dễ dàng tổ chức, quản lý và hiểu rõ hơn về các đối tượng đó.</text:p>
            <text:p>Ví dụ:</text:p>
            <text:p>Khi bạn phân loại sách trong thư viện, bạn có thể chia chúng thành các danh mục như khoa học, lịch sử, văn học, v.v.</text:p>
            <text:p>Trong công việc kinh doanh, phân loại khách hàng giúp xác định các nhóm khách hàng khác nhau và từ đó áp dụng các chiến lược tiếp thị phù hợp.</text:p>
            <text:p/>
          </table:table-cell>
          <table:table-cell table:style-name="ce182" table:number-columns-repeated="2"/>
          <table:table-cell/>
        </table:table-row>
        <table:table-row table:style-name="ro116">
          <table:table-cell/>
          <table:table-cell table:style-name="ce185" office:value-type="string" calcext:value-type="string">
            <text:p>category</text:p>
          </table:table-cell>
          <table:table-cell table:style-name="ce187" office:value-type="string" calcext:value-type="string">
            <text:p>UK /ˈkætəɡəri/</text:p>
            <text:p><text:span text:style-name="T10">US /ˈkætəɡɔːri/</text:span></text:p>
          </table:table-cell>
          <table:table-cell table:style-name="ce182" office:value-type="string" calcext:value-type="string">
            <text:p>Noun</text:p>
          </table:table-cell>
          <table:table-cell table:style-name="ce187" office:value-type="string" calcext:value-type="string">
            <text:p>a group of people or things with particular features in common</text:p>
          </table:table-cell>
          <table:table-cell table:style-name="ce114" office:value-type="string" calcext:value-type="string">
            <text:p>"Category" trong tiếng Anh có nghĩa là một nhóm hoặc một danh mục các đối tượng hoặc khái niệm mà có các đặc điểm chung hoặc có một số tính chất giống nhau. Việc phân loại vào các category giúp chúng ta dễ dàng tổ chức, quản lý và hiểu rõ hơn về các đối tượng hay khái niệm đó.</text:p>
            <text:p>Ví dụ:</text:p>
            <text:p>Trong một siêu thị, các sản phẩm được sắp xếp vào các category như thực phẩm, đồ uống, mỹ phẩm, dụng cụ gia đình, v.v.</text:p>
            <text:p>Trong một bài nghiên cứu, các dữ liệu có thể được phân loại vào các category như nhân khẩu học, kinh tế, xã hội, v.v.</text:p>
            <text:p/>
          </table:table-cell>
          <table:table-cell table:style-name="ce182" table:number-columns-repeated="2"/>
          <table:table-cell/>
        </table:table-row>
        <table:table-row table:style-name="ro83">
          <table:table-cell/>
          <table:table-cell table:style-name="ce185" office:value-type="string" calcext:value-type="string">
            <text:p>arrange</text:p>
          </table:table-cell>
          <table:table-cell table:style-name="ce188" office:value-type="string" calcext:value-type="string">
            <text:p>Uk /əˈreɪndʒ/</text:p>
            <text:p>US /əˈreɪndʒ/</text:p>
          </table:table-cell>
          <table:table-cell table:style-name="ce182" office:value-type="string" calcext:value-type="string">
            <text:p>Verb</text:p>
          </table:table-cell>
          <table:table-cell table:style-name="ce187" office:value-type="string" calcext:value-type="string">
            <text:p>1. [transitive, intransitive] to plan or organize something in advance</text:p>
            <text:p>2. [transitive] arrange something to put something in a particular order; to make something neat or attractive</text:p>
          </table:table-cell>
          <table:table-cell table:style-name="ce114" office:value-type="string" calcext:value-type="string">
            <text:p>"Arrange" trong tiếng Anh có nghĩa là sắp xếp, tổ chức hoặc đặt các đối tượng theo một trật tự hoặc mô hình cụ thể. Hành động này giúp cho các đối tượng trở nên dễ quản lý và dễ sử dụng hơn.</text:p>
            <text:p>Ví dụ:</text:p>
            <text:p>Bạn có thể arrange các đồ vật trên bàn làm việc của mình để làm việc hiệu quả hơn.</text:p>
            <text:p>Trong âm nhạc, một bản nhạc có thể được arrange lại để phù hợp với một phong cách hay dàn nhạc khác.</text:p>
            <text:p/>
          </table:table-cell>
          <table:table-cell table:style-name="ce182" table:number-columns-repeated="2"/>
          <table:table-cell/>
        </table:table-row>
        <table:table-row table:style-name="ro83">
          <table:table-cell/>
          <table:table-cell table:style-name="ce185" office:value-type="string" calcext:value-type="string">
            <text:p>sort</text:p>
          </table:table-cell>
          <table:table-cell table:style-name="ce188" office:value-type="string" calcext:value-type="string">
            <text:p>UK /sɔːt/</text:p>
            <text:p>US /sɔːrt/</text:p>
          </table:table-cell>
          <table:table-cell table:style-name="ce182" office:value-type="string" calcext:value-type="string">
            <text:p>Verb</text:p>
          </table:table-cell>
          <table:table-cell table:style-name="ce187" office:value-type="string" calcext:value-type="string">
            <text:p>1. to arrange things in groups or in a particular order according to their type, etc.; to separate things of one type from others</text:p>
            <text:p>2. [often passive] sort something (especially British English, informal) to deal with a problem successfully or organize something/somebody properly</text:p>
          </table:table-cell>
          <table:table-cell table:style-name="ce114" office:value-type="string" calcext:value-type="string">
            <text:p>"Sort" trong tiếng Anh có nghĩa là sắp xếp hoặc phân loại các đối tượng theo một trật tự hoặc tiêu chí nhất định. Hành động này giúp cho việc tìm kiếm, sử dụng và quản lý các đối tượng trở nên dễ dàng hơn.</text:p>
            <text:p>Ví dụ:</text:p>
            <text:p>Bạn có thể sort các tài liệu theo thứ tự bảng chữ cái hoặc theo ngày để dễ dàng tìm kiếm.</text:p>
            <text:p>Trong lập trình, bạn có thể sort một mảng số theo thứ tự tăng dần hoặc giảm dần.</text:p>
            <text:p/>
          </table:table-cell>
          <table:table-cell table:style-name="ce182" table:number-columns-repeated="2"/>
          <table:table-cell/>
        </table:table-row>
        <table:table-row table:style-name="ro117">
          <table:table-cell/>
          <table:table-cell table:style-name="ce185"/>
          <table:table-cell table:style-name="ce188"/>
          <table:table-cell table:style-name="ce182"/>
          <table:table-cell table:style-name="ce187"/>
          <table:table-cell table:style-name="ce114" office:value-type="string" calcext:value-type="string">
            <text:p>"Sort" và "Arrange" đều liên quan đến việc sắp xếp các đối tượng, nhưng chúng có những khác biệt nhất định về mục đích và cách thức thực hiện:</text:p>
            <text:p>Sort (Phân loại theo thứ tự):</text:p>
            <text:p>Mục đích: Sắp xếp các đối tượng theo một trật tự nhất định dựa trên một tiêu chí cụ thể, chẳng hạn như thứ tự bảng chữ cái, số thứ tự, hoặc ngày tháng.</text:p>
            <text:p>Cách thức: Sử dụng một tiêu chí cụ thể để xác định thứ tự của các đối tượng. Ví dụ, sắp xếp một danh sách tên theo thứ tự bảng chữ cái từ A đến Z.</text:p>
            <text:p>Ví dụ:</text:p>
            <text:p>Sort các số: 3, 1, 4, 2 (sắp xếp thành 1, 2, 3, 4).</text:p>
            <text:p>Sort các sách theo ngày xuất bản từ mới nhất đến cũ nhất.</text:p>
            <text:p>Arrange (Sắp xếp theo cấu trúc hoặc bố cục):</text:p>
            <text:p>Mục đích: Đặt các đối tượng vào một cấu trúc hoặc bố cục cụ thể để dễ dàng quản lý, sử dụng hoặc trông hợp lý hơn.</text:p>
            <text:p>Cách thức: Không nhất thiết phải tuân theo một tiêu chí thứ tự cụ thể mà có thể tập trung vào cách tổ chức, nhóm hoặc bố trí các đối tượng sao cho hợp lý và thuận tiện.</text:p>
            <text:p>Ví dụ:</text:p>
            <text:p>Arrange các đồ vật trên bàn làm việc: bút, giấy, laptop được sắp xếp sao cho dễ sử dụng.</text:p>
            <text:p>Arrange các ghế trong một căn phòng theo hình tròn để dễ thảo luận nhóm.</text:p>
            <text:p/>
          </table:table-cell>
          <table:table-cell table:style-name="ce182" table:number-columns-repeated="2"/>
          <table:table-cell/>
        </table:table-row>
        <table:table-row table:style-name="ro52">
          <table:table-cell/>
          <table:table-cell table:style-name="ce185" office:value-type="string" calcext:value-type="string">
            <text:p>my schedule is tight = I am short in time</text:p>
          </table:table-cell>
          <table:table-cell table:style-name="ce192"/>
          <table:table-cell table:style-name="ce182"/>
          <table:table-cell table:style-name="ce114" table:number-columns-repeated="2"/>
          <table:table-cell table:style-name="ce182" table:number-columns-repeated="2"/>
          <table:table-cell/>
        </table:table-row>
        <table:table-row table:style-name="ro53">
          <table:table-cell/>
          <table:table-cell table:style-name="ce185" office:value-type="string" calcext:value-type="string">
            <text:p>optimize</text:p>
          </table:table-cell>
          <table:table-cell table:style-name="ce188" office:value-type="string" calcext:value-type="string">
            <text:p>UK /ˈɒptɪmaɪz/</text:p>
            <text:p>US /ˈɑːptɪmaɪz/</text:p>
          </table:table-cell>
          <table:table-cell table:style-name="ce182" office:value-type="string" calcext:value-type="string">
            <text:p>Verb</text:p>
          </table:table-cell>
          <table:table-cell table:style-name="ce187" office:value-type="string" calcext:value-type="string">
            <text:p>1. optimize something to make something as good as it can be; to use something in the best possible way</text:p>
          </table:table-cell>
          <table:table-cell table:style-name="ce187" office:value-type="string" calcext:value-type="string">
            <text:p>"optimize" có nghĩa là "tối ưu hóa."</text:p>
          </table:table-cell>
          <table:table-cell table:style-name="ce182" table:number-columns-repeated="2"/>
          <table:table-cell/>
        </table:table-row>
        <table:table-row table:style-name="ro118">
          <table:table-cell/>
          <table:table-cell table:style-name="ce185" office:value-type="string" calcext:value-type="string">
            <text:p>minimize</text:p>
          </table:table-cell>
          <table:table-cell table:style-name="ce188" office:value-type="string" calcext:value-type="string">
            <text:p>UK /ˈmɪnɪmaɪz/</text:p>
            <text:p>US /ˈmɪnɪmaɪz/</text:p>
          </table:table-cell>
          <table:table-cell table:style-name="ce182" office:value-type="string" calcext:value-type="string">
            <text:p>Verb</text:p>
          </table:table-cell>
          <table:table-cell table:style-name="ce187" office:value-type="string" calcext:value-type="string">
            <text:p>1. minimize something to reduce something, especially something bad, to the lowest possible level</text:p>
            <text:p>2. minimize something to try to make something seem less important than it really is</text:p>
          </table:table-cell>
          <table:table-cell table:style-name="ce187" office:value-type="string" calcext:value-type="string">
            <text:p>"minimize" có nghĩa là "giảm thiểu" hoặc "tối thiểu hóa." Đây là quá trình làm giảm một yếu tố, chẳng hạn như thời gian, chi phí, hoặc rủi ro, xuống mức thấp nhất có thể.</text:p>
          </table:table-cell>
          <table:table-cell table:style-name="ce182" table:number-columns-repeated="2"/>
          <table:table-cell/>
        </table:table-row>
        <table:table-row table:style-name="ro119">
          <table:table-cell/>
          <table:table-cell table:style-name="ce185" office:value-type="string" calcext:value-type="string">
            <text:p>concise</text:p>
          </table:table-cell>
          <table:table-cell table:style-name="ce188" office:value-type="string" calcext:value-type="string">
            <text:p>UK /kənˈsaɪs/</text:p>
            <text:p>US /kənˈsaɪs/</text:p>
          </table:table-cell>
          <table:table-cell table:style-name="ce182" office:value-type="string" calcext:value-type="string">
            <text:p>Adjective</text:p>
          </table:table-cell>
          <table:table-cell table:style-name="ce187" office:value-type="string" calcext:value-type="string">
            <text:p>1. giving only the information that is necessary and important, using few words</text:p>
            <text:p>2. [only before noun] (of a book) shorter than the original book, on which it was based</text:p>
          </table:table-cell>
          <table:table-cell table:style-name="ce187" office:value-type="string" calcext:value-type="string">
            <text:p>"Concise" trong tiếng Việt có nghĩa là "ngắn gọn" hoặc "súc tích."</text:p>
          </table:table-cell>
          <table:table-cell table:style-name="ce182" table:number-columns-repeated="2"/>
          <table:table-cell/>
        </table:table-row>
        <table:table-row table:style-name="ro11">
          <table:table-cell/>
          <table:table-cell table:style-name="ce185" office:value-type="string" calcext:value-type="string">
            <text:p>focus<text:span text:style-name="T9"> on</text:span></text:p>
          </table:table-cell>
          <table:table-cell table:style-name="ce192"/>
          <table:table-cell table:style-name="ce182"/>
          <table:table-cell table:style-name="ce114"/>
          <table:table-cell table:style-name="ce114" office:value-type="string" calcext:value-type="string">
            <text:p>tập trung vào</text:p>
          </table:table-cell>
          <table:table-cell table:style-name="ce182" table:number-columns-repeated="2"/>
          <table:table-cell/>
        </table:table-row>
        <table:table-row table:style-name="ro47">
          <table:table-cell/>
          <table:table-cell table:style-name="ce185" office:value-type="string" calcext:value-type="string">
            <text:p>you ever need</text:p>
          </table:table-cell>
          <table:table-cell table:style-name="ce192"/>
          <table:table-cell table:style-name="ce182"/>
          <table:table-cell table:style-name="ce114"/>
          <table:table-cell table:style-name="ce114" office:value-type="string" calcext:value-type="string">
            <text:p>bạn đã từng cần chưa</text:p>
          </table:table-cell>
          <table:table-cell table:style-name="ce182" table:number-columns-repeated="2"/>
          <table:table-cell/>
        </table:table-row>
        <table:table-row table:style-name="ro61">
          <table:table-cell/>
          <table:table-cell table:style-name="ce185" office:value-type="string" calcext:value-type="string">
            <text:p>more of it, you ever thought you need</text:p>
          </table:table-cell>
          <table:table-cell table:style-name="ce192"/>
          <table:table-cell table:style-name="ce182"/>
          <table:table-cell table:style-name="ce114"/>
          <table:table-cell table:style-name="ce200" office:value-type="string" calcext:value-type="string">
            <text:p>nhiều hơn những thứ bạn nghĩ là bạn cần nó</text:p>
          </table:table-cell>
          <table:table-cell table:style-name="ce182" table:number-columns-repeated="2"/>
          <table:table-cell/>
        </table:table-row>
        <table:table-row table:style-name="ro21">
          <table:table-cell/>
          <table:table-cell table:style-name="ce185" office:value-type="string" calcext:value-type="string">
            <text:p>không nói trực tiếp OMG hoặc OMJESUS</text:p>
          </table:table-cell>
          <table:table-cell table:style-name="ce192"/>
          <table:table-cell table:style-name="ce182"/>
          <table:table-cell table:style-name="ce114" table:number-columns-repeated="2"/>
          <table:table-cell table:style-name="ce182" table:number-columns-repeated="2"/>
          <table:table-cell/>
        </table:table-row>
        <table:table-row table:style-name="ro58">
          <table:table-cell/>
          <table:table-cell table:style-name="ce185" office:value-type="string" calcext:value-type="string">
            <text:p>Nói là oh my gosh/ jesus sẽ thay bằng jezz</text:p>
          </table:table-cell>
          <table:table-cell table:style-name="ce192"/>
          <table:table-cell table:style-name="ce182"/>
          <table:table-cell table:style-name="ce114"/>
          <table:table-cell table:style-name="ce213" office:value-type="string" calcext:value-type="string">
            <text:p>Nói là oh my gosh/ jesus sẽ thay bằng jezz</text:p>
          </table:table-cell>
          <table:table-cell table:style-name="ce182" table:number-columns-repeated="2"/>
          <table:table-cell/>
        </table:table-row>
        <table:table-row table:style-name="ro120">
          <table:table-cell/>
          <table:table-cell table:style-name="ce185" office:value-type="string" calcext:value-type="string">
            <text:p>offence</text:p>
          </table:table-cell>
          <table:table-cell table:style-name="ce188" office:value-type="string" calcext:value-type="string">
            <text:p>UK /əˈfens/</text:p>
            <text:p>US /əˈfens/</text:p>
          </table:table-cell>
          <table:table-cell table:style-name="ce182" office:value-type="string" calcext:value-type="string">
            <text:p>Noun</text:p>
          </table:table-cell>
          <table:table-cell table:style-name="ce187" office:value-type="string" calcext:value-type="string">
            <text:p>1. [countable] an illegal act </text:p>
            <text:p>2. [uncountable] the feeling of being upset or angry at something that somebody has said or done</text:p>
          </table:table-cell>
          <table:table-cell table:style-name="ce187" office:value-type="string" calcext:value-type="string">
            <text:p>"Offence" trong tiếng Việt có nghĩa là "sự xúc phạm" hoặc "sự vi phạm." Tùy theo ngữ cảnh, từ này có thể ám chỉ hành động gây tổn thương hoặc làm mất lòng người khác (sự xúc phạm) hoặc hành động vi phạm pháp luật hoặc quy tắc (sự vi phạm).</text:p>
          </table:table-cell>
          <table:table-cell table:style-name="ce182" table:number-columns-repeated="2"/>
          <table:table-cell/>
        </table:table-row>
        <table:table-row table:style-name="ro121">
          <table:table-cell/>
          <table:table-cell table:style-name="ce185" office:value-type="string" calcext:value-type="string">
            <text:p>insult</text:p>
          </table:table-cell>
          <table:table-cell table:style-name="ce188" office:value-type="string" calcext:value-type="string">
            <text:p>UK /ˈɪnsʌlt/</text:p>
            <text:p>US /ˈɪnsʌlt/</text:p>
          </table:table-cell>
          <table:table-cell table:style-name="ce182" office:value-type="string" calcext:value-type="string">
            <text:p>Noun</text:p>
          </table:table-cell>
          <table:table-cell table:style-name="ce187" office:value-type="string" calcext:value-type="string">
            <text:p>a remark or an action that is said or done in order to offend somebody</text:p>
          </table:table-cell>
          <table:table-cell table:style-name="ce187" office:value-type="string" calcext:value-type="string">
            <text:p>"Insult" trong tiếng Việt có nghĩa là "lời lăng mạ" hoặc "sự xúc phạm." Đây là hành động hoặc lời nói gây tổn thương, làm giảm lòng tự trọng hoặc làm người khác cảm thấy bị coi thường.</text:p>
          </table:table-cell>
          <table:table-cell table:style-name="ce182" table:number-columns-repeated="2"/>
          <table:table-cell/>
        </table:table-row>
        <table:table-row table:style-name="ro122">
          <table:table-cell/>
          <table:table-cell table:style-name="ce185" office:value-type="string" calcext:value-type="string">
            <text:p>dope</text:p>
          </table:table-cell>
          <table:table-cell table:style-name="ce180"/>
          <table:table-cell table:style-name="ce182"/>
          <table:table-cell table:style-name="ce114"/>
          <table:table-cell table:style-name="ce114" office:value-type="string" calcext:value-type="string">
            <text:p>chất vkl</text:p>
          </table:table-cell>
          <table:table-cell table:style-name="ce182" table:number-columns-repeated="2"/>
          <table:table-cell/>
        </table:table-row>
        <table:table-row table:style-name="ro83">
          <table:table-cell/>
          <table:table-cell table:style-name="ce185" office:value-type="string" calcext:value-type="string">
            <text:p>consume</text:p>
          </table:table-cell>
          <table:table-cell table:style-name="ce188" office:value-type="string" calcext:value-type="string">
            <text:p>UK /kənˈsjuːm/</text:p>
            <text:p>US /kənˈsuːm/</text:p>
          </table:table-cell>
          <table:table-cell table:style-name="ce182" office:value-type="string" calcext:value-type="string">
            <text:p>Verb</text:p>
          </table:table-cell>
          <table:table-cell table:style-name="ce187" office:value-type="string" calcext:value-type="string">
            <text:p>1. consume something to use something, especially fuel, energy or time</text:p>
            <text:p>2. consume something (formal) to eat or drink something</text:p>
          </table:table-cell>
          <table:table-cell table:style-name="ce114" office:value-type="string" calcext:value-type="string">
            <text:p>"Consume" trong tiếng Việt có nghĩa là "tiêu thụ" hoặc "ăn uống." Đây là quá trình sử dụng hoặc tiêu dùng một thứ gì đó. Chẳng hạn, bạn có thể tiêu thụ thức ăn, đồ uống, thời gian, tài nguyên hoặc thông tin. Ví dụ:</text:p>
            <text:p>Tiêu thụ thức ăn: Bạn ăn hoặc uống một cái gì đó.</text:p>
            <text:p>Tiêu thụ tài nguyên: Bạn sử dụng tài nguyên, như điện, nước hoặc nhiên liệu.</text:p>
            <text:p>Tiêu thụ thông tin: Bạn đọc sách, xem tin tức hoặc sử dụng internet để nắm bắt thông tin.</text:p>
            <text:p/>
          </table:table-cell>
          <table:table-cell table:style-name="ce182" table:number-columns-repeated="2"/>
          <table:table-cell/>
        </table:table-row>
        <table:table-row table:style-name="ro123">
          <table:table-cell/>
          <table:table-cell table:style-name="ce209" office:value-type="string" calcext:value-type="string">
            <text:p>produce</text:p>
          </table:table-cell>
          <table:table-cell table:style-name="ce188" office:value-type="string" calcext:value-type="string">
            <text:p>UK /prəˈdjuːs/</text:p>
            <text:p>US /prəˈduːs/</text:p>
          </table:table-cell>
          <table:table-cell table:style-name="ce182" office:value-type="string" calcext:value-type="string">
            <text:p>Verb</text:p>
          </table:table-cell>
          <table:table-cell table:style-name="ce114" office:value-type="string" calcext:value-type="string">
            <text:p>goods</text:p>
            <text:p>1. produce something to make things to be sold, especially in large quantities</text:p>
            <text:p>make naturally</text:p>
            <text:p>2. produce something to grow or make something as part of a natural process; to have a baby or young animal</text:p>
          </table:table-cell>
          <table:table-cell table:style-name="ce114" office:value-type="string" calcext:value-type="string">
            <text:p>"Produce" trong tiếng Việt có nghĩa là "sản xuất" hoặc "tạo ra." Từ này thường được dùng để chỉ việc làm ra hoặc tạo ra một sản phẩm, hàng hóa, hoặc kết quả. Ví dụ, một công ty có thể sản xuất điện thoại di động, hoặc một nghệ sĩ có thể tạo ra một bức tranh.</text:p>
            <text:p>Sản xuất hàng hóa: Công ty sản xuất xe hơi.</text:p>
            <text:p>Tạo ra kết quả: Việc học hành chăm chỉ tạo ra kết quả tốt trong kỳ thi.</text:p>
            <text:p/>
          </table:table-cell>
          <table:table-cell table:style-name="ce182" table:number-columns-repeated="2"/>
          <table:table-cell/>
        </table:table-row>
        <table:table-row table:style-name="ro124">
          <table:table-cell/>
          <table:table-cell table:style-name="ce209" office:value-type="string" calcext:value-type="string">
            <text:p>absorb</text:p>
          </table:table-cell>
          <table:table-cell table:style-name="ce188" office:value-type="string" calcext:value-type="string">
            <text:p>UK /əbˈzɔːb/</text:p>
            <text:p>US /əbˈzɔːrb/</text:p>
          </table:table-cell>
          <table:table-cell table:style-name="ce182" office:value-type="string" calcext:value-type="string">
            <text:p>Verb</text:p>
          </table:table-cell>
          <table:table-cell table:style-name="ce114" office:value-type="string" calcext:value-type="string">
            <text:p>liquid/gas</text:p>
            <text:p>1. to take in a liquid, gas or other substance from the surface or space around</text:p>
            <text:p>heat/light/energy/sound</text:p>
            <text:p>2. absorb something to take in and keep heat, light, energy, sound, etc. instead of reflecting it</text:p>
          </table:table-cell>
          <table:table-cell table:style-name="ce114" office:value-type="string" calcext:value-type="string">
            <text:p>"Absorb" trong tiếng Việt có nghĩa là "hấp thụ" hoặc "thấm hút." Từ này có thể được sử dụng trong nhiều ngữ cảnh khác nhau, chẳng hạn như:</text:p>
            <text:p>Hấp thụ chất lỏng: Một miếng bọt biển có thể hấp thụ nước.</text:p>
            <text:p>Hấp thụ ánh sáng: Cây cối hấp thụ ánh sáng mặt trời để quang hợp.</text:p>
            <text:p>Hấp thụ thông tin: Khi bạn học tập, bạn đang hấp thụ kiến thức mới.</text:p>
            <text:p/>
          </table:table-cell>
          <table:table-cell table:style-name="ce182" table:number-columns-repeated="2"/>
          <table:table-cell/>
        </table:table-row>
        <table:table-row table:style-name="ro125">
          <table:table-cell/>
          <table:table-cell table:style-name="ce209" office:value-type="string" calcext:value-type="string">
            <text:p>get</text:p>
          </table:table-cell>
          <table:table-cell table:style-name="ce188" office:value-type="string" calcext:value-type="string">
            <text:p>UK /ɡet/</text:p>
            <text:p>US /ɡet/</text:p>
          </table:table-cell>
          <table:table-cell table:style-name="ce182" office:value-type="string" calcext:value-type="string">
            <text:p>Verb</text:p>
          </table:table-cell>
          <table:table-cell table:style-name="ce114" office:value-type="string" calcext:value-type="string">
            <text:p>receive/obtain</text:p>
            <text:p>1. [transitive, no passive] get something to receive something</text:p>
          </table:table-cell>
          <table:table-cell table:style-name="ce114" office:value-type="string" calcext:value-type="string">
            <text:p>nhận </text:p>
          </table:table-cell>
          <table:table-cell table:style-name="ce182" table:number-columns-repeated="2"/>
          <table:table-cell/>
        </table:table-row>
        <table:table-row table:style-name="ro126">
          <table:table-cell/>
          <table:table-cell table:style-name="ce209" office:value-type="string" calcext:value-type="string">
            <text:p>tissue</text:p>
          </table:table-cell>
          <table:table-cell table:style-name="ce188" office:value-type="string" calcext:value-type="string">
            <text:p>UK /ˈtɪʃuː/</text:p>
            <text:p>US /ˈtɪʃuː/</text:p>
          </table:table-cell>
          <table:table-cell table:style-name="ce182" office:value-type="string" calcext:value-type="string">
            <text:p>Noun</text:p>
          </table:table-cell>
          <table:table-cell table:style-name="ce187" office:value-type="string" calcext:value-type="string">
            <text:p>1. [countable] a piece of soft paper, used especially as a <text:a xlink:href="https://www.oxfordlearnersdictionaries.com/definition/english/handkerchief" xlink:type="simple">handkerchief</text:a></text:p>
            <text:p>2. a collection of cells that form the different parts of humans, animals and plants</text:p>
          </table:table-cell>
          <table:table-cell table:style-name="ce114" office:value-type="string" calcext:value-type="string">
            <text:p>"Tissue" trong tiếng Việt có thể có nhiều nghĩa khác nhau tùy vào ngữ cảnh:</text:p>
            <text:p>Mô (sinh học): Cấu trúc tế bào tạo nên các phần của cơ thể sống. Ví dụ, mô cơ, mô thần kinh.</text:p>
            <text:p>Giấy vệ sinh: Một loại giấy mỏng và mềm dùng cho các mục đích vệ sinh cá nhân, như giấy vệ sinh hoặc khăn giấy.</text:p>
            <text:p/>
          </table:table-cell>
          <table:table-cell table:style-name="ce182" table:number-columns-repeated="2"/>
          <table:table-cell/>
        </table:table-row>
        <table:table-row table:style-name="ro127">
          <table:table-cell/>
          <table:table-cell table:style-name="ce209" office:value-type="string" calcext:value-type="string">
            <text:p>napkin</text:p>
          </table:table-cell>
          <table:table-cell table:style-name="ce188"/>
          <table:table-cell table:style-name="ce182"/>
          <table:table-cell table:style-name="ce187"/>
          <table:table-cell table:style-name="ce114" office:value-type="string" calcext:value-type="string">
            <text:p>"Napkin" trong tiếng Việt có nghĩa là "khăn ăn" hoặc "khăn giấy." Đây là một loại vải hoặc giấy được sử dụng trong bữa ăn để lau miệng và tay, hoặc để bảo vệ quần áo khỏi bị dơ. Có hai loại napkin phổ biến:</text:p>
            <text:p>Khăn ăn bằng vải: Thường được sử dụng trong các nhà hàng hoặc sự kiện trang trọng.</text:p>
            <text:p>Khăn giấy: Sử dụng một lần và thường được sử dụng trong các bữa ăn hàng ngày hoặc ở các quán ăn nhanh.</text:p>
            <text:p/>
          </table:table-cell>
          <table:table-cell table:style-name="ce182" table:number-columns-repeated="2"/>
          <table:table-cell/>
        </table:table-row>
        <table:table-row table:style-name="ro126">
          <table:table-cell/>
          <table:table-cell table:style-name="ce209" office:value-type="string" calcext:value-type="string">
            <text:p>toilet paper</text:p>
          </table:table-cell>
          <table:table-cell table:style-name="ce188" office:value-type="string" calcext:value-type="string">
            <text:p>UK /ˈtɔɪlət peɪpə(r)/</text:p>
            <text:p>US /ˈtɔɪlət peɪpər/</text:p>
          </table:table-cell>
          <table:table-cell table:style-name="ce182" office:value-type="string" calcext:value-type="string">
            <text:p>Noun</text:p>
          </table:table-cell>
          <table:table-cell table:style-name="ce187" office:value-type="string" calcext:value-type="string">
            <text:p>thin, soft paper used for cleaning yourself after you have used the toilet</text:p>
          </table:table-cell>
          <table:table-cell table:style-name="ce187" office:value-type="string" calcext:value-type="string">
            <text:p>"Toilet paper" trong tiếng Việt có nghĩa là "giấy vệ sinh." Đây là một loại giấy mềm được sử dụng chủ yếu trong nhà vệ sinh để lau sạch sau khi đi vệ sinh. Giấy vệ sinh thường được làm từ các sợi cellulose và được thiết kế để tan trong nước, giúp dễ dàng phân hủy và an toàn cho hệ thống thoát nước.</text:p>
          </table:table-cell>
          <table:table-cell table:style-name="ce182" table:number-columns-repeated="2"/>
          <table:table-cell/>
        </table:table-row>
        <table:table-row table:style-name="ro2">
          <table:table-cell/>
          <table:table-cell table:style-name="ce209" office:value-type="string" calcext:value-type="string">
            <text:p>towel</text:p>
          </table:table-cell>
          <table:table-cell table:style-name="ce188" office:value-type="string" calcext:value-type="string">
            <text:p>UK /ˈtaʊəl/</text:p>
            <text:p>US /ˈtaʊəl/</text:p>
          </table:table-cell>
          <table:table-cell table:style-name="ce182" office:value-type="string" calcext:value-type="string">
            <text:p>Noun</text:p>
          </table:table-cell>
          <table:table-cell table:style-name="ce187" office:value-type="string" calcext:value-type="string">
            <text:p>a piece of cloth or paper used for drying things, especially your body</text:p>
          </table:table-cell>
          <table:table-cell table:style-name="ce114" office:value-type="string" calcext:value-type="string">
            <text:p>khăn loại to dùng rửa mặt, tắm</text:p>
          </table:table-cell>
          <table:table-cell table:style-name="ce182" table:number-columns-repeated="2"/>
          <table:table-cell/>
        </table:table-row>
        <table:table-row table:style-name="ro2">
          <table:table-cell/>
          <table:table-cell table:style-name="ce209" office:value-type="string" calcext:value-type="string">
            <text:p>tất cả 3 sẽ có 1 tính từ mà để chỉ đặc tính/ tính chất vượt trội: </text:p>
          </table:table-cell>
          <table:table-cell table:style-name="ce192"/>
          <table:table-cell table:style-name="ce182"/>
          <table:table-cell table:style-name="ce114" table:number-columns-repeated="2"/>
          <table:table-cell table:style-name="ce182" table:number-columns-repeated="2"/>
          <table:table-cell/>
        </table:table-row>
        <table:table-row table:style-name="ro128">
          <table:table-cell/>
          <table:table-cell table:style-name="ce209" office:value-type="string" calcext:value-type="string">
            <text:p>flip side</text:p>
          </table:table-cell>
          <table:table-cell table:style-name="ce188" office:value-type="string" calcext:value-type="string">
            <text:p>UK /ˈflɪp saɪd/</text:p>
            <text:p>US /ˈflɪp saɪd/</text:p>
          </table:table-cell>
          <table:table-cell table:style-name="ce182" office:value-type="string" calcext:value-type="string">
            <text:p>Noun</text:p>
          </table:table-cell>
          <table:table-cell table:style-name="ce187" office:value-type="string" calcext:value-type="string">
            <text:p>1. flip side (of/to something) different and less welcome aspects of an idea, argument or action</text:p>
            <text:p>2. (old-fashioned) the side of a record that does not have the main song or piece of music on it</text:p>
          </table:table-cell>
          <table:table-cell table:style-name="ce188" office:value-type="string" calcext:value-type="string">
            <text:p>"Flip side" trong tiếng Việt có nghĩa là "mặt trái" hoặc "mặt khác." Từ này thường được sử dụng để chỉ một khía cạnh khác của một vấn đề, tình huống hoặc vật thể, mà có thể không được nhận ra ngay từ đầu. Ví dụ, khi nói về một tình huống có lợi và bất lợi, "flip side" có thể được sử dụng để đề cập đến những mặt bất lợi.</text:p>
            <text:p>Ví dụ:</text:p>
            <text:p>"On the flip side, while the job pays well, it requires long hours." (Mặt trái của vấn đề, mặc dù công việc có lương cao nhưng lại yêu cầu làm việc nhiều giờ.)</text:p>
            <text:p/>
          </table:table-cell>
          <table:table-cell table:style-name="ce182" table:number-columns-repeated="2"/>
          <table:table-cell/>
        </table:table-row>
        <table:table-row table:style-name="ro126">
          <table:table-cell/>
          <table:table-cell table:style-name="ce209" office:value-type="string" calcext:value-type="string">
            <text:p>stand out</text:p>
          </table:table-cell>
          <table:table-cell table:style-name="ce192"/>
          <table:table-cell table:style-name="ce182"/>
          <table:table-cell table:style-name="ce187" office:value-type="string" calcext:value-type="string">
            <text:p>stand out (as something)</text:p>
            <text:p>to be much better or more important than somebody/something</text:p>
            <text:p>stand out (from/against something)</text:p>
            <text:p>to be easily seen or noticed</text:p>
          </table:table-cell>
          <table:table-cell table:style-name="ce205" office:value-type="string" calcext:value-type="string">
            <text:p>"Stand out" trong tiếng Việt có nghĩa là "nổi bật" hoặc "xuất chúng." Từ này thường được sử dụng để miêu tả một người, vật hoặc điều gì đó thu hút sự chú ý vì sự khác biệt, độc đáo hoặc nổi trội so với những cái khác.</text:p>
            <text:p>Ví dụ:</text:p>
            <text:p>Trong một buổi biểu diễn, cô ấy nổi bật vì giọng hát tuyệt vời.</text:p>
            <text:p>Thiết kế của sản phẩm này thực sự nổi bật so với các đối thủ cạnh tranh.</text:p>
            <text:p/>
          </table:table-cell>
          <table:table-cell table:style-name="ce182" table:number-columns-repeated="2"/>
          <table:table-cell/>
        </table:table-row>
        <table:table-row table:style-name="ro129">
          <table:table-cell/>
          <table:table-cell table:style-name="ce209" office:value-type="string" calcext:value-type="string">
            <text:p>stand on st</text:p>
          </table:table-cell>
          <table:table-cell table:style-name="ce192"/>
          <table:table-cell table:style-name="ce182"/>
          <table:table-cell table:style-name="ce114"/>
          <table:table-cell table:style-name="ce205" office:value-type="string" calcext:value-type="string">
            <text:p>"Stand on something" trong tiếng Việt có nghĩa là "dựa vào" hoặc "có quan điểm về một vấn đề nào đó." Từ này thường được sử dụng để diễn đạt việc có lập trường, ý kiến hoặc quan điểm cụ thể về một vấn đề, tình huống.</text:p>
            <text:p>Ví dụ:</text:p>
            <text:p>Dựa vào: "He stood on the ladder to reach the top shelf." (Anh ấy đứng trên cái thang để với tới kệ trên cùng.)</text:p>
            <text:p>Có quan điểm: "She stands on the belief that education is the key to success." (Cô ấy có quan điểm rằng giáo dục là chìa khóa của thành công.)</text:p>
            <text:p/>
          </table:table-cell>
          <table:table-cell table:style-name="ce182" table:number-columns-repeated="2"/>
          <table:table-cell/>
        </table:table-row>
        <table:table-row table:style-name="ro130">
          <table:table-cell/>
          <table:table-cell table:style-name="ce209" office:value-type="string" calcext:value-type="string">
            <text:p>stand up</text:p>
          </table:table-cell>
          <table:table-cell table:style-name="ce192"/>
          <table:table-cell table:style-name="ce182"/>
          <table:table-cell table:style-name="ce187" office:value-type="string" calcext:value-type="string">
            <text:p>1. to get up onto your feet</text:p>
          </table:table-cell>
          <table:table-cell table:style-name="ce205" office:value-type="string" calcext:value-type="string">
            <text:p>"Stand up" trong tiếng Việt có nghĩa là "đứng dậy." Từ này có thể được sử dụng trong nhiều ngữ cảnh khác nhau, chẳng hạn như:</text:p>
            <text:p>Đứng dậy: "He stood up from his chair to greet her." (Anh ấy đứng dậy khỏi ghế để chào cô ấy.)</text:p>
            <text:p>Bảo vệ: "She stood up for her friend when he was being bullied." (Cô ấy bảo vệ bạn mình khi anh ta bị bắt nạt.)</text:p>
            <text:p>Đáp ứng tiêu chuẩn: "The new product stands up to rigorous testing." (Sản phẩm mới đáp ứng được các bài kiểm tra nghiêm ngặt.)</text:p>
            <text:p/>
          </table:table-cell>
          <table:table-cell table:style-name="ce182" table:number-columns-repeated="2"/>
          <table:table-cell/>
        </table:table-row>
        <table:table-row table:style-name="ro131">
          <table:table-cell/>
          <table:table-cell table:style-name="ce185" office:value-type="string" calcext:value-type="string">
            <text:p>intentional</text:p>
          </table:table-cell>
          <table:table-cell table:style-name="ce188" office:value-type="string" calcext:value-type="string">
            <text:p>UK /ɪnˈtenʃənl/</text:p>
            <text:p>US /ɪnˈtenʃənl/</text:p>
          </table:table-cell>
          <table:table-cell table:style-name="ce182" office:value-type="string" calcext:value-type="string">
            <text:p>Adjective</text:p>
          </table:table-cell>
          <table:table-cell table:style-name="ce187" office:value-type="string" calcext:value-type="string">
            <text:p>done deliberately</text:p>
          </table:table-cell>
          <table:table-cell table:style-name="ce114" office:value-type="string" calcext:value-type="string">
            <text:p>"Intentional" trong tiếng Việt có nghĩa là "cố ý" hoặc "có chủ đích." Đây là từ dùng để miêu tả hành động hoặc quyết định được thực hiện với ý định rõ ràng, có kế hoạch và không phải ngẫu nhiên.</text:p>
            <text:p>Ví dụ:</text:p>
            <text:p>"He made an intentional effort to improve his health by exercising regularly." (Anh ấy đã cố ý nỗ lực cải thiện sức khỏe của mình bằng cách tập thể dục đều đặn.)</text:p>
            <text:p>"Her actions were intentional, not accidental." (Hành động của cô ấy là có chủ đích, không phải tình cờ.)</text:p>
            <text:p/>
          </table:table-cell>
          <table:table-cell table:style-name="ce182" table:number-columns-repeated="2"/>
          <table:table-cell/>
        </table:table-row>
        <table:table-row table:style-name="ro132">
          <table:table-cell/>
          <table:table-cell table:style-name="ce209" office:value-type="string" calcext:value-type="string">
            <text:p>highly-refined</text:p>
          </table:table-cell>
          <table:table-cell table:style-name="ce192"/>
          <table:table-cell table:style-name="ce182"/>
          <table:table-cell table:style-name="ce187" office:value-type="string" calcext:value-type="string">
            <text:p>having or showing good manners, taste, and education that are expected of people in a high social class</text:p>
          </table:table-cell>
          <table:table-cell table:style-name="ce114" office:value-type="string" calcext:value-type="string">
            <text:p>high-level</text:p>
          </table:table-cell>
          <table:table-cell table:style-name="ce182" table:number-columns-repeated="2"/>
          <table:table-cell/>
        </table:table-row>
        <table:table-row table:style-name="ro133">
          <table:table-cell/>
          <table:table-cell table:style-name="ce209" office:value-type="string" calcext:value-type="string">
            <text:p>trick</text:p>
          </table:table-cell>
          <table:table-cell table:style-name="ce188" office:value-type="string" calcext:value-type="string">
            <text:p>UK /trɪk/</text:p>
            <text:p>US /trɪk/</text:p>
          </table:table-cell>
          <table:table-cell table:style-name="ce182" office:value-type="string" calcext:value-type="string">
            <text:p>Noun</text:p>
          </table:table-cell>
          <table:table-cell table:style-name="ce114" office:value-type="string" calcext:value-type="string">
            <text:p>something to cheat somebody</text:p>
            <text:p>1. something that you do to make somebody believe something that is not true, or to annoy somebody as a joke</text:p>
            <text:p>something confusing</text:p>
            <text:p>2. something that confuses you so that you see, understand, remember, etc. things in the wrong way</text:p>
          </table:table-cell>
          <table:table-cell table:style-name="ce114" office:value-type="string" calcext:value-type="string">
            <text:p>mẹo</text:p>
          </table:table-cell>
          <table:table-cell table:style-name="ce182" table:number-columns-repeated="2"/>
          <table:table-cell/>
        </table:table-row>
        <table:table-row table:style-name="ro53">
          <table:table-cell/>
          <table:table-cell table:style-name="ce209" office:value-type="string" calcext:value-type="string">
            <text:p>definitely</text:p>
          </table:table-cell>
          <table:table-cell table:style-name="ce188" office:value-type="string" calcext:value-type="string">
            <text:p>UK /ˈdefɪnətli/</text:p>
            <text:p>US /ˈdefɪnətli/</text:p>
          </table:table-cell>
          <table:table-cell table:style-name="ce182" office:value-type="string" calcext:value-type="string">
            <text:p>Adverb</text:p>
          </table:table-cell>
          <table:table-cell table:style-name="ce187" office:value-type="string" calcext:value-type="string">
            <text:p>1. a way of emphasizing that something is true and that there is no doubt about it</text:p>
            <text:p>2. in a way that is certain or that shows that you are certain</text:p>
          </table:table-cell>
          <table:table-cell table:style-name="ce114" office:value-type="string" calcext:value-type="string">
            <text:p>chắc chắn</text:p>
          </table:table-cell>
          <table:table-cell table:style-name="ce182" table:number-columns-repeated="2"/>
          <table:table-cell/>
        </table:table-row>
        <table:table-row table:style-name="ro134">
          <table:table-cell/>
          <table:table-cell table:style-name="ce209" office:value-type="string" calcext:value-type="string">
            <text:p>thief</text:p>
          </table:table-cell>
          <table:table-cell table:style-name="ce188" office:value-type="string" calcext:value-type="string">
            <text:p>UK /θiːf/</text:p>
            <text:p>US /θiːf/</text:p>
          </table:table-cell>
          <table:table-cell table:style-name="ce182" office:value-type="string" calcext:value-type="string">
            <text:p>Noun</text:p>
          </table:table-cell>
          <table:table-cell table:style-name="ce187" office:value-type="string" calcext:value-type="string">
            <text:p>a person who steals something from another person or place</text:p>
          </table:table-cell>
          <table:table-cell table:style-name="ce114" office:value-type="string" calcext:value-type="string">
            <text:p>"Thief" trong tiếng Việt có nghĩa là "kẻ trộm" hoặc "tên trộm." Đây là từ dùng để chỉ một người lấy cắp tài sản của người khác một cách bất hợp pháp, thường là trong bí mật và không có sự cho phép của chủ sở hữu.</text:p>
            <text:p>Ví dụ:</text:p>
            <text:p>"The thief stole her wallet from her bag." (Tên trộm đã lấy trộm ví của cô ấy từ túi xách.)</text:p>
            <text:p/>
          </table:table-cell>
          <table:table-cell table:style-name="ce182" table:number-columns-repeated="2"/>
          <table:table-cell/>
        </table:table-row>
        <table:table-row table:style-name="ro60">
          <table:table-cell/>
          <table:table-cell table:style-name="ce209" office:value-type="string" calcext:value-type="string">
            <text:p>robber</text:p>
          </table:table-cell>
          <table:table-cell table:style-name="ce188" office:value-type="string" calcext:value-type="string">
            <text:p>UK /ˈrɒbə(r)/</text:p>
            <text:p>US /ˈrɑːbər/</text:p>
          </table:table-cell>
          <table:table-cell table:style-name="ce182" office:value-type="string" calcext:value-type="string">
            <text:p>Noun</text:p>
          </table:table-cell>
          <table:table-cell table:style-name="ce187" office:value-type="string" calcext:value-type="string">
            <text:p>a person who steals from a person or place, especially using violence or threats</text:p>
          </table:table-cell>
          <table:table-cell table:style-name="ce114" office:value-type="string" calcext:value-type="string">
            <text:p>"Robber" trong tiếng Việt có nghĩa là "kẻ cướp" hoặc "tên cướp." Đây là từ dùng để chỉ một người sử dụng bạo lực hoặc đe dọa bạo lực để lấy cắp tài sản của người khác. Khác với "thief" (kẻ trộm), "robber" thường có hành vi công khai và sử dụng bạo lực hoặc đe dọa để cướp tài sản.</text:p>
            <text:p>Ví dụ:</text:p>
            <text:p>"The robber held up the bank at gunpoint." (Tên cướp đã cầm súng và cướp ngân hàng.)</text:p>
            <text:p/>
          </table:table-cell>
          <table:table-cell table:style-name="ce182" table:number-columns-repeated="2"/>
          <table:table-cell/>
        </table:table-row>
        <table:table-row table:style-name="ro60">
          <table:table-cell/>
          <table:table-cell table:style-name="ce209" office:value-type="string" calcext:value-type="string">
            <text:p>stealer</text:p>
          </table:table-cell>
          <table:table-cell table:style-name="ce188" office:value-type="string" calcext:value-type="string">
            <text:p>UK /ˈstēlər/</text:p>
            <text:p>US /ˈstēlər/</text:p>
          </table:table-cell>
          <table:table-cell table:style-name="ce192" office:value-type="string" calcext:value-type="string">
            <text:p>Noun</text:p>
          </table:table-cell>
          <table:table-cell table:style-name="ce194" office:value-type="string" calcext:value-type="string">
            <text:p>a person or thing that takes or <text:a xlink:href="https://www.google.com/search?client=ubuntu-sn&amp;sca_esv=eb368db2b3cdf9ce&amp;channel=fs&amp;q=steals&amp;si=ACC90nwdkA2npcVVmNPViiSe8FMKUQ8Y7v0mE0By2BqedoW1z6xBMXezxK9rSjrCPVydVEyk7YkjJxlsHmvbTmuqUR3BqMyUfA%3D%3D&amp;expnd=1&amp;sa=X&amp;ved=2ahUKEwibptKgvI6KAxXOqFYBHWBpBhMQyecJegQIPBAO" xlink:type="simple">steals</text:a> a specified thing.</text:p>
          </table:table-cell>
          <table:table-cell table:style-name="ce116" office:value-type="string" calcext:value-type="string">
            <text:p>"Stealer" trong tiếng Việt có nghĩa là "kẻ cắp" hoặc "kẻ trộm." Từ này thường được dùng để chỉ một người lấy cắp tài sản của người khác một cách bất hợp pháp. Mặc dù từ "stealer" không phổ biến như "thief," nó vẫn mang ý nghĩa tương tự.</text:p>
            <text:p>Ví dụ:</text:p>
            <text:p>"The stealer was caught trying to escape with the stolen goods." (Kẻ cắp đã bị bắt khi cố gắng trốn thoát với hàng hóa bị đánh cắp.)</text:p>
            <text:p/>
          </table:table-cell>
          <table:table-cell table:style-name="ce192"/>
          <table:table-cell table:style-name="ce180"/>
          <table:table-cell/>
        </table:table-row>
        <table:table-row table:style-name="ro135">
          <table:table-cell/>
          <table:table-cell table:style-name="ce209" office:value-type="string" calcext:value-type="string">
            <text:p>hurt</text:p>
          </table:table-cell>
          <table:table-cell table:style-name="ce188" office:value-type="string" calcext:value-type="string">
            <text:p>UK /hɜːt/</text:p>
            <text:p>US /hɜːrt/</text:p>
          </table:table-cell>
          <table:table-cell table:style-name="ce192" office:value-type="string" calcext:value-type="string">
            <text:p>Verb</text:p>
          </table:table-cell>
          <table:table-cell table:style-name="ce188" office:value-type="string" calcext:value-type="string">
            <text:p>1. [transitive, intransitive] to cause physical pain to somebody/yourself; to injure somebody/yourself</text:p>
            <text:p>2. [intransitive] to feel painful</text:p>
          </table:table-cell>
          <table:table-cell table:style-name="ce194" office:value-type="string" calcext:value-type="string">
            <text:p>"Hurt" trong tiếng Anh nghĩa là "đau" hoặc "tổn thương."</text:p>
          </table:table-cell>
          <table:table-cell table:style-name="ce180" table:number-columns-repeated="2"/>
          <table:table-cell/>
        </table:table-row>
        <table:table-row table:style-name="ro60">
          <table:table-cell/>
          <table:table-cell table:style-name="ce209" office:value-type="string" calcext:value-type="string">
            <text:p>poison</text:p>
          </table:table-cell>
          <table:table-cell table:style-name="ce188" office:value-type="string" calcext:value-type="string">
            <text:p>UK /ˈpɔɪzn/</text:p>
            <text:p>US /ˈpɔɪzn/</text:p>
          </table:table-cell>
          <table:table-cell table:style-name="ce192" office:value-type="string" calcext:value-type="string">
            <text:p>Noun</text:p>
          </table:table-cell>
          <table:table-cell table:style-name="ce188" office:value-type="string" calcext:value-type="string">
            <text:p>1. a substance that causes death or harm if it gets into the body</text:p>
            <text:p>2. an idea, a feeling, etc. that is extremely harmful</text:p>
          </table:table-cell>
          <table:table-cell table:style-name="ce116" office:value-type="string" calcext:value-type="string">
            <text:p>"Poison" trong tiếng Anh nghĩa là "chất độc." Đây là một chất có thể gây hại hoặc giết chết sinh vật khi tiếp xúc hoặc nuốt phải. Ví dụ:</text:p>
            <text:p>Some mushrooms contain poison that can be deadly if eaten. (Một số loại nấm chứa chất độc có thể gây chết người nếu ăn phải.)</text:p>
            <text:p>The snake's bite injected poison into its prey. (Vết cắn của con rắn đã tiêm chất độc vào con mồi.)</text:p>
            <text:p/>
          </table:table-cell>
          <table:table-cell table:style-name="ce180" table:number-columns-repeated="2"/>
          <table:table-cell/>
        </table:table-row>
        <table:table-row table:style-name="ro60">
          <table:table-cell/>
          <table:table-cell table:style-name="ce209" office:value-type="string" calcext:value-type="string">
            <text:p>affect st</text:p>
          </table:table-cell>
          <table:table-cell table:style-name="ce188" office:value-type="string" calcext:value-type="string">
            <text:p>UK /əˈfekt/</text:p>
            <text:p>US /əˈfekt/</text:p>
          </table:table-cell>
          <table:table-cell table:style-name="ce192" office:value-type="string" calcext:value-type="string">
            <text:p>Verb</text:p>
          </table:table-cell>
          <table:table-cell table:style-name="ce188" office:value-type="string" calcext:value-type="string">
            <text:p>1. affect somebody/something to produce a change in somebody/something</text:p>
            <text:p>2. [often passive] affect somebody/something (of a disease) to attack somebody or a part of the body; to make somebody become ill</text:p>
          </table:table-cell>
          <table:table-cell table:style-name="ce116" office:value-type="string" calcext:value-type="string">
            <text:p>Affect something" trong tiếng Anh có nghĩa là "gây ảnh hưởng đến một cái gì đó." Nó đề cập đến việc làm thay đổi hoặc tác động đến một điều gì đó, thường là theo cách tiêu cực hoặc tích cực. Ví dụ:</text:p>
            <text:p>The weather can affect people's mood. (Thời tiết có thể ảnh hưởng đến tâm trạng của con người.)</text:p>
            <text:p>Smoking affects your health. (Hút thuốc lá gây ảnh hưởng đến sức khỏe của bạn.)</text:p>
            <text:p/>
          </table:table-cell>
          <table:table-cell table:style-name="Default" office:value-type="string" calcext:value-type="string">
            <text:p>gây ra sự ảnh hưởng</text:p>
          </table:table-cell>
          <table:table-cell table:style-name="ce180"/>
          <table:table-cell/>
        </table:table-row>
        <table:table-row table:style-name="ro60">
          <table:table-cell/>
          <table:table-cell table:style-name="ce209" office:value-type="string" calcext:value-type="string">
            <text:p>effect on</text:p>
          </table:table-cell>
          <table:table-cell table:style-name="ce188" office:value-type="string" calcext:value-type="string">
            <text:p>UK /ɪˈfekt/</text:p>
            <text:p>US /ɪˈfekt/</text:p>
          </table:table-cell>
          <table:table-cell table:style-name="ce192" office:value-type="string" calcext:value-type="string">
            <text:p>Noun</text:p>
          </table:table-cell>
          <table:table-cell table:style-name="ce116" office:value-type="string" calcext:value-type="string">
            <text:p>1.[countable, uncountable] a change that somebody/something causes in somebody/something else; a result</text:p>
          </table:table-cell>
          <table:table-cell table:style-name="ce116" office:value-type="string" calcext:value-type="string">
            <text:p>"Effect on" trong tiếng Anh có nghĩa là "ảnh hưởng đến" hoặc "tác động lên" một cái gì đó. Cụm từ này đề cập đến sự thay đổi hoặc kết quả xảy ra do một yếu tố nào đó. Ví dụ:</text:p>
            <text:p>The new policy has a positive effect on the company's productivity. (Chính sách mới có tác động tích cực đến năng suất của công ty.)</text:p>
            <text:p>Pollution has a detrimental effect on the environment. (Ô nhiễm có ảnh hưởng xấu đến môi trường.)</text:p>
            <text:p/>
          </table:table-cell>
          <table:table-cell table:style-name="Default" office:value-type="string" calcext:value-type="string">
            <text:p>bị ảnh hưởng bởi một cái j đấy</text:p>
          </table:table-cell>
          <table:table-cell table:style-name="ce180"/>
          <table:table-cell/>
        </table:table-row>
        <table:table-row table:style-name="ro136">
          <table:table-cell/>
          <table:table-cell table:style-name="ce209"/>
          <table:table-cell table:style-name="ce188"/>
          <table:table-cell table:style-name="ce192"/>
          <table:table-cell table:style-name="ce116"/>
          <table:table-cell table:style-name="ce116" office:value-type="string" calcext:value-type="string">
            <text:p>Great question! Here's a quick rundown of the difference between "affect something" and "effect on":</text:p>
            <text:p>Affect (verb) something: This phrase is used to describe the act of causing a change or making an impact on something. For example:</text:p>
            <text:p>"The weather can affect your mood." (Thời tiết có thể ảnh hưởng đến tâm trạng của bạn.)</text:p>
            <text:p>"His decisions affect the entire team." (Quyết định của anh ấy ảnh hưởng đến toàn bộ đội ngũ.)</text:p>
            <text:p>Effect (noun) on something: This phrase is used to describe the result or outcome of a particular influence or change on something. For example:</text:p>
            <text:p>"The new policy has a positive effect on the company's productivity." (Chính sách mới có tác động tích cực đến năng suất của công ty.)</text:p>
            <text:p>"The medicine had a quick effect on the patient's condition." (Thuốc đã có tác dụng nhanh chóng đối với tình trạng của bệnh nhân.)</text:p>
            <text:p>To sum up: "affect" is a verb meaning to influence or change something, while "effect" is a noun meaning the result or outcome of an influence.</text:p>
            <text:p/>
          </table:table-cell>
          <table:table-cell table:style-name="Default"/>
          <table:table-cell table:style-name="ce180"/>
          <table:table-cell/>
        </table:table-row>
        <table:table-row table:style-name="ro83">
          <table:table-cell/>
          <table:table-cell table:style-name="ce210" office:value-type="string" calcext:value-type="string">
            <text:p>contribute</text:p>
          </table:table-cell>
          <table:table-cell table:style-name="ce188" office:value-type="string" calcext:value-type="string">
            <text:p>UK /kənˈtrɪbjuːt/</text:p>
            <text:p>US /kənˈtrɪbjuːt/</text:p>
          </table:table-cell>
          <table:table-cell table:style-name="ce192" office:value-type="string" calcext:value-type="string">
            <text:p>Verb</text:p>
          </table:table-cell>
          <table:table-cell table:style-name="ce188" office:value-type="string" calcext:value-type="string">
            <text:p>1. [intransitive, transitive] to give something, especially money or goods, to help achieve or provide something</text:p>
            <text:p>2. [intransitive] to be one of the causes of something</text:p>
          </table:table-cell>
          <table:table-cell table:style-name="ce116" office:value-type="string" calcext:value-type="string">
            <text:p>"Contribute" trong tiếng Anh nghĩa là "đóng góp" hoặc "góp phần." Động từ này được sử dụng để miêu tả việc đóng góp thời gian, công sức, ý tưởng hoặc tài nguyên vào một dự án, mục tiêu, hoặc nhóm. Ví dụ:</text:p>
            <text:p>She contributed to the success of the project with her creative ideas. (Cô ấy đã đóng góp vào sự thành công của dự án bằng những ý tưởng sáng tạo của mình.)</text:p>
            <text:p>Many people contributed money to the charity. (Nhiều người đã đóng góp tiền cho tổ chức từ thiện.)</text:p>
            <text:p/>
          </table:table-cell>
          <table:table-cell table:style-name="ce180" table:number-columns-repeated="2"/>
          <table:table-cell/>
        </table:table-row>
        <table:table-row table:style-name="ro78">
          <table:table-cell/>
          <table:table-cell table:style-name="ce209" office:value-type="string" calcext:value-type="string">
            <text:p>demise</text:p>
          </table:table-cell>
          <table:table-cell table:style-name="ce188" office:value-type="string" calcext:value-type="string">
            <text:p>Uk /dɪˈmaɪz/</text:p>
            <text:p>US /dɪˈmaɪz/</text:p>
          </table:table-cell>
          <table:table-cell table:style-name="ce192" office:value-type="string" calcext:value-type="string">
            <text:p>Noun</text:p>
          </table:table-cell>
          <table:table-cell table:style-name="ce188" office:value-type="string" calcext:value-type="string">
            <text:p>1. the end or failure of an institution, an idea, a company, etc.</text:p>
            <text:p>2. (formal or humorous) death</text:p>
          </table:table-cell>
          <table:table-cell table:style-name="ce116" office:value-type="string" calcext:value-type="string">
            <text:p>"Demise" trong tiếng Anh có nghĩa là "sự qua đời" hoặc "cái chết." Từ này thường được sử dụng để nói về cái chết của một người, đặc biệt là trong các ngữ cảnh trang trọng hoặc văn chương. Ví dụ:</text:p>
            <text:p>The community mourned the demise of their beloved leader. (Cộng đồng đã thương tiếc sự qua đời của người lãnh đạo đáng kính của họ.)</text:p>
            <text:p>After his sudden demise, the company struggled to find a new CEO. (Sau cái chết đột ngột của ông ấy, công ty đã gặp khó khăn trong việc tìm kiếm một Giám đốc điều hành mới.)</text:p>
            <text:p/>
          </table:table-cell>
          <table:table-cell table:style-name="ce180" table:number-columns-repeated="2"/>
          <table:table-cell/>
        </table:table-row>
        <table:table-row table:style-name="ro137">
          <table:table-cell/>
          <table:table-cell table:style-name="ce209" office:value-type="string" calcext:value-type="string">
            <text:p>unfiltered</text:p>
          </table:table-cell>
          <table:table-cell table:style-name="ce194" office:value-type="string" calcext:value-type="string">
            <text:p>UK /ˌənˈfiltərd/</text:p>
          </table:table-cell>
          <table:table-cell table:style-name="ce192" office:value-type="string" calcext:value-type="string">
            <text:p>Adjective</text:p>
          </table:table-cell>
          <table:table-cell table:style-name="ce194" office:value-type="string" calcext:value-type="string">
            <text:p>1. not having been filtered.</text:p>
          </table:table-cell>
          <table:table-cell table:style-name="ce117" office:value-type="string" calcext:value-type="string">
            <text:p>"Unfiltered" trong tiếng Anh có nghĩa là "không lọc" hoặc "không được lọc." Từ này có thể được sử dụng theo cả nghĩa đen lẫn nghĩa bóng. Ví dụ:</text:p>
            <text:p>Nghĩa đen: Ám chỉ một chất lỏng hoặc khí chưa qua quá trình lọc để loại bỏ tạp chất.</text:p>
            <text:p>Ví dụ: Unfiltered water is not safe to drink. (Nước không lọc không an toàn để uống.)</text:p>
            <text:p>Nghĩa bóng: Miêu tả một người hoặc thông tin không bị chỉnh sửa, kiểm duyệt hoặc làm giảm bớt.</text:p>
            <text:p>Ví dụ: She gave an unfiltered opinion about the movie. (Cô ấy đã đưa ra ý kiến thẳng thắn về bộ phim.)</text:p>
            <text:p/>
          </table:table-cell>
          <table:table-cell table:style-name="ce180" table:number-columns-repeated="2"/>
          <table:table-cell/>
        </table:table-row>
        <table:table-row table:style-name="ro83">
          <table:table-cell/>
          <table:table-cell table:style-name="ce209" office:value-type="string" calcext:value-type="string">
            <text:p>insight</text:p>
          </table:table-cell>
          <table:table-cell table:style-name="ce188" office:value-type="string" calcext:value-type="string">
            <text:p>UK /ˈɪnsaɪt/</text:p>
            <text:p>US /ˈɪnsaɪt/</text:p>
          </table:table-cell>
          <table:table-cell table:style-name="ce192" office:value-type="string" calcext:value-type="string">
            <text:p>Noun</text:p>
          </table:table-cell>
          <table:table-cell table:style-name="ce188" office:value-type="string" calcext:value-type="string">
            <text:p>1. [countable, uncountable] an understanding of what something is like</text:p>
            <text:p>2. [uncountable] (approving) the ability to see and understand the truth about people or situations</text:p>
          </table:table-cell>
          <table:table-cell table:style-name="ce117" office:value-type="string" calcext:value-type="string">
            <text:p>"Insight" trong tiếng Anh có nghĩa là "sự hiểu biết sâu sắc" hoặc "sự nhận thức thấu đáo." Từ này thường được dùng để miêu tả khả năng nhìn thấu và hiểu rõ bản chất của một vấn đề, sự việc hoặc tình huống. Ví dụ:</text:p>
            <text:p>He provided valuable insight into the company's future strategy. (Anh ấy đã cung cấp những hiểu biết sâu sắc về chiến lược tương lai của công ty.)</text:p>
            <text:p>Her insight into human behavior is truly remarkable. (Sự hiểu biết của cô ấy về hành vi con người thật sự đáng kinh ngạc.)</text:p>
            <text:p/>
          </table:table-cell>
          <table:table-cell table:style-name="ce180" table:number-columns-repeated="2"/>
          <table:table-cell/>
        </table:table-row>
        <table:table-row table:style-name="ro83">
          <table:table-cell/>
          <table:table-cell table:style-name="ce209" office:value-type="string" calcext:value-type="string">
            <text:p>bespoke</text:p>
          </table:table-cell>
          <table:table-cell table:style-name="ce188" office:value-type="string" calcext:value-type="string">
            <text:p>UK /bɪˈspəʊk/</text:p>
            <text:p>US /bɪˈspəʊk/</text:p>
          </table:table-cell>
          <table:table-cell table:style-name="ce192" office:value-type="string" calcext:value-type="string">
            <text:p>Adjective</text:p>
          </table:table-cell>
          <table:table-cell table:style-name="ce188" office:value-type="string" calcext:value-type="string">
            <text:p>1. (North American English usually custom-made) (of a product) made specially, according to the needs of an individual customer</text:p>
            <text:p>2. making products specially, according to the needs of an individual customer</text:p>
          </table:table-cell>
          <table:table-cell table:style-name="ce117" office:value-type="string" calcext:value-type="string">
            <text:p>"Bespoke" trong tiếng Anh nghĩa là "được làm theo yêu cầu" hoặc "được đặt làm riêng." Từ này thường được sử dụng để miêu tả các sản phẩm hoặc dịch vụ được tạo ra theo yêu cầu và sở thích cụ thể của một cá nhân. Ví dụ:</text:p>
            <text:p>He ordered a bespoke suit for his wedding. (Anh ấy đã đặt may một bộ vest riêng cho đám cưới của mình.)</text:p>
            <text:p>The company offers bespoke software solutions tailored to your needs. (Công ty cung cấp các giải pháp phần mềm được tùy chỉnh theo nhu cầu của bạn.)</text:p>
            <text:p/>
          </table:table-cell>
          <table:table-cell table:style-name="ce180" table:number-columns-repeated="2"/>
          <table:table-cell/>
        </table:table-row>
        <table:table-row table:style-name="ro135">
          <table:table-cell/>
          <table:table-cell table:style-name="ce209" office:value-type="string" calcext:value-type="string">
            <text:p>imagery</text:p>
          </table:table-cell>
          <table:table-cell table:style-name="ce188" office:value-type="string" calcext:value-type="string">
            <text:p>UK /ˈɪmɪdʒəri/</text:p>
            <text:p>US /ˈɪmɪdʒəri/</text:p>
          </table:table-cell>
          <table:table-cell table:style-name="ce192" office:value-type="string" calcext:value-type="string">
            <text:p>Noun</text:p>
          </table:table-cell>
          <table:table-cell table:style-name="ce188" office:value-type="string" calcext:value-type="string">
            <text:p>1. language that produces pictures in the minds of people reading or listening</text:p>
            <text:p>2. (formal) pictures, photographs, etc.</text:p>
          </table:table-cell>
          <table:table-cell table:style-name="ce117" office:value-type="string" calcext:value-type="string">
            <text:p>"Imagery" trong tiếng Anh có nghĩa là "hình ảnh" hoặc "hình tượng." Từ này thường được sử dụng trong văn học, nghệ thuật và ngôn ngữ để miêu tả các yếu tố tạo ra hình ảnh mạnh mẽ trong tâm trí người đọc hoặc người xem. Ví dụ:</text:p>
            <text:p>Văn học: Imagery là việc sử dụng ngôn ngữ mô tả để tạo ra hình ảnh trong tâm trí người đọc.</text:p>
            <text:p>Ví dụ: The author used vivid imagery to bring the story to life. (Tác giả đã sử dụng hình tượng sống động để làm câu chuyện trở nên sống động.)</text:p>
            <text:p>Nghệ thuật: Imagery có thể đề cập đến các hình ảnh hoặc biểu tượng trong một tác phẩm nghệ thuật.</text:p>
            <text:p>Ví dụ: The painting's imagery was filled with symbolism. (Hình ảnh trong bức tranh chứa đầy biểu tượng.)</text:p>
            <text:p/>
          </table:table-cell>
          <table:table-cell table:style-name="ce180" table:number-columns-repeated="2"/>
          <table:table-cell/>
        </table:table-row>
        <table:table-row table:style-name="ro138">
          <table:table-cell/>
          <table:table-cell table:style-name="ce210" office:value-type="string" calcext:value-type="string">
            <text:p>time-lapse</text:p>
          </table:table-cell>
          <table:table-cell table:style-name="ce207" office:value-type="string" calcext:value-type="string">
            <text:p>Uk /ˈtaɪm læps/</text:p>
            <text:p>US /ˈtaɪm læps/</text:p>
          </table:table-cell>
          <table:table-cell table:style-name="ce180" office:value-type="string" calcext:value-type="string">
            <text:p>Adjective</text:p>
          </table:table-cell>
          <table:table-cell table:style-name="ce207" office:value-type="string" calcext:value-type="string">
            <text:p>(of photography) using a method in which a series of individual pictures of a process are shown together so that something that really happens very slowly is shown as happening very quickly</text:p>
          </table:table-cell>
          <table:table-cell table:style-name="ce117" office:value-type="string" calcext:value-type="string">
            <text:p>"Time-lapse" trong tiếng Anh là một kỹ thuật chụp ảnh hoặc quay phim mà trong đó thời gian được nén lại, cho phép bạn xem sự biến đổi của một cảnh hoặc đối tượng diễn ra nhanh chóng. Điều này được thực hiện bằng cách chụp hoặc quay từng khung hình ở các khoảng thời gian đều đặn và sau đó phát lại chúng liên tục ở tốc độ bình thường.</text:p>
            <text:p>Ví dụ:</text:p>
            <text:p>Time-lapse video: Một video time-lapse của một bông hoa nở sẽ cho thấy quá trình từ khi nụ hoa mở ra cho đến khi hoa nở rộ chỉ trong vài giây.</text:p>
            <text:p>Time-lapse photography: Chụp ảnh time-lapse của một thành phố vào ban đêm sẽ hiển thị các vệt sáng của đèn xe chạy trên đường như những dòng sáng liên tục.</text:p>
            <text:p>Kỹ thuật này thường được sử dụng để ghi lại các hiện tượng tự nhiên như mây trôi, mặt trời mọc, hoa nở, và cả quá trình xây dựng các công trình.</text:p>
            <text:p/>
          </table:table-cell>
          <table:table-cell table:style-name="ce180" table:number-columns-repeated="2"/>
          <table:table-cell/>
        </table:table-row>
        <table:table-row table:style-name="ro116">
          <table:table-cell/>
          <table:table-cell table:style-name="ce210" office:value-type="string" calcext:value-type="string">
            <text:p>footage</text:p>
          </table:table-cell>
          <table:table-cell table:style-name="ce207" office:value-type="string" calcext:value-type="string">
            <text:p>UK /ˈfʊtɪdʒ/</text:p>
            <text:p>US /ˈfʊtɪdʒ/</text:p>
          </table:table-cell>
          <table:table-cell table:style-name="ce180" office:value-type="string" calcext:value-type="string">
            <text:p>Noun</text:p>
          </table:table-cell>
          <table:table-cell table:style-name="ce207" office:value-type="string" calcext:value-type="string">
            <text:p>1. part of a film showing a particular event</text:p>
            <text:p>2. size or length measured in feet</text:p>
          </table:table-cell>
          <table:table-cell table:style-name="ce117" office:value-type="string" calcext:value-type="string">
            <text:p>"Footage" trong tiếng Anh có nghĩa là đoạn phim hoặc video ghi lại một sự kiện nào đó. Từ này thường được dùng để chỉ các cảnh quay thô, chưa qua chỉnh sửa, như trong các bộ phim tài liệu, phóng sự tin tức, hoặc cảnh quay tại hiện trường. Ví dụ:</text:p>
            <text:p>The documentary included rare footage of the animal in its natural habitat. (Bộ phim tài liệu bao gồm những cảnh quay hiếm hoi của loài động vật trong môi trường tự nhiên của nó.)</text:p>
            <text:p>The news showed footage of the protest that took place downtown. (Bản tin đã chiếu đoạn phim về cuộc biểu tình diễn ra ở trung tâm thành phố.)</text:p>
            <text:p/>
          </table:table-cell>
          <table:table-cell table:style-name="ce180" table:number-columns-repeated="2"/>
          <table:table-cell/>
        </table:table-row>
        <table:table-row table:style-name="ro129">
          <table:table-cell/>
          <table:table-cell table:style-name="ce209" office:value-type="string" calcext:value-type="string">
            <text:p>interaction</text:p>
          </table:table-cell>
          <table:table-cell table:style-name="ce188" office:value-type="string" calcext:value-type="string">
            <text:p>UK /ˌɪntərˈækʃn/</text:p>
            <text:p>US /ˌɪntərˈækʃn/</text:p>
          </table:table-cell>
          <table:table-cell table:style-name="ce192" office:value-type="string" calcext:value-type="string">
            <text:p>Noun</text:p>
          </table:table-cell>
          <table:table-cell table:style-name="ce188" office:value-type="string" calcext:value-type="string">
            <text:p>1. interaction (between A and B) | interaction (of A) (with B) the act of communicating with somebody, especially while you work, play or spend time with them</text:p>
            <text:p>2. interaction (between A and B) | interaction (of A) (with B) if one thing has an interaction with another, or if there is an interaction between two things, the two things have an effect on each other</text:p>
          </table:table-cell>
          <table:table-cell table:style-name="ce116" office:value-type="string" calcext:value-type="string">
            <text:p><text:span text:style-name="T11">"Interaction" trong tiếng Anh có nghĩa là "sự tương tác." Từ này được sử dụng để miêu tả hành động hoặc quá trình mà qua đó con người, động vật hoặc các đối tượng khác giao tiếp, phản ứng hoặc tác động lẫn nhau. Ví dụ:</text:span></text:p>
            <text:p><text:span text:style-name="T11">Interaction between teachers and students is crucial for effective learning. (Sự tương tác giữa giáo viên và học sinh là rất quan trọng cho việc học hiệu quả.)</text:span></text:p>
            <text:p><text:span text:style-name="T11">The interaction of different chemicals can produce surprising results. (Sự tương tác của các hóa chất khác nhau có thể tạo ra những kết quả bất ngờ.)</text:span></text:p>
            <text:p/>
          </table:table-cell>
          <table:table-cell table:style-name="ce180" table:number-columns-repeated="2"/>
          <table:table-cell/>
        </table:table-row>
        <table:table-row table:style-name="ro129">
          <table:table-cell/>
          <table:table-cell table:style-name="ce210" office:value-type="string" calcext:value-type="string">
            <text:p>profit</text:p>
          </table:table-cell>
          <table:table-cell table:style-name="ce207" office:value-type="string" calcext:value-type="string">
            <text:p>UK /ˈprɒfɪt/</text:p>
            <text:p>US /ˈprɑːfɪt/</text:p>
          </table:table-cell>
          <table:table-cell table:style-name="ce180" office:value-type="string" calcext:value-type="string">
            <text:p>Noun</text:p>
          </table:table-cell>
          <table:table-cell table:style-name="ce188" office:value-type="string" calcext:value-type="string">
            <text:p>1. [countable, uncountable] the money that you make in business or by selling things, especially after paying the costs involved</text:p>
            <text:p>2. [uncountable] (formal) the advantage that you get from doing something</text:p>
          </table:table-cell>
          <table:table-cell table:style-name="ce117" office:value-type="string" calcext:value-type="string">
            <text:p>"Profit" trong tiếng Anh có nghĩa là "lợi nhuận" hoặc "lãi." Từ này được sử dụng để miêu tả sự chênh lệch giữa doanh thu kiếm được và chi phí bỏ ra. Khi doanh thu lớn hơn chi phí, phần chênh lệch đó được gọi là lợi nhuận. Ví dụ:</text:p>
            <text:p>The company made a huge profit last year. (Công ty đã kiếm được một khoản lợi nhuận khổng lồ vào năm ngoái.)</text:p>
            <text:p>To increase profit, businesses need to either reduce costs or increase sales. (Để tăng lợi nhuận, các doanh nghiệp cần giảm chi phí hoặc tăng doanh số bán hàng.)</text:p>
            <text:p/>
          </table:table-cell>
          <table:table-cell table:style-name="ce180" table:number-columns-repeated="2"/>
          <table:table-cell/>
        </table:table-row>
        <table:table-row table:style-name="ro139">
          <table:table-cell/>
          <table:table-cell table:style-name="ce210" office:value-type="string" calcext:value-type="string">
            <text:p>engage</text:p>
          </table:table-cell>
          <table:table-cell table:style-name="ce207" office:value-type="string" calcext:value-type="string">
            <text:p>UK /ɪnˈɡeɪdʒ/</text:p>
            <text:p>US /ɪnˈɡeɪdʒ/</text:p>
          </table:table-cell>
          <table:table-cell table:style-name="ce180" office:value-type="string" calcext:value-type="string">
            <text:p>Verb</text:p>
          </table:table-cell>
          <table:table-cell table:style-name="ce207"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117" office:value-type="string" calcext:value-type="string">
            <text:p>"Engage" trong tiếng Anh có nghĩa là "tham gia," "giao tiếp," hoặc "thu hút." Từ này được sử dụng trong nhiều ngữ cảnh khác nhau. Dưới đây là một số ví dụ:</text:p>
            <text:p>Tham gia: Đề cập đến việc ai đó tham gia vào một hoạt động hoặc sự kiện.</text:p>
            <text:p>Ví dụ: She decided to engage in volunteer work. (Cô ấy quyết định tham gia vào công việc tình nguyện.)</text:p>
            <text:p>Giao tiếp: Đề cập đến việc ai đó tương tác hoặc giao tiếp với người khác.</text:p>
            <text:p>Ví dụ: The teacher engaged with the students during the lesson. (Giáo viên đã giao tiếp với học sinh trong suốt bài học.)</text:p>
            <text:p>Thu hút: Đề cập đến việc thu hút sự chú ý hoặc sự quan tâm của ai đó.</text:p>
            <text:p>Ví dụ: The speaker was able to engage the audience with his captivating story. (Người diễn giả đã có thể thu hút khán giả bằng câu chuyện hấp dẫn của mình.)</text:p>
            <text:p/>
          </table:table-cell>
          <table:table-cell table:style-name="ce180" table:number-columns-repeated="2"/>
          <table:table-cell/>
        </table:table-row>
        <table:table-row table:style-name="ro1" table:number-rows-repeated="84">
          <table:table-cell/>
          <table:table-cell table:style-name="ce180" table:number-columns-repeated="7"/>
          <table:table-cell/>
        </table:table-row>
        <table:table-row table:style-name="ro1" table:number-rows-repeated="1048424">
          <table:table-cell table:number-columns-repeated="9"/>
        </table:table-row>
        <table:table-row table:style-name="ro1">
          <table:table-cell table:number-columns-repeated="9"/>
        </table:table-row>
      </table:table>
      <table:table table:name="241125" table:style-name="ta2">
        <table:table-column table:style-name="co19" table:default-cell-style-name="ce214"/>
        <table:table-column table:style-name="co2" table:default-cell-style-name="ce214"/>
        <table:table-column table:style-name="co22" table:default-cell-style-name="ce214"/>
        <table:table-column table:style-name="co16" table:default-cell-style-name="ce214"/>
        <table:table-column table:style-name="co30" table:default-cell-style-name="ce214"/>
        <table:table-column table:style-name="co31" table:default-cell-style-name="ce214"/>
        <table:table-column table:style-name="co32" table:default-cell-style-name="ce214"/>
        <table:table-column table:style-name="co33" table:default-cell-style-name="ce214"/>
        <table:table-column table:style-name="co8" table:default-cell-style-name="ce214"/>
        <table:table-column table:style-name="co1" table:number-columns-repeated="16375" table:default-cell-style-name="ce214"/>
        <table:table-row table:style-name="ro140">
          <table:table-cell table:number-columns-repeated="16384"/>
        </table:table-row>
        <table:table-row table:style-name="ro2">
          <table:table-cell/>
          <table:table-cell table:style-name="ce215" office:value-type="string" calcext:value-type="string">
            <text:p>Word</text:p>
          </table:table-cell>
          <table:table-cell table:style-name="ce215" office:value-type="string" calcext:value-type="string">
            <text:p>IPA</text:p>
          </table:table-cell>
          <table:table-cell table:style-name="ce215" office:value-type="string" calcext:value-type="string">
            <text:p>Parts of speech</text:p>
          </table:table-cell>
          <table:table-cell table:style-name="ce215" office:value-type="string" calcext:value-type="string">
            <text:p>English Meaning</text:p>
          </table:table-cell>
          <table:table-cell table:style-name="ce215" office:value-type="string" calcext:value-type="string">
            <text:p>Vietnamese Meaning</text:p>
          </table:table-cell>
          <table:table-cell table:style-name="ce215" office:value-type="string" calcext:value-type="string">
            <text:p>Original Sentence</text:p>
          </table:table-cell>
          <table:table-cell table:style-name="ce215" office:value-type="string" calcext:value-type="string">
            <text:p>My Sentence</text:p>
          </table:table-cell>
          <table:table-cell table:number-columns-repeated="16376"/>
        </table:table-row>
        <table:table-row table:style-name="ro45">
          <table:table-cell/>
          <table:table-cell table:style-name="ce216" office:value-type="string" calcext:value-type="string">
            <text:p>selling is key to success</text:p>
          </table:table-cell>
          <table:table-cell table:style-name="ce222" table:number-columns-repeated="4"/>
          <table:table-cell table:style-name="ce232" table:number-columns-repeated="2"/>
          <table:table-cell table:number-columns-repeated="16376"/>
        </table:table-row>
        <table:table-row table:style-name="ro141">
          <table:table-cell/>
          <table:table-cell table:style-name="ce216" office:value-type="string" calcext:value-type="string">
            <text:p>consumer</text:p>
          </table:table-cell>
          <table:table-cell table:style-name="ce223" office:value-type="string" calcext:value-type="string">
            <text:p>UK /kənˈsjuːmə(r)/</text:p>
            <text:p>US /kənˈsuːmər/</text:p>
          </table:table-cell>
          <table:table-cell table:style-name="ce222" office:value-type="string" calcext:value-type="string">
            <text:p>Noun</text:p>
          </table:table-cell>
          <table:table-cell table:style-name="ce223" office:value-type="string" calcext:value-type="string">
            <text:p>a person who buys goods or uses services</text:p>
          </table:table-cell>
          <table:table-cell table:style-name="ce222" office:value-type="string" calcext:value-type="string">
            <text:p>người tiêu dùng</text:p>
          </table:table-cell>
          <table:table-cell table:style-name="ce224" office:value-type="string" calcext:value-type="string">
            <text:p><text:span text:style-name="T15">• </text:span>an increase in consumer demand</text:p>
            <text:p><text:span text:style-name="T16">• </text:span>a consumer watchdog (= somebody whose job is to protect consumers' rights)</text:p>
            <text:p><text:span text:style-name="T16">• </text:span>The consumer (= consumers as a group) is well served by competition.</text:p>
            <text:p><text:span text:style-name="T16">• </text:span>a consumer culture/society (= one where buying and selling is considered to be very important)</text:p>
            <text:p><text:span text:style-name="T16">• </text:span>This tool may be considered too expensive for the average consumer.</text:p>
            <text:p><text:span text:style-name="T16">• </text:span>consumer of something consumers of news/electricity/healthcare</text:p>
            <text:p/>
          </table:table-cell>
          <table:table-cell table:style-name="ce232" office:value-type="string" calcext:value-type="string">
            <text:p><text:s text:c="2"/></text:p>
          </table:table-cell>
          <table:table-cell table:number-columns-repeated="16376"/>
        </table:table-row>
        <table:table-row table:style-name="ro142">
          <table:table-cell/>
          <table:table-cell table:style-name="ce217" office:value-type="string" calcext:value-type="string">
            <text:p>constant</text:p>
          </table:table-cell>
          <table:table-cell table:style-name="ce223" office:value-type="string" calcext:value-type="string">
            <text:p>Uk /ˈkɒnstənt/</text:p>
            <text:p>US /ˈkɑːnstənt/</text:p>
          </table:table-cell>
          <table:table-cell table:style-name="ce222" office:value-type="string" calcext:value-type="string">
            <text:p>Adjective</text:p>
          </table:table-cell>
          <table:table-cell table:style-name="ce223" office:value-type="string" calcext:value-type="string">
            <text:p>1. [usually before noun] happening all the time or repeatedly</text:p>
            <text:p>2. that does not change </text:p>
          </table:table-cell>
          <table:table-cell table:style-name="ce222" office:value-type="string" calcext:value-type="string">
            <text:p>hằng số</text:p>
          </table:table-cell>
          <table:table-cell table:style-name="ce224" office:value-type="string" calcext:value-type="string">
            <text:p><text:span text:style-name="T17">• </text:span>There were constant interruptions.</text:p>
            <text:p><text:span text:style-name="T17">•  </text:span>a constant stream of visitors all day</text:p>
            <text:p><text:span text:style-name="T17">• </text:span>The constant threat of violence from the other inmates was hard to deal with.</text:p>
          </table:table-cell>
          <table:table-cell table:style-name="ce232"/>
          <table:table-cell table:number-columns-repeated="16376"/>
        </table:table-row>
        <table:table-row table:style-name="ro46">
          <table:table-cell/>
          <table:table-cell table:style-name="ce217" office:value-type="string" calcext:value-type="string">
            <text:p>instant</text:p>
          </table:table-cell>
          <table:table-cell table:style-name="ce224" office:value-type="string" calcext:value-type="string">
            <text:p>UK /ˈɪnstənt/</text:p>
            <text:p>US /ˈɪnstənt/</text:p>
          </table:table-cell>
          <table:table-cell table:style-name="ce222" office:value-type="string" calcext:value-type="string">
            <text:p>Adjective</text:p>
          </table:table-cell>
          <table:table-cell table:style-name="ce233" office:value-type="string" calcext:value-type="string">
            <text:p><text:span text:style-name="T11">1. </text:span><text:span text:style-name="T13">[usually before noun] happening immediately</text:span></text:p>
            <text:p><text:span text:style-name="T7">2. [only before noun] (of food) that can be made quickly and easily, usually by adding hot water</text:span></text:p>
          </table:table-cell>
          <table:table-cell table:style-name="ce233" office:value-type="string" calcext:value-type="string">
            <text:p>immediately</text:p>
          </table:table-cell>
          <table:table-cell table:style-name="ce224" office:value-type="string" calcext:value-type="string">
            <text:p>This account gives you instant access to your money.</text:p>
            <text:p>The show was an instant success.</text:p>
            <text:p>People today seem to want instant gratification.</text:p>
          </table:table-cell>
          <table:table-cell table:style-name="ce232"/>
          <table:table-cell table:number-columns-repeated="16376"/>
        </table:table-row>
        <table:table-row table:style-name="ro31">
          <table:table-cell/>
          <table:table-cell table:style-name="ce217" office:value-type="string" calcext:value-type="string">
            <text:p>(in) instance</text:p>
          </table:table-cell>
          <table:table-cell table:style-name="ce224" office:value-type="string" calcext:value-type="string">
            <text:p>Uk /ˈɪnstəns/</text:p>
            <text:p>US /ˈɪnstəns/</text:p>
          </table:table-cell>
          <table:table-cell table:style-name="ce232" office:value-type="string" calcext:value-type="string">
            <text:p>Noun</text:p>
          </table:table-cell>
          <table:table-cell table:style-name="ce227" office:value-type="string" calcext:value-type="string">
            <text:p>a particular example or case of something</text:p>
          </table:table-cell>
          <table:table-cell table:style-name="ce233" office:value-type="string" calcext:value-type="string">
            <text:p>for example</text:p>
          </table:table-cell>
          <table:table-cell table:style-name="ce232" table:number-columns-repeated="2"/>
          <table:table-cell table:number-columns-repeated="16376"/>
        </table:table-row>
        <table:table-row table:style-name="ro47">
          <table:table-cell/>
          <table:table-cell table:style-name="ce217" office:value-type="string" calcext:value-type="string">
            <text:p>motivation</text:p>
          </table:table-cell>
          <table:table-cell table:style-name="ce224" office:value-type="string" calcext:value-type="string">
            <text:p>UK /ˌməʊtɪˈveɪʃn/</text:p>
            <text:p>US /ˌməʊtɪˈveɪʃn/</text:p>
          </table:table-cell>
          <table:table-cell table:style-name="ce233" office:value-type="string" calcext:value-type="string">
            <text:p>Noun</text:p>
          </table:table-cell>
          <table:table-cell table:style-name="ce224" office:value-type="string" calcext:value-type="string">
            <text:p>1. [countable, uncountable] the reason why somebody does something or behaves in a particular way</text:p>
            <text:p>2. [uncountable] the feeling of wanting to do something, especially something that involves hard work and effort</text:p>
          </table:table-cell>
          <table:table-cell table:style-name="ce233" office:value-type="string" calcext:value-type="string">
            <text:p>động lực</text:p>
          </table:table-cell>
          <table:table-cell table:style-name="ce224" office:value-type="string" calcext:value-type="string">
            <text:p>What is the motivation behind this sudden change?</text:p>
            <text:p>Most people said that pay was their main motivation for working.</text:p>
            <text:p><text:span text:style-name="T14">He's intelligent enough but he lacks motivation.</text:span></text:p>
          </table:table-cell>
          <table:table-cell table:style-name="ce233"/>
          <table:table-cell table:number-columns-repeated="16376"/>
        </table:table-row>
        <table:table-row table:style-name="ro143">
          <table:table-cell/>
          <table:table-cell table:style-name="ce218" office:value-type="string" calcext:value-type="string">
            <text:p>the consumers need constant motivation to increase the amounts they purchase</text:p>
          </table:table-cell>
          <table:table-cell table:style-name="ce224"/>
          <table:table-cell table:style-name="ce233"/>
          <table:table-cell table:style-name="ce224"/>
          <table:table-cell table:style-name="ce233" office:value-type="string" calcext:value-type="string">
            <text:p>người tiêu dùng cần có động lực liên tục để tăng số lượng họ mua</text:p>
          </table:table-cell>
          <table:table-cell table:style-name="ce233" table:number-columns-repeated="2"/>
          <table:table-cell table:number-columns-repeated="16376"/>
        </table:table-row>
        <table:table-row table:style-name="ro14">
          <table:table-cell/>
          <table:table-cell table:style-name="ce218" office:value-type="string" calcext:value-type="string">
            <text:p>the amount of clothes</text:p>
          </table:table-cell>
          <table:table-cell table:style-name="ce224"/>
          <table:table-cell table:style-name="ce233"/>
          <table:table-cell table:style-name="ce224"/>
          <table:table-cell table:style-name="ce233" office:value-type="string" calcext:value-type="string">
            <text:p>số lượng quần áo</text:p>
          </table:table-cell>
          <table:table-cell table:style-name="ce233" table:number-columns-repeated="2"/>
          <table:table-cell table:number-columns-repeated="16376"/>
        </table:table-row>
        <table:table-row table:style-name="ro144">
          <table:table-cell/>
          <table:table-cell table:style-name="ce218" office:value-type="string" calcext:value-type="string">
            <text:p>thankfully, the fashion industry offers a textbook example of rapid</text:p>
          </table:table-cell>
          <table:table-cell table:style-name="ce224"/>
          <table:table-cell table:style-name="ce233"/>
          <table:table-cell table:style-name="ce224"/>
          <table:table-cell table:style-name="ce233" office:value-type="string" calcext:value-type="string">
            <text:p>may mắn thay, ngành công nghiệp thời trang cung cấp một ví dụ điển hình về sự nhanh chóng</text:p>
          </table:table-cell>
          <table:table-cell table:style-name="ce233" table:number-columns-repeated="2"/>
          <table:table-cell table:number-columns-repeated="16376"/>
        </table:table-row>
        <table:table-row table:style-name="ro17">
          <table:table-cell/>
          <table:table-cell table:style-name="ce216" office:value-type="string" calcext:value-type="string">
            <text:p>rapid</text:p>
          </table:table-cell>
          <table:table-cell table:style-name="ce224" office:value-type="string" calcext:value-type="string">
            <text:p>UK /ˈræpɪd/</text:p>
            <text:p>US /ˈræpɪd/</text:p>
          </table:table-cell>
          <table:table-cell table:style-name="ce232" office:value-type="string" calcext:value-type="string">
            <text:p>Adjective</text:p>
          </table:table-cell>
          <table:table-cell table:style-name="ce224" office:value-type="string" calcext:value-type="string">
            <text:p>happening quickly or in a short period of time</text:p>
          </table:table-cell>
          <table:table-cell table:style-name="ce233" office:value-type="string" calcext:value-type="string">
            <text:p>nhanh chóng, mau lẹ</text:p>
          </table:table-cell>
          <table:table-cell table:style-name="ce241" office:value-type="string" calcext:value-type="string">
            <text:p>The patient made a rapid recovery.</text:p>
            <text:p>The guard fired four shots in rapid succession.</text:p>
          </table:table-cell>
          <table:table-cell table:style-name="ce232"/>
          <table:table-cell table:number-columns-repeated="16376"/>
        </table:table-row>
        <table:table-row table:style-name="ro48">
          <table:table-cell/>
          <table:table-cell table:style-name="ce216" office:value-type="string" calcext:value-type="string">
            <text:p>self-driven growth</text:p>
          </table:table-cell>
          <table:table-cell table:style-name="ce224"/>
          <table:table-cell table:style-name="ce232"/>
          <table:table-cell table:style-name="ce224" office:value-type="string" calcext:value-type="string">
            <text:p>he process of developing new skills, behaviors, and attitudes to achieve goals and succeed in life, without being forced to do so by others</text:p>
          </table:table-cell>
          <table:table-cell table:style-name="ce233" office:value-type="string" calcext:value-type="string">
            <text:p>tăng trưởng tự thúc đẩy</text:p>
          </table:table-cell>
          <table:table-cell table:style-name="ce232" table:number-columns-repeated="2"/>
          <table:table-cell table:number-columns-repeated="16376"/>
        </table:table-row>
        <table:table-row table:style-name="ro41">
          <table:table-cell/>
          <table:table-cell table:style-name="ce216" office:value-type="string" calcext:value-type="string">
            <text:p>hoodie</text:p>
          </table:table-cell>
          <table:table-cell table:style-name="ce225" office:value-type="string" calcext:value-type="string">
            <text:p>Uk /ˈhʊdi/</text:p>
            <text:p>US /ˈhʊdi/</text:p>
          </table:table-cell>
          <table:table-cell table:style-name="ce232" office:value-type="string" calcext:value-type="string">
            <text:p>Noun</text:p>
          </table:table-cell>
          <table:table-cell table:style-name="ce234" office:value-type="string" calcext:value-type="string">
            <text:p>a jacket or a <text:a xlink:href="https://www.oxfordlearnersdictionaries.com/definition/english/sweatshirt" xlink:type="simple">sweatshirt</text:a> with a <text:a xlink:href="https://www.oxfordlearnersdictionaries.com/definition/english/hood_1#hood_topg_1" xlink:type="simple">hood</text:a></text:p>
          </table:table-cell>
          <table:table-cell table:style-name="ce233" office:value-type="string" calcext:value-type="string">
            <text:p>áo hoodie</text:p>
          </table:table-cell>
          <table:table-cell table:style-name="ce232" table:number-columns-repeated="2"/>
          <table:table-cell table:number-columns-repeated="16376"/>
        </table:table-row>
        <table:table-row table:style-name="ro16">
          <table:table-cell/>
          <table:table-cell table:style-name="ce216" office:value-type="string" calcext:value-type="string">
            <text:p>sweatshirt</text:p>
          </table:table-cell>
          <table:table-cell table:style-name="ce225" office:value-type="string" calcext:value-type="string">
            <text:p>UK /ˈswetʃɜːt/</text:p>
            <text:p>US /ˈswetʃɜːrt/</text:p>
          </table:table-cell>
          <table:table-cell table:style-name="ce232" office:value-type="string" calcext:value-type="string">
            <text:p>Noun</text:p>
          </table:table-cell>
          <table:table-cell table:style-name="ce234" office:value-type="string" calcext:value-type="string">
            <text:p>a piece of clothing for the upper part of the body, with long <text:a xlink:href="https://www.oxfordlearnersdictionaries.com/definition/english/sleeve#sleeve_topg_1" xlink:type="simple">sleeves</text:a>, usually made of thick cotton and often worn for sports</text:p>
          </table:table-cell>
          <table:table-cell table:style-name="ce233" office:value-type="string" calcext:value-type="string">
            <text:p>áo nỉ, áo len</text:p>
          </table:table-cell>
          <table:table-cell table:style-name="ce232" table:number-columns-repeated="2"/>
          <table:table-cell table:number-columns-repeated="16376"/>
        </table:table-row>
        <table:table-row table:style-name="ro52">
          <table:table-cell/>
          <table:table-cell table:style-name="ce216" office:value-type="string" calcext:value-type="string">
            <text:p>a pair of shoes</text:p>
          </table:table-cell>
          <table:table-cell table:style-name="ce226"/>
          <table:table-cell table:style-name="ce232"/>
          <table:table-cell table:style-name="ce233" table:number-columns-repeated="2"/>
          <table:table-cell table:style-name="ce232" table:number-columns-repeated="2"/>
          <table:table-cell table:number-columns-repeated="16376"/>
        </table:table-row>
        <table:table-row table:style-name="ro53">
          <table:table-cell/>
          <table:table-cell table:style-name="ce216" office:value-type="string" calcext:value-type="string">
            <text:p>there is so many out there and most of us have more than enough</text:p>
          </table:table-cell>
          <table:table-cell table:style-name="ce226"/>
          <table:table-cell table:style-name="ce232"/>
          <table:table-cell table:style-name="ce233" table:number-columns-repeated="2"/>
          <table:table-cell table:style-name="ce232" table:number-columns-repeated="2"/>
          <table:table-cell table:number-columns-repeated="16376"/>
        </table:table-row>
        <table:table-row table:style-name="ro22">
          <table:table-cell/>
          <table:table-cell table:style-name="ce216" office:value-type="string" calcext:value-type="string">
            <text:p>what you need is a compelling reason to buy that product</text:p>
          </table:table-cell>
          <table:table-cell table:style-name="ce226"/>
          <table:table-cell table:style-name="ce232"/>
          <table:table-cell table:style-name="ce233" table:number-columns-repeated="2"/>
          <table:table-cell table:style-name="ce232" table:number-columns-repeated="2"/>
          <table:table-cell table:number-columns-repeated="16376"/>
        </table:table-row>
        <table:table-row table:style-name="ro145">
          <table:table-cell/>
          <table:table-cell table:style-name="ce216" office:value-type="string" calcext:value-type="string">
            <text:p>compel</text:p>
          </table:table-cell>
          <table:table-cell table:style-name="ce227" office:value-type="string" calcext:value-type="string">
            <text:p>UK /kəmˈpel/</text:p>
            <text:p>US /kəmˈpel/</text:p>
          </table:table-cell>
          <table:table-cell table:style-name="ce232" office:value-type="string" calcext:value-type="string">
            <text:p>Verb</text:p>
          </table:table-cell>
          <table:table-cell table:style-name="ce224" office:value-type="string" calcext:value-type="string">
            <text:p>1. to force somebody to do something; to make something necessary</text:p>
            <text:p>2. compel something (not used in the progressive tenses) to cause a particular reaction</text:p>
          </table:table-cell>
          <table:table-cell table:style-name="ce224" office:value-type="string" calcext:value-type="string">
            <text:p>1. buộc ép. Nó diễn tả hành động khiến ai đó phải làm một điều gì đó dù họ không muốn.</text:p>
          </table:table-cell>
          <table:table-cell table:style-name="ce224" office:value-type="string" calcext:value-type="string">
            <text:p><text:span text:style-name="T15">•</text:span> compel somebody to do something The law can compel fathers to make regular payments for their children.</text:p>
            <text:p>I feel compelled to write and tell you how much I enjoyed your book.</text:p>
            <text:p>The court has powers to compel witnesses to attend.</text:p>
            <text:p>compel something Last year ill health compelled his retirement.</text:p>
            <text:p/>
          </table:table-cell>
          <table:table-cell table:style-name="ce232"/>
          <table:table-cell table:number-columns-repeated="16376"/>
        </table:table-row>
        <table:table-row table:style-name="ro21">
          <table:table-cell/>
          <table:table-cell table:style-name="ce216" office:value-type="string" calcext:value-type="string">
            <text:p><text:span text:style-name="T9">former</text:span><text:span text:style-name="T12"> adidas brand president</text:span></text:p>
          </table:table-cell>
          <table:table-cell table:style-name="ce226"/>
          <table:table-cell table:style-name="ce232"/>
          <table:table-cell table:style-name="ce233" table:number-columns-repeated="2"/>
          <table:table-cell table:style-name="ce232" table:number-columns-repeated="2"/>
          <table:table-cell table:number-columns-repeated="16376"/>
        </table:table-row>
        <table:table-row table:style-name="ro146">
          <table:table-cell/>
          <table:table-cell table:style-name="ce216" office:value-type="string" calcext:value-type="string">
            <text:p>former</text:p>
          </table:table-cell>
          <table:table-cell table:style-name="ce227" office:value-type="string" calcext:value-type="string">
            <text:p>UK /ˈfɔːmə(r)/</text:p>
            <text:p>US /ˈfɔːrmər/</text:p>
          </table:table-cell>
          <table:table-cell table:style-name="ce232" office:value-type="string" calcext:value-type="string">
            <text:p>Noun</text:p>
          </table:table-cell>
          <table:table-cell table:style-name="ce224" office:value-type="string" calcext:value-type="string">
            <text:p>1. the former (plural the former) the first of two things or people mentioned</text:p>
            <text:p>2. a person or thing that forms something</text:p>
          </table:table-cell>
          <table:table-cell table:style-name="ce233" office:value-type="string" calcext:value-type="string">
            <text:p>1. cái trước, người trước, nguyên, cựu </text:p>
          </table:table-cell>
          <table:table-cell table:style-name="ce241" office:value-type="string" calcext:value-type="string">
            <text:p>This fine ruin was, in former times, a royal castle.</text:p>
            <text:p>This beautiful old building has been restored to its former glory.</text:p>
          </table:table-cell>
          <table:table-cell table:style-name="ce232"/>
          <table:table-cell table:number-columns-repeated="16376"/>
        </table:table-row>
        <table:table-row table:style-name="ro147">
          <table:table-cell/>
          <table:table-cell table:style-name="ce216" office:value-type="string" calcext:value-type="string">
            <text:p>board member</text:p>
          </table:table-cell>
          <table:table-cell table:style-name="ce226"/>
          <table:table-cell table:style-name="ce232"/>
          <table:table-cell table:style-name="ce224" office:value-type="string" calcext:value-type="string">
            <text:p>a person who is elected or appointed to serve on an organization's board of directors</text:p>
          </table:table-cell>
          <table:table-cell table:style-name="ce224" office:value-type="string" calcext:value-type="string">
            <text:p>"Board member" trong tiếng Việt có thể được dịch là "thành viên ban quản trị" hoặc "thành viên hội đồng quản trị". Đây là những người thuộc hội đồng quản trị hoặc ban quản lý của một tổ chức, công ty hay cơ quan.</text:p>
          </table:table-cell>
          <table:table-cell table:style-name="ce232" table:number-columns-repeated="2"/>
          <table:table-cell table:number-columns-repeated="16376"/>
        </table:table-row>
        <table:table-row table:style-name="ro148">
          <table:table-cell/>
          <table:table-cell table:style-name="ce216" office:value-type="string" calcext:value-type="string">
            <text:p>CEO</text:p>
          </table:table-cell>
          <table:table-cell table:style-name="ce227" office:value-type="string" calcext:value-type="string">
            <text:p>UK /ˌsiː iː ˈəʊ/</text:p>
            <text:p>US /ˌsiː iː ˈəʊ/</text:p>
          </table:table-cell>
          <table:table-cell table:style-name="ce232" office:value-type="string" calcext:value-type="string">
            <text:p>Noun</text:p>
          </table:table-cell>
          <table:table-cell table:style-name="ce224" office:value-type="string" calcext:value-type="string">
            <text:p>the person with the highest rank in a business company (the abbreviation for ‘chief executive officer’) </text:p>
          </table:table-cell>
          <table:table-cell table:style-name="ce224" office:value-type="string" calcext:value-type="string">
            <text:p>CEO là từ viết tắt của "Chief Executive Officer", được dịch ra tiếng Việt là "Giám đốc điều hành". Đây là người có vị trí cao nhất trong một công ty hoặc tổ chức và chịu trách nhiệm chính cho việc quản lý và điều hành toàn bộ các hoạt động của công ty. CEO thường là người đưa ra các quyết định chiến lược quan trọng và lãnh đạo đội ngũ quản lý cấp cao để đạt được các mục tiêu và kế hoạch của công ty.</text:p>
          </table:table-cell>
          <table:table-cell table:style-name="ce232" table:number-columns-repeated="2"/>
          <table:table-cell table:number-columns-repeated="16376"/>
        </table:table-row>
        <table:table-row table:style-name="ro2">
          <table:table-cell/>
          <table:table-cell table:style-name="ce216" office:value-type="string" calcext:value-type="string">
            <text:p>as a board member, it was one of the most important things that I had on my to-do list</text:p>
          </table:table-cell>
          <table:table-cell table:style-name="ce228"/>
          <table:table-cell table:style-name="ce232"/>
          <table:table-cell table:style-name="ce233" table:number-columns-repeated="2"/>
          <table:table-cell table:style-name="ce232" table:number-columns-repeated="2"/>
          <table:table-cell table:number-columns-repeated="16376"/>
        </table:table-row>
        <table:table-row table:style-name="ro149">
          <table:table-cell/>
          <table:table-cell table:style-name="ce217" office:value-type="string" calcext:value-type="string">
            <text:p>generate</text:p>
          </table:table-cell>
          <table:table-cell table:style-name="ce227" office:value-type="string" calcext:value-type="string">
            <text:p>UK /ˈdʒenəreɪt/</text:p>
            <text:p>US /ˈdʒenəreɪt/</text:p>
          </table:table-cell>
          <table:table-cell table:style-name="ce232" office:value-type="string" calcext:value-type="string">
            <text:p>Verb</text:p>
          </table:table-cell>
          <table:table-cell table:style-name="ce224" office:value-type="string" calcext:value-type="string">
            <text:p>1. generate something to produce energy, especially electricity</text:p>
            <text:p>2. generate something to produce or create something</text:p>
          </table:table-cell>
          <table:table-cell table:style-name="ce233" office:value-type="string" calcext:value-type="string">
            <text:p>tạo ra, phát ra</text:p>
          </table:table-cell>
          <table:table-cell table:style-name="ce241" office:value-type="string" calcext:value-type="string">
            <text:p>The wind turbines are used to generate electricity.</text:p>
            <text:p>to generate heat/power</text:p>
            <text:p>Living cells generate energy from food.</text:p>
          </table:table-cell>
          <table:table-cell table:style-name="ce232"/>
          <table:table-cell table:number-columns-repeated="16376"/>
        </table:table-row>
        <table:table-row table:style-name="ro2">
          <table:table-cell/>
          <table:table-cell table:style-name="ce219" office:value-type="string" calcext:value-type="string">
            <text:p>what are the sales we are generating</text:p>
          </table:table-cell>
          <table:table-cell table:style-name="ce228"/>
          <table:table-cell table:style-name="ce232"/>
          <table:table-cell table:style-name="ce233" table:number-columns-repeated="2"/>
          <table:table-cell table:style-name="ce232" table:number-columns-repeated="2"/>
          <table:table-cell table:number-columns-repeated="16376"/>
        </table:table-row>
        <table:table-row table:style-name="ro2">
          <table:table-cell/>
          <table:table-cell table:style-name="ce219" office:value-type="string" calcext:value-type="string">
            <text:p>what are the profits we are generating</text:p>
          </table:table-cell>
          <table:table-cell table:style-name="ce228"/>
          <table:table-cell table:style-name="ce232"/>
          <table:table-cell table:style-name="ce233" table:number-columns-repeated="2"/>
          <table:table-cell table:style-name="ce232" table:number-columns-repeated="2"/>
          <table:table-cell table:number-columns-repeated="16376"/>
        </table:table-row>
        <table:table-row table:style-name="ro2">
          <table:table-cell/>
          <table:table-cell table:style-name="ce219"/>
          <table:table-cell table:style-name="ce228"/>
          <table:table-cell table:style-name="ce232"/>
          <table:table-cell table:style-name="ce233" table:number-columns-repeated="2"/>
          <table:table-cell table:style-name="ce232" table:number-columns-repeated="2"/>
          <table:table-cell table:number-columns-repeated="16376"/>
        </table:table-row>
        <table:table-row table:style-name="ro150">
          <table:table-cell/>
          <table:table-cell table:style-name="ce216" office:value-type="string" calcext:value-type="string">
            <text:p>economic</text:p>
          </table:table-cell>
          <table:table-cell table:style-name="ce227" office:value-type="string" calcext:value-type="string">
            <text:p>UK /ˌiːkəˈnɒmɪk/</text:p>
            <text:p>US /ˌiːkəˈnɑːmɪk/</text:p>
          </table:table-cell>
          <table:table-cell table:style-name="ce232" office:value-type="string" calcext:value-type="string">
            <text:p>Adjective</text:p>
          </table:table-cell>
          <table:table-cell table:style-name="ce224" office:value-type="string" calcext:value-type="string">
            <text:p>1. [only before noun] connected with the trade, industry and development of wealth of a country, an area or a society</text:p>
            <text:p>2. (especially in negative sentences) (of a process, a business or an activity) producing enough profit to continue</text:p>
          </table:table-cell>
          <table:table-cell table:style-name="ce233" office:value-type="string" calcext:value-type="string">
            <text:p>kinh tế</text:p>
          </table:table-cell>
          <table:table-cell table:style-name="ce241" office:value-type="string" calcext:value-type="string">
            <text:p>They discussed social, economic and political issues.</text:p>
            <text:p>the worst economic crisis since the war</text:p>
            <text:p>There will be no quick economic recovery</text:p>
          </table:table-cell>
          <table:table-cell table:style-name="ce232"/>
          <table:table-cell table:number-columns-repeated="16376"/>
        </table:table-row>
        <table:table-row table:style-name="ro2">
          <table:table-cell/>
          <table:table-cell table:style-name="ce216" office:value-type="string" calcext:value-type="string">
            <text:p>sales = fixed cost <text:s/>( chi phí cố định) + variable cost ( chi phí biến đổi: marketing, thuê mặt bằng, trả nhân công) + profits ( lợi nhuận) = sales</text:p>
          </table:table-cell>
          <table:table-cell table:style-name="ce228"/>
          <table:table-cell table:style-name="ce232"/>
          <table:table-cell table:style-name="ce233" table:number-columns-repeated="2"/>
          <table:table-cell table:style-name="ce232" table:number-columns-repeated="2"/>
          <table:table-cell table:number-columns-repeated="16376"/>
        </table:table-row>
        <table:table-row table:style-name="ro36">
          <table:table-cell/>
          <table:table-cell table:style-name="ce217" office:value-type="string" calcext:value-type="string">
            <text:p>threshold</text:p>
          </table:table-cell>
          <table:table-cell table:style-name="ce227" office:value-type="string" calcext:value-type="string">
            <text:p>UK /ˈθreʃhəʊld/</text:p>
            <text:p>US /ˈθreʃhəʊld/</text:p>
          </table:table-cell>
          <table:table-cell table:style-name="ce232" office:value-type="string" calcext:value-type="string">
            <text:p>Noun</text:p>
          </table:table-cell>
          <table:table-cell table:style-name="ce224" office:value-type="string" calcext:value-type="string">
            <text:p>1. the floor or ground at the bottom of a <text:a xlink:href="https://www.oxfordlearnersdictionaries.com/definition/english/doorway" xlink:type="simple">doorway</text:a>, considered as the entrance to a building or room</text:p>
            <text:p>2. the level at which something starts to happen or have an effect</text:p>
          </table:table-cell>
          <table:table-cell table:style-name="ce234" office:value-type="string" calcext:value-type="string">
            <text:p>Từ "threshold" có nghĩa là ngưỡng hay mức giới hạn trong tiếng Anh. Nó thường được sử dụng trong nhiều lĩnh vực khác nhau để chỉ mức tối thiểu hoặc tối đa mà một hiện tượng nào đó có thể xảy ra.</text:p>
          </table:table-cell>
          <table:table-cell table:style-name="ce241" office:value-type="string" calcext:value-type="string">
            <text:p>He stepped across the threshold.</text:p>
            <text:p>on the threshold She stood hesitating on the threshold.</text:p>
            <text:p>He has a low boredom threshold (= he gets bored easily).</text:p>
            <text:p>I have a high pain threshold (= I can suffer a lot of pain before I start to react).</text:p>
          </table:table-cell>
          <table:table-cell table:style-name="ce232"/>
          <table:table-cell table:number-columns-repeated="16376"/>
        </table:table-row>
        <table:table-row table:style-name="ro2">
          <table:table-cell/>
          <table:table-cell table:style-name="ce216" office:value-type="string" calcext:value-type="string">
            <text:p>sneakers are big bussiness in America</text:p>
          </table:table-cell>
          <table:table-cell table:style-name="ce226"/>
          <table:table-cell table:style-name="ce232"/>
          <table:table-cell table:style-name="ce233"/>
          <table:table-cell table:style-name="ce216" office:value-type="string" calcext:value-type="string">
            <text:p>sneaker là ngành kinh doanh lớn tại Mỹ</text:p>
          </table:table-cell>
          <table:table-cell table:style-name="ce232" table:number-columns-repeated="2"/>
          <table:table-cell table:number-columns-repeated="16376"/>
        </table:table-row>
        <table:table-row table:style-name="ro2">
          <table:table-cell/>
          <table:table-cell table:style-name="ce216" office:value-type="string" calcext:value-type="string">
            <text:p>Nearly half a billion pairs were sold last year alone</text:p>
          </table:table-cell>
          <table:table-cell table:style-name="ce226"/>
          <table:table-cell table:style-name="ce232"/>
          <table:table-cell table:style-name="ce233"/>
          <table:table-cell table:style-name="ce216" office:value-type="string" calcext:value-type="string">
            <text:p>Gần nửa tỉ đôi được bán chỉ riêng trong năm ngoái</text:p>
          </table:table-cell>
          <table:table-cell table:style-name="ce232" table:number-columns-repeated="2"/>
          <table:table-cell table:number-columns-repeated="16376"/>
        </table:table-row>
        <table:table-row table:style-name="ro151">
          <table:table-cell/>
          <table:table-cell table:style-name="ce217" office:value-type="string" calcext:value-type="string">
            <text:p>unveil</text:p>
          </table:table-cell>
          <table:table-cell table:style-name="ce227" office:value-type="string" calcext:value-type="string">
            <text:p>UK /ˌʌnˈveɪl/</text:p>
            <text:p>US /ˌʌnˈveɪl/</text:p>
          </table:table-cell>
          <table:table-cell table:style-name="ce232" office:value-type="string" calcext:value-type="string">
            <text:p>Verb</text:p>
          </table:table-cell>
          <table:table-cell table:style-name="ce224" office:value-type="string" calcext:value-type="string">
            <text:p>1. unveil something to remove a cover or curtain from a painting, statue, etc. so that it can be seen in public for the first time</text:p>
            <text:p>2. unveil something to show or introduce a new plan, product, etc. to the public for the first time</text:p>
          </table:table-cell>
          <table:table-cell table:style-name="ce233" office:value-type="string" calcext:value-type="string">
            <text:p>1. bỏ mạng che mặt, che tượng</text:p>
            <text:p>2. khánh thành, giới thiệu ra công chúng</text:p>
            <text:p/>
            <text:p><text:span text:style-name="T14">"Unveil" có nghĩa là tiết lộ hoặc công bố điều gì đó mà trước đây đã được giấu kín. Từ này thường được sử dụng trong ngữ cảnh ra mắt hoặc giới thiệu một sản phẩm, ý tưởng hoặc thông tin mới.</text:span></text:p>
          </table:table-cell>
          <table:table-cell table:style-name="ce232" table:number-columns-repeated="2"/>
          <table:table-cell table:number-columns-repeated="16376"/>
        </table:table-row>
        <table:table-row table:style-name="ro2">
          <table:table-cell/>
          <table:table-cell table:style-name="ce216" office:value-type="string" calcext:value-type="string">
            <text:p>this week adidas unveiled the so-called smart shoe</text:p>
          </table:table-cell>
          <table:table-cell table:style-name="ce226"/>
          <table:table-cell table:style-name="ce232"/>
          <table:table-cell table:style-name="ce233"/>
          <table:table-cell table:style-name="ce216" office:value-type="string" calcext:value-type="string">
            <text:p>tuần này adidas tiết lộ đôi giày được gọi là giày thông minh</text:p>
          </table:table-cell>
          <table:table-cell table:style-name="ce232" table:number-columns-repeated="2"/>
          <table:table-cell table:number-columns-repeated="16376"/>
        </table:table-row>
        <table:table-row table:style-name="ro152">
          <table:table-cell/>
          <table:table-cell table:style-name="ce216" office:value-type="string" calcext:value-type="string">
            <text:p>we need to differentiate outselves from Nike, from Puma,… </text:p>
          </table:table-cell>
          <table:table-cell table:style-name="ce226"/>
          <table:table-cell table:style-name="ce232"/>
          <table:table-cell table:style-name="ce233"/>
          <table:table-cell table:style-name="ce216" office:value-type="string" calcext:value-type="string">
            <text:p>chúng ta cần thay đổi bản thân chính chúng ta</text:p>
          </table:table-cell>
          <table:table-cell table:style-name="ce232" table:number-columns-repeated="2"/>
          <table:table-cell table:number-columns-repeated="16376"/>
        </table:table-row>
        <table:table-row table:style-name="ro153">
          <table:table-cell/>
          <table:table-cell table:style-name="ce217" office:value-type="string" calcext:value-type="string">
            <text:p>differentiate</text:p>
          </table:table-cell>
          <table:table-cell table:style-name="ce227" office:value-type="string" calcext:value-type="string">
            <text:p>UK /ˌdɪfəˈrenʃieɪt/</text:p>
            <text:p>US /ˌdɪfəˈrenʃieɪt/</text:p>
          </table:table-cell>
          <table:table-cell table:style-name="ce226"/>
          <table:table-cell table:style-name="ce227" office:value-type="string" calcext:value-type="string">
            <text:p>1. [intransitive, transitive] to recognize or show that two things are not the same</text:p>
            <text:p>2. [transitive] differentiate something (from something) to be the particular thing that shows that things or people are not the same</text:p>
          </table:table-cell>
          <table:table-cell table:style-name="ce226" office:value-type="string" calcext:value-type="string">
            <text:p>1. phân biệt</text:p>
            <text:p>2. phân biệt đối xử</text:p>
            <text:p/>
            <text:p><text:span text:style-name="T14">"Differentiate" có nghĩa là phân biệt hoặc làm rõ sự khác nhau giữa hai hay nhiều thứ.</text:span></text:p>
          </table:table-cell>
          <table:table-cell table:style-name="ce226"/>
          <table:table-cell table:style-name="ce228"/>
          <table:table-cell table:number-columns-repeated="16376"/>
        </table:table-row>
        <table:table-row table:style-name="ro154">
          <table:table-cell/>
          <table:table-cell table:style-name="ce220" office:value-type="string" calcext:value-type="string">
            <text:p>differentiate from</text:p>
          </table:table-cell>
          <table:table-cell table:style-name="ce228" table:number-columns-repeated="2"/>
          <table:table-cell table:style-name="ce227" office:value-type="string" calcext:value-type="string">
            <text:p>[transitive] differentiate something (from something) to be the particular thing that shows that things or people are not the same</text:p>
          </table:table-cell>
          <table:table-cell table:style-name="ce228" table:number-columns-repeated="3"/>
          <table:table-cell table:number-columns-repeated="16376"/>
        </table:table-row>
        <table:table-row table:style-name="ro154">
          <table:table-cell/>
          <table:table-cell table:style-name="ce216" office:value-type="string" calcext:value-type="string">
            <text:p>it's how you are relevant to the customer</text:p>
          </table:table-cell>
          <table:table-cell table:style-name="ce226" table:number-columns-repeated="3"/>
          <table:table-cell table:style-name="ce216" office:value-type="string" calcext:value-type="string">
            <text:p>nó là cách chúng ta kết nối với khách hàng</text:p>
          </table:table-cell>
          <table:table-cell table:style-name="ce228" table:number-columns-repeated="2"/>
          <table:table-cell table:number-columns-repeated="16376"/>
        </table:table-row>
        <table:table-row table:style-name="ro155">
          <table:table-cell/>
          <table:table-cell table:style-name="ce217" office:value-type="string" calcext:value-type="string">
            <text:p>relevant</text:p>
          </table:table-cell>
          <table:table-cell table:style-name="ce227" office:value-type="string" calcext:value-type="string">
            <text:p>UK /ˈreləvənt/</text:p>
            <text:p>US /ˈreləvənt/</text:p>
          </table:table-cell>
          <table:table-cell table:style-name="ce226" office:value-type="string" calcext:value-type="string">
            <text:p>Adjective</text:p>
          </table:table-cell>
          <table:table-cell table:style-name="ce227" office:value-type="string" calcext:value-type="string">
            <text:p>1. closely connected with the subject you are discussing or the situation you are in</text:p>
            <text:p>2. the fact of being valuable and useful to people in their lives and work</text:p>
          </table:table-cell>
          <table:table-cell table:style-name="ce237" office:value-type="string" calcext:value-type="string">
            <text:p>"Relevant" có nghĩa là liên quan hoặc có liên quan đến vấn đề đang được thảo luận hoặc xem xét. Từ này thường được sử dụng để chỉ ra rằng một thông tin hoặc sự kiện có mối quan hệ trực tiếp và quan trọng đến ngữ cảnh hiện tại.</text:p>
          </table:table-cell>
          <table:table-cell table:style-name="ce228" table:number-columns-repeated="2"/>
          <table:table-cell table:number-columns-repeated="16376"/>
        </table:table-row>
        <table:table-row table:style-name="ro156">
          <table:table-cell/>
          <table:table-cell table:style-name="ce217" office:value-type="string" calcext:value-type="string">
            <text:p>responsible for</text:p>
          </table:table-cell>
          <table:table-cell table:style-name="ce227" office:value-type="string" calcext:value-type="string">
            <text:p>UK /rɪˈspɒnsəbl/</text:p>
            <text:p>US /rɪˈspɑːnsəbl/</text:p>
          </table:table-cell>
          <table:table-cell table:style-name="ce226" office:value-type="string" calcext:value-type="string">
            <text:p>Adjective</text:p>
          </table:table-cell>
          <table:table-cell table:style-name="ce231" office:value-type="string" calcext:value-type="string">
            <text:p>having job/duty</text:p>
            <text:p>1. having the job or duty of doing something or taking care of somebody/something, so that you may be blamed if something goes wrong</text:p>
            <text:p>responsible for doing something</text:p>
            <text:p>responsible for somebody/something</text:p>
          </table:table-cell>
          <table:table-cell table:style-name="ce237" office:value-type="string" calcext:value-type="string">
            <text:p>"Responsible for" có nghĩa là chịu trách nhiệm về việc gì đó. Khi bạn nói ai đó "responsible for" một công việc hay nhiệm vụ, nghĩa là người đó có trách nhiệm thực hiện và đảm bảo công việc đó được hoàn thành đúng cách.</text:p>
          </table:table-cell>
          <table:table-cell table:style-name="ce228" table:number-columns-repeated="2"/>
          <table:table-cell table:number-columns-repeated="16376"/>
        </table:table-row>
        <table:table-row table:style-name="ro157">
          <table:table-cell/>
          <table:table-cell table:style-name="ce216" office:value-type="string" calcext:value-type="string">
            <text:p>communication</text:p>
          </table:table-cell>
          <table:table-cell table:style-name="ce227" office:value-type="string" calcext:value-type="string">
            <text:p>UK /kəˌmjuːnɪˈkeɪʃn/</text:p>
            <text:p>US /kəˌmjuːnɪˈkeɪʃn/</text:p>
          </table:table-cell>
          <table:table-cell table:style-name="ce226" office:value-type="string" calcext:value-type="string">
            <text:p>Noun</text:p>
          </table:table-cell>
          <table:table-cell table:style-name="ce227" office:value-type="string" calcext:value-type="string">
            <text:p>1. [uncountable] the activity or process of expressing ideas and feelings or of giving people information</text:p>
            <text:p>2. [uncountable] (also communications [plural]) methods of sending information, especially phones, radio, computers, etc. or roads and railways</text:p>
          </table:table-cell>
          <table:table-cell table:style-name="ce238" office:value-type="string" calcext:value-type="string">
            <text:p>"Communication" có nghĩa là giao tiếp. Đó là quá trình trao đổi thông tin, ý kiến, hoặc cảm xúc giữa con người với nhau thông qua các phương tiện như lời nói, viết, cử chỉ, ký hiệu, hoặc phương tiện kỹ thuật số.</text:p>
          </table:table-cell>
          <table:table-cell table:style-name="ce228" table:number-columns-repeated="2"/>
          <table:table-cell table:number-columns-repeated="16376"/>
        </table:table-row>
        <table:table-row table:style-name="ro158">
          <table:table-cell/>
          <table:table-cell table:style-name="ce217" office:value-type="string" calcext:value-type="string">
            <text:p>public communication</text:p>
          </table:table-cell>
          <table:table-cell table:style-name="ce226" table:number-columns-repeated="2"/>
          <table:table-cell table:style-name="ce228"/>
          <table:table-cell table:style-name="ce229" office:value-type="string" calcext:value-type="string">
            <text:p>"Public communication" có nghĩa là giao tiếp công cộng, là quá trình chia sẻ thông tin và ý kiến từ một cá nhân hoặc nhóm đến một công chúng rộng hơn. Mục đích của giao tiếp công cộng là để truyền đạt thông tin, ảnh hưởng đến công chúng, hoặc tạo ra sự đồng thuận trong cộng đồng.</text:p>
          </table:table-cell>
          <table:table-cell table:style-name="ce228" table:number-columns-repeated="2"/>
          <table:table-cell table:number-columns-repeated="16376"/>
        </table:table-row>
        <table:table-row table:style-name="ro159">
          <table:table-cell/>
          <table:table-cell table:style-name="ce217" office:value-type="string" calcext:value-type="string">
            <text:p>digital effort</text:p>
          </table:table-cell>
          <table:table-cell table:style-name="ce228" table:number-columns-repeated="3"/>
          <table:table-cell table:style-name="ce226" office:value-type="string" calcext:value-type="string">
            <text:p><text:span text:style-name="T14">"Digital effort" (nỗ lực số) là thuật ngữ dùng để chỉ các hoạt động và nỗ lực thực hiện trên môi trường số hoặc trực tuyến nhằm đạt được các mục tiêu cụ thể, như tiếp thị, giáo dục, truyền thông, v.v. Một số ví dụ về "digital effort" bao gồm:</text:span></text:p>
            <text:p><text:span text:style-name="T14">Digital marketing: Sử dụng các nền tảng trực tuyến như mạng xã hội, email, SEO, và quảng cáo để tiếp cận khách hàng và thúc đẩy doanh số bán hàng.</text:span></text:p>
            <text:p><text:span text:style-name="T14">E-learning: Sử dụng công nghệ số để tạo ra các khóa học trực tuyến và nền tảng học tập.</text:span></text:p>
            <text:p><text:span text:style-name="T14">Social media engagement: Tương tác và xây dựng cộng đồng trực tuyến thông qua các mạng xã hội.</text:span></text:p>
            <text:p><text:span text:style-name="T14">Digital transformation: Ứng dụng công nghệ số để cải thiện quy trình kinh doanh và tối ưu hóa hiệu suất.</text:span></text:p>
            <text:p/>
          </table:table-cell>
          <table:table-cell table:style-name="ce228" table:number-columns-repeated="2"/>
          <table:table-cell table:number-columns-repeated="16376"/>
        </table:table-row>
        <table:table-row table:style-name="ro160">
          <table:table-cell/>
          <table:table-cell table:style-name="ce217" office:value-type="string" calcext:value-type="string">
            <text:p>strategy</text:p>
          </table:table-cell>
          <table:table-cell table:style-name="ce227" office:value-type="string" calcext:value-type="string">
            <text:p>UK /ˈstrætədʒi/</text:p>
            <text:p>US /ˈstrætədʒi/</text:p>
          </table:table-cell>
          <table:table-cell table:style-name="ce226" office:value-type="string" calcext:value-type="string">
            <text:p>Noun</text:p>
          </table:table-cell>
          <table:table-cell table:style-name="ce227" office:value-type="string" calcext:value-type="string">
            <text:p>1. [countable] a plan that is intended to achieve a particular purpose</text:p>
            <text:p>2. [uncountable] the process of planning something or putting a plan into operation</text:p>
          </table:table-cell>
          <table:table-cell table:style-name="ce229" office:value-type="string" calcext:value-type="string">
            <text:p>"Strategy" (chiến lược) là kế hoạch hoặc phương pháp được xây dựng để đạt được mục tiêu cụ thể. Chiến lược giúp xác định các bước hành động, tài nguyên cần thiết, và cách thức để tiến hành hoạt động hiệu quả.</text:p>
          </table:table-cell>
          <table:table-cell table:style-name="ce228" table:number-columns-repeated="2"/>
          <table:table-cell table:number-columns-repeated="16376"/>
        </table:table-row>
        <table:table-row table:style-name="ro160">
          <table:table-cell/>
          <table:table-cell table:style-name="ce221" office:value-type="string" calcext:value-type="string">
            <text:p>bleed</text:p>
          </table:table-cell>
          <table:table-cell table:style-name="ce227" office:value-type="string" calcext:value-type="string">
            <text:p>UK /bliːd/</text:p>
            <text:p>US /bliːd/</text:p>
          </table:table-cell>
          <table:table-cell table:style-name="ce226" office:value-type="string" calcext:value-type="string">
            <text:p>Verb</text:p>
          </table:table-cell>
          <table:table-cell table:style-name="ce227" office:value-type="string" calcext:value-type="string">
            <text:p>1. [intransitive] to lose blood, especially from a wound or an injury</text:p>
            <text:p>2. [transitive] bleed somebody (in the past) to take blood from somebody as a way of treating disease</text:p>
          </table:table-cell>
          <table:table-cell table:style-name="ce229" office:value-type="string" calcext:value-type="string">
            <text:p>"Bleed" có nghĩa là chảy máu. Đây là hiện tượng máu thoát ra ngoài cơ thể hoặc từ mạch máu vào các mô xung quanh.</text:p>
          </table:table-cell>
          <table:table-cell table:style-name="ce228" table:number-columns-repeated="2"/>
          <table:table-cell table:number-columns-repeated="16376"/>
        </table:table-row>
        <table:table-row table:style-name="ro161">
          <table:table-cell/>
          <table:table-cell table:style-name="ce216" office:value-type="string" calcext:value-type="string">
            <text:p>bleeding out</text:p>
          </table:table-cell>
          <table:table-cell table:style-name="ce228" table:number-columns-repeated="6"/>
          <table:table-cell table:number-columns-repeated="16376"/>
        </table:table-row>
        <table:table-row table:style-name="ro162">
          <table:table-cell/>
          <table:table-cell table:style-name="ce216" office:value-type="string" calcext:value-type="string">
            <text:p>hit the floor</text:p>
          </table:table-cell>
          <table:table-cell table:style-name="ce228" table:number-columns-repeated="2"/>
          <table:table-cell table:style-name="ce235" office:value-type="string" calcext:value-type="string">
            <text:p>1. Dance or Party: When someone says they're going to "hit the floor," they might be talking about dancing enthusiastically at a party or club. It's a way of saying they're ready to show off their moves on the dance floor.</text:p>
            <text:p/>
            <text:p>2. Fall or Drop: It can also mean to fall suddenly. For example, "He slipped on the wet floor and hit the floor hard."</text:p>
            <text:p/>
            <text:p>3. Take Cover: In some situations, it can mean to drop to the ground quickly, often to avoid danger. For instance, during an emergency, someone might shout, "Hit the floor!" to tell people to get down for safety.</text:p>
            <text:p/>
          </table:table-cell>
          <table:table-cell table:style-name="ce228" table:number-columns-repeated="3"/>
          <table:table-cell table:number-columns-repeated="16376"/>
        </table:table-row>
        <table:table-row table:style-name="ro161">
          <table:table-cell/>
          <table:table-cell table:style-name="ce217" office:value-type="string" calcext:value-type="string">
            <text:p>everything was going south</text:p>
          </table:table-cell>
          <table:table-cell table:style-name="ce228" table:number-columns-repeated="2"/>
          <table:table-cell table:style-name="ce236" office:value-type="string" calcext:value-type="string">
            <text:p>they mean that things were getting worse or deteriorating</text:p>
          </table:table-cell>
          <table:table-cell table:style-name="ce228" office:value-type="string" calcext:value-type="string">
            <text:p>not good</text:p>
          </table:table-cell>
          <table:table-cell table:style-name="ce228" table:number-columns-repeated="2"/>
          <table:table-cell table:number-columns-repeated="16376"/>
        </table:table-row>
        <table:table-row table:style-name="ro163">
          <table:table-cell/>
          <table:table-cell table:style-name="ce216" office:value-type="string" calcext:value-type="string">
            <text:p>it was the greatest turnaround in the history of the company</text:p>
          </table:table-cell>
          <table:table-cell table:style-name="ce226" table:number-columns-repeated="3"/>
          <table:table-cell table:style-name="ce216" office:value-type="string" calcext:value-type="string">
            <text:p>đó là một cú chuyển mình vĩ đại trong suốt lịch sử của công ty</text:p>
          </table:table-cell>
          <table:table-cell table:style-name="ce228" table:number-columns-repeated="2"/>
          <table:table-cell table:number-columns-repeated="16376"/>
        </table:table-row>
        <table:table-row table:style-name="ro164">
          <table:table-cell/>
          <table:table-cell table:style-name="ce216" office:value-type="string" calcext:value-type="string">
            <text:p>share</text:p>
          </table:table-cell>
          <table:table-cell table:style-name="ce229" office:value-type="string" calcext:value-type="string">
            <text:p>UK /ʃeə(r)/</text:p>
            <text:p>US /ʃer/</text:p>
          </table:table-cell>
          <table:table-cell table:style-name="ce228" office:value-type="string" calcext:value-type="string">
            <text:p>Verb</text:p>
          </table:table-cell>
          <table:table-cell table:style-name="ce228" office:value-type="string" calcext:value-type="string">
            <text:p><text:span text:style-name="T14">1. [transitive, intransitive] to have, use or experience something at the same time as somebody else</text:span></text:p>
            <text:p><text:span text:style-name="T14">2. [transitive, intransitive] to have part of something while another person or other people also have part</text:span></text:p>
            <text:p><text:span text:style-name="T14">3. [transitive, intransitive] to give some of what you have to somebody else; to let somebody use something that is yours</text:span></text:p>
          </table:table-cell>
          <table:table-cell table:style-name="ce238" office:value-type="string" calcext:value-type="string">
            <text:p>"Share" có nghĩa là chia sẻ. Động từ này diễn tả hành động phân chia hoặc cung cấp một phần của cái gì đó cho người khác</text:p>
            <text:p>Trong cuộc sống hàng ngày: Bạn có thể chia sẻ thức ăn, không gian, thời gian, hoặc cảm xúc với người khác. Ví dụ: "She shared her lunch with her friend" (Cô ấy chia sẻ bữa trưa với bạn của mình).</text:p>
            <text:p>Trên mạng xã hội: Chia sẻ thông tin, hình ảnh, video hoặc bài viết lên các nền tảng mạng xã hội như Facebook, Instagram, Twitter, v.v. Ví dụ: "He shared an interesting article on his profile" (Anh ấy chia sẻ một bài viết thú vị trên trang cá nhân của mình).</text:p>
            <text:p>Trong kinh tế học: Chia sẻ cổ phần hoặc lợi nhuận trong một công ty hoặc dự án. Ví dụ: "She owns shares in several companies" (Cô ấy sở hữu cổ phần trong nhiều công ty).</text:p>
            <text:p/>
          </table:table-cell>
          <table:table-cell table:style-name="ce228" table:number-columns-repeated="2"/>
          <table:table-cell table:number-columns-repeated="16376"/>
        </table:table-row>
        <table:table-row table:style-name="ro165">
          <table:table-cell/>
          <table:table-cell table:style-name="ce216" office:value-type="string" calcext:value-type="string">
            <text:p>Shares of Adidas enjoying huge momentum</text:p>
          </table:table-cell>
          <table:table-cell table:style-name="ce226" table:number-columns-repeated="3"/>
          <table:table-cell table:style-name="ce216" office:value-type="string" calcext:value-type="string">
            <text:p>những đại cổ đông của adidas rất thích sự thay đổi lớn này</text:p>
          </table:table-cell>
          <table:table-cell table:style-name="ce228" table:number-columns-repeated="2"/>
          <table:table-cell table:number-columns-repeated="16376"/>
        </table:table-row>
        <table:table-row table:style-name="ro165">
          <table:table-cell/>
          <table:table-cell table:style-name="ce216" office:value-type="string" calcext:value-type="string">
            <text:p>they are rising overnight, up about 7.5%</text:p>
          </table:table-cell>
          <table:table-cell table:style-name="ce226" table:number-columns-repeated="3"/>
          <table:table-cell table:style-name="ce216" office:value-type="string" calcext:value-type="string">
            <text:p>chỉ sau một đêm, cổ phiếu tăng 7.5%</text:p>
          </table:table-cell>
          <table:table-cell table:style-name="ce228" table:number-columns-repeated="2"/>
          <table:table-cell table:number-columns-repeated="16376"/>
        </table:table-row>
        <table:table-row table:style-name="ro165">
          <table:table-cell/>
          <table:table-cell table:style-name="ce216" office:value-type="string" calcext:value-type="string">
            <text:p>I think it's a combination of a few things</text:p>
          </table:table-cell>
          <table:table-cell table:style-name="ce226" table:number-columns-repeated="3"/>
          <table:table-cell table:style-name="ce216" office:value-type="string" calcext:value-type="string">
            <text:p>tôi nghĩ nó là sự kết hợp của nhiều yếu tố</text:p>
          </table:table-cell>
          <table:table-cell table:style-name="ce228" table:number-columns-repeated="2"/>
          <table:table-cell table:number-columns-repeated="16376"/>
        </table:table-row>
        <table:table-row table:style-name="ro166">
          <table:table-cell/>
          <table:table-cell table:style-name="ce217" office:value-type="string" calcext:value-type="string">
            <text:p>combination</text:p>
          </table:table-cell>
          <table:table-cell table:style-name="ce227" office:value-type="string" calcext:value-type="string">
            <text:p>UK /ˌkɒmbɪˈneɪʃn/</text:p>
            <text:p>US /ˌkɑːmbɪˈneɪʃn/</text:p>
          </table:table-cell>
          <table:table-cell table:style-name="ce226" office:value-type="string" calcext:value-type="string">
            <text:p>Noun</text:p>
          </table:table-cell>
          <table:table-cell table:style-name="ce227" office:value-type="string" calcext:value-type="string">
            <text:p>1. [countable] two or more things joined or mixed together to form a single unit</text:p>
            <text:p>combination of something</text:p>
            <text:p>2. [uncountable] the act of joining or mixing together two or more things to form a single unit</text:p>
            <text:p>in combination with somebody/something</text:p>
          </table:table-cell>
          <table:table-cell table:style-name="ce226" office:value-type="string" calcext:value-type="string">
            <text:p><text:span text:style-name="T14">"Combination" có nghĩa là sự kết hợp hoặc tổ hợp. Đây là quá trình ghép nối hoặc sắp xếp hai hoặc nhiều yếu tố, vật phẩm, hoặc ý tưởng lại với nhau để tạo thành một thực thể mới hoặc kết quả mới. Một số ví dụ về từ "combination" bao gồm:</text:span></text:p>
            <text:p><text:span text:style-name="T14">In cooking: Kết hợp các nguyên liệu để tạo ra một món ăn ngon. Ví dụ: "The combination of flavors in this dish is amazing" (Sự kết hợp các hương vị trong món ăn này thật tuyệt vời).</text:span></text:p>
            <text:p><text:span text:style-name="T14">In mathematics: Tổ hợp các phần tử trong một tập hợp theo một cách nhất định. Ví dụ: "Combination of numbers in a lottery ticket" (Tổ hợp các con số trong vé số).</text:span></text:p>
            <text:p><text:span text:style-name="T14">In fashion: Kết hợp quần áo và phụ kiện để tạo ra một trang phục phong cách. Ví dụ: "She wore a stunning combination of dress and jewelry" (Cô ấy mặc một sự kết hợp tuyệt đẹp giữa váy và trang sức).</text:span></text:p>
            <text:p/>
          </table:table-cell>
          <table:table-cell table:style-name="ce228" table:number-columns-repeated="2"/>
          <table:table-cell table:number-columns-repeated="16376"/>
        </table:table-row>
        <table:table-row table:style-name="ro132">
          <table:table-cell/>
          <table:table-cell table:style-name="ce217" office:value-type="string" calcext:value-type="string">
            <text:p>jersey</text:p>
          </table:table-cell>
          <table:table-cell table:style-name="ce230" office:value-type="string" calcext:value-type="string">
            <text:p>UK /ˈdʒɜːzi/</text:p>
            <text:p>US /ˈdʒɜːrzi/</text:p>
          </table:table-cell>
          <table:table-cell table:style-name="ce226" office:value-type="string" calcext:value-type="string">
            <text:p>Noun</text:p>
          </table:table-cell>
          <table:table-cell table:style-name="ce227" office:value-type="string" calcext:value-type="string">
            <text:p>1. [countable] a shirt worn by somebody playing a sports game</text:p>
            <text:p>2. [countable] a <text:a xlink:href="https://www.oxfordlearnersdictionaries.com/definition/english/knitted" xlink:type="simple">knitted</text:a> piece of clothing made of wool or cotton for the upper part of the body, with long <text:a xlink:href="https://www.oxfordlearnersdictionaries.com/definition/english/sleeve#sleeve_topg_1" xlink:type="simple">sleeves</text:a> and no buttons; a type of sweater</text:p>
          </table:table-cell>
          <table:table-cell table:style-name="ce226" office:value-type="string" calcext:value-type="string">
            <text:p><text:span text:style-name="T14">"Jersey" là một từ có thể mang nhiều ý nghĩa khác nhau tùy thuộc vào ngữ cảnh:</text:span></text:p>
            <text:p><text:span text:style-name="T14">Vật liệu: Jersey là loại vải dệt kim mềm mại và co giãn, thường được dùng để may quần áo, đặc biệt là áo phông và quần áo thể thao. Loại vải này thường rất thoải mái và thích hợp để mặc hàng ngày.</text:span></text:p>
            <text:p><text:span text:style-name="T14">Quần áo: Jersey cũng có thể chỉ đến một loại áo thể thao, thường là áo đấu của các vận động viên. Ví dụ, cầu thủ bóng đá hoặc bóng rổ thường mặc áo jersey có số và tên của họ khi thi đấu.</text:span></text:p>
            <text:p><text:span text:style-name="T14">Địa danh: Jersey còn là tên của một hòn đảo ở Anh quốc, nằm trong quần đảo Channel Islands, giữa Anh và Pháp. Ngoài ra, New Jersey cũng là tên của một tiểu bang ở Hoa Kỳ.</text:span></text:p>
            <text:p/>
          </table:table-cell>
          <table:table-cell table:style-name="ce228" table:number-columns-repeated="2"/>
          <table:table-cell table:number-columns-repeated="16376"/>
        </table:table-row>
        <table:table-row table:style-name="ro167">
          <table:table-cell/>
          <table:table-cell table:style-name="ce219" office:value-type="string" calcext:value-type="string">
            <text:p>home jersey</text:p>
          </table:table-cell>
          <table:table-cell table:style-name="ce228" table:number-columns-repeated="6"/>
          <table:table-cell table:number-columns-repeated="16376"/>
        </table:table-row>
        <table:table-row table:style-name="ro167">
          <table:table-cell/>
          <table:table-cell table:style-name="ce219" office:value-type="string" calcext:value-type="string">
            <text:p>away jersey</text:p>
          </table:table-cell>
          <table:table-cell table:style-name="ce228" table:number-columns-repeated="6"/>
          <table:table-cell table:number-columns-repeated="16376"/>
        </table:table-row>
        <table:table-row table:style-name="ro167">
          <table:table-cell/>
          <table:table-cell table:style-name="ce216" office:value-type="string" calcext:value-type="string">
            <text:p>occasion</text:p>
          </table:table-cell>
          <table:table-cell table:style-name="ce227" office:value-type="string" calcext:value-type="string">
            <text:p>UK /əˈkeɪʒn/</text:p>
            <text:p>US /əˈkeɪʒn/</text:p>
          </table:table-cell>
          <table:table-cell table:style-name="ce226" office:value-type="string" calcext:value-type="string">
            <text:p>Noun</text:p>
          </table:table-cell>
          <table:table-cell table:style-name="ce227" office:value-type="string" calcext:value-type="string">
            <text:p>1. [countable] a particular time when something happens</text:p>
            <text:p>2. [countable] a special event, ceremony or celebration</text:p>
            <text:p>3. [singular] a suitable time for something</text:p>
          </table:table-cell>
          <table:table-cell table:style-name="ce239" office:value-type="string" calcext:value-type="string">
            <text:p>1. dịp, cơ hội</text:p>
            <text:p>2. sự kiện đặc biệt</text:p>
          </table:table-cell>
          <table:table-cell table:style-name="ce228" table:number-columns-repeated="2"/>
          <table:table-cell table:number-columns-repeated="16376"/>
        </table:table-row>
        <table:table-row table:style-name="ro167">
          <table:table-cell/>
          <table:table-cell table:style-name="ce217" office:value-type="string" calcext:value-type="string">
            <text:p>occasionally</text:p>
          </table:table-cell>
          <table:table-cell table:style-name="ce227" office:value-type="string" calcext:value-type="string">
            <text:p>UK /əˈkeɪʒnəli/</text:p>
            <text:p>US /əˈkeɪʒnəli/</text:p>
          </table:table-cell>
          <table:table-cell table:style-name="ce226" office:value-type="string" calcext:value-type="string">
            <text:p>Adverb</text:p>
          </table:table-cell>
          <table:table-cell table:style-name="ce236" office:value-type="string" calcext:value-type="string">
            <text:p>sometimes but not often</text:p>
          </table:table-cell>
          <table:table-cell table:style-name="ce240" office:value-type="string" calcext:value-type="string">
            <text:p>hiếm lắm mới có dịp</text:p>
          </table:table-cell>
          <table:table-cell table:style-name="ce228" table:number-columns-repeated="2"/>
          <table:table-cell table:number-columns-repeated="16376"/>
        </table:table-row>
        <table:table-row table:style-name="ro168">
          <table:table-cell/>
          <table:table-cell table:style-name="ce216" office:value-type="string" calcext:value-type="string">
            <text:p>to create a new story, to create a new buying opportunity</text:p>
          </table:table-cell>
          <table:table-cell table:style-name="ce226" table:number-columns-repeated="4"/>
          <table:table-cell table:style-name="ce228" table:number-columns-repeated="2"/>
          <table:table-cell table:number-columns-repeated="16376"/>
        </table:table-row>
        <table:table-row table:style-name="ro168">
          <table:table-cell/>
          <table:table-cell table:style-name="ce216" office:value-type="string" calcext:value-type="string">
            <text:p>at adidas, we recognize that the culture of sport when you are done with the game when the whistle blows</text:p>
          </table:table-cell>
          <table:table-cell table:style-name="ce226" table:number-columns-repeated="4"/>
          <table:table-cell table:style-name="ce228" table:number-columns-repeated="2"/>
          <table:table-cell table:number-columns-repeated="16376"/>
        </table:table-row>
        <table:table-row table:style-name="ro168">
          <table:table-cell/>
          <table:table-cell table:style-name="ce216" office:value-type="string" calcext:value-type="string">
            <text:p>it goes into the streets, into the music venues, into the hallway of school</text:p>
          </table:table-cell>
          <table:table-cell table:style-name="ce226" table:number-columns-repeated="4"/>
          <table:table-cell table:style-name="ce228" table:number-columns-repeated="2"/>
          <table:table-cell table:number-columns-repeated="16376"/>
        </table:table-row>
        <table:table-row table:style-name="ro168">
          <table:table-cell/>
          <table:table-cell table:style-name="ce217" office:value-type="string" calcext:value-type="string">
            <text:p>venue</text:p>
          </table:table-cell>
          <table:table-cell table:style-name="ce227" office:value-type="string" calcext:value-type="string">
            <text:p>UK /ˈvenjuː/</text:p>
            <text:p>US /ˈvenjuː/</text:p>
          </table:table-cell>
          <table:table-cell table:style-name="ce226" office:value-type="string" calcext:value-type="string">
            <text:p>Noun</text:p>
          </table:table-cell>
          <table:table-cell table:style-name="ce227" office:value-type="string" calcext:value-type="string">
            <text:p>a place where people meet for an organized event, for example a concert, sporting event or conference</text:p>
          </table:table-cell>
          <table:table-cell table:style-name="ce229" office:value-type="string" calcext:value-type="string">
            <text:p>"Venue" có nghĩa là địa điểm hoặc nơi tổ chức sự kiện. Đây là từ thường được dùng để chỉ nơi diễn ra các sự kiện quan trọng như hội nghị, đám cưới, buổi hòa nhạc, triển lãm, hoặc các buổi gặp gỡ xã hội. Địa điểm có thể là một tòa nhà, một khu vực ngoài trời, hoặc bất kỳ nơi nào phù hợp với mục đích của sự kiện.</text:p>
          </table:table-cell>
          <table:table-cell table:style-name="ce228" table:number-columns-repeated="2"/>
          <table:table-cell table:number-columns-repeated="16376"/>
        </table:table-row>
        <table:table-row table:style-name="ro169">
          <table:table-cell/>
          <table:table-cell table:style-name="ce216" office:value-type="string" calcext:value-type="string">
            <text:p>hallway</text:p>
          </table:table-cell>
          <table:table-cell table:style-name="ce227" office:value-type="string" calcext:value-type="string">
            <text:p>UK /ˈhɔːlweɪ/</text:p>
            <text:p>US /ˈhɔːlweɪ/</text:p>
          </table:table-cell>
          <table:table-cell table:style-name="ce226" office:value-type="string" calcext:value-type="string">
            <text:p>Noun</text:p>
          </table:table-cell>
          <table:table-cell table:style-name="ce227" office:value-type="string" calcext:value-type="string">
            <text:p>1. (especially British English) (North American English usually entry) a space or passage inside the entrance or front door of a building</text:p>
            <text:p>2. (North American English) a passage in a building with rooms down either side</text:p>
          </table:table-cell>
          <table:table-cell table:style-name="ce229" office:value-type="string" calcext:value-type="string">
            <text:p>"Hallway" có nghĩa là hành lang, là khu vực dài và hẹp trong một tòa nhà, dẫn từ một phòng hoặc khu vực này sang một phòng hoặc khu vực khác. Hành lang thường được sử dụng để kết nối các phòng với nhau và thường thấy ở các tòa nhà văn phòng, trường học, khách sạn, và nhà ở. Đây là nơi mọi người có thể đi qua để đến các phòng khác nhau hoặc lối ra vào của tòa nhà.</text:p>
          </table:table-cell>
          <table:table-cell table:style-name="ce228" table:number-columns-repeated="2"/>
          <table:table-cell table:number-columns-repeated="16376"/>
        </table:table-row>
        <table:table-row table:style-name="ro168">
          <table:table-cell/>
          <table:table-cell table:style-name="ce217" office:value-type="string" calcext:value-type="string">
            <text:p>controversial</text:p>
          </table:table-cell>
          <table:table-cell table:style-name="ce227" office:value-type="string" calcext:value-type="string">
            <text:p>UK /ˌkɒntrəˈvɜːʃl/</text:p>
            <text:p>US /ˌkɑːntrəˈvɜːrʃl/</text:p>
          </table:table-cell>
          <table:table-cell table:style-name="ce226" office:value-type="string" calcext:value-type="string">
            <text:p>Adjective</text:p>
          </table:table-cell>
          <table:table-cell table:style-name="ce236" office:value-type="string" calcext:value-type="string">
            <text:p>causing a lot of angry public discussion and <text:a xlink:href="https://www.oxfordlearnersdictionaries.com/definition/english/disagreement" xlink:type="simple">disagreement</text:a></text:p>
          </table:table-cell>
          <table:table-cell table:style-name="ce229" office:value-type="string" calcext:value-type="string">
            <text:p>"Controversial" có nghĩa là gây tranh cãi. Từ này được sử dụng để miêu tả một chủ đề, vấn đề, hoặc tình huống nào đó khiến mọi người có nhiều ý kiến khác nhau và thường là trái ngược nhau. Những chủ đề gây tranh cãi thường tạo ra nhiều cuộc thảo luận, tranh luận, và đôi khi là xung đột.</text:p>
          </table:table-cell>
          <table:table-cell table:style-name="ce228" table:number-columns-repeated="2"/>
          <table:table-cell table:number-columns-repeated="16376"/>
        </table:table-row>
        <table:table-row table:style-name="ro168">
          <table:table-cell/>
          <table:table-cell table:style-name="ce217" office:value-type="string" calcext:value-type="string">
            <text:p>mankind</text:p>
          </table:table-cell>
          <table:table-cell table:style-name="ce227" office:value-type="string" calcext:value-type="string">
            <text:p>UK /mænˈkaɪnd/</text:p>
            <text:p>US /mænˈkaɪnd/</text:p>
          </table:table-cell>
          <table:table-cell table:style-name="ce226" office:value-type="string" calcext:value-type="string">
            <text:p>Noun</text:p>
          </table:table-cell>
          <table:table-cell table:style-name="ce236" office:value-type="string" calcext:value-type="string">
            <text:p>all humans, thought of as one large group; the human race</text:p>
          </table:table-cell>
          <table:table-cell table:style-name="ce226" office:value-type="string" calcext:value-type="string">
            <text:p>loài người</text:p>
          </table:table-cell>
          <table:table-cell table:style-name="ce228" table:number-columns-repeated="2"/>
          <table:table-cell table:number-columns-repeated="16376"/>
        </table:table-row>
        <table:table-row table:style-name="ro168">
          <table:table-cell/>
          <table:table-cell table:style-name="ce216" office:value-type="string" calcext:value-type="string">
            <text:p>the storytelling is so critical in this industry</text:p>
          </table:table-cell>
          <table:table-cell table:style-name="ce226" table:number-columns-repeated="3"/>
          <table:table-cell table:style-name="ce216" office:value-type="string" calcext:value-type="string">
            <text:p>kể chuyện là vô cùng mấu chốt trong ngành công nghiệp này</text:p>
          </table:table-cell>
          <table:table-cell table:style-name="ce228" table:number-columns-repeated="2"/>
          <table:table-cell table:number-columns-repeated="16376"/>
        </table:table-row>
        <table:table-row table:style-name="ro160">
          <table:table-cell/>
          <table:table-cell table:style-name="ce217" office:value-type="string" calcext:value-type="string">
            <text:p>critical</text:p>
          </table:table-cell>
          <table:table-cell table:style-name="ce227" office:value-type="string" calcext:value-type="string">
            <text:p>UK /ˈkrɪtɪkl/</text:p>
            <text:p>US /ˈkrɪtɪkl/</text:p>
          </table:table-cell>
          <table:table-cell table:style-name="ce226" office:value-type="string" calcext:value-type="string">
            <text:p>Adjective</text:p>
          </table:table-cell>
          <table:table-cell table:style-name="ce227" office:value-type="string" calcext:value-type="string">
            <text:p>expressing disapproval</text:p>
            <text:p>1. saying what you think is bad about somebody/something</text:p>
            <text:p>Important</text:p>
            <text:p>2. extremely important because a future situation will be affected by it</text:p>
          </table:table-cell>
          <table:table-cell table:style-name="ce240" office:value-type="string" calcext:value-type="string">
            <text:p>cực kì quan trọng, mấu chốt</text:p>
          </table:table-cell>
          <table:table-cell table:style-name="ce228" table:number-columns-repeated="2"/>
          <table:table-cell table:number-columns-repeated="16376"/>
        </table:table-row>
        <table:table-row table:style-name="ro168">
          <table:table-cell/>
          <table:table-cell table:style-name="ce216" office:value-type="string" calcext:value-type="string">
            <text:p>drive comsumption</text:p>
          </table:table-cell>
          <table:table-cell table:style-name="ce226" table:number-columns-repeated="3"/>
          <table:table-cell table:style-name="ce240" office:value-type="string" calcext:value-type="string">
            <text:p>định hướng tiêu dùng, nhu cầu</text:p>
          </table:table-cell>
          <table:table-cell table:style-name="ce228" table:number-columns-repeated="2"/>
          <table:table-cell table:number-columns-repeated="16376"/>
        </table:table-row>
        <table:table-row table:style-name="ro170">
          <table:table-cell/>
          <table:table-cell table:style-name="ce216" office:value-type="string" calcext:value-type="string">
            <text:p>role</text:p>
          </table:table-cell>
          <table:table-cell table:style-name="ce227" office:value-type="string" calcext:value-type="string">
            <text:p>Uk /rəʊl/</text:p>
            <text:p>US /rəʊl/</text:p>
          </table:table-cell>
          <table:table-cell table:style-name="ce226" office:value-type="string" calcext:value-type="string">
            <text:p>Noun</text:p>
          </table:table-cell>
          <table:table-cell table:style-name="ce227" office:value-type="string" calcext:value-type="string">
            <text:p>1. an actor’s part in a play, film, etc.</text:p>
            <text:p>2. the function or position that somebody has or is expected to have in an organization, in society or in a relationship</text:p>
          </table:table-cell>
          <table:table-cell table:style-name="ce240" office:value-type="string" calcext:value-type="string">
            <text:p>vai trò</text:p>
          </table:table-cell>
          <table:table-cell table:style-name="ce228" table:number-columns-repeated="2"/>
          <table:table-cell table:number-columns-repeated="16376"/>
        </table:table-row>
        <table:table-row table:style-name="ro168">
          <table:table-cell/>
          <table:table-cell table:style-name="ce216" office:value-type="string" calcext:value-type="string">
            <text:p>objects of desire</text:p>
          </table:table-cell>
          <table:table-cell table:style-name="ce226" table:number-columns-repeated="3"/>
          <table:table-cell table:style-name="ce240" office:value-type="string" calcext:value-type="string">
            <text:p>định hướng cho sự ham muốn</text:p>
          </table:table-cell>
          <table:table-cell table:style-name="ce228" table:number-columns-repeated="2"/>
          <table:table-cell table:number-columns-repeated="16376"/>
        </table:table-row>
        <table:table-row table:style-name="ro168">
          <table:table-cell/>
          <table:table-cell table:style-name="ce217" office:value-type="string" calcext:value-type="string">
            <text:p>desire</text:p>
          </table:table-cell>
          <table:table-cell table:style-name="ce231" office:value-type="string" calcext:value-type="string">
            <text:p>Uk /dɪˈzaɪə(r)/</text:p>
            <text:p>US /dɪˈzaɪər/</text:p>
          </table:table-cell>
          <table:table-cell table:style-name="ce226" office:value-type="string" calcext:value-type="string">
            <text:p>Noun</text:p>
          </table:table-cell>
          <table:table-cell table:style-name="ce227" office:value-type="string" calcext:value-type="string">
            <text:p>1. [countable] a strong wish to have or do something</text:p>
            <text:p>2. [uncountable, countable] a strong wish to have sex with somebody</text:p>
          </table:table-cell>
          <table:table-cell table:style-name="ce240" office:value-type="string" calcext:value-type="string">
            <text:p>ham muốn, khát vọng</text:p>
          </table:table-cell>
          <table:table-cell table:style-name="ce228" table:number-columns-repeated="2"/>
          <table:table-cell table:number-columns-repeated="16376"/>
        </table:table-row>
        <table:table-row table:style-name="ro168">
          <table:table-cell/>
          <table:table-cell table:style-name="ce219" office:value-type="string" calcext:value-type="string">
            <text:p>this is where the fashion industry's really good. They know you.</text:p>
          </table:table-cell>
          <table:table-cell table:style-name="ce228" table:number-columns-repeated="6"/>
          <table:table-cell table:number-columns-repeated="16376"/>
        </table:table-row>
        <table:table-row table:style-name="ro168">
          <table:table-cell/>
          <table:table-cell table:style-name="ce219" office:value-type="string" calcext:value-type="string">
            <text:p>we <text:span text:style-name="T9">spend a lot of time on</text:span><text:span text:style-name="T12"> consumer research to understand the different consumers</text:span></text:p>
          </table:table-cell>
          <table:table-cell table:style-name="ce228" table:number-columns-repeated="6"/>
          <table:table-cell table:number-columns-repeated="16376"/>
        </table:table-row>
        <table:table-row table:style-name="ro168">
          <table:table-cell/>
          <table:table-cell table:style-name="ce216" office:value-type="string" calcext:value-type="string">
            <text:p>we know the consumers to approach with different messages</text:p>
          </table:table-cell>
          <table:table-cell table:style-name="ce226" table:number-columns-repeated="3"/>
          <table:table-cell table:style-name="ce216" office:value-type="string" calcext:value-type="string">
            <text:p>chúng tôi hiểu người tiêu dùng đang hướng tới những nhu cầu khác nhau</text:p>
          </table:table-cell>
          <table:table-cell table:style-name="ce228" table:number-columns-repeated="2"/>
          <table:table-cell table:number-columns-repeated="16376"/>
        </table:table-row>
        <table:table-row table:style-name="ro171">
          <table:table-cell/>
          <table:table-cell table:style-name="ce217" office:value-type="string" calcext:value-type="string">
            <text:p>approach</text:p>
          </table:table-cell>
          <table:table-cell table:style-name="ce227" office:value-type="string" calcext:value-type="string">
            <text:p>UK /əˈprəʊtʃ/</text:p>
            <text:p>US /əˈprəʊtʃ/</text:p>
          </table:table-cell>
          <table:table-cell table:style-name="ce226" office:value-type="string" calcext:value-type="string">
            <text:p>Noun</text:p>
          </table:table-cell>
          <table:table-cell table:style-name="ce231" office:value-type="string" calcext:value-type="string">
            <text:p>to problem/task</text:p>
            <text:p>1. [countable] a way of dealing with somebody/something; a way of doing or thinking about something such as a problem or a task</text:p>
            <text:p>movement nearer</text:p>
            <text:p>2. [singular] movement nearer to somebody/something in distance or time</text:p>
          </table:table-cell>
          <table:table-cell table:style-name="ce229" office:value-type="string" calcext:value-type="string">
            <text:p>"Approach" có nghĩa là cách tiếp cận hoặc phương pháp tiếp cận. Đây là cách mà bạn chọn để giải quyết một vấn đề, thực hiện một nhiệm vụ, hoặc đạt được một mục tiêu. </text:p>
            <text:p>Kinh doanh: Cách tiếp cận thị trường mới, ví dụ: "Our approach to entering the Asian market involves thorough research and strategic partnerships."</text:p>
            <text:p>Giáo dục: Phương pháp giảng dạy, ví dụ: "She uses a hands-on approach to teaching science, involving experiments and interactive activities."</text:p>
            <text:p>Giao tiếp: Cách tiếp cận khi đối thoại với người khác, ví dụ: "His approach to conflict resolution is to listen actively and find common ground."</text:p>
            <text:p>Khoa học: Phương pháp nghiên cứu, ví dụ: "The researchers adopted a multidisciplinary approach to study climate change."</text:p>
            <text:p/>
          </table:table-cell>
          <table:table-cell table:style-name="ce228" table:number-columns-repeated="2"/>
          <table:table-cell table:number-columns-repeated="16376"/>
        </table:table-row>
        <table:table-row table:style-name="ro168">
          <table:table-cell/>
          <table:table-cell table:style-name="ce216" office:value-type="string" calcext:value-type="string">
            <text:p>Listen, I participated in my career with creating more at a faster pace</text:p>
          </table:table-cell>
          <table:table-cell table:style-name="ce226" table:number-columns-repeated="3"/>
          <table:table-cell table:style-name="ce216" office:value-type="string" calcext:value-type="string">
            <text:p>Nghe này, trong sự nghiệp của tôi, tôi đã tạo ra rất nhiều con đường đến mục tiêu nhanh hơn</text:p>
          </table:table-cell>
          <table:table-cell table:style-name="ce226"/>
          <table:table-cell table:style-name="ce228"/>
          <table:table-cell table:number-columns-repeated="16376"/>
        </table:table-row>
        <table:table-row table:style-name="ro172">
          <table:table-cell/>
          <table:table-cell table:style-name="ce217" office:value-type="string" calcext:value-type="string">
            <text:p>pace</text:p>
          </table:table-cell>
          <table:table-cell table:style-name="ce227" office:value-type="string" calcext:value-type="string">
            <text:p>UK /peɪs/</text:p>
            <text:p>US /peɪs/</text:p>
          </table:table-cell>
          <table:table-cell table:style-name="ce226" office:value-type="string" calcext:value-type="string">
            <text:p>Noun</text:p>
          </table:table-cell>
          <table:table-cell table:style-name="ce227" office:value-type="string" calcext:value-type="string">
            <text:p>1. [singular, uncountable] the speed at which somebody/something walks, runs or moves</text:p>
            <text:p>2. [singular, uncountable] the speed at which something happens</text:p>
          </table:table-cell>
          <table:table-cell table:style-name="ce229" office:value-type="string" calcext:value-type="string">
            <text:p>"Pace" có nghĩa là nhịp độ hoặc tốc độ. Đây là từ dùng để chỉ tốc độ mà một hành động, sự kiện, hoặc quá trình diễn ra.</text:p>
            <text:p>Trong thể thao: Tốc độ di chuyển hoặc chạy. Ví dụ: "He ran at a steady pace throughout the marathon" (Anh ấy chạy với nhịp độ ổn định suốt cuộc thi marathon).</text:p>
            <text:p>Trong cuộc sống hàng ngày: Tốc độ của các hoạt động hoặc công việc. Ví dụ: "The pace of life in the city is very fast" (Nhịp độ cuộc sống ở thành phố rất nhanh).</text:p>
            <text:p>Trong giáo dục: Tốc độ học tập hoặc giảng dạy. Ví dụ: "The teacher adjusts the pace of the lesson to suit the students' understanding" (Giáo viên điều chỉnh nhịp độ bài giảng phù hợp với sự hiểu biết của học sinh).</text:p>
            <text:p>Trong âm nhạc: Nhịp độ của một bản nhạc hoặc giai điệu.</text:p>
            <text:p/>
          </table:table-cell>
          <table:table-cell table:style-name="ce226"/>
          <table:table-cell table:style-name="ce228"/>
          <table:table-cell table:number-columns-repeated="16376"/>
        </table:table-row>
        <table:table-row table:style-name="ro168">
          <table:table-cell/>
          <table:table-cell table:style-name="ce216" office:value-type="string" calcext:value-type="string">
            <text:p>I don't wanna point just at Adidas. This is happening with all fashion brands</text:p>
          </table:table-cell>
          <table:table-cell table:style-name="ce226" table:number-columns-repeated="3"/>
          <table:table-cell table:style-name="ce216" office:value-type="string" calcext:value-type="string">
            <text:p>tôi không muốn chỉ ra mỗi adidas. Mà điều này đang xảy ra mới mọi hãng thời trang</text:p>
          </table:table-cell>
          <table:table-cell table:style-name="ce228" table:number-columns-repeated="2"/>
          <table:table-cell table:number-columns-repeated="16376"/>
        </table:table-row>
        <table:table-row table:style-name="ro168">
          <table:table-cell/>
          <table:table-cell table:style-name="ce216" office:value-type="string" calcext:value-type="string">
            <text:p>Probably one out of six dress shirts sold in the US is made by us</text:p>
          </table:table-cell>
          <table:table-cell table:style-name="ce226" table:number-columns-repeated="3"/>
          <table:table-cell table:style-name="ce216" office:value-type="string" calcext:value-type="string">
            <text:p>có lẽ cứ một trong sáu trang phục thời trang được bán ra tại US thì được sản xuất bởi chúng tôi</text:p>
          </table:table-cell>
          <table:table-cell table:style-name="ce228" table:number-columns-repeated="2"/>
          <table:table-cell table:number-columns-repeated="16376"/>
        </table:table-row>
        <table:table-row table:style-name="ro168">
          <table:table-cell/>
          <table:table-cell table:style-name="ce216" office:value-type="string" calcext:value-type="string">
            <text:p>the type of customers we service could be anywhere from high street brands to global designer brands that sell worldwide</text:p>
          </table:table-cell>
          <table:table-cell table:style-name="ce226" table:number-columns-repeated="4"/>
          <table:table-cell table:style-name="ce228" table:number-columns-repeated="2"/>
          <table:table-cell table:number-columns-repeated="16376"/>
        </table:table-row>
        <table:table-row table:style-name="ro173">
          <table:table-cell/>
          <table:table-cell table:style-name="ce216" office:value-type="string" calcext:value-type="string">
            <text:p>high street</text:p>
          </table:table-cell>
          <table:table-cell table:style-name="ce227" office:value-type="string" calcext:value-type="string">
            <text:p>UK /ˈhaɪ striːt/</text:p>
            <text:p>US /ˈhaɪ striːt/</text:p>
          </table:table-cell>
          <table:table-cell table:style-name="ce226" office:value-type="string" calcext:value-type="string">
            <text:p>Noun</text:p>
          </table:table-cell>
          <table:table-cell table:style-name="ce227" office:value-type="string" calcext:value-type="string">
            <text:p>1. (especially in names) the main street of a town, where most shops, banks, etc. are</text:p>
            <text:p>2. used to refer to shops and businesses that serve the general public</text:p>
          </table:table-cell>
          <table:table-cell table:style-name="ce229" office:value-type="string" calcext:value-type="string">
            <text:p>"High street" là thuật ngữ dùng chủ yếu ở Vương quốc Anh và một số quốc gia thuộc Khối Thịnh vượng chung để chỉ con phố chính trong một thị trấn hoặc thành phố, nơi tập trung nhiều cửa hàng, cửa hiệu, nhà hàng, và các dịch vụ khác. Đây thường là khu vực sầm uất và quan trọng về mặt kinh doanh và mua sắm.</text:p>
          </table:table-cell>
          <table:table-cell table:style-name="ce228" table:number-columns-repeated="2"/>
          <table:table-cell table:number-columns-repeated="16376"/>
        </table:table-row>
        <table:table-row table:style-name="ro168">
          <table:table-cell/>
          <table:table-cell table:style-name="ce216" office:value-type="string" calcext:value-type="string">
            <text:p>When I first joined, you had two seasons <text:s/>a year so you would make something that would sell for six month</text:p>
          </table:table-cell>
          <table:table-cell table:style-name="ce226" table:number-columns-repeated="3"/>
          <table:table-cell table:style-name="ce216" office:value-type="string" calcext:value-type="string">
            <text:p>khi tôi mới đi làm, bạn chỉ có hai lần ra mắt sản phẩm trong một năm vì vậy, bạn phải làm ra một thứ j đó mà bạn có thể bán trong sáu tháng</text:p>
          </table:table-cell>
          <table:table-cell table:style-name="ce228" table:number-columns-repeated="2"/>
          <table:table-cell table:number-columns-repeated="16376"/>
        </table:table-row>
        <table:table-row table:style-name="ro168">
          <table:table-cell/>
          <table:table-cell table:style-name="ce217" office:value-type="string" calcext:value-type="string">
            <text:p>fast fashion</text:p>
          </table:table-cell>
          <table:table-cell table:style-name="ce226" table:number-columns-repeated="4"/>
          <table:table-cell table:style-name="ce228" table:number-columns-repeated="2"/>
          <table:table-cell table:number-columns-repeated="16376"/>
        </table:table-row>
        <table:table-row table:style-name="ro168">
          <table:table-cell/>
          <table:table-cell table:style-name="ce216" office:value-type="string" calcext:value-type="string">
            <text:p>it's forced other brands to rethink about having newness every month</text:p>
          </table:table-cell>
          <table:table-cell table:style-name="ce226" table:number-columns-repeated="3"/>
          <table:table-cell table:style-name="ce216" office:value-type="string" calcext:value-type="string">
            <text:p>nó thôi thúc, ép buộc các hãng thời trang phải suy nghĩ lại về sản phẩm mới mỗi tháng</text:p>
          </table:table-cell>
          <table:table-cell table:style-name="ce228" table:number-columns-repeated="2"/>
          <table:table-cell table:number-columns-repeated="16376"/>
        </table:table-row>
        <table:table-row table:style-name="ro168">
          <table:table-cell/>
          <table:table-cell table:style-name="ce216" office:value-type="string" calcext:value-type="string">
            <text:p>I actually think that the numbers published online might be even low</text:p>
          </table:table-cell>
          <table:table-cell table:style-name="ce226" table:number-columns-repeated="3"/>
          <table:table-cell table:style-name="ce216" office:value-type="string" calcext:value-type="string">
            <text:p>tôi nghĩ rằng con số được công bố online có thể vẫn thấp hơn thực tế</text:p>
          </table:table-cell>
          <table:table-cell table:style-name="ce228" table:number-columns-repeated="2"/>
          <table:table-cell table:number-columns-repeated="16376"/>
        </table:table-row>
        <table:table-row table:style-name="ro168">
          <table:table-cell/>
          <table:table-cell table:style-name="ce216" office:value-type="string" calcext:value-type="string">
            <text:p>actually just placed the order last week</text:p>
          </table:table-cell>
          <table:table-cell table:style-name="ce226" table:number-columns-repeated="3"/>
          <table:table-cell table:style-name="ce216" office:value-type="string" calcext:value-type="string">
            <text:p>thực ra tôi mới đặt hàng tuần trước</text:p>
          </table:table-cell>
          <table:table-cell table:style-name="ce228" table:number-columns-repeated="2"/>
          <table:table-cell table:number-columns-repeated="16376"/>
        </table:table-row>
        <table:table-row table:style-name="ro168">
          <table:table-cell/>
          <table:table-cell table:style-name="ce216" office:value-type="string" calcext:value-type="string">
            <text:p>at least once a month</text:p>
          </table:table-cell>
          <table:table-cell table:style-name="ce226" table:number-columns-repeated="3"/>
          <table:table-cell table:style-name="ce216" office:value-type="string" calcext:value-type="string">
            <text:p>ít nhất một lần một tháng</text:p>
          </table:table-cell>
          <table:table-cell table:style-name="ce228" table:number-columns-repeated="2"/>
          <table:table-cell table:number-columns-repeated="16376"/>
        </table:table-row>
        <table:table-row table:style-name="ro168">
          <table:table-cell/>
          <table:table-cell table:style-name="ce216" office:value-type="string" calcext:value-type="string">
            <text:p>pieces of <text:span text:style-name="T9">garment</text:span></text:p>
          </table:table-cell>
          <table:table-cell table:style-name="ce226" table:number-columns-repeated="4"/>
          <table:table-cell table:style-name="ce228" table:number-columns-repeated="2"/>
          <table:table-cell table:number-columns-repeated="16376"/>
        </table:table-row>
        <table:table-row table:style-name="ro168">
          <table:table-cell/>
          <table:table-cell table:style-name="ce216" office:value-type="string" calcext:value-type="string">
            <text:p>this is absolutely <text:span text:style-name="T9">stunning</text:span></text:p>
          </table:table-cell>
          <table:table-cell table:style-name="ce226" table:number-columns-repeated="3"/>
          <table:table-cell table:style-name="ce216" office:value-type="string" calcext:value-type="string">
            <text:p>đây thực sự là toả sáng, lung linh</text:p>
          </table:table-cell>
          <table:table-cell table:style-name="ce228" table:number-columns-repeated="2"/>
          <table:table-cell table:number-columns-repeated="16376"/>
        </table:table-row>
        <table:table-row table:style-name="ro140" table:number-rows-repeated="1048484">
          <table:table-cell table:number-columns-repeated="16384"/>
        </table:table-row>
        <table:table-row table:style-name="ro140">
          <table:table-cell table:number-columns-repeated="16384"/>
        </table:table-row>
      </table:table>
      <table:named-expressions/>
      <table:database-ranges>
        <table:database-range table:name="__Anonymous_Sheet_DB__0" table:target-range-address="'241020'.B3:'241020'.G54"/>
        <table:database-range table:name="__Anonymous_Sheet_DB__1" table:target-range-address="'241021'.B3:'241021'.H56"/>
        <table:database-range table:name="__Anonymous_Sheet_DB__2" table:target-range-address="'241023'.B3:'241023'.H52"/>
        <table:database-range table:name="__Anonymous_Sheet_DB__3" table:target-range-address="'241025'.B2:'241025'.H51"/>
        <table:database-range table:name="__Anonymous_Sheet_DB__4" table:target-range-address="'241028'.B2:'241028'.H56"/>
        <table:database-range table:name="__Anonymous_Sheet_DB__5" table:target-range-address="'241029'.B2:'241029'.H52"/>
        <table:database-range table:name="__Anonymous_Sheet_DB__6" table:target-range-address="'241104'.B2:'241104'.H53"/>
        <table:database-range table:name="__Anonymous_Sheet_DB__7" table:target-range-address="'241107'.B2:'241107'.H52"/>
        <table:database-range table:name="__Anonymous_Sheet_DB__8" table:target-range-address="'241111'.B2:'241111'.H55"/>
        <table:database-range table:name="__Anonymous_Sheet_DB__9" table:target-range-address="'241116'.B2:'241116'.H58"/>
        <table:database-range table:name="__Anonymous_Sheet_DB__10" table:target-range-address="'241123'.B2:'241123'.H50"/>
        <table:database-range table:name="__Anonymous_Sheet_DB__11" table:target-range-address="'241125'.B2:'241125'.H36"/>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text>-</number:text>
      <number:month number:textual="true"/>
      <number:text>-</number:text>
      <number:year/>
    </number:date-style>
    <number:time-style style:name="N130">
      <number:hours/>
      <number:text>:</number:text>
      <number:minutes number:style="long"/>
      <number:text>:</number:text>
      <number:seconds number:style="long"/>
      <number:text> </number:text>
      <number:am-pm/>
    </number:time-style>
    <number:date-style style:name="N131">
      <number:month/>
      <number:text>/</number:text>
      <number:day/>
      <number:text>/</number:text>
      <number:year number:style="long"/>
      <number:text> </number:text>
      <number:hours/>
      <number:text>:</number:text>
      <number:minutes number:style="long"/>
    </number:date-style>
    <number:date-style style:name="N132">
      <number:day/>
      <number:text>-</number:text>
      <number:month number:textual="true"/>
    </number:date-style>
    <number:time-style style:name="N133" number:truncate-on-overflow="false">
      <number:hours/>
      <number:text>:</number:text>
      <number:minutes number:style="long"/>
      <number:text>:</number:text>
      <number:seconds number:style="long"/>
    </number:time-style>
    <number:number-style style:name="N134">
      <number:scientific-number number:decimal-places="1" number:min-decimal-places="1" number:min-integer-digits="1" number:min-exponent-digits="1" number:exponent-interval="3" number:forced-exponent-sign="true"/>
    </number:number-style>
    <number:time-style style:name="N135">
      <number:minutes number:style="long"/>
      <number:text>:</number:text>
      <number:seconds number:style="long"/>
    </number:time-style>
    <number:date-style style:name="N136">
      <number:month/>
      <number:text>/</number:text>
      <number:day/>
      <number:text>/</number:text>
      <number:year number:style="long"/>
    </number:date-style>
    <number:time-style style:name="N137">
      <number:minutes number:style="long"/>
      <number:text>:</number:text>
      <number:seconds number:style="long" number:decimal-places="1"/>
    </number:time-style>
    <number:time-style style:name="N138">
      <number:hours/>
      <number:text>:</number:text>
      <number:minutes number:style="long"/>
    </number:time-style>
    <number:date-style style:name="N139">
      <number:month number:textual="true"/>
      <number:text>-</number:text>
      <number:year/>
    </number:date-style>
    <number:currency-style style:name="N141P0" style:volatile="true">
      <number:currency-symbol/>
      <number:number number:decimal-places="0" number:min-decimal-places="0" number:min-integer-digits="1" number:grouping="true"/>
      <number:text> </number:text>
    </number:currency-style>
    <number:currency-style style:name="N141">
      <number:text>(</number:text>
      <number:currency-symbol/>
      <number:number number:decimal-places="0" number:min-decimal-places="0" number:min-integer-digits="1" number:grouping="true"/>
      <number:text>)</number:text>
      <style:map style:condition="value()&gt;=0" style:apply-style-name="N141P0"/>
    </number:currency-style>
    <number:currency-style style:name="N142P0" style:volatile="true">
      <number:currency-symbol/>
      <number:number number:decimal-places="0" number:min-decimal-places="0" number:min-integer-digits="1" number:grouping="true"/>
      <number:text> </number:text>
    </number:currency-style>
    <number:currency-style style:name="N142">
      <style:text-properties fo:color="#ff0000"/>
      <number:text>(</number:text>
      <number:currency-symbol/>
      <number:number number:decimal-places="0" number:min-decimal-places="0" number:min-integer-digits="1" number:grouping="true"/>
      <number:text>)</number:text>
      <style:map style:condition="value()&gt;=0" style:apply-style-name="N142P0"/>
    </number:currency-style>
    <number:currency-style style:name="N144P0" style:volatile="true">
      <number:currency-symbol/>
      <number:number number:decimal-places="2" number:min-decimal-places="2" number:min-integer-digits="1" number:grouping="true"/>
      <number:text> </number:text>
    </number:currency-style>
    <number:currency-style style:name="N144">
      <number:text>(</number:text>
      <number:currency-symbol/>
      <number:number number:decimal-places="2" number:min-decimal-places="2" number:min-integer-digits="1" number:grouping="true"/>
      <number:text>)</number:text>
      <style:map style:condition="value()&gt;=0" style:apply-style-name="N144P0"/>
    </number:currency-style>
    <number:currency-style style:name="N145P0" style:volatile="true">
      <number:currency-symbol/>
      <number:number number:decimal-places="2" number:min-decimal-places="2" number:min-integer-digits="1" number:grouping="true"/>
      <number:text> </number:text>
    </number:currency-style>
    <number:currency-style style:name="N145">
      <style:text-properties fo:color="#ff0000"/>
      <number:text>(</number:text>
      <number:currency-symbol/>
      <number:number number:decimal-places="2" number:min-decimal-places="2" number:min-integer-digits="1" number:grouping="true"/>
      <number:text>)</number:text>
      <style:map style:condition="value()&gt;=0" style:apply-style-name="N145P0"/>
    </number:currency-style>
    <number:number-style style:name="N147P0" style:volatile="true">
      <number:number number:decimal-places="0" number:min-decimal-places="0" number:min-integer-digits="1" number:grouping="true"/>
      <number:text> </number:text>
    </number:number-style>
    <number:number-style style:name="N147">
      <style:text-properties fo:color="#ff0000"/>
      <number:text>(</number:text>
      <number:number number:decimal-places="0" number:min-decimal-places="0" number:min-integer-digits="1" number:grouping="true"/>
      <number:text>)</number:text>
      <style:map style:condition="value()&gt;=0" style:apply-style-name="N147P0"/>
    </number:number-style>
    <number:number-style style:name="N149P0" style:volatile="true">
      <number:number number:decimal-places="2" number:min-decimal-places="2" number:min-integer-digits="1" number:grouping="true"/>
      <number:text> </number:text>
    </number:number-style>
    <number:number-style style:name="N149">
      <style:text-properties fo:color="#ff0000"/>
      <number:text>(</number:text>
      <number:number number:decimal-places="2" number:min-decimal-places="2" number:min-integer-digits="1" number:grouping="true"/>
      <number:text>)</number:text>
      <style:map style:condition="value()&gt;=0" style:apply-style-name="N149P0"/>
    </number:number-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number:fill-character> </number:fill-character>
      <number:number number:decimal-places="0" number:min-decimal-places="0" number:min-integer-digits="1" number:grouping="true"/>
      <number:text> </number:text>
    </number:currency-style>
    <number:currency-style style:name="N157P1" style:volatile="true">
      <number:currency-symbol/>
      <number:fill-character> </number:fill-character>
      <number:text>(</number:text>
      <number:number number:decimal-places="0" number:min-decimal-places="0" number:min-integer-digits="1" number:grouping="true"/>
      <number:text>)</number:text>
    </number:currency-style>
    <number:currency-style style:name="N157P2" style:volatile="true">
      <number:currency-symbol/>
      <number:fill-character> </number:fill-character>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 </number:text>
      <number:fill-character> </number:fill-character>
      <number:text>(</number:text>
      <number:number number:decimal-places="2" number:min-decimal-places="2" number:min-integer-digits="1" number:grouping="true"/>
      <number:text>)</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time-style style:name="N163">
      <number:hours/>
      <number:text>:</number:text>
      <number:minutes number:style="long"/>
      <number:text> </number:text>
      <number:am-pm/>
    </number:time-style>
    <number:currency-style style:name="N167P0" style:volatile="true">
      <number:currency-symbol/>
      <number:fill-character> </number:fill-character>
      <number:number number:decimal-places="2" number:min-decimal-places="2" number:min-integer-digits="1" number:grouping="true"/>
      <number:text> </number:text>
    </number:currency-style>
    <number:currency-style style:name="N167P1" style:volatile="true">
      <number:currency-symbol/>
      <number:fill-character> </number:fill-character>
      <number:text>(</number:text>
      <number:number number:decimal-places="2" number:min-decimal-places="2" number:min-integer-digits="1" number:grouping="true"/>
      <number:text>)</number:text>
    </number:currency-style>
    <number:currency-style style:name="N167P2" style:volatile="true">
      <number:currency-symbol/>
      <number:fill-character> </number:fill-character>
      <number:text>-</number:text>
      <number:number number:decimal-places="0" number:min-decimal-places="0" number:min-integer-digits="0"/>
      <number:text> </number:text>
    </number:currency-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currency-style style:name="N169P0" style:volatile="true">
      <number:currency-symbol/>
      <number:number number:decimal-places="0" number:min-decimal-places="0" number:min-integer-digits="1" number:grouping="true"/>
      <number:text> _)</number:text>
    </number:currency-style>
    <number:currency-style style:name="N169">
      <number:text>(</number:text>
      <number:currency-symbol/>
      <number:number number:decimal-places="0" number:min-decimal-places="0" number:min-integer-digits="1" number:grouping="true"/>
      <number:text>)</number:text>
      <style:map style:condition="value()&gt;=0" style:apply-style-name="N169P0"/>
    </number:currency-style>
    <number:currency-style style:name="N170P0" style:volatile="true">
      <number:currency-symbol/>
      <number:number number:decimal-places="0" number:min-decimal-places="0" number:min-integer-digits="1" number:grouping="true"/>
      <number:text> _)</number:text>
    </number:currency-style>
    <number:currency-style style:name="N170">
      <style:text-properties fo:color="#ff0000"/>
      <number:text>(</number:text>
      <number:currency-symbol/>
      <number:number number:decimal-places="0" number:min-decimal-places="0" number:min-integer-digits="1" number:grouping="true"/>
      <number:text>)</number:text>
      <style:map style:condition="value()&gt;=0" style:apply-style-name="N170P0"/>
    </number:currency-style>
    <number:currency-style style:name="N172P0" style:volatile="true">
      <number:currency-symbol/>
      <number:number number:decimal-places="2" number:min-decimal-places="2" number:min-integer-digits="1" number:grouping="true"/>
      <number:text> _)</number:text>
    </number:currency-style>
    <number:currency-style style:name="N172">
      <number:text>(</number:text>
      <number:currency-symbol/>
      <number:number number:decimal-places="2" number:min-decimal-places="2" number:min-integer-digits="1" number:grouping="true"/>
      <number:text>)</number:text>
      <style:map style:condition="value()&gt;=0" style:apply-style-name="N172P0"/>
    </number:currency-style>
    <number:currency-style style:name="N173P0" style:volatile="true">
      <number:currency-symbol/>
      <number:number number:decimal-places="2" number:min-decimal-places="2" number:min-integer-digits="1" number:grouping="true"/>
      <number:text> _)</number:text>
    </number:currency-style>
    <number:currency-style style:name="N173">
      <style:text-properties fo:color="#ff0000"/>
      <number:text>(</number:text>
      <number:currency-symbol/>
      <number:number number:decimal-places="2" number:min-decimal-places="2" number:min-integer-digits="1" number:grouping="true"/>
      <number:text>)</number:text>
      <style:map style:condition="value()&gt;=0" style:apply-style-name="N173P0"/>
    </number:currency-style>
    <number:number-style style:name="N175P0" style:volatile="true">
      <number:number number:decimal-places="0" number:min-decimal-places="0" number:min-integer-digits="1" number:grouping="true"/>
      <number:text loext:blank-width-char=")"> </number:text>
    </number:number-style>
    <number:number-style style:name="N175">
      <style:text-properties fo:color="#ff0000"/>
      <number:text>(</number:text>
      <number:number number:decimal-places="0" number:min-decimal-places="0" number:min-integer-digits="1" number:grouping="true"/>
      <number:text>)</number:text>
      <style:map style:condition="value()&gt;=0" style:apply-style-name="N175P0"/>
    </number:number-style>
    <number:number-style style:name="N177P0" style:volatile="true">
      <number:number number:decimal-places="2" number:min-decimal-places="2" number:min-integer-digits="1" number:grouping="true"/>
      <number:text loext:blank-width-char=")"> </number:text>
    </number:number-style>
    <number:number-style style:name="N177">
      <style:text-properties fo:color="#ff0000"/>
      <number:text>(</number:text>
      <number:number number:decimal-places="2" number:min-decimal-places="2" number:min-integer-digits="1" number:grouping="true"/>
      <number:text>)</number:text>
      <style:map style:condition="value()&gt;=0" style:apply-style-name="N177P0"/>
    </number:number-style>
    <number:number-style style:name="N18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8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81P2" style:volatile="true">
      <number:text loext:blank-width-char="("> </number:text>
      <number:fill-character> </number:fill-character>
      <number:text>- _)</number:text>
    </number:number-style>
    <number:text-style style:name="N181">
      <number:text loext:blank-width-char="("> </number:text>
      <number:text-content/>
      <number:text loext:blank-width-char=")"> </number:text>
      <style:map style:condition="value()&gt;0" style:apply-style-name="N181P0"/>
      <style:map style:condition="value()&lt;0" style:apply-style-name="N181P1"/>
      <style:map style:condition="value()=0" style:apply-style-name="N181P2"/>
    </number:text-style>
    <number:currency-style style:name="N18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8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85P2" style:volatile="true">
      <number:text loext:blank-width-char="("> </number:text>
      <number:currency-symbol/>
      <number:fill-character> </number:fill-character>
      <number:text>- _)</number:text>
    </number:currency-style>
    <number:text-style style:name="N185">
      <number:text loext:blank-width-char="("> </number:text>
      <number:text-content/>
      <number:text loext:blank-width-char=")"> </number:text>
      <style:map style:condition="value()&gt;0" style:apply-style-name="N185P0"/>
      <style:map style:condition="value()&lt;0" style:apply-style-name="N185P1"/>
      <style:map style:condition="value()=0" style:apply-style-name="N185P2"/>
    </number:text-style>
    <number:number-style style:name="N18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8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8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89">
      <number:text loext:blank-width-char="("> </number:text>
      <number:text-content/>
      <number:text loext:blank-width-char=")"> </number:text>
      <style:map style:condition="value()&gt;0" style:apply-style-name="N189P0"/>
      <style:map style:condition="value()&lt;0" style:apply-style-name="N189P1"/>
      <style:map style:condition="value()=0" style:apply-style-name="N189P2"/>
    </number:text-style>
    <number:currency-style style:name="N19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9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9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93">
      <number:text loext:blank-width-char="("> </number:text>
      <number:text-content/>
      <number:text loext:blank-width-char=")"> </number:text>
      <style:map style:condition="value()&gt;0" style:apply-style-name="N193P0"/>
      <style:map style:condition="value()&lt;0" style:apply-style-name="N193P1"/>
      <style:map style:condition="value()=0" style:apply-style-name="N19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3">00/00/0000</text:date>, <text:time style:data-style-name="N2" text:time-value="22:40:04.47662894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23:25:32.378034035</meta:creation-date>
    <meta:generator>LibreOffice/24.2.7.2$Linux_X86_64 LibreOffice_project/420$Build-2</meta:generator>
    <dc:date>2025-01-23T22:55:00.987155316</dc:date>
    <meta:editing-duration>P4DT18H31M14S</meta:editing-duration>
    <meta:editing-cycles>1062</meta:editing-cycles>
    <meta:document-statistic meta:table-count="12" meta:cell-count="2476" meta:object-count="0"/>
  </office:meta>
</office:document-meta>
</file>